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5760.00017" calcext:value-type="float">
            <text:p>1443145760.00017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5760.19854" calcext:value-type="float">
            <text:p>1443145760.19854</text:p>
          </table:table-cell>
          <table:table-cell table:formula="of:=[.G2]-[.$B$2]" office:value-type="float" office:value="0.198373794555664" calcext:value-type="float">
            <text:p>0.1983737946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8373794555664" calcext:value-type="float">
            <text:p>0.1983737946</text:p>
          </table:table-cell>
          <table:table-cell table:formula="of:=MAX([.J2:.J2001])" office:value-type="float" office:value="4.15269494056702" calcext:value-type="float">
            <text:p>4.1526949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5760.05432" calcext:value-type="float">
            <text:p>1443145760.05432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539192199707" calcext:value-type="float">
            <text:p>0.0541539192</text:p>
          </table:table-cell>
          <table:table-cell table:formula="of:=[.C3]/([.D3]-[.D2])" office:value-type="float" office:value="79772.6196409231" calcext:value-type="float">
            <text:p>79772.6196409231</text:p>
          </table:table-cell>
          <table:table-cell/>
          <table:table-cell office:value-type="float" office:value="1443145760.30375" calcext:value-type="float">
            <text:p>1443145760.30375</text:p>
          </table:table-cell>
          <table:table-cell table:formula="of:=[.G3]-[.$B$2]" office:value-type="float" office:value="0.303586959838867" calcext:value-type="float">
            <text:p>0.3035869598</text:p>
          </table:table-cell>
          <table:table-cell table:formula="of:=[.C3]/([.H3]-[.H2])" office:value-type="float" office:value="41059.5003806969" calcext:value-type="float">
            <text:p>41059.5003806969</text:p>
          </table:table-cell>
          <table:table-cell table:formula="of:=[.G3]-[.$B3]" office:value-type="float" office:value="0.249433040618896" calcext:value-type="float">
            <text:p>0.24943304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5760.10846" calcext:value-type="float">
            <text:p>1443145760.10846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298301696777" calcext:value-type="float">
            <text:p>0.1082983017</text:p>
          </table:table-cell>
          <table:table-cell table:formula="of:=[.C4]/([.D4]-[.D3])" office:value-type="float" office:value="79786.6704242222" calcext:value-type="float">
            <text:p>79786.6704242222</text:p>
          </table:table-cell>
          <table:table-cell/>
          <table:table-cell office:value-type="float" office:value="1443145760.35791" calcext:value-type="float">
            <text:p>1443145760.35791</text:p>
          </table:table-cell>
          <table:table-cell table:formula="of:=[.G4]-[.$B$2]" office:value-type="float" office:value="0.357746124267578" calcext:value-type="float">
            <text:p>0.3577461243</text:p>
          </table:table-cell>
          <table:table-cell table:formula="of:=[.C4]/([.H4]-[.H3])" office:value-type="float" office:value="79764.8938193344" calcext:value-type="float">
            <text:p>79764.8938193344</text:p>
          </table:table-cell>
          <table:table-cell table:formula="of:=[.G4]-[.$B4]" office:value-type="float" office:value="0.249447822570801" calcext:value-type="float">
            <text:p>0.24944782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5760.16261" calcext:value-type="float">
            <text:p>1443145760.16261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43399429321" calcext:value-type="float">
            <text:p>0.1624433994</text:p>
          </table:table-cell>
          <table:table-cell table:formula="of:=[.C5]/([.D5]-[.D4])" office:value-type="float" office:value="79785.6164437849" calcext:value-type="float">
            <text:p>79785.6164437849</text:p>
          </table:table-cell>
          <table:table-cell/>
          <table:table-cell office:value-type="float" office:value="1443145760.41204" calcext:value-type="float">
            <text:p>1443145760.41204</text:p>
          </table:table-cell>
          <table:table-cell table:formula="of:=[.G5]-[.$B$2]" office:value-type="float" office:value="0.41187047958374" calcext:value-type="float">
            <text:p>0.4118704796</text:p>
          </table:table-cell>
          <table:table-cell table:formula="of:=[.C5]/([.H5]-[.H4])" office:value-type="float" office:value="79816.1931863233" calcext:value-type="float">
            <text:p>79816.1931863233</text:p>
          </table:table-cell>
          <table:table-cell table:formula="of:=[.G5]-[.$B5]" office:value-type="float" office:value="0.249427080154419" calcext:value-type="float">
            <text:p>0.24942708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5760.21675" calcext:value-type="float">
            <text:p>1443145760.21675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87781906128" calcext:value-type="float">
            <text:p>0.2165877819</text:p>
          </table:table-cell>
          <table:table-cell table:formula="of:=[.C6]/([.D6]-[.D5])" office:value-type="float" office:value="79786.6704242222" calcext:value-type="float">
            <text:p>79786.6704242222</text:p>
          </table:table-cell>
          <table:table-cell/>
          <table:table-cell office:value-type="float" office:value="1443145760.46625" calcext:value-type="float">
            <text:p>1443145760.46625</text:p>
          </table:table-cell>
          <table:table-cell table:formula="of:=[.G6]-[.$B$2]" office:value-type="float" office:value="0.466087102890015" calcext:value-type="float">
            <text:p>0.4660871029</text:p>
          </table:table-cell>
          <table:table-cell table:formula="of:=[.C6]/([.H6]-[.H5])" office:value-type="float" office:value="79680.3588374721" calcext:value-type="float">
            <text:p>79680.3588374721</text:p>
          </table:table-cell>
          <table:table-cell table:formula="of:=[.G6]-[.$B6]" office:value-type="float" office:value="0.249499320983887" calcext:value-type="float">
            <text:p>0.2494993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5760.27089" calcext:value-type="float">
            <text:p>1443145760.27089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25011825562" calcext:value-type="float">
            <text:p>0.2707250118</text:p>
          </table:table-cell>
          <table:table-cell table:formula="of:=[.C7]/([.D7]-[.D6])" office:value-type="float" office:value="79797.2117603537" calcext:value-type="float">
            <text:p>79797.2117603537</text:p>
          </table:table-cell>
          <table:table-cell/>
          <table:table-cell office:value-type="float" office:value="1443145760.5204" calcext:value-type="float">
            <text:p>1443145760.5204</text:p>
          </table:table-cell>
          <table:table-cell table:formula="of:=[.G7]-[.$B$2]" office:value-type="float" office:value="0.520230293273926" calcext:value-type="float">
            <text:p>0.5202302933</text:p>
          </table:table-cell>
          <table:table-cell table:formula="of:=[.C7]/([.H7]-[.H6])" office:value-type="float" office:value="79788.4271201666" calcext:value-type="float">
            <text:p>79788.4271201666</text:p>
          </table:table-cell>
          <table:table-cell table:formula="of:=[.G7]-[.$B7]" office:value-type="float" office:value="0.249505281448364" calcext:value-type="float">
            <text:p>0.24950528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5760.32508" calcext:value-type="float">
            <text:p>1443145760.32508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09925460815" calcext:value-type="float">
            <text:p>0.3249099255</text:p>
          </table:table-cell>
          <table:table-cell table:formula="of:=[.C8]/([.D8]-[.D7])" office:value-type="float" office:value="79726.9887533661" calcext:value-type="float">
            <text:p>79726.9887533661</text:p>
          </table:table-cell>
          <table:table-cell/>
          <table:table-cell office:value-type="float" office:value="1443145760.57449" calcext:value-type="float">
            <text:p>1443145760.57449</text:p>
          </table:table-cell>
          <table:table-cell table:formula="of:=[.G8]-[.$B$2]" office:value-type="float" office:value="0.574328899383545" calcext:value-type="float">
            <text:p>0.5743288994</text:p>
          </table:table-cell>
          <table:table-cell table:formula="of:=[.C8]/([.H8]-[.H7])" office:value-type="float" office:value="79854.1831419178" calcext:value-type="float">
            <text:p>79854.1831419178</text:p>
          </table:table-cell>
          <table:table-cell table:formula="of:=[.G8]-[.$B8]" office:value-type="float" office:value="0.249418973922729" calcext:value-type="float">
            <text:p>0.24941897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5760.37923" calcext:value-type="float">
            <text:p>1443145760.37923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66467285156" calcext:value-type="float">
            <text:p>0.3790664673</text:p>
          </table:table-cell>
          <table:table-cell table:formula="of:=[.C9]/([.D9]-[.D8])" office:value-type="float" office:value="79768.756543062" calcext:value-type="float">
            <text:p>79768.756543062</text:p>
          </table:table-cell>
          <table:table-cell/>
          <table:table-cell office:value-type="float" office:value="1443145760.62862" calcext:value-type="float">
            <text:p>1443145760.62862</text:p>
          </table:table-cell>
          <table:table-cell table:formula="of:=[.G9]-[.$B$2]" office:value-type="float" office:value="0.628458738327026" calcext:value-type="float">
            <text:p>0.6284587383</text:p>
          </table:table-cell>
          <table:table-cell table:formula="of:=[.C9]/([.H9]-[.H8])" office:value-type="float" office:value="79808.1074009963" calcext:value-type="float">
            <text:p>79808.1074009963</text:p>
          </table:table-cell>
          <table:table-cell table:formula="of:=[.G9]-[.$B9]" office:value-type="float" office:value="0.24939227104187" calcext:value-type="float">
            <text:p>0.249392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5760.43338" calcext:value-type="float">
            <text:p>1443145760.43338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12757110596" calcext:value-type="float">
            <text:p>0.4332127571</text:p>
          </table:table-cell>
          <table:table-cell table:formula="of:=[.C10]/([.D10]-[.D9])" office:value-type="float" office:value="79783.8598716018" calcext:value-type="float">
            <text:p>79783.8598716018</text:p>
          </table:table-cell>
          <table:table-cell/>
          <table:table-cell office:value-type="float" office:value="1443145760.68279" calcext:value-type="float">
            <text:p>1443145760.68279</text:p>
          </table:table-cell>
          <table:table-cell table:formula="of:=[.G10]-[.$B$2]" office:value-type="float" office:value="0.682627201080322" calcext:value-type="float">
            <text:p>0.6826272011</text:p>
          </table:table-cell>
          <table:table-cell table:formula="of:=[.C10]/([.H10]-[.H9])" office:value-type="float" office:value="79751.2017218386" calcext:value-type="float">
            <text:p>79751.2017218386</text:p>
          </table:table-cell>
          <table:table-cell table:formula="of:=[.G10]-[.$B10]" office:value-type="float" office:value="0.249414443969727" calcext:value-type="float">
            <text:p>0.2494144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5760.48751" calcext:value-type="float">
            <text:p>1443145760.48751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46410751343" calcext:value-type="float">
            <text:p>0.4873464108</text:p>
          </table:table-cell>
          <table:table-cell table:formula="of:=[.C11]/([.D11]-[.D10])" office:value-type="float" office:value="79802.4834730217" calcext:value-type="float">
            <text:p>79802.4834730217</text:p>
          </table:table-cell>
          <table:table-cell/>
          <table:table-cell office:value-type="float" office:value="1443145760.73704" calcext:value-type="float">
            <text:p>1443145760.73704</text:p>
          </table:table-cell>
          <table:table-cell table:formula="of:=[.G11]-[.$B$2]" office:value-type="float" office:value="0.736870527267456" calcext:value-type="float">
            <text:p>0.7368705273</text:p>
          </table:table-cell>
          <table:table-cell table:formula="of:=[.C11]/([.H11]-[.H10])" office:value-type="float" office:value="79641.1338253199" calcext:value-type="float">
            <text:p>79641.1338253199</text:p>
          </table:table-cell>
          <table:table-cell table:formula="of:=[.G11]-[.$B11]" office:value-type="float" office:value="0.249524116516113" calcext:value-type="float">
            <text:p>0.24952411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5760.54164" calcext:value-type="float">
            <text:p>1443145760.54164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476011276245" calcext:value-type="float">
            <text:p>0.5414760113</text:p>
          </table:table-cell>
          <table:table-cell table:formula="of:=[.C12]/([.D12]-[.D11])" office:value-type="float" office:value="79808.458922814" calcext:value-type="float">
            <text:p>79808.458922814</text:p>
          </table:table-cell>
          <table:table-cell/>
          <table:table-cell office:value-type="float" office:value="1443145760.79113" calcext:value-type="float">
            <text:p>1443145760.79113</text:p>
          </table:table-cell>
          <table:table-cell table:formula="of:=[.G12]-[.$B$2]" office:value-type="float" office:value="0.790960788726807" calcext:value-type="float">
            <text:p>0.7909607887</text:p>
          </table:table-cell>
          <table:table-cell table:formula="of:=[.C12]/([.H12]-[.H11])" office:value-type="float" office:value="79866.5024617514" calcext:value-type="float">
            <text:p>79866.5024617514</text:p>
          </table:table-cell>
          <table:table-cell table:formula="of:=[.G12]-[.$B12]" office:value-type="float" office:value="0.249484777450562" calcext:value-type="float">
            <text:p>0.24948477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5760.59578" calcext:value-type="float">
            <text:p>1443145760.59578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10618591309" calcext:value-type="float">
            <text:p>0.5956106186</text:p>
          </table:table-cell>
          <table:table-cell table:formula="of:=[.C13]/([.D13]-[.D12])" office:value-type="float" office:value="79801.077614872" calcext:value-type="float">
            <text:p>79801.077614872</text:p>
          </table:table-cell>
          <table:table-cell/>
          <table:table-cell office:value-type="float" office:value="1443145760.84528" calcext:value-type="float">
            <text:p>1443145760.84528</text:p>
          </table:table-cell>
          <table:table-cell table:formula="of:=[.G13]-[.$B$2]" office:value-type="float" office:value="0.845112323760986" calcext:value-type="float">
            <text:p>0.8451123238</text:p>
          </table:table-cell>
          <table:table-cell table:formula="of:=[.C13]/([.H13]-[.H12])" office:value-type="float" office:value="79776.1318727766" calcext:value-type="float">
            <text:p>79776.1318727766</text:p>
          </table:table-cell>
          <table:table-cell table:formula="of:=[.G13]-[.$B13]" office:value-type="float" office:value="0.249501705169678" calcext:value-type="float">
            <text:p>0.24950170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5760.6499" calcext:value-type="float">
            <text:p>1443145760.6499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738550186157" calcext:value-type="float">
            <text:p>0.6497385502</text:p>
          </table:table-cell>
          <table:table-cell table:formula="of:=[.C14]/([.D14]-[.D13])" office:value-type="float" office:value="79810.9196622458" calcext:value-type="float">
            <text:p>79810.9196622458</text:p>
          </table:table-cell>
          <table:table-cell/>
          <table:table-cell office:value-type="float" office:value="1443145760.89945" calcext:value-type="float">
            <text:p>1443145760.89945</text:p>
          </table:table-cell>
          <table:table-cell table:formula="of:=[.G14]-[.$B$2]" office:value-type="float" office:value="0.899281978607178" calcext:value-type="float">
            <text:p>0.8992819786</text:p>
          </table:table-cell>
          <table:table-cell table:formula="of:=[.C14]/([.H14]-[.H13])" office:value-type="float" office:value="79749.4466646714" calcext:value-type="float">
            <text:p>79749.4466646714</text:p>
          </table:table-cell>
          <table:table-cell table:formula="of:=[.G14]-[.$B14]" office:value-type="float" office:value="0.24954342842102" calcext:value-type="float">
            <text:p>0.2495434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5760.70404" calcext:value-type="float">
            <text:p>1443145760.70404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872442245483" calcext:value-type="float">
            <text:p>0.7038724422</text:p>
          </table:table-cell>
          <table:table-cell table:formula="of:=[.C15]/([.D15]-[.D14])" office:value-type="float" office:value="79802.1320038405" calcext:value-type="float">
            <text:p>79802.1320038405</text:p>
          </table:table-cell>
          <table:table-cell/>
          <table:table-cell office:value-type="float" office:value="1443145760.95358" calcext:value-type="float">
            <text:p>1443145760.95358</text:p>
          </table:table-cell>
          <table:table-cell table:formula="of:=[.G15]-[.$B$2]" office:value-type="float" office:value="0.953418016433716" calcext:value-type="float">
            <text:p>0.9534180164</text:p>
          </table:table-cell>
          <table:table-cell table:formula="of:=[.C15]/([.H15]-[.H14])" office:value-type="float" office:value="79798.9689205199" calcext:value-type="float">
            <text:p>79798.9689205199</text:p>
          </table:table-cell>
          <table:table-cell table:formula="of:=[.G15]-[.$B15]" office:value-type="float" office:value="0.249545574188232" calcext:value-type="float">
            <text:p>0.24954557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5760.75818" calcext:value-type="float">
            <text:p>1443145760.75818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01682472229" calcext:value-type="float">
            <text:p>0.7580168247</text:p>
          </table:table-cell>
          <table:table-cell table:formula="of:=[.C16]/([.D16]-[.D15])" office:value-type="float" office:value="79786.6704242222" calcext:value-type="float">
            <text:p>79786.6704242222</text:p>
          </table:table-cell>
          <table:table-cell/>
          <table:table-cell office:value-type="float" office:value="1443145761.00781" calcext:value-type="float">
            <text:p>1443145761.00781</text:p>
          </table:table-cell>
          <table:table-cell table:formula="of:=[.G16]-[.$B$2]" office:value-type="float" office:value="1.00764489173889" calcext:value-type="float">
            <text:p>1.0076448917</text:p>
          </table:table-cell>
          <table:table-cell table:formula="of:=[.C16]/([.H16]-[.H15])" office:value-type="float" office:value="79665.2946659397" calcext:value-type="float">
            <text:p>79665.2946659397</text:p>
          </table:table-cell>
          <table:table-cell table:formula="of:=[.G16]-[.$B16]" office:value-type="float" office:value="0.249628067016602" calcext:value-type="float">
            <text:p>0.2496280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5760.81233" calcext:value-type="float">
            <text:p>1443145760.81233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164545059204" calcext:value-type="float">
            <text:p>0.8121645451</text:p>
          </table:table-cell>
          <table:table-cell table:formula="of:=[.C17]/([.D17]-[.D16])" office:value-type="float" office:value="79781.752087076" calcext:value-type="float">
            <text:p>79781.752087076</text:p>
          </table:table-cell>
          <table:table-cell/>
          <table:table-cell office:value-type="float" office:value="1443145761.06186" calcext:value-type="float">
            <text:p>1443145761.06186</text:p>
          </table:table-cell>
          <table:table-cell table:formula="of:=[.G17]-[.$B$2]" office:value-type="float" office:value="1.06169772148132" calcext:value-type="float">
            <text:p>1.0616977215</text:p>
          </table:table-cell>
          <table:table-cell table:formula="of:=[.C17]/([.H17]-[.H16])" office:value-type="float" office:value="79921.8102102208" calcext:value-type="float">
            <text:p>79921.8102102208</text:p>
          </table:table-cell>
          <table:table-cell table:formula="of:=[.G17]-[.$B17]" office:value-type="float" office:value="0.249533176422119" calcext:value-type="float">
            <text:p>0.24953317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5760.86647" calcext:value-type="float">
            <text:p>1443145760.86647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303682327271" calcext:value-type="float">
            <text:p>0.8663036823</text:p>
          </table:table-cell>
          <table:table-cell table:formula="of:=[.C18]/([.D18]-[.D17])" office:value-type="float" office:value="79794.4004650425" calcext:value-type="float">
            <text:p>79794.4004650425</text:p>
          </table:table-cell>
          <table:table-cell/>
          <table:table-cell office:value-type="float" office:value="1443145761.11604" calcext:value-type="float">
            <text:p>1443145761.11604</text:p>
          </table:table-cell>
          <table:table-cell table:formula="of:=[.G18]-[.$B$2]" office:value-type="float" office:value="1.11587738990784" calcext:value-type="float">
            <text:p>1.1158773899</text:p>
          </table:table-cell>
          <table:table-cell table:formula="of:=[.C18]/([.H18]-[.H17])" office:value-type="float" office:value="79734.7072335707" calcext:value-type="float">
            <text:p>79734.7072335707</text:p>
          </table:table-cell>
          <table:table-cell table:formula="of:=[.G18]-[.$B18]" office:value-type="float" office:value="0.249573707580566" calcext:value-type="float">
            <text:p>0.24957370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5760.92062" calcext:value-type="float">
            <text:p>1443145760.92062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453310012817" calcext:value-type="float">
            <text:p>0.92045331</text:p>
          </table:table-cell>
          <table:table-cell table:formula="of:=[.C19]/([.D19]-[.D18])" office:value-type="float" office:value="79778.941880944" calcext:value-type="float">
            <text:p>79778.941880944</text:p>
          </table:table-cell>
          <table:table-cell/>
          <table:table-cell office:value-type="float" office:value="1443145761.17015" calcext:value-type="float">
            <text:p>1443145761.17015</text:p>
          </table:table-cell>
          <table:table-cell table:formula="of:=[.G19]-[.$B$2]" office:value-type="float" office:value="1.1699845790863" calcext:value-type="float">
            <text:p>1.1699845791</text:p>
          </table:table-cell>
          <table:table-cell table:formula="of:=[.C19]/([.H19]-[.H18])" office:value-type="float" office:value="79841.5158058006" calcext:value-type="float">
            <text:p>79841.5158058006</text:p>
          </table:table-cell>
          <table:table-cell table:formula="of:=[.G19]-[.$B19]" office:value-type="float" office:value="0.249531269073486" calcext:value-type="float">
            <text:p>0.24953126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5760.97481" calcext:value-type="float">
            <text:p>1443145760.97481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642515182495" calcext:value-type="float">
            <text:p>0.9746425152</text:p>
          </table:table-cell>
          <table:table-cell table:formula="of:=[.C20]/([.D20]-[.D19])" office:value-type="float" office:value="79720.6747445949" calcext:value-type="float">
            <text:p>79720.6747445949</text:p>
          </table:table-cell>
          <table:table-cell/>
          <table:table-cell office:value-type="float" office:value="1443145761.22262" calcext:value-type="float">
            <text:p>1443145761.22262</text:p>
          </table:table-cell>
          <table:table-cell table:formula="of:=[.G20]-[.$B$2]" office:value-type="float" office:value="1.2224497795105" calcext:value-type="float">
            <text:p>1.2224497795</text:p>
          </table:table-cell>
          <table:table-cell table:formula="of:=[.C20]/([.H20]-[.H19])" office:value-type="float" office:value="82340.2934720865" calcext:value-type="float">
            <text:p>82340.2934720865</text:p>
          </table:table-cell>
          <table:table-cell table:formula="of:=[.G20]-[.$B20]" office:value-type="float" office:value="0.247807264328003" calcext:value-type="float">
            <text:p>0.24780726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5761.02724" calcext:value-type="float">
            <text:p>1443145761.0272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07481384277" calcext:value-type="float">
            <text:p>1.0270748138</text:p>
          </table:table-cell>
          <table:table-cell table:formula="of:=[.C21]/([.D21]-[.D20])" office:value-type="float" office:value="82391.9627859602" calcext:value-type="float">
            <text:p>82391.9627859602</text:p>
          </table:table-cell>
          <table:table-cell/>
          <table:table-cell office:value-type="float" office:value="1443145761.24018" calcext:value-type="float">
            <text:p>1443145761.24018</text:p>
          </table:table-cell>
          <table:table-cell table:formula="of:=[.G21]-[.$B$2]" office:value-type="float" office:value="1.24001383781433" calcext:value-type="float">
            <text:p>1.2400138378</text:p>
          </table:table-cell>
          <table:table-cell table:formula="of:=[.C21]/([.H21]-[.H20])" office:value-type="float" office:value="245956.82417299" calcext:value-type="float">
            <text:p>245956.82417299</text:p>
          </table:table-cell>
          <table:table-cell table:formula="of:=[.G21]-[.$B21]" office:value-type="float" office:value="0.212939023971558" calcext:value-type="float">
            <text:p>0.2129390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5761.0782" calcext:value-type="float">
            <text:p>1443145761.0782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03654670715" calcext:value-type="float">
            <text:p>1.0780365467</text:p>
          </table:table-cell>
          <table:table-cell table:formula="of:=[.C22]/([.D22]-[.D21])" office:value-type="float" office:value="84769.4879508208" calcext:value-type="float">
            <text:p>84769.4879508208</text:p>
          </table:table-cell>
          <table:table-cell/>
          <table:table-cell office:value-type="float" office:value="1443145761.27651" calcext:value-type="float">
            <text:p>1443145761.27651</text:p>
          </table:table-cell>
          <table:table-cell table:formula="of:=[.G22]-[.$B$2]" office:value-type="float" office:value="1.27634501457214" calcext:value-type="float">
            <text:p>1.2763450146</text:p>
          </table:table-cell>
          <table:table-cell table:formula="of:=[.C22]/([.H22]-[.H21])" office:value-type="float" office:value="118906.140277194" calcext:value-type="float">
            <text:p>118906.140277194</text:p>
          </table:table-cell>
          <table:table-cell table:formula="of:=[.G22]-[.$B22]" office:value-type="float" office:value="0.19830846786499" calcext:value-type="float">
            <text:p>0.198308467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5761.12917" calcext:value-type="float">
            <text:p>1443145761.12917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020942688" calcext:value-type="float">
            <text:p>1.1290020943</text:p>
          </table:table-cell>
          <table:table-cell table:formula="of:=[.C23]/([.D23]-[.D22])" office:value-type="float" office:value="84763.1430776788" calcext:value-type="float">
            <text:p>84763.1430776788</text:p>
          </table:table-cell>
          <table:table-cell/>
          <table:table-cell office:value-type="float" office:value="1443145761.32751" calcext:value-type="float">
            <text:p>1443145761.32751</text:p>
          </table:table-cell>
          <table:table-cell table:formula="of:=[.G23]-[.$B$2]" office:value-type="float" office:value="1.32733988761902" calcext:value-type="float">
            <text:p>1.3273398876</text:p>
          </table:table-cell>
          <table:table-cell table:formula="of:=[.C23]/([.H23]-[.H22])" office:value-type="float" office:value="84714.3985637343" calcext:value-type="float">
            <text:p>84714.3985637343</text:p>
          </table:table-cell>
          <table:table-cell table:formula="of:=[.G23]-[.$B23]" office:value-type="float" office:value="0.19833779335022" calcext:value-type="float">
            <text:p>0.19833779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5761.18014" calcext:value-type="float">
            <text:p>1443145761.18014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7997241020203" calcext:value-type="float">
            <text:p>1.1799724102</text:p>
          </table:table-cell>
          <table:table-cell table:formula="of:=[.C24]/([.D24]-[.D23])" office:value-type="float" office:value="84755.2133217953" calcext:value-type="float">
            <text:p>84755.2133217953</text:p>
          </table:table-cell>
          <table:table-cell/>
          <table:table-cell office:value-type="float" office:value="1443145761.37844" calcext:value-type="float">
            <text:p>1443145761.37844</text:p>
          </table:table-cell>
          <table:table-cell table:formula="of:=[.G24]-[.$B$2]" office:value-type="float" office:value="1.37827324867249" calcext:value-type="float">
            <text:p>1.3782732487</text:p>
          </table:table-cell>
          <table:table-cell table:formula="of:=[.C24]/([.H24]-[.H23])" office:value-type="float" office:value="84816.7077657632" calcext:value-type="float">
            <text:p>84816.7077657632</text:p>
          </table:table-cell>
          <table:table-cell table:formula="of:=[.G24]-[.$B24]" office:value-type="float" office:value="0.198300838470459" calcext:value-type="float">
            <text:p>0.198300838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5761.2311" calcext:value-type="float">
            <text:p>1443145761.2311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093509674072" calcext:value-type="float">
            <text:p>1.2309350967</text:p>
          </table:table-cell>
          <table:table-cell table:formula="of:=[.C25]/([.D25]-[.D24])" office:value-type="float" office:value="84767.9016434857" calcext:value-type="float">
            <text:p>84767.9016434857</text:p>
          </table:table-cell>
          <table:table-cell/>
          <table:table-cell office:value-type="float" office:value="1443145761.47745" calcext:value-type="float">
            <text:p>1443145761.47745</text:p>
          </table:table-cell>
          <table:table-cell table:formula="of:=[.G25]-[.$B$2]" office:value-type="float" office:value="1.47728633880615" calcext:value-type="float">
            <text:p>1.4772863388</text:p>
          </table:table-cell>
          <table:table-cell table:formula="of:=[.C25]/([.H25]-[.H24])" office:value-type="float" office:value="43630.5946432742" calcext:value-type="float">
            <text:p>43630.5946432742</text:p>
          </table:table-cell>
          <table:table-cell table:formula="of:=[.G25]-[.$B25]" office:value-type="float" office:value="0.24635124206543" calcext:value-type="float">
            <text:p>0.24635124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5761.28206" calcext:value-type="float">
            <text:p>1443145761.28206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89563751221" calcext:value-type="float">
            <text:p>1.2818956375</text:p>
          </table:table-cell>
          <table:table-cell table:formula="of:=[.C26]/([.D26]-[.D25])" office:value-type="float" office:value="84771.4709184819" calcext:value-type="float">
            <text:p>84771.4709184819</text:p>
          </table:table-cell>
          <table:table-cell/>
          <table:table-cell office:value-type="float" office:value="1443145761.52844" calcext:value-type="float">
            <text:p>1443145761.52844</text:p>
          </table:table-cell>
          <table:table-cell table:formula="of:=[.G26]-[.$B$2]" office:value-type="float" office:value="1.52827334403992" calcext:value-type="float">
            <text:p>1.528273344</text:p>
          </table:table-cell>
          <table:table-cell table:formula="of:=[.C26]/([.H26]-[.H25])" office:value-type="float" office:value="84727.4708564214" calcext:value-type="float">
            <text:p>84727.4708564214</text:p>
          </table:table-cell>
          <table:table-cell table:formula="of:=[.G26]-[.$B26]" office:value-type="float" office:value="0.24637770652771" calcext:value-type="float">
            <text:p>0.24637770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5761.33302" calcext:value-type="float">
            <text:p>1443145761.33302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85617828369" calcext:value-type="float">
            <text:p>1.3328561783</text:p>
          </table:table-cell>
          <table:table-cell table:formula="of:=[.C27]/([.D27]-[.D26])" office:value-type="float" office:value="84771.4709184819" calcext:value-type="float">
            <text:p>84771.4709184819</text:p>
          </table:table-cell>
          <table:table-cell/>
          <table:table-cell office:value-type="float" office:value="1443145761.57945" calcext:value-type="float">
            <text:p>1443145761.57945</text:p>
          </table:table-cell>
          <table:table-cell table:formula="of:=[.G27]-[.$B$2]" office:value-type="float" office:value="1.57928419113159" calcext:value-type="float">
            <text:p>1.5792841911</text:p>
          </table:table-cell>
          <table:table-cell table:formula="of:=[.C27]/([.H27]-[.H26])" office:value-type="float" office:value="84687.8702530906" calcext:value-type="float">
            <text:p>84687.8702530906</text:p>
          </table:table-cell>
          <table:table-cell table:formula="of:=[.G27]-[.$B27]" office:value-type="float" office:value="0.2464280128479" calcext:value-type="float">
            <text:p>0.24642801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5761.38399" calcext:value-type="float">
            <text:p>1443145761.38399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82577896118" calcext:value-type="float">
            <text:p>1.383825779</text:p>
          </table:table-cell>
          <table:table-cell table:formula="of:=[.C28]/([.D28]-[.D27])" office:value-type="float" office:value="84756.4026905913" calcext:value-type="float">
            <text:p>84756.4026905913</text:p>
          </table:table-cell>
          <table:table-cell/>
          <table:table-cell office:value-type="float" office:value="1443145761.63035" calcext:value-type="float">
            <text:p>1443145761.63035</text:p>
          </table:table-cell>
          <table:table-cell table:formula="of:=[.G28]-[.$B$2]" office:value-type="float" office:value="1.63018751144409" calcext:value-type="float">
            <text:p>1.6301875114</text:p>
          </table:table-cell>
          <table:table-cell table:formula="of:=[.C28]/([.H28]-[.H27])" office:value-type="float" office:value="84866.7625899281" calcext:value-type="float">
            <text:p>84866.7625899281</text:p>
          </table:table-cell>
          <table:table-cell table:formula="of:=[.G28]-[.$B28]" office:value-type="float" office:value="0.24636173248291" calcext:value-type="float">
            <text:p>0.24636173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5761.43495" calcext:value-type="float">
            <text:p>1443145761.43495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7870349884" calcext:value-type="float">
            <text:p>1.434787035</text:p>
          </table:table-cell>
          <table:table-cell table:formula="of:=[.C29]/([.D29]-[.D28])" office:value-type="float" office:value="84770.2811267527" calcext:value-type="float">
            <text:p>84770.2811267527</text:p>
          </table:table-cell>
          <table:table-cell/>
          <table:table-cell office:value-type="float" office:value="1443145761.68136" calcext:value-type="float">
            <text:p>1443145761.68136</text:p>
          </table:table-cell>
          <table:table-cell table:formula="of:=[.G29]-[.$B$2]" office:value-type="float" office:value="1.68119263648987" calcext:value-type="float">
            <text:p>1.6811926365</text:p>
          </table:table-cell>
          <table:table-cell table:formula="of:=[.C29]/([.H29]-[.H28])" office:value-type="float" office:value="84697.3710214976" calcext:value-type="float">
            <text:p>84697.3710214976</text:p>
          </table:table-cell>
          <table:table-cell table:formula="of:=[.G29]-[.$B29]" office:value-type="float" office:value="0.246405601501465" calcext:value-type="float">
            <text:p>0.24640560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5761.48591" calcext:value-type="float">
            <text:p>1443145761.48591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74781417847" calcext:value-type="float">
            <text:p>1.4857478142</text:p>
          </table:table-cell>
          <table:table-cell table:formula="of:=[.C30]/([.D30]-[.D29])" office:value-type="float" office:value="84771.0743175279" calcext:value-type="float">
            <text:p>84771.0743175279</text:p>
          </table:table-cell>
          <table:table-cell/>
          <table:table-cell office:value-type="float" office:value="1443145761.73228" calcext:value-type="float">
            <text:p>1443145761.73228</text:p>
          </table:table-cell>
          <table:table-cell table:formula="of:=[.G30]-[.$B$2]" office:value-type="float" office:value="1.7321093082428" calcext:value-type="float">
            <text:p>1.7321093082</text:p>
          </table:table-cell>
          <table:table-cell table:formula="of:=[.C30]/([.H30]-[.H29])" office:value-type="float" office:value="84844.5087094962" calcext:value-type="float">
            <text:p>84844.5087094962</text:p>
          </table:table-cell>
          <table:table-cell table:formula="of:=[.G30]-[.$B30]" office:value-type="float" office:value="0.246361494064331" calcext:value-type="float">
            <text:p>0.246361494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5761.53687" calcext:value-type="float">
            <text:p>1443145761.53687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70883178711" calcext:value-type="float">
            <text:p>1.5367088318</text:p>
          </table:table-cell>
          <table:table-cell table:formula="of:=[.C31]/([.D31]-[.D30])" office:value-type="float" office:value="84770.6777202848" calcext:value-type="float">
            <text:p>84770.6777202848</text:p>
          </table:table-cell>
          <table:table-cell/>
          <table:table-cell office:value-type="float" office:value="1443145761.78316" calcext:value-type="float">
            <text:p>1443145761.78316</text:p>
          </table:table-cell>
          <table:table-cell table:formula="of:=[.G31]-[.$B$2]" office:value-type="float" office:value="1.78299856185913" calcext:value-type="float">
            <text:p>1.7829985619</text:p>
          </table:table-cell>
          <table:table-cell table:formula="of:=[.C31]/([.H31]-[.H30])" office:value-type="float" office:value="84890.2212748015" calcext:value-type="float">
            <text:p>84890.2212748015</text:p>
          </table:table-cell>
          <table:table-cell table:formula="of:=[.G31]-[.$B31]" office:value-type="float" office:value="0.246289730072021" calcext:value-type="float">
            <text:p>0.24628973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5761.58784" calcext:value-type="float">
            <text:p>1443145761.58784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67199516296" calcext:value-type="float">
            <text:p>1.5876719952</text:p>
          </table:table-cell>
          <table:table-cell table:formula="of:=[.C32]/([.D32]-[.D31])" office:value-type="float" office:value="84767.1085120816" calcext:value-type="float">
            <text:p>84767.1085120816</text:p>
          </table:table-cell>
          <table:table-cell/>
          <table:table-cell office:value-type="float" office:value="1443145761.83408" calcext:value-type="float">
            <text:p>1443145761.83408</text:p>
          </table:table-cell>
          <table:table-cell table:formula="of:=[.G32]-[.$B$2]" office:value-type="float" office:value="1.83391404151917" calcext:value-type="float">
            <text:p>1.8339140415</text:p>
          </table:table-cell>
          <table:table-cell table:formula="of:=[.C32]/([.H32]-[.H31])" office:value-type="float" office:value="84846.4951885931" calcext:value-type="float">
            <text:p>84846.4951885931</text:p>
          </table:table-cell>
          <table:table-cell table:formula="of:=[.G32]-[.$B32]" office:value-type="float" office:value="0.246242046356201" calcext:value-type="float">
            <text:p>0.24624204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5761.6388" calcext:value-type="float">
            <text:p>1443145761.638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63110542297" calcext:value-type="float">
            <text:p>1.6386311054</text:p>
          </table:table-cell>
          <table:table-cell table:formula="of:=[.C33]/([.D33]-[.D32])" office:value-type="float" office:value="84773.8506021391" calcext:value-type="float">
            <text:p>84773.8506021391</text:p>
          </table:table-cell>
          <table:table-cell/>
          <table:table-cell office:value-type="float" office:value="1443145761.88516" calcext:value-type="float">
            <text:p>1443145761.88516</text:p>
          </table:table-cell>
          <table:table-cell table:formula="of:=[.G33]-[.$B$2]" office:value-type="float" office:value="1.88499879837036" calcext:value-type="float">
            <text:p>1.8849987984</text:p>
          </table:table-cell>
          <table:table-cell table:formula="of:=[.C33]/([.H33]-[.H32])" office:value-type="float" office:value="84565.3432898514" calcext:value-type="float">
            <text:p>84565.3432898514</text:p>
          </table:table-cell>
          <table:table-cell table:formula="of:=[.G33]-[.$B33]" office:value-type="float" office:value="0.246367692947388" calcext:value-type="float">
            <text:p>0.24636769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5761.68977" calcext:value-type="float">
            <text:p>1443145761.68977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60428237915" calcext:value-type="float">
            <text:p>1.6896042824</text:p>
          </table:table-cell>
          <table:table-cell table:formula="of:=[.C34]/([.D34]-[.D33])" office:value-type="float" office:value="84750.4561803954" calcext:value-type="float">
            <text:p>84750.4561803954</text:p>
          </table:table-cell>
          <table:table-cell/>
          <table:table-cell office:value-type="float" office:value="1443145761.93611" calcext:value-type="float">
            <text:p>1443145761.93611</text:p>
          </table:table-cell>
          <table:table-cell table:formula="of:=[.G34]-[.$B$2]" office:value-type="float" office:value="1.93594837188721" calcext:value-type="float">
            <text:p>1.9359483719</text:p>
          </table:table-cell>
          <table:table-cell table:formula="of:=[.C34]/([.H34]-[.H33])" office:value-type="float" office:value="84789.7185748112" calcext:value-type="float">
            <text:p>84789.7185748112</text:p>
          </table:table-cell>
          <table:table-cell table:formula="of:=[.G34]-[.$B34]" office:value-type="float" office:value="0.246344089508057" calcext:value-type="float">
            <text:p>0.246344089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5761.74073" calcext:value-type="float">
            <text:p>1443145761.74073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56482315063" calcext:value-type="float">
            <text:p>1.7405648232</text:p>
          </table:table-cell>
          <table:table-cell table:formula="of:=[.C35]/([.D35]-[.D34])" office:value-type="float" office:value="84771.4709184819" calcext:value-type="float">
            <text:p>84771.4709184819</text:p>
          </table:table-cell>
          <table:table-cell/>
          <table:table-cell office:value-type="float" office:value="1443145761.98713" calcext:value-type="float">
            <text:p>1443145761.98713</text:p>
          </table:table-cell>
          <table:table-cell table:formula="of:=[.G35]-[.$B$2]" office:value-type="float" office:value="1.98696160316467" calcext:value-type="float">
            <text:p>1.9869616032</text:p>
          </table:table-cell>
          <table:table-cell table:formula="of:=[.C35]/([.H35]-[.H34])" office:value-type="float" office:value="84683.9122286355" calcext:value-type="float">
            <text:p>84683.9122286355</text:p>
          </table:table-cell>
          <table:table-cell table:formula="of:=[.G35]-[.$B35]" office:value-type="float" office:value="0.246396780014038" calcext:value-type="float">
            <text:p>0.2463967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5761.7917" calcext:value-type="float">
            <text:p>1443145761.791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52941703796" calcext:value-type="float">
            <text:p>1.791529417</text:p>
          </table:table-cell>
          <table:table-cell table:formula="of:=[.C36]/([.D36]-[.D35])" office:value-type="float" office:value="84764.729206918" calcext:value-type="float">
            <text:p>84764.729206918</text:p>
          </table:table-cell>
          <table:table-cell/>
          <table:table-cell office:value-type="float" office:value="1443145762.03814" calcext:value-type="float">
            <text:p>1443145762.03814</text:p>
          </table:table-cell>
          <table:table-cell table:formula="of:=[.G36]-[.$B$2]" office:value-type="float" office:value="2.03797721862793" calcext:value-type="float">
            <text:p>2.0379772186</text:p>
          </table:table-cell>
          <table:table-cell table:formula="of:=[.C36]/([.H36]-[.H35])" office:value-type="float" office:value="84679.9545741325" calcext:value-type="float">
            <text:p>84679.9545741325</text:p>
          </table:table-cell>
          <table:table-cell table:formula="of:=[.G36]-[.$B36]" office:value-type="float" office:value="0.246447801589966" calcext:value-type="float">
            <text:p>0.24644780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5761.84266" calcext:value-type="float">
            <text:p>1443145761.84266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49544143677" calcext:value-type="float">
            <text:p>1.8424954414</text:p>
          </table:table-cell>
          <table:table-cell table:formula="of:=[.C37]/([.D37]-[.D36])" office:value-type="float" office:value="84762.3500353188" calcext:value-type="float">
            <text:p>84762.3500353188</text:p>
          </table:table-cell>
          <table:table-cell/>
          <table:table-cell office:value-type="float" office:value="1443145762.08902" calcext:value-type="float">
            <text:p>1443145762.08902</text:p>
          </table:table-cell>
          <table:table-cell table:formula="of:=[.G37]-[.$B$2]" office:value-type="float" office:value="2.08885025978088" calcext:value-type="float">
            <text:p>2.0888502598</text:p>
          </table:table-cell>
          <table:table-cell table:formula="of:=[.C37]/([.H37]-[.H36])" office:value-type="float" office:value="84917.2744953767" calcext:value-type="float">
            <text:p>84917.2744953767</text:p>
          </table:table-cell>
          <table:table-cell table:formula="of:=[.G37]-[.$B37]" office:value-type="float" office:value="0.246354818344116" calcext:value-type="float">
            <text:p>0.246354818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5761.89363" calcext:value-type="float">
            <text:p>1443145761.89363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46599578857" calcext:value-type="float">
            <text:p>1.8934659958</text:p>
          </table:table-cell>
          <table:table-cell table:formula="of:=[.C38]/([.D38]-[.D37])" office:value-type="float" office:value="84754.8168729477" calcext:value-type="float">
            <text:p>84754.8168729477</text:p>
          </table:table-cell>
          <table:table-cell/>
          <table:table-cell office:value-type="float" office:value="1443145762.14007" calcext:value-type="float">
            <text:p>1443145762.14007</text:p>
          </table:table-cell>
          <table:table-cell table:formula="of:=[.G38]-[.$B$2]" office:value-type="float" office:value="2.13990211486816" calcext:value-type="float">
            <text:p>2.1399021149</text:p>
          </table:table-cell>
          <table:table-cell table:formula="of:=[.C38]/([.H38]-[.H37])" office:value-type="float" office:value="84619.843737595" calcext:value-type="float">
            <text:p>84619.843737595</text:p>
          </table:table-cell>
          <table:table-cell table:formula="of:=[.G38]-[.$B38]" office:value-type="float" office:value="0.24643611907959" calcext:value-type="float">
            <text:p>0.24643611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5761.9446" calcext:value-type="float">
            <text:p>1443145761.9446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4305896759" calcext:value-type="float">
            <text:p>1.9444305897</text:p>
          </table:table-cell>
          <table:table-cell table:formula="of:=[.C39]/([.D39]-[.D38])" office:value-type="float" office:value="84764.729206918" calcext:value-type="float">
            <text:p>84764.729206918</text:p>
          </table:table-cell>
          <table:table-cell/>
          <table:table-cell office:value-type="float" office:value="1443145762.19089" calcext:value-type="float">
            <text:p>1443145762.19089</text:p>
          </table:table-cell>
          <table:table-cell table:formula="of:=[.G39]-[.$B$2]" office:value-type="float" office:value="2.19072675704956" calcext:value-type="float">
            <text:p>2.190726757</text:p>
          </table:table-cell>
          <table:table-cell table:formula="of:=[.C39]/([.H39]-[.H38])" office:value-type="float" office:value="84998.1389850545" calcext:value-type="float">
            <text:p>84998.1389850545</text:p>
          </table:table-cell>
          <table:table-cell table:formula="of:=[.G39]-[.$B39]" office:value-type="float" office:value="0.246296167373657" calcext:value-type="float">
            <text:p>0.246296167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5761.99556" calcext:value-type="float">
            <text:p>1443145761.99556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39518356323" calcext:value-type="float">
            <text:p>1.9953951836</text:p>
          </table:table-cell>
          <table:table-cell table:formula="of:=[.C40]/([.D40]-[.D39])" office:value-type="float" office:value="84764.729206918" calcext:value-type="float">
            <text:p>84764.729206918</text:p>
          </table:table-cell>
          <table:table-cell/>
          <table:table-cell office:value-type="float" office:value="1443145762.2067" calcext:value-type="float">
            <text:p>1443145762.2067</text:p>
          </table:table-cell>
          <table:table-cell table:formula="of:=[.G40]-[.$B$2]" office:value-type="float" office:value="2.20653033256531" calcext:value-type="float">
            <text:p>2.2065303326</text:p>
          </table:table-cell>
          <table:table-cell table:formula="of:=[.C40]/([.H40]-[.H39])" office:value-type="float" office:value="273355.861507128" calcext:value-type="float">
            <text:p>273355.861507128</text:p>
          </table:table-cell>
          <table:table-cell table:formula="of:=[.G40]-[.$B40]" office:value-type="float" office:value="0.211135149002075" calcext:value-type="float">
            <text:p>0.21113514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5762.03866" calcext:value-type="float">
            <text:p>1443145762.03866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49530220032" calcext:value-type="float">
            <text:p>2.0384953022</text:p>
          </table:table-cell>
          <table:table-cell table:formula="of:=[.C41]/([.D41]-[.D40])" office:value-type="float" office:value="100231.742663532" calcext:value-type="float">
            <text:p>100231.742663532</text:p>
          </table:table-cell>
          <table:table-cell/>
          <table:table-cell office:value-type="float" office:value="1443145762.27642" calcext:value-type="float">
            <text:p>1443145762.27642</text:p>
          </table:table-cell>
          <table:table-cell table:formula="of:=[.G41]-[.$B$2]" office:value-type="float" office:value="2.27625417709351" calcext:value-type="float">
            <text:p>2.2762541771</text:p>
          </table:table-cell>
          <table:table-cell table:formula="of:=[.C41]/([.H41]-[.H40])" office:value-type="float" office:value="61958.7176988336" calcext:value-type="float">
            <text:p>61958.7176988336</text:p>
          </table:table-cell>
          <table:table-cell table:formula="of:=[.G41]-[.$B41]" office:value-type="float" office:value="0.237758874893188" calcext:value-type="float">
            <text:p>0.23775887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5762.08099" calcext:value-type="float">
            <text:p>1443145762.08099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82485198975" calcext:value-type="float">
            <text:p>2.080824852</text:p>
          </table:table-cell>
          <table:table-cell table:formula="of:=[.C42]/([.D42]-[.D41])" office:value-type="float" office:value="102056.36538754" calcext:value-type="float">
            <text:p>102056.36538754</text:p>
          </table:table-cell>
          <table:table-cell/>
          <table:table-cell office:value-type="float" office:value="1443145762.31873" calcext:value-type="float">
            <text:p>1443145762.31873</text:p>
          </table:table-cell>
          <table:table-cell table:formula="of:=[.G42]-[.$B$2]" office:value-type="float" office:value="2.31856226921082" calcext:value-type="float">
            <text:p>2.3185622692</text:p>
          </table:table-cell>
          <table:table-cell table:formula="of:=[.C42]/([.H42]-[.H41])" office:value-type="float" office:value="102108.125982655" calcext:value-type="float">
            <text:p>102108.125982655</text:p>
          </table:table-cell>
          <table:table-cell table:formula="of:=[.G42]-[.$B42]" office:value-type="float" office:value="0.237737417221069" calcext:value-type="float">
            <text:p>0.237737417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5762.12332" calcext:value-type="float">
            <text:p>1443145762.12332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15487861633" calcext:value-type="float">
            <text:p>2.1231548786</text:p>
          </table:table-cell>
          <table:table-cell table:formula="of:=[.C43]/([.D43]-[.D42])" office:value-type="float" office:value="102055.21574812" calcext:value-type="float">
            <text:p>102055.21574812</text:p>
          </table:table-cell>
          <table:table-cell/>
          <table:table-cell office:value-type="float" office:value="1443145762.36103" calcext:value-type="float">
            <text:p>1443145762.36103</text:p>
          </table:table-cell>
          <table:table-cell table:formula="of:=[.G43]-[.$B$2]" office:value-type="float" office:value="2.36086010932922" calcext:value-type="float">
            <text:p>2.3608601093</text:p>
          </table:table-cell>
          <table:table-cell table:formula="of:=[.C43]/([.H43]-[.H42])" office:value-type="float" office:value="102132.874584296" calcext:value-type="float">
            <text:p>102132.874584296</text:p>
          </table:table-cell>
          <table:table-cell table:formula="of:=[.G43]-[.$B43]" office:value-type="float" office:value="0.237705230712891" calcext:value-type="float">
            <text:p>0.23770523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5762.16564" calcext:value-type="float">
            <text:p>1443145762.16564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47846794128" calcext:value-type="float">
            <text:p>2.1654784679</text:p>
          </table:table-cell>
          <table:table-cell table:formula="of:=[.C44]/([.D44]-[.D43])" office:value-type="float" office:value="102070.738065999" calcext:value-type="float">
            <text:p>102070.738065999</text:p>
          </table:table-cell>
          <table:table-cell/>
          <table:table-cell office:value-type="float" office:value="1443145762.40335" calcext:value-type="float">
            <text:p>1443145762.40335</text:p>
          </table:table-cell>
          <table:table-cell table:formula="of:=[.G44]-[.$B$2]" office:value-type="float" office:value="2.40318250656128" calcext:value-type="float">
            <text:p>2.4031825066</text:p>
          </table:table-cell>
          <table:table-cell table:formula="of:=[.C44]/([.H44]-[.H43])" office:value-type="float" office:value="102073.613087492" calcext:value-type="float">
            <text:p>102073.613087492</text:p>
          </table:table-cell>
          <table:table-cell table:formula="of:=[.G44]-[.$B44]" office:value-type="float" office:value="0.237704038619995" calcext:value-type="float">
            <text:p>0.237704038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5762.20797" calcext:value-type="float">
            <text:p>1443145762.20797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80849456787" calcext:value-type="float">
            <text:p>2.2078084946</text:p>
          </table:table-cell>
          <table:table-cell table:formula="of:=[.C45]/([.D45]-[.D44])" office:value-type="float" office:value="102055.21574812" calcext:value-type="float">
            <text:p>102055.21574812</text:p>
          </table:table-cell>
          <table:table-cell/>
          <table:table-cell office:value-type="float" office:value="1443145762.4457" calcext:value-type="float">
            <text:p>1443145762.4457</text:p>
          </table:table-cell>
          <table:table-cell table:formula="of:=[.G45]-[.$B$2]" office:value-type="float" office:value="2.44553160667419" calcext:value-type="float">
            <text:p>2.4455316067</text:p>
          </table:table-cell>
          <table:table-cell table:formula="of:=[.C45]/([.H45]-[.H44])" office:value-type="float" office:value="102009.251400422" calcext:value-type="float">
            <text:p>102009.251400422</text:p>
          </table:table-cell>
          <table:table-cell table:formula="of:=[.G45]-[.$B45]" office:value-type="float" office:value="0.237723112106323" calcext:value-type="float">
            <text:p>0.23772311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5762.2503" calcext:value-type="float">
            <text:p>1443145762.2503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13756752014" calcext:value-type="float">
            <text:p>2.2501375675</text:p>
          </table:table-cell>
          <table:table-cell table:formula="of:=[.C46]/([.D46]-[.D45])" office:value-type="float" office:value="102057.515052861" calcext:value-type="float">
            <text:p>102057.515052861</text:p>
          </table:table-cell>
          <table:table-cell/>
          <table:table-cell office:value-type="float" office:value="1443145762.48805" calcext:value-type="float">
            <text:p>1443145762.48805</text:p>
          </table:table-cell>
          <table:table-cell table:formula="of:=[.G46]-[.$B$2]" office:value-type="float" office:value="2.48788809776306" calcext:value-type="float">
            <text:p>2.4878880978</text:p>
          </table:table-cell>
          <table:table-cell table:formula="of:=[.C46]/([.H46]-[.H45])" office:value-type="float" office:value="101991.451344171" calcext:value-type="float">
            <text:p>101991.451344171</text:p>
          </table:table-cell>
          <table:table-cell table:formula="of:=[.G46]-[.$B46]" office:value-type="float" office:value="0.23775053024292" calcext:value-type="float">
            <text:p>0.23775053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5762.29263" calcext:value-type="float">
            <text:p>1443145762.29263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4656867981" calcext:value-type="float">
            <text:p>2.2924656868</text:p>
          </table:table-cell>
          <table:table-cell table:formula="of:=[.C47]/([.D47]-[.D46])" office:value-type="float" office:value="102059.814461211" calcext:value-type="float">
            <text:p>102059.814461211</text:p>
          </table:table-cell>
          <table:table-cell/>
          <table:table-cell office:value-type="float" office:value="1443145762.53042" calcext:value-type="float">
            <text:p>1443145762.53042</text:p>
          </table:table-cell>
          <table:table-cell table:formula="of:=[.G47]-[.$B$2]" office:value-type="float" office:value="2.53025054931641" calcext:value-type="float">
            <text:p>2.5302505493</text:p>
          </table:table-cell>
          <table:table-cell table:formula="of:=[.C47]/([.H47]-[.H46])" office:value-type="float" office:value="101977.100984348" calcext:value-type="float">
            <text:p>101977.100984348</text:p>
          </table:table-cell>
          <table:table-cell table:formula="of:=[.G47]-[.$B47]" office:value-type="float" office:value="0.237784862518311" calcext:value-type="float">
            <text:p>0.23778486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5762.33496" calcext:value-type="float">
            <text:p>1443145762.33496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7909450531" calcext:value-type="float">
            <text:p>2.3347909451</text:p>
          </table:table-cell>
          <table:table-cell table:formula="of:=[.C48]/([.D48]-[.D47])" office:value-type="float" office:value="102066.713307985" calcext:value-type="float">
            <text:p>102066.713307985</text:p>
          </table:table-cell>
          <table:table-cell/>
          <table:table-cell office:value-type="float" office:value="1443145762.57273" calcext:value-type="float">
            <text:p>1443145762.57273</text:p>
          </table:table-cell>
          <table:table-cell table:formula="of:=[.G48]-[.$B$2]" office:value-type="float" office:value="2.57256770133972" calcext:value-type="float">
            <text:p>2.5725677013</text:p>
          </table:table-cell>
          <table:table-cell table:formula="of:=[.C48]/([.H48]-[.H47])" office:value-type="float" office:value="102086.2651064" calcext:value-type="float">
            <text:p>102086.2651064</text:p>
          </table:table-cell>
          <table:table-cell table:formula="of:=[.G48]-[.$B48]" office:value-type="float" office:value="0.237776756286621" calcext:value-type="float">
            <text:p>0.23777675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5762.37729" calcext:value-type="float">
            <text:p>1443145762.37729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12359428406" calcext:value-type="float">
            <text:p>2.3771235943</text:p>
          </table:table-cell>
          <table:table-cell table:formula="of:=[.C49]/([.D49]-[.D48])" office:value-type="float" office:value="102048.89319426" calcext:value-type="float">
            <text:p>102048.89319426</text:p>
          </table:table-cell>
          <table:table-cell/>
          <table:table-cell office:value-type="float" office:value="1443145762.61508" calcext:value-type="float">
            <text:p>1443145762.61508</text:p>
          </table:table-cell>
          <table:table-cell table:formula="of:=[.G49]-[.$B$2]" office:value-type="float" office:value="2.61491084098816" calcext:value-type="float">
            <text:p>2.614910841</text:p>
          </table:table-cell>
          <table:table-cell table:formula="of:=[.C49]/([.H49]-[.H48])" office:value-type="float" office:value="102023.610810811" calcext:value-type="float">
            <text:p>102023.610810811</text:p>
          </table:table-cell>
          <table:table-cell table:formula="of:=[.G49]-[.$B49]" office:value-type="float" office:value="0.237787246704102" calcext:value-type="float">
            <text:p>0.237787246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5762.41961" calcext:value-type="float">
            <text:p>1443145762.41961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44408416748" calcext:value-type="float">
            <text:p>2.4194440842</text:p>
          </table:table-cell>
          <table:table-cell table:formula="of:=[.C50]/([.D50]-[.D49])" office:value-type="float" office:value="102078.213458776" calcext:value-type="float">
            <text:p>102078.213458776</text:p>
          </table:table-cell>
          <table:table-cell/>
          <table:table-cell office:value-type="float" office:value="1443145762.66045" calcext:value-type="float">
            <text:p>1443145762.66045</text:p>
          </table:table-cell>
          <table:table-cell table:formula="of:=[.G50]-[.$B$2]" office:value-type="float" office:value="2.66027998924255" calcext:value-type="float">
            <text:p>2.6602799892</text:p>
          </table:table-cell>
          <table:table-cell table:formula="of:=[.C50]/([.H50]-[.H49])" office:value-type="float" office:value="95218.8913879722" calcext:value-type="float">
            <text:p>95218.8913879722</text:p>
          </table:table-cell>
          <table:table-cell table:formula="of:=[.G50]-[.$B50]" office:value-type="float" office:value="0.240835905075073" calcext:value-type="float">
            <text:p>0.24083590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5762.46194" calcext:value-type="float">
            <text:p>1443145762.46194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77625656128" calcext:value-type="float">
            <text:p>2.4617762566</text:p>
          </table:table-cell>
          <table:table-cell table:formula="of:=[.C51]/([.D51]-[.D50])" office:value-type="float" office:value="102050.042691238" calcext:value-type="float">
            <text:p>102050.042691238</text:p>
          </table:table-cell>
          <table:table-cell/>
          <table:table-cell office:value-type="float" office:value="1443145762.74221" calcext:value-type="float">
            <text:p>1443145762.74221</text:p>
          </table:table-cell>
          <table:table-cell table:formula="of:=[.G51]-[.$B$2]" office:value-type="float" office:value="2.74203968048096" calcext:value-type="float">
            <text:p>2.7420396805</text:p>
          </table:table-cell>
          <table:table-cell table:formula="of:=[.C51]/([.H51]-[.H50])" office:value-type="float" office:value="52837.7729241088" calcext:value-type="float">
            <text:p>52837.7729241088</text:p>
          </table:table-cell>
          <table:table-cell table:formula="of:=[.G51]-[.$B51]" office:value-type="float" office:value="0.280263423919678" calcext:value-type="float">
            <text:p>0.280263423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5762.50426" calcext:value-type="float">
            <text:p>1443145762.50426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09698486328" calcext:value-type="float">
            <text:p>2.5040969849</text:p>
          </table:table-cell>
          <table:table-cell table:formula="of:=[.C52]/([.D52]-[.D51])" office:value-type="float" office:value="102077.638389688" calcext:value-type="float">
            <text:p>102077.638389688</text:p>
          </table:table-cell>
          <table:table-cell/>
          <table:table-cell office:value-type="float" office:value="1443145762.78457" calcext:value-type="float">
            <text:p>1443145762.78457</text:p>
          </table:table-cell>
          <table:table-cell table:formula="of:=[.G52]-[.$B$2]" office:value-type="float" office:value="2.7844090461731" calcext:value-type="float">
            <text:p>2.7844090462</text:p>
          </table:table-cell>
          <table:table-cell table:formula="of:=[.C52]/([.H52]-[.H51])" office:value-type="float" office:value="101960.459625232" calcext:value-type="float">
            <text:p>101960.459625232</text:p>
          </table:table-cell>
          <table:table-cell table:formula="of:=[.G52]-[.$B52]" office:value-type="float" office:value="0.280312061309814" calcext:value-type="float">
            <text:p>0.280312061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5762.54659" calcext:value-type="float">
            <text:p>1443145762.54659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42796516418" calcext:value-type="float">
            <text:p>2.5464279652</text:p>
          </table:table-cell>
          <table:table-cell table:formula="of:=[.C53]/([.D53]-[.D52])" office:value-type="float" office:value="102052.916546981" calcext:value-type="float">
            <text:p>102052.916546981</text:p>
          </table:table-cell>
          <table:table-cell/>
          <table:table-cell office:value-type="float" office:value="1443145762.82678" calcext:value-type="float">
            <text:p>1443145762.82678</text:p>
          </table:table-cell>
          <table:table-cell table:formula="of:=[.G53]-[.$B$2]" office:value-type="float" office:value="2.8266167640686" calcext:value-type="float">
            <text:p>2.8266167641</text:p>
          </table:table-cell>
          <table:table-cell table:formula="of:=[.C53]/([.H53]-[.H52])" office:value-type="float" office:value="102350.949432871" calcext:value-type="float">
            <text:p>102350.949432871</text:p>
          </table:table-cell>
          <table:table-cell table:formula="of:=[.G53]-[.$B53]" office:value-type="float" office:value="0.280188798904419" calcext:value-type="float">
            <text:p>0.280188798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5762.58892" calcext:value-type="float">
            <text:p>1443145762.58892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75513076782" calcext:value-type="float">
            <text:p>2.5887551308</text:p>
          </table:table-cell>
          <table:table-cell table:formula="of:=[.C54]/([.D54]-[.D53])" office:value-type="float" office:value="102062.113973177" calcext:value-type="float">
            <text:p>102062.113973177</text:p>
          </table:table-cell>
          <table:table-cell/>
          <table:table-cell office:value-type="float" office:value="1443145762.86901" calcext:value-type="float">
            <text:p>1443145762.86901</text:p>
          </table:table-cell>
          <table:table-cell table:formula="of:=[.G54]-[.$B$2]" office:value-type="float" office:value="2.86884713172913" calcext:value-type="float">
            <text:p>2.8688471317</text:p>
          </table:table-cell>
          <table:table-cell table:formula="of:=[.C54]/([.H54]-[.H53])" office:value-type="float" office:value="102296.054695219" calcext:value-type="float">
            <text:p>102296.054695219</text:p>
          </table:table-cell>
          <table:table-cell table:formula="of:=[.G54]-[.$B54]" office:value-type="float" office:value="0.280092000961304" calcext:value-type="float">
            <text:p>0.2800920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5762.63125" calcext:value-type="float">
            <text:p>1443145762.63125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0863494873" calcext:value-type="float">
            <text:p>2.6310863495</text:p>
          </table:table-cell>
          <table:table-cell table:formula="of:=[.C55]/([.D55]-[.D54])" office:value-type="float" office:value="102052.341762884" calcext:value-type="float">
            <text:p>102052.341762884</text:p>
          </table:table-cell>
          <table:table-cell/>
          <table:table-cell office:value-type="float" office:value="1443145762.91143" calcext:value-type="float">
            <text:p>1443145762.91143</text:p>
          </table:table-cell>
          <table:table-cell table:formula="of:=[.G55]-[.$B$2]" office:value-type="float" office:value="2.91126012802124" calcext:value-type="float">
            <text:p>2.911260128</text:p>
          </table:table-cell>
          <table:table-cell table:formula="of:=[.C55]/([.H55]-[.H54])" office:value-type="float" office:value="101855.57205736" calcext:value-type="float">
            <text:p>101855.57205736</text:p>
          </table:table-cell>
          <table:table-cell table:formula="of:=[.G55]-[.$B55]" office:value-type="float" office:value="0.280173778533936" calcext:value-type="float">
            <text:p>0.280173778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5762.67359" calcext:value-type="float">
            <text:p>1443145762.67359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42090606689" calcext:value-type="float">
            <text:p>2.6734209061</text:p>
          </table:table-cell>
          <table:table-cell table:formula="of:=[.C56]/([.D56]-[.D55])" office:value-type="float" office:value="102044.295465297" calcext:value-type="float">
            <text:p>102044.295465297</text:p>
          </table:table-cell>
          <table:table-cell/>
          <table:table-cell office:value-type="float" office:value="1443145762.95366" calcext:value-type="float">
            <text:p>1443145762.95366</text:p>
          </table:table-cell>
          <table:table-cell table:formula="of:=[.G56]-[.$B$2]" office:value-type="float" office:value="2.95349478721619" calcext:value-type="float">
            <text:p>2.9534947872</text:p>
          </table:table-cell>
          <table:table-cell table:formula="of:=[.C56]/([.H56]-[.H55])" office:value-type="float" office:value="102285.660221852" calcext:value-type="float">
            <text:p>102285.660221852</text:p>
          </table:table-cell>
          <table:table-cell table:formula="of:=[.G56]-[.$B56]" office:value-type="float" office:value="0.280073881149292" calcext:value-type="float">
            <text:p>0.280073881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5762.71591" calcext:value-type="float">
            <text:p>1443145762.71591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74449539185" calcext:value-type="float">
            <text:p>2.7157444954</text:p>
          </table:table-cell>
          <table:table-cell table:formula="of:=[.C57]/([.D57]-[.D56])" office:value-type="float" office:value="102070.738065999" calcext:value-type="float">
            <text:p>102070.738065999</text:p>
          </table:table-cell>
          <table:table-cell/>
          <table:table-cell office:value-type="float" office:value="1443145763.03824" calcext:value-type="float">
            <text:p>1443145763.03824</text:p>
          </table:table-cell>
          <table:table-cell table:formula="of:=[.G57]-[.$B$2]" office:value-type="float" office:value="3.03807663917541" calcext:value-type="float">
            <text:p>3.0380766392</text:p>
          </table:table-cell>
          <table:table-cell table:formula="of:=[.C57]/([.H57]-[.H56])" office:value-type="float" office:value="51074.7861383125" calcext:value-type="float">
            <text:p>51074.7861383125</text:p>
          </table:table-cell>
          <table:table-cell table:formula="of:=[.G57]-[.$B57]" office:value-type="float" office:value="0.322332143783569" calcext:value-type="float">
            <text:p>0.322332143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5762.75821" calcext:value-type="float">
            <text:p>1443145762.75821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0463886261" calcext:value-type="float">
            <text:p>2.7580463886</text:p>
          </table:table-cell>
          <table:table-cell table:formula="of:=[.C58]/([.D58]-[.D57])" office:value-type="float" office:value="102123.088819627" calcext:value-type="float">
            <text:p>102123.088819627</text:p>
          </table:table-cell>
          <table:table-cell/>
          <table:table-cell office:value-type="float" office:value="1443145763.05268" calcext:value-type="float">
            <text:p>1443145763.05268</text:p>
          </table:table-cell>
          <table:table-cell table:formula="of:=[.G58]-[.$B$2]" office:value-type="float" office:value="3.05251431465149" calcext:value-type="float">
            <text:p>3.0525143147</text:p>
          </table:table-cell>
          <table:table-cell table:formula="of:=[.C58]/([.H58]-[.H57])" office:value-type="float" office:value="299217.142479688" calcext:value-type="float">
            <text:p>299217.142479688</text:p>
          </table:table-cell>
          <table:table-cell table:formula="of:=[.G58]-[.$B58]" office:value-type="float" office:value="0.294467926025391" calcext:value-type="float">
            <text:p>0.29446792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5762.80052" calcext:value-type="float">
            <text:p>1443145762.80052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35853385925" calcext:value-type="float">
            <text:p>2.8003585339</text:p>
          </table:table-cell>
          <table:table-cell table:formula="of:=[.C59]/([.D59]-[.D58])" office:value-type="float" office:value="102098.344959712" calcext:value-type="float">
            <text:p>102098.344959712</text:p>
          </table:table-cell>
          <table:table-cell/>
          <table:table-cell office:value-type="float" office:value="1443145763.08064" calcext:value-type="float">
            <text:p>1443145763.08064</text:p>
          </table:table-cell>
          <table:table-cell table:formula="of:=[.G59]-[.$B$2]" office:value-type="float" office:value="3.08047366142273" calcext:value-type="float">
            <text:p>3.0804736614</text:p>
          </table:table-cell>
          <table:table-cell table:formula="of:=[.C59]/([.H59]-[.H58])" office:value-type="float" office:value="154510.047582502" calcext:value-type="float">
            <text:p>154510.047582502</text:p>
          </table:table-cell>
          <table:table-cell table:formula="of:=[.G59]-[.$B59]" office:value-type="float" office:value="0.280115127563477" calcext:value-type="float">
            <text:p>0.28011512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5762.84285" calcext:value-type="float">
            <text:p>1443145762.84285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6878452301" calcext:value-type="float">
            <text:p>2.8426878452</text:p>
          </table:table-cell>
          <table:table-cell table:formula="of:=[.C60]/([.D60]-[.D59])" office:value-type="float" office:value="102056.940216963" calcext:value-type="float">
            <text:p>102056.940216963</text:p>
          </table:table-cell>
          <table:table-cell/>
          <table:table-cell office:value-type="float" office:value="1443145763.12292" calcext:value-type="float">
            <text:p>1443145763.12292</text:p>
          </table:table-cell>
          <table:table-cell table:formula="of:=[.G60]-[.$B$2]" office:value-type="float" office:value="3.12275052070618" calcext:value-type="float">
            <text:p>3.1227505207</text:p>
          </table:table-cell>
          <table:table-cell table:formula="of:=[.C60]/([.H60]-[.H59])" office:value-type="float" office:value="102183.560302726" calcext:value-type="float">
            <text:p>102183.560302726</text:p>
          </table:table-cell>
          <table:table-cell table:formula="of:=[.G60]-[.$B60]" office:value-type="float" office:value="0.280062675476074" calcext:value-type="float">
            <text:p>0.280062675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5762.88524" calcext:value-type="float">
            <text:p>1443145762.88524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07890701294" calcext:value-type="float">
            <text:p>2.885078907</text:p>
          </table:table-cell>
          <table:table-cell table:formula="of:=[.C61]/([.D61]-[.D60])" office:value-type="float" office:value="101908.275431522" calcext:value-type="float">
            <text:p>101908.275431522</text:p>
          </table:table-cell>
          <table:table-cell/>
          <table:table-cell office:value-type="float" office:value="1443145763.16532" calcext:value-type="float">
            <text:p>1443145763.16532</text:p>
          </table:table-cell>
          <table:table-cell table:formula="of:=[.G61]-[.$B$2]" office:value-type="float" office:value="3.16515016555786" calcext:value-type="float">
            <text:p>3.1651501656</text:p>
          </table:table-cell>
          <table:table-cell table:formula="of:=[.C61]/([.H61]-[.H60])" office:value-type="float" office:value="101887.645877967" calcext:value-type="float">
            <text:p>101887.645877967</text:p>
          </table:table-cell>
          <table:table-cell table:formula="of:=[.G61]-[.$B61]" office:value-type="float" office:value="0.280071258544922" calcext:value-type="float">
            <text:p>0.28007125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5762.92758" calcext:value-type="float">
            <text:p>1443145762.92758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414894104" calcext:value-type="float">
            <text:p>2.9274148941</text:p>
          </table:table-cell>
          <table:table-cell table:formula="of:=[.C62]/([.D62]-[.D61])" office:value-type="float" office:value="102040.847440446" calcext:value-type="float">
            <text:p>102040.847440446</text:p>
          </table:table-cell>
          <table:table-cell/>
          <table:table-cell office:value-type="float" office:value="1443145763.20789" calcext:value-type="float">
            <text:p>1443145763.20789</text:p>
          </table:table-cell>
          <table:table-cell table:formula="of:=[.G62]-[.$B$2]" office:value-type="float" office:value="3.20771932601929" calcext:value-type="float">
            <text:p>3.207719326</text:p>
          </table:table-cell>
          <table:table-cell table:formula="of:=[.C62]/([.H62]-[.H61])" office:value-type="float" office:value="101481.916795484" calcext:value-type="float">
            <text:p>101481.916795484</text:p>
          </table:table-cell>
          <table:table-cell table:formula="of:=[.G62]-[.$B62]" office:value-type="float" office:value="0.280304431915283" calcext:value-type="float">
            <text:p>0.28030443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5762.9699" calcext:value-type="float">
            <text:p>1443145762.9699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73752975464" calcext:value-type="float">
            <text:p>2.9697375298</text:p>
          </table:table-cell>
          <table:table-cell table:formula="of:=[.C63]/([.D63]-[.D62])" office:value-type="float" office:value="102073.038070237" calcext:value-type="float">
            <text:p>102073.038070237</text:p>
          </table:table-cell>
          <table:table-cell/>
          <table:table-cell office:value-type="float" office:value="1443145763.25117" calcext:value-type="float">
            <text:p>1443145763.25117</text:p>
          </table:table-cell>
          <table:table-cell table:formula="of:=[.G63]-[.$B$2]" office:value-type="float" office:value="3.25100803375244" calcext:value-type="float">
            <text:p>3.2510080338</text:p>
          </table:table-cell>
          <table:table-cell table:formula="of:=[.C63]/([.H63]-[.H62])" office:value-type="float" office:value="99795.0788143154" calcext:value-type="float">
            <text:p>99795.0788143154</text:p>
          </table:table-cell>
          <table:table-cell table:formula="of:=[.G63]-[.$B63]" office:value-type="float" office:value="0.281270503997803" calcext:value-type="float">
            <text:p>0.28127050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5763.0125" calcext:value-type="float">
            <text:p>1443145763.0125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33243942261" calcext:value-type="float">
            <text:p>3.0123324394</text:p>
          </table:table-cell>
          <table:table-cell table:formula="of:=[.C64]/([.D64]-[.D63])" office:value-type="float" office:value="101420.569586244" calcext:value-type="float">
            <text:p>101420.569586244</text:p>
          </table:table-cell>
          <table:table-cell/>
          <table:table-cell office:value-type="float" office:value="1443145763.29456" calcext:value-type="float">
            <text:p>1443145763.29456</text:p>
          </table:table-cell>
          <table:table-cell table:formula="of:=[.G64]-[.$B$2]" office:value-type="float" office:value="3.29438924789429" calcext:value-type="float">
            <text:p>3.2943892479</text:p>
          </table:table-cell>
          <table:table-cell table:formula="of:=[.C64]/([.H64]-[.H63])" office:value-type="float" office:value="99582.2750805149" calcext:value-type="float">
            <text:p>99582.2750805149</text:p>
          </table:table-cell>
          <table:table-cell table:formula="of:=[.G64]-[.$B64]" office:value-type="float" office:value="0.28205680847168" calcext:value-type="float">
            <text:p>0.282056808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5763.05583" calcext:value-type="float">
            <text:p>1443145763.05583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66263198853" calcext:value-type="float">
            <text:p>3.055662632</text:p>
          </table:table-cell>
          <table:table-cell table:formula="of:=[.C65]/([.D65]-[.D64])" office:value-type="float" office:value="99699.533839551" calcext:value-type="float">
            <text:p>99699.533839551</text:p>
          </table:table-cell>
          <table:table-cell/>
          <table:table-cell office:value-type="float" office:value="1443145763.33793" calcext:value-type="float">
            <text:p>1443145763.33793</text:p>
          </table:table-cell>
          <table:table-cell table:formula="of:=[.G65]-[.$B$2]" office:value-type="float" office:value="3.33775925636291" calcext:value-type="float">
            <text:p>3.3377592564</text:p>
          </table:table-cell>
          <table:table-cell table:formula="of:=[.C65]/([.H65]-[.H64])" office:value-type="float" office:value="99608.0045297872" calcext:value-type="float">
            <text:p>99608.0045297872</text:p>
          </table:table-cell>
          <table:table-cell table:formula="of:=[.G65]-[.$B65]" office:value-type="float" office:value="0.28209662437439" calcext:value-type="float">
            <text:p>0.28209662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5763.09918" calcext:value-type="float">
            <text:p>1443145763.09918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01309013367" calcext:value-type="float">
            <text:p>3.0990130901</text:p>
          </table:table-cell>
          <table:table-cell table:formula="of:=[.C66]/([.D66]-[.D65])" office:value-type="float" office:value="99652.9260552729" calcext:value-type="float">
            <text:p>99652.9260552729</text:p>
          </table:table-cell>
          <table:table-cell/>
          <table:table-cell office:value-type="float" office:value="1443145763.38128" calcext:value-type="float">
            <text:p>1443145763.38128</text:p>
          </table:table-cell>
          <table:table-cell table:formula="of:=[.G66]-[.$B$2]" office:value-type="float" office:value="3.38111615180969" calcext:value-type="float">
            <text:p>3.3811161518</text:p>
          </table:table-cell>
          <table:table-cell table:formula="of:=[.C66]/([.H66]-[.H65])" office:value-type="float" office:value="99638.1303477553" calcext:value-type="float">
            <text:p>99638.1303477553</text:p>
          </table:table-cell>
          <table:table-cell table:formula="of:=[.G66]-[.$B66]" office:value-type="float" office:value="0.282103061676025" calcext:value-type="float">
            <text:p>0.28210306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5763.14252" calcext:value-type="float">
            <text:p>1443145763.14252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35615730286" calcext:value-type="float">
            <text:p>3.1423561573</text:p>
          </table:table-cell>
          <table:table-cell table:formula="of:=[.C67]/([.D67]-[.D66])" office:value-type="float" office:value="99669.9191392455" calcext:value-type="float">
            <text:p>99669.9191392455</text:p>
          </table:table-cell>
          <table:table-cell/>
          <table:table-cell office:value-type="float" office:value="1443145763.42465" calcext:value-type="float">
            <text:p>1443145763.42465</text:p>
          </table:table-cell>
          <table:table-cell table:formula="of:=[.G67]-[.$B$2]" office:value-type="float" office:value="3.42447996139526" calcext:value-type="float">
            <text:p>3.4244799614</text:p>
          </table:table-cell>
          <table:table-cell table:formula="of:=[.C67]/([.H67]-[.H66])" office:value-type="float" office:value="99622.2435548518" calcext:value-type="float">
            <text:p>99622.2435548518</text:p>
          </table:table-cell>
          <table:table-cell table:formula="of:=[.G67]-[.$B67]" office:value-type="float" office:value="0.282123804092407" calcext:value-type="float">
            <text:p>0.282123804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5763.18586" calcext:value-type="float">
            <text:p>1443145763.18586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69660186768" calcext:value-type="float">
            <text:p>3.1856966019</text:p>
          </table:table-cell>
          <table:table-cell table:formula="of:=[.C68]/([.D68]-[.D67])" office:value-type="float" office:value="99675.9503363901" calcext:value-type="float">
            <text:p>99675.9503363901</text:p>
          </table:table-cell>
          <table:table-cell/>
          <table:table-cell office:value-type="float" office:value="1443145763.46793" calcext:value-type="float">
            <text:p>1443145763.46793</text:p>
          </table:table-cell>
          <table:table-cell table:formula="of:=[.G68]-[.$B$2]" office:value-type="float" office:value="3.46776223182678" calcext:value-type="float">
            <text:p>3.4677622318</text:p>
          </table:table-cell>
          <table:table-cell table:formula="of:=[.C68]/([.H68]-[.H67])" office:value-type="float" office:value="99809.9211739626" calcext:value-type="float">
            <text:p>99809.9211739626</text:p>
          </table:table-cell>
          <table:table-cell table:formula="of:=[.G68]-[.$B68]" office:value-type="float" office:value="0.282065629959106" calcext:value-type="float">
            <text:p>0.2820656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5763.22921" calcext:value-type="float">
            <text:p>1443145763.22921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0472984314" calcext:value-type="float">
            <text:p>3.2290472984</text:p>
          </table:table-cell>
          <table:table-cell table:formula="of:=[.C69]/([.D69]-[.D68])" office:value-type="float" office:value="99652.3779877465" calcext:value-type="float">
            <text:p>99652.3779877465</text:p>
          </table:table-cell>
          <table:table-cell/>
          <table:table-cell office:value-type="float" office:value="1443145763.51136" calcext:value-type="float">
            <text:p>1443145763.51136</text:p>
          </table:table-cell>
          <table:table-cell table:formula="of:=[.G69]-[.$B$2]" office:value-type="float" office:value="3.51118922233582" calcext:value-type="float">
            <text:p>3.5111892223</text:p>
          </table:table-cell>
          <table:table-cell table:formula="of:=[.C69]/([.H69]-[.H68])" office:value-type="float" office:value="99477.3054582588" calcext:value-type="float">
            <text:p>99477.3054582588</text:p>
          </table:table-cell>
          <table:table-cell table:formula="of:=[.G69]-[.$B69]" office:value-type="float" office:value="0.282141923904419" calcext:value-type="float">
            <text:p>0.282141923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5763.27261" calcext:value-type="float">
            <text:p>1443145763.27261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44710922241" calcext:value-type="float">
            <text:p>3.2724471092</text:p>
          </table:table-cell>
          <table:table-cell table:formula="of:=[.C70]/([.D70]-[.D69])" office:value-type="float" office:value="99539.604465149" calcext:value-type="float">
            <text:p>99539.604465149</text:p>
          </table:table-cell>
          <table:table-cell/>
          <table:table-cell office:value-type="float" office:value="1443145763.55469" calcext:value-type="float">
            <text:p>1443145763.55469</text:p>
          </table:table-cell>
          <table:table-cell table:formula="of:=[.G70]-[.$B$2]" office:value-type="float" office:value="3.55452275276184" calcext:value-type="float">
            <text:p>3.5545227528</text:p>
          </table:table-cell>
          <table:table-cell table:formula="of:=[.C70]/([.H70]-[.H69])" office:value-type="float" office:value="99691.8542645554" calcext:value-type="float">
            <text:p>99691.8542645554</text:p>
          </table:table-cell>
          <table:table-cell table:formula="of:=[.G70]-[.$B70]" office:value-type="float" office:value="0.282075643539429" calcext:value-type="float">
            <text:p>0.282075643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5763.31597" calcext:value-type="float">
            <text:p>1443145763.31597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79923629761" calcext:value-type="float">
            <text:p>3.3157992363</text:p>
          </table:table-cell>
          <table:table-cell table:formula="of:=[.C71]/([.D71]-[.D70])" office:value-type="float" office:value="99649.0897091821" calcext:value-type="float">
            <text:p>99649.0897091821</text:p>
          </table:table-cell>
          <table:table-cell/>
          <table:table-cell office:value-type="float" office:value="1443145763.59806" calcext:value-type="float">
            <text:p>1443145763.59806</text:p>
          </table:table-cell>
          <table:table-cell table:formula="of:=[.G71]-[.$B$2]" office:value-type="float" office:value="3.59789204597473" calcext:value-type="float">
            <text:p>3.597892046</text:p>
          </table:table-cell>
          <table:table-cell table:formula="of:=[.C71]/([.H71]-[.H70])" office:value-type="float" office:value="99609.6472864808" calcext:value-type="float">
            <text:p>99609.6472864808</text:p>
          </table:table-cell>
          <table:table-cell table:formula="of:=[.G71]-[.$B71]" office:value-type="float" office:value="0.282092809677124" calcext:value-type="float">
            <text:p>0.28209280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5763.35931" calcext:value-type="float">
            <text:p>1443145763.35931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1423034668" calcext:value-type="float">
            <text:p>3.3591423035</text:p>
          </table:table-cell>
          <table:table-cell table:formula="of:=[.C72]/([.D72]-[.D71])" office:value-type="float" office:value="99669.9191392455" calcext:value-type="float">
            <text:p>99669.9191392455</text:p>
          </table:table-cell>
          <table:table-cell/>
          <table:table-cell office:value-type="float" office:value="1443145763.64137" calcext:value-type="float">
            <text:p>1443145763.64137</text:p>
          </table:table-cell>
          <table:table-cell table:formula="of:=[.G72]-[.$B$2]" office:value-type="float" office:value="3.64120531082153" calcext:value-type="float">
            <text:p>3.6412053108</text:p>
          </table:table-cell>
          <table:table-cell table:formula="of:=[.C72]/([.H72]-[.H71])" office:value-type="float" office:value="99738.4984780012" calcext:value-type="float">
            <text:p>99738.4984780012</text:p>
          </table:table-cell>
          <table:table-cell table:formula="of:=[.G72]-[.$B72]" office:value-type="float" office:value="0.282063007354736" calcext:value-type="float">
            <text:p>0.282063007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5763.40264" calcext:value-type="float">
            <text:p>1443145763.40264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47845649719" calcext:value-type="float">
            <text:p>3.4024784565</text:p>
          </table:table-cell>
          <table:table-cell table:formula="of:=[.C73]/([.D73]-[.D72])" office:value-type="float" office:value="99685.8211426842" calcext:value-type="float">
            <text:p>99685.8211426842</text:p>
          </table:table-cell>
          <table:table-cell/>
          <table:table-cell office:value-type="float" office:value="1443145763.68493" calcext:value-type="float">
            <text:p>1443145763.68493</text:p>
          </table:table-cell>
          <table:table-cell table:formula="of:=[.G73]-[.$B$2]" office:value-type="float" office:value="3.68476724624634" calcext:value-type="float">
            <text:p>3.6847672462</text:p>
          </table:table-cell>
          <table:table-cell table:formula="of:=[.C73]/([.H73]-[.H72])" office:value-type="float" office:value="99169.1475108367" calcext:value-type="float">
            <text:p>99169.1475108367</text:p>
          </table:table-cell>
          <table:table-cell table:formula="of:=[.G73]-[.$B73]" office:value-type="float" office:value="0.282288789749146" calcext:value-type="float">
            <text:p>0.282288789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5763.446" calcext:value-type="float">
            <text:p>1443145763.446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83225250244" calcext:value-type="float">
            <text:p>3.4458322525</text:p>
          </table:table-cell>
          <table:table-cell table:formula="of:=[.C74]/([.D74]-[.D73])" office:value-type="float" office:value="99645.2536584561" calcext:value-type="float">
            <text:p>99645.2536584561</text:p>
          </table:table-cell>
          <table:table-cell/>
          <table:table-cell office:value-type="float" office:value="1443145763.72805" calcext:value-type="float">
            <text:p>1443145763.72805</text:p>
          </table:table-cell>
          <table:table-cell table:formula="of:=[.G74]-[.$B$2]" office:value-type="float" office:value="3.7278835773468" calcext:value-type="float">
            <text:p>3.7278835773</text:p>
          </table:table-cell>
          <table:table-cell table:formula="of:=[.C74]/([.H74]-[.H73])" office:value-type="float" office:value="100194.053847813" calcext:value-type="float">
            <text:p>100194.053847813</text:p>
          </table:table-cell>
          <table:table-cell table:formula="of:=[.G74]-[.$B74]" office:value-type="float" office:value="0.28205132484436" calcext:value-type="float">
            <text:p>0.28205132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5763.48934" calcext:value-type="float">
            <text:p>1443145763.48934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17579650879" calcext:value-type="float">
            <text:p>3.4891757965</text:p>
          </table:table-cell>
          <table:table-cell table:formula="of:=[.C75]/([.D75]-[.D74])" office:value-type="float" office:value="99668.8226363616" calcext:value-type="float">
            <text:p>99668.8226363616</text:p>
          </table:table-cell>
          <table:table-cell/>
          <table:table-cell office:value-type="float" office:value="1443145763.77149" calcext:value-type="float">
            <text:p>1443145763.77149</text:p>
          </table:table-cell>
          <table:table-cell table:formula="of:=[.G75]-[.$B$2]" office:value-type="float" office:value="3.771324634552" calcext:value-type="float">
            <text:p>3.7713246346</text:p>
          </table:table-cell>
          <table:table-cell table:formula="of:=[.C75]/([.H75]-[.H74])" office:value-type="float" office:value="99445.0936033589" calcext:value-type="float">
            <text:p>99445.0936033589</text:p>
          </table:table-cell>
          <table:table-cell table:formula="of:=[.G75]-[.$B75]" office:value-type="float" office:value="0.282148838043213" calcext:value-type="float">
            <text:p>0.28214883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5763.53267" calcext:value-type="float">
            <text:p>1443145763.53267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5083732605" calcext:value-type="float">
            <text:p>3.5325083733</text:p>
          </table:table-cell>
          <table:table-cell table:formula="of:=[.C76]/([.D76]-[.D75])" office:value-type="float" office:value="99694.0483081155" calcext:value-type="float">
            <text:p>99694.0483081155</text:p>
          </table:table-cell>
          <table:table-cell/>
          <table:table-cell office:value-type="float" office:value="1443145763.81477" calcext:value-type="float">
            <text:p>1443145763.81477</text:p>
          </table:table-cell>
          <table:table-cell table:formula="of:=[.G76]-[.$B$2]" office:value-type="float" office:value="3.81460738182068" calcext:value-type="float">
            <text:p>3.8146073818</text:p>
          </table:table-cell>
          <table:table-cell table:formula="of:=[.C76]/([.H76]-[.H75])" office:value-type="float" office:value="99808.8215885117" calcext:value-type="float">
            <text:p>99808.8215885117</text:p>
          </table:table-cell>
          <table:table-cell table:formula="of:=[.G76]-[.$B76]" office:value-type="float" office:value="0.282099008560181" calcext:value-type="float">
            <text:p>0.282099008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5763.57616" calcext:value-type="float">
            <text:p>1443145763.57616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9916305542" calcext:value-type="float">
            <text:p>3.5759916306</text:p>
          </table:table-cell>
          <table:table-cell table:formula="of:=[.C77]/([.D77]-[.D76])" office:value-type="float" office:value="99348.583083857" calcext:value-type="float">
            <text:p>99348.583083857</text:p>
          </table:table-cell>
          <table:table-cell/>
          <table:table-cell office:value-type="float" office:value="1443145763.85807" calcext:value-type="float">
            <text:p>1443145763.85807</text:p>
          </table:table-cell>
          <table:table-cell table:formula="of:=[.G77]-[.$B$2]" office:value-type="float" office:value="3.85790300369263" calcext:value-type="float">
            <text:p>3.8579030037</text:p>
          </table:table-cell>
          <table:table-cell table:formula="of:=[.C77]/([.H77]-[.H76])" office:value-type="float" office:value="99779.1419367273" calcext:value-type="float">
            <text:p>99779.1419367273</text:p>
          </table:table-cell>
          <table:table-cell table:formula="of:=[.G77]-[.$B77]" office:value-type="float" office:value="0.281911373138428" calcext:value-type="float">
            <text:p>0.281911373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5763.61949" calcext:value-type="float">
            <text:p>1443145763.61949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32492256165" calcext:value-type="float">
            <text:p>3.6193249226</text:p>
          </table:table-cell>
          <table:table-cell table:formula="of:=[.C78]/([.D78]-[.D77])" office:value-type="float" office:value="99692.4027663918" calcext:value-type="float">
            <text:p>99692.4027663918</text:p>
          </table:table-cell>
          <table:table-cell/>
          <table:table-cell office:value-type="float" office:value="1443145763.90147" calcext:value-type="float">
            <text:p>1443145763.90147</text:p>
          </table:table-cell>
          <table:table-cell table:formula="of:=[.G78]-[.$B$2]" office:value-type="float" office:value="3.90130567550659" calcext:value-type="float">
            <text:p>3.9013056755</text:p>
          </table:table-cell>
          <table:table-cell table:formula="of:=[.C78]/([.H78]-[.H77])" office:value-type="float" office:value="99533.0430005933" calcext:value-type="float">
            <text:p>99533.0430005933</text:p>
          </table:table-cell>
          <table:table-cell table:formula="of:=[.G78]-[.$B78]" office:value-type="float" office:value="0.281980752944946" calcext:value-type="float">
            <text:p>0.28198075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5763.66283" calcext:value-type="float">
            <text:p>1443145763.66283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6672744751" calcext:value-type="float">
            <text:p>3.6626672745</text:p>
          </table:table-cell>
          <table:table-cell table:formula="of:=[.C79]/([.D79]-[.D78])" office:value-type="float" office:value="99671.5639388088" calcext:value-type="float">
            <text:p>99671.5639388088</text:p>
          </table:table-cell>
          <table:table-cell/>
          <table:table-cell office:value-type="float" office:value="1443145763.94478" calcext:value-type="float">
            <text:p>1443145763.94478</text:p>
          </table:table-cell>
          <table:table-cell table:formula="of:=[.G79]-[.$B$2]" office:value-type="float" office:value="3.94461393356323" calcext:value-type="float">
            <text:p>3.9446139336</text:p>
          </table:table-cell>
          <table:table-cell table:formula="of:=[.C79]/([.H79]-[.H78])" office:value-type="float" office:value="99750.0290672069" calcext:value-type="float">
            <text:p>99750.0290672069</text:p>
          </table:table-cell>
          <table:table-cell table:formula="of:=[.G79]-[.$B79]" office:value-type="float" office:value="0.281946659088135" calcext:value-type="float">
            <text:p>0.28194665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5763.70618" calcext:value-type="float">
            <text:p>1443145763.70618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01534843445" calcext:value-type="float">
            <text:p>3.7060153484</text:p>
          </table:table-cell>
          <table:table-cell table:formula="of:=[.C80]/([.D80]-[.D79])" office:value-type="float" office:value="99658.4070621236" calcext:value-type="float">
            <text:p>99658.4070621236</text:p>
          </table:table-cell>
          <table:table-cell/>
          <table:table-cell office:value-type="float" office:value="1443145763.9883" calcext:value-type="float">
            <text:p>1443145763.9883</text:p>
          </table:table-cell>
          <table:table-cell table:formula="of:=[.G80]-[.$B$2]" office:value-type="float" office:value="3.98813128471375" calcext:value-type="float">
            <text:p>3.9881312847</text:p>
          </table:table-cell>
          <table:table-cell table:formula="of:=[.C80]/([.H80]-[.H79])" office:value-type="float" office:value="99270.7480071223" calcext:value-type="float">
            <text:p>99270.7480071223</text:p>
          </table:table-cell>
          <table:table-cell table:formula="of:=[.G80]-[.$B80]" office:value-type="float" office:value="0.282115936279297" calcext:value-type="float">
            <text:p>0.28211593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5763.74952" calcext:value-type="float">
            <text:p>1443145763.74952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35674667358" calcext:value-type="float">
            <text:p>3.7493567467</text:p>
          </table:table-cell>
          <table:table-cell table:formula="of:=[.C81]/([.D81]-[.D80])" office:value-type="float" office:value="99673.7570893408" calcext:value-type="float">
            <text:p>99673.7570893408</text:p>
          </table:table-cell>
          <table:table-cell/>
          <table:table-cell office:value-type="float" office:value="1443145764.03168" calcext:value-type="float">
            <text:p>1443145764.03168</text:p>
          </table:table-cell>
          <table:table-cell table:formula="of:=[.G81]-[.$B$2]" office:value-type="float" office:value="4.03151607513428" calcext:value-type="float">
            <text:p>4.0315160751</text:p>
          </table:table-cell>
          <table:table-cell table:formula="of:=[.C81]/([.H81]-[.H80])" office:value-type="float" office:value="99574.0663519611" calcext:value-type="float">
            <text:p>99574.0663519611</text:p>
          </table:table-cell>
          <table:table-cell table:formula="of:=[.G81]-[.$B81]" office:value-type="float" office:value="0.282159328460693" calcext:value-type="float">
            <text:p>0.28215932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5763.79287" calcext:value-type="float">
            <text:p>1443145763.79287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69909858704" calcext:value-type="float">
            <text:p>3.7926990986</text:p>
          </table:table-cell>
          <table:table-cell table:formula="of:=[.C82]/([.D82]-[.D81])" office:value-type="float" office:value="99671.5639388088" calcext:value-type="float">
            <text:p>99671.5639388088</text:p>
          </table:table-cell>
          <table:table-cell/>
          <table:table-cell office:value-type="float" office:value="1443145764.04604" calcext:value-type="float">
            <text:p>1443145764.04604</text:p>
          </table:table-cell>
          <table:table-cell table:formula="of:=[.G82]-[.$B$2]" office:value-type="float" office:value="4.04587244987488" calcext:value-type="float">
            <text:p>4.0458724499</text:p>
          </table:table-cell>
          <table:table-cell table:formula="of:=[.C82]/([.H82]-[.H81])" office:value-type="float" office:value="300911.621356805" calcext:value-type="float">
            <text:p>300911.621356805</text:p>
          </table:table-cell>
          <table:table-cell table:formula="of:=[.G82]-[.$B82]" office:value-type="float" office:value="0.253173351287842" calcext:value-type="float">
            <text:p>0.253173351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5763.83621" calcext:value-type="float">
            <text:p>1443145763.83621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04264259338" calcext:value-type="float">
            <text:p>3.8360426426</text:p>
          </table:table-cell>
          <table:table-cell table:formula="of:=[.C83]/([.D83]-[.D82])" office:value-type="float" office:value="99668.8226363616" calcext:value-type="float">
            <text:p>99668.8226363616</text:p>
          </table:table-cell>
          <table:table-cell/>
          <table:table-cell office:value-type="float" office:value="1443145764.07502" calcext:value-type="float">
            <text:p>1443145764.07502</text:p>
          </table:table-cell>
          <table:table-cell table:formula="of:=[.G83]-[.$B$2]" office:value-type="float" office:value="4.07485628128052" calcext:value-type="float">
            <text:p>4.0748562813</text:p>
          </table:table-cell>
          <table:table-cell table:formula="of:=[.C83]/([.H83]-[.H82])" office:value-type="float" office:value="149048.617470202" calcext:value-type="float">
            <text:p>149048.617470202</text:p>
          </table:table-cell>
          <table:table-cell table:formula="of:=[.G83]-[.$B83]" office:value-type="float" office:value="0.238813638687134" calcext:value-type="float">
            <text:p>0.238813638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5763.87954" calcext:value-type="float">
            <text:p>1443145763.87954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37641143799" calcext:value-type="float">
            <text:p>3.8793764114</text:p>
          </table:table-cell>
          <table:table-cell table:formula="of:=[.C84]/([.D84]-[.D83])" office:value-type="float" office:value="99691.3057687546" calcext:value-type="float">
            <text:p>99691.3057687546</text:p>
          </table:table-cell>
          <table:table-cell/>
          <table:table-cell office:value-type="float" office:value="1443145764.11844" calcext:value-type="float">
            <text:p>1443145764.11844</text:p>
          </table:table-cell>
          <table:table-cell table:formula="of:=[.G84]-[.$B$2]" office:value-type="float" office:value="4.11827421188355" calcext:value-type="float">
            <text:p>4.1182742119</text:p>
          </table:table-cell>
          <table:table-cell table:formula="of:=[.C84]/([.H84]-[.H83])" office:value-type="float" office:value="99498.063127375" calcext:value-type="float">
            <text:p>99498.063127375</text:p>
          </table:table-cell>
          <table:table-cell table:formula="of:=[.G84]-[.$B84]" office:value-type="float" office:value="0.238897800445557" calcext:value-type="float">
            <text:p>0.23889780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5763.92289" calcext:value-type="float">
            <text:p>1443145763.92289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72353172302" calcext:value-type="float">
            <text:p>3.9227235317</text:p>
          </table:table-cell>
          <table:table-cell table:formula="of:=[.C85]/([.D85]-[.D84])" office:value-type="float" office:value="99660.5996336855" calcext:value-type="float">
            <text:p>99660.5996336855</text:p>
          </table:table-cell>
          <table:table-cell/>
          <table:table-cell office:value-type="float" office:value="1443145764.16174" calcext:value-type="float">
            <text:p>1443145764.16174</text:p>
          </table:table-cell>
          <table:table-cell table:formula="of:=[.G85]-[.$B$2]" office:value-type="float" office:value="4.16157746315002" calcext:value-type="float">
            <text:p>4.1615774632</text:p>
          </table:table-cell>
          <table:table-cell table:formula="of:=[.C85]/([.H85]-[.H84])" office:value-type="float" office:value="99761.5623227824" calcext:value-type="float">
            <text:p>99761.5623227824</text:p>
          </table:table-cell>
          <table:table-cell table:formula="of:=[.G85]-[.$B85]" office:value-type="float" office:value="0.238853931427002" calcext:value-type="float">
            <text:p>0.238853931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5763.96623" calcext:value-type="float">
            <text:p>1443145763.96623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06826782227" calcext:value-type="float">
            <text:p>3.9660682678</text:p>
          </table:table-cell>
          <table:table-cell table:formula="of:=[.C86]/([.D86]-[.D85])" office:value-type="float" office:value="99666.0814847003" calcext:value-type="float">
            <text:p>99666.0814847003</text:p>
          </table:table-cell>
          <table:table-cell/>
          <table:table-cell office:value-type="float" office:value="1443145764.2051" calcext:value-type="float">
            <text:p>1443145764.2051</text:p>
          </table:table-cell>
          <table:table-cell table:formula="of:=[.G86]-[.$B$2]" office:value-type="float" office:value="4.20493078231812" calcext:value-type="float">
            <text:p>4.2049307823</text:p>
          </table:table-cell>
          <table:table-cell table:formula="of:=[.C86]/([.H86]-[.H85])" office:value-type="float" office:value="99646.349642812" calcext:value-type="float">
            <text:p>99646.349642812</text:p>
          </table:table-cell>
          <table:table-cell table:formula="of:=[.G86]-[.$B86]" office:value-type="float" office:value="0.23886251449585" calcext:value-type="float">
            <text:p>0.23886251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5764.00952" calcext:value-type="float">
            <text:p>1443145764.00952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35244560242" calcext:value-type="float">
            <text:p>4.0093524456</text:p>
          </table:table-cell>
          <table:table-cell table:formula="of:=[.C87]/([.D87]-[.D86])" office:value-type="float" office:value="99805.522977521" calcext:value-type="float">
            <text:p>99805.522977521</text:p>
          </table:table-cell>
          <table:table-cell/>
          <table:table-cell office:value-type="float" office:value="1443145764.24822" calcext:value-type="float">
            <text:p>1443145764.24822</text:p>
          </table:table-cell>
          <table:table-cell table:formula="of:=[.G87]-[.$B$2]" office:value-type="float" office:value="4.24805760383606" calcext:value-type="float">
            <text:p>4.2480576038</text:p>
          </table:table-cell>
          <table:table-cell table:formula="of:=[.C87]/([.H87]-[.H86])" office:value-type="float" office:value="100169.682066705" calcext:value-type="float">
            <text:p>100169.682066705</text:p>
          </table:table-cell>
          <table:table-cell table:formula="of:=[.G87]-[.$B87]" office:value-type="float" office:value="0.238705158233643" calcext:value-type="float">
            <text:p>0.238705158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5764.05264" calcext:value-type="float">
            <text:p>1443145764.05264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47449874878" calcext:value-type="float">
            <text:p>4.0524744987</text:p>
          </table:table-cell>
          <table:table-cell table:formula="of:=[.C88]/([.D88]-[.D87])" office:value-type="float" office:value="100180.758679029" calcext:value-type="float">
            <text:p>100180.758679029</text:p>
          </table:table-cell>
          <table:table-cell/>
          <table:table-cell office:value-type="float" office:value="1443145764.29135" calcext:value-type="float">
            <text:p>1443145764.29135</text:p>
          </table:table-cell>
          <table:table-cell table:formula="of:=[.G88]-[.$B$2]" office:value-type="float" office:value="4.2911868095398" calcext:value-type="float">
            <text:p>4.2911868095</text:p>
          </table:table-cell>
          <table:table-cell table:formula="of:=[.C88]/([.H88]-[.H87])" office:value-type="float" office:value="100164.144679016" calcext:value-type="float">
            <text:p>100164.144679016</text:p>
          </table:table-cell>
          <table:table-cell table:formula="of:=[.G88]-[.$B88]" office:value-type="float" office:value="0.238712310791016" calcext:value-type="float">
            <text:p>0.238712310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5764.09576" calcext:value-type="float">
            <text:p>1443145764.09576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59869766235" calcext:value-type="float">
            <text:p>4.0955986977</text:p>
          </table:table-cell>
          <table:table-cell table:formula="of:=[.C89]/([.D89]-[.D88])" office:value-type="float" office:value="100175.773900352" calcext:value-type="float">
            <text:p>100175.773900352</text:p>
          </table:table-cell>
          <table:table-cell/>
          <table:table-cell office:value-type="float" office:value="1443145764.37766" calcext:value-type="float">
            <text:p>1443145764.37766</text:p>
          </table:table-cell>
          <table:table-cell table:formula="of:=[.G89]-[.$B$2]" office:value-type="float" office:value="4.37749338150024" calcext:value-type="float">
            <text:p>4.3774933815</text:p>
          </table:table-cell>
          <table:table-cell table:formula="of:=[.C89]/([.H89]-[.H88])" office:value-type="float" office:value="50054.1256809468" calcext:value-type="float">
            <text:p>50054.1256809468</text:p>
          </table:table-cell>
          <table:table-cell table:formula="of:=[.G89]-[.$B89]" office:value-type="float" office:value="0.281894683837891" calcext:value-type="float">
            <text:p>0.281894683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5764.13889" calcext:value-type="float">
            <text:p>1443145764.13889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72766494751" calcext:value-type="float">
            <text:p>4.1387276649</text:p>
          </table:table-cell>
          <table:table-cell table:formula="of:=[.C90]/([.D90]-[.D89])" office:value-type="float" office:value="100164.698390235" calcext:value-type="float">
            <text:p>100164.698390235</text:p>
          </table:table-cell>
          <table:table-cell/>
          <table:table-cell office:value-type="float" office:value="1443145764.42075" calcext:value-type="float">
            <text:p>1443145764.42075</text:p>
          </table:table-cell>
          <table:table-cell table:formula="of:=[.G90]-[.$B$2]" office:value-type="float" office:value="4.42058110237122" calcext:value-type="float">
            <text:p>4.4205811024</text:p>
          </table:table-cell>
          <table:table-cell table:formula="of:=[.C90]/([.H90]-[.H89])" office:value-type="float" office:value="100260.58265965" calcext:value-type="float">
            <text:p>100260.58265965</text:p>
          </table:table-cell>
          <table:table-cell table:formula="of:=[.G90]-[.$B90]" office:value-type="float" office:value="0.281853437423706" calcext:value-type="float">
            <text:p>0.281853437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5764.18202" calcext:value-type="float">
            <text:p>1443145764.18202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85424804688" calcext:value-type="float">
            <text:p>4.181854248</text:p>
          </table:table-cell>
          <table:table-cell table:formula="of:=[.C91]/([.D91]-[.D90])" office:value-type="float" office:value="100170.235839147" calcext:value-type="float">
            <text:p>100170.235839147</text:p>
          </table:table-cell>
          <table:table-cell/>
          <table:table-cell office:value-type="float" office:value="1443145764.46381" calcext:value-type="float">
            <text:p>1443145764.46381</text:p>
          </table:table-cell>
          <table:table-cell table:formula="of:=[.G91]-[.$B$2]" office:value-type="float" office:value="4.46364641189575" calcext:value-type="float">
            <text:p>4.4636464119</text:p>
          </table:table-cell>
          <table:table-cell table:formula="of:=[.C91]/([.H91]-[.H90])" office:value-type="float" office:value="100312.758637871" calcext:value-type="float">
            <text:p>100312.758637871</text:p>
          </table:table-cell>
          <table:table-cell table:formula="of:=[.G91]-[.$B91]" office:value-type="float" office:value="0.281792163848877" calcext:value-type="float">
            <text:p>0.28179216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5764.22519" calcext:value-type="float">
            <text:p>1443145764.22519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0280380249" calcext:value-type="float">
            <text:p>4.225028038</text:p>
          </table:table-cell>
          <table:table-cell table:formula="of:=[.C92]/([.D92]-[.D91])" office:value-type="float" office:value="100060.708179629" calcext:value-type="float">
            <text:p>100060.708179629</text:p>
          </table:table-cell>
          <table:table-cell/>
          <table:table-cell office:value-type="float" office:value="1443145764.50701" calcext:value-type="float">
            <text:p>1443145764.50701</text:p>
          </table:table-cell>
          <table:table-cell table:formula="of:=[.G92]-[.$B$2]" office:value-type="float" office:value="4.50684475898743" calcext:value-type="float">
            <text:p>4.506844759</text:p>
          </table:table-cell>
          <table:table-cell table:formula="of:=[.C92]/([.H92]-[.H91])" office:value-type="float" office:value="100003.826323081" calcext:value-type="float">
            <text:p>100003.826323081</text:p>
          </table:table-cell>
          <table:table-cell table:formula="of:=[.G92]-[.$B92]" office:value-type="float" office:value="0.281816720962524" calcext:value-type="float">
            <text:p>0.28181672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5764.26833" calcext:value-type="float">
            <text:p>1443145764.26833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16344261169" calcext:value-type="float">
            <text:p>4.2681634426</text:p>
          </table:table-cell>
          <table:table-cell table:formula="of:=[.C93]/([.D93]-[.D92])" office:value-type="float" office:value="100149.750335778" calcext:value-type="float">
            <text:p>100149.750335778</text:p>
          </table:table-cell>
          <table:table-cell/>
          <table:table-cell office:value-type="float" office:value="1443145764.55" calcext:value-type="float">
            <text:p>1443145764.55</text:p>
          </table:table-cell>
          <table:table-cell table:formula="of:=[.G93]-[.$B$2]" office:value-type="float" office:value="4.54983282089233" calcext:value-type="float">
            <text:p>4.5498328209</text:p>
          </table:table-cell>
          <table:table-cell table:formula="of:=[.C93]/([.H93]-[.H92])" office:value-type="float" office:value="100493.01616705" calcext:value-type="float">
            <text:p>100493.01616705</text:p>
          </table:table-cell>
          <table:table-cell table:formula="of:=[.G93]-[.$B93]" office:value-type="float" office:value="0.28166937828064" calcext:value-type="float">
            <text:p>0.281669378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5764.31146" calcext:value-type="float">
            <text:p>1443145764.31146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29217147827" calcext:value-type="float">
            <text:p>4.3112921715</text:p>
          </table:table-cell>
          <table:table-cell table:formula="of:=[.C94]/([.D94]-[.D93])" office:value-type="float" office:value="100165.252107576" calcext:value-type="float">
            <text:p>100165.252107576</text:p>
          </table:table-cell>
          <table:table-cell/>
          <table:table-cell office:value-type="float" office:value="1443145764.59323" calcext:value-type="float">
            <text:p>1443145764.59323</text:p>
          </table:table-cell>
          <table:table-cell table:formula="of:=[.G94]-[.$B$2]" office:value-type="float" office:value="4.59306025505066" calcext:value-type="float">
            <text:p>4.5930602551</text:p>
          </table:table-cell>
          <table:table-cell table:formula="of:=[.C94]/([.H94]-[.H93])" office:value-type="float" office:value="99936.5353071276" calcext:value-type="float">
            <text:p>99936.5353071276</text:p>
          </table:table-cell>
          <table:table-cell table:formula="of:=[.G94]-[.$B94]" office:value-type="float" office:value="0.281768083572388" calcext:value-type="float">
            <text:p>0.28176808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5764.35462" calcext:value-type="float">
            <text:p>1443145764.35462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45547103882" calcext:value-type="float">
            <text:p>4.354455471</text:p>
          </table:table-cell>
          <table:table-cell table:formula="of:=[.C95]/([.D95]-[.D94])" office:value-type="float" office:value="100085.026955369" calcext:value-type="float">
            <text:p>100085.026955369</text:p>
          </table:table-cell>
          <table:table-cell/>
          <table:table-cell office:value-type="float" office:value="1443145764.63632" calcext:value-type="float">
            <text:p>1443145764.63632</text:p>
          </table:table-cell>
          <table:table-cell table:formula="of:=[.G95]-[.$B$2]" office:value-type="float" office:value="4.63615822792053" calcext:value-type="float">
            <text:p>4.6361582279</text:p>
          </table:table-cell>
          <table:table-cell table:formula="of:=[.C95]/([.H95]-[.H94])" office:value-type="float" office:value="100236.733013952" calcext:value-type="float">
            <text:p>100236.733013952</text:p>
          </table:table-cell>
          <table:table-cell table:formula="of:=[.G95]-[.$B95]" office:value-type="float" office:value="0.281702756881714" calcext:value-type="float">
            <text:p>0.281702756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5764.39775" calcext:value-type="float">
            <text:p>1443145764.39775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58157730103" calcext:value-type="float">
            <text:p>4.3975815773</text:p>
          </table:table-cell>
          <table:table-cell table:formula="of:=[.C96]/([.D96]-[.D95])" office:value-type="float" office:value="100171.343402402" calcext:value-type="float">
            <text:p>100171.343402402</text:p>
          </table:table-cell>
          <table:table-cell/>
          <table:table-cell office:value-type="float" office:value="1443145764.68236" calcext:value-type="float">
            <text:p>1443145764.68236</text:p>
          </table:table-cell>
          <table:table-cell table:formula="of:=[.G96]-[.$B$2]" office:value-type="float" office:value="4.68219470977783" calcext:value-type="float">
            <text:p>4.6821947098</text:p>
          </table:table-cell>
          <table:table-cell table:formula="of:=[.C96]/([.H96]-[.H95])" office:value-type="float" office:value="93838.6215825699" calcext:value-type="float">
            <text:p>93838.6215825699</text:p>
          </table:table-cell>
          <table:table-cell table:formula="of:=[.G96]-[.$B96]" office:value-type="float" office:value="0.284613132476807" calcext:value-type="float">
            <text:p>0.284613132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5764.44087" calcext:value-type="float">
            <text:p>1443145764.44087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7000541687" calcext:value-type="float">
            <text:p>4.4407000542</text:p>
          </table:table-cell>
          <table:table-cell table:formula="of:=[.C97]/([.D97]-[.D96])" office:value-type="float" office:value="100189.067746002" calcext:value-type="float">
            <text:p>100189.067746002</text:p>
          </table:table-cell>
          <table:table-cell/>
          <table:table-cell office:value-type="float" office:value="1443145764.80885" calcext:value-type="float">
            <text:p>1443145764.80885</text:p>
          </table:table-cell>
          <table:table-cell table:formula="of:=[.G97]-[.$B$2]" office:value-type="float" office:value="4.80868363380432" calcext:value-type="float">
            <text:p>4.8086836338</text:p>
          </table:table-cell>
          <table:table-cell table:formula="of:=[.C97]/([.H97]-[.H96])" office:value-type="float" office:value="34153.1879826514" calcext:value-type="float">
            <text:p>34153.1879826514</text:p>
          </table:table-cell>
          <table:table-cell table:formula="of:=[.G97]-[.$B97]" office:value-type="float" office:value="0.36798357963562" calcext:value-type="float">
            <text:p>0.36798357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5764.48399" calcext:value-type="float">
            <text:p>1443145764.48399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82258415222" calcext:value-type="float">
            <text:p>4.4838225842</text:p>
          </table:table-cell>
          <table:table-cell table:formula="of:=[.C98]/([.D98]-[.D97])" office:value-type="float" office:value="100179.650907563" calcext:value-type="float">
            <text:p>100179.650907563</text:p>
          </table:table-cell>
          <table:table-cell/>
          <table:table-cell office:value-type="float" office:value="1443145764.8232" calcext:value-type="float">
            <text:p>1443145764.8232</text:p>
          </table:table-cell>
          <table:table-cell table:formula="of:=[.G98]-[.$B$2]" office:value-type="float" office:value="4.82303023338318" calcext:value-type="float">
            <text:p>4.8230302334</text:p>
          </table:table-cell>
          <table:table-cell table:formula="of:=[.C98]/([.H98]-[.H97])" office:value-type="float" office:value="301116.649715824" calcext:value-type="float">
            <text:p>301116.649715824</text:p>
          </table:table-cell>
          <table:table-cell table:formula="of:=[.G98]-[.$B98]" office:value-type="float" office:value="0.339207649230957" calcext:value-type="float">
            <text:p>0.339207649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5764.52712" calcext:value-type="float">
            <text:p>1443145764.52712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695512771606" calcext:value-type="float">
            <text:p>4.5269551277</text:p>
          </table:table-cell>
          <table:table-cell table:formula="of:=[.C99]/([.D99]-[.D98])" office:value-type="float" office:value="100156.393364693" calcext:value-type="float">
            <text:p>100156.393364693</text:p>
          </table:table-cell>
          <table:table-cell/>
          <table:table-cell office:value-type="float" office:value="1443145764.85195" calcext:value-type="float">
            <text:p>1443145764.85195</text:p>
          </table:table-cell>
          <table:table-cell table:formula="of:=[.G99]-[.$B$2]" office:value-type="float" office:value="4.85178899765015" calcext:value-type="float">
            <text:p>4.8517889977</text:p>
          </table:table-cell>
          <table:table-cell table:formula="of:=[.C99]/([.H99]-[.H98])" office:value-type="float" office:value="150215.077389884" calcext:value-type="float">
            <text:p>150215.077389884</text:p>
          </table:table-cell>
          <table:table-cell table:formula="of:=[.G99]-[.$B99]" office:value-type="float" office:value="0.324833869934082" calcext:value-type="float">
            <text:p>0.324833869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5764.57023" calcext:value-type="float">
            <text:p>1443145764.57023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06549835205" calcext:value-type="float">
            <text:p>4.5700654984</text:p>
          </table:table-cell>
          <table:table-cell table:formula="of:=[.C100]/([.D100]-[.D99])" office:value-type="float" office:value="100207.906734949" calcext:value-type="float">
            <text:p>100207.906734949</text:p>
          </table:table-cell>
          <table:table-cell/>
          <table:table-cell office:value-type="float" office:value="1443145764.89512" calcext:value-type="float">
            <text:p>1443145764.89512</text:p>
          </table:table-cell>
          <table:table-cell table:formula="of:=[.G100]-[.$B$2]" office:value-type="float" office:value="4.89494967460632" calcext:value-type="float">
            <text:p>4.8949496746</text:p>
          </table:table-cell>
          <table:table-cell table:formula="of:=[.C100]/([.H100]-[.H99])" office:value-type="float" office:value="100091.108496429" calcext:value-type="float">
            <text:p>100091.108496429</text:p>
          </table:table-cell>
          <table:table-cell table:formula="of:=[.G100]-[.$B100]" office:value-type="float" office:value="0.324884176254272" calcext:value-type="float">
            <text:p>0.324884176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5764.61336" calcext:value-type="float">
            <text:p>1443145764.61336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19470405579" calcext:value-type="float">
            <text:p>4.6131947041</text:p>
          </table:table-cell>
          <table:table-cell table:formula="of:=[.C101]/([.D101]-[.D100])" office:value-type="float" office:value="100164.144679016" calcext:value-type="float">
            <text:p>100164.144679016</text:p>
          </table:table-cell>
          <table:table-cell/>
          <table:table-cell office:value-type="float" office:value="1443145764.93836" calcext:value-type="float">
            <text:p>1443145764.93836</text:p>
          </table:table-cell>
          <table:table-cell table:formula="of:=[.G101]-[.$B$2]" office:value-type="float" office:value="4.93819522857666" calcext:value-type="float">
            <text:p>4.9381952286</text:p>
          </table:table-cell>
          <table:table-cell table:formula="of:=[.C101]/([.H101]-[.H100])" office:value-type="float" office:value="99894.6620723875" calcext:value-type="float">
            <text:p>99894.6620723875</text:p>
          </table:table-cell>
          <table:table-cell table:formula="of:=[.G101]-[.$B101]" office:value-type="float" office:value="0.325000524520874" calcext:value-type="float">
            <text:p>0.32500052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5764.65655" calcext:value-type="float">
            <text:p>1443145764.6565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3868522644" calcext:value-type="float">
            <text:p>4.6563868523</text:p>
          </table:table-cell>
          <table:table-cell table:formula="of:=[.C102]/([.D102]-[.D101])" office:value-type="float" office:value="100018.178747081" calcext:value-type="float">
            <text:p>100018.178747081</text:p>
          </table:table-cell>
          <table:table-cell/>
          <table:table-cell office:value-type="float" office:value="1443145764.9815" calcext:value-type="float">
            <text:p>1443145764.9815</text:p>
          </table:table-cell>
          <table:table-cell table:formula="of:=[.G102]-[.$B$2]" office:value-type="float" office:value="4.98133587837219" calcext:value-type="float">
            <text:p>4.9813358784</text:p>
          </table:table-cell>
          <table:table-cell table:formula="of:=[.C102]/([.H102]-[.H101])" office:value-type="float" office:value="100137.573737876" calcext:value-type="float">
            <text:p>100137.573737876</text:p>
          </table:table-cell>
          <table:table-cell table:formula="of:=[.G102]-[.$B102]" office:value-type="float" office:value="0.324949026107788" calcext:value-type="float">
            <text:p>0.324949026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5764.69968" calcext:value-type="float">
            <text:p>1443145764.69968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51510429382" calcext:value-type="float">
            <text:p>4.6995151043</text:p>
          </table:table-cell>
          <table:table-cell table:formula="of:=[.C103]/([.D103]-[.D102])" office:value-type="float" office:value="100166.359560624" calcext:value-type="float">
            <text:p>100166.359560624</text:p>
          </table:table-cell>
          <table:table-cell/>
          <table:table-cell office:value-type="float" office:value="1443145765.0246" calcext:value-type="float">
            <text:p>1443145765.0246</text:p>
          </table:table-cell>
          <table:table-cell table:formula="of:=[.G103]-[.$B$2]" office:value-type="float" office:value="5.02443480491638" calcext:value-type="float">
            <text:p>5.0244348049</text:p>
          </table:table-cell>
          <table:table-cell table:formula="of:=[.C103]/([.H103]-[.H102])" office:value-type="float" office:value="100234.515019085" calcext:value-type="float">
            <text:p>100234.515019085</text:p>
          </table:table-cell>
          <table:table-cell table:formula="of:=[.G103]-[.$B103]" office:value-type="float" office:value="0.324919700622559" calcext:value-type="float">
            <text:p>0.32491970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5764.74282" calcext:value-type="float">
            <text:p>1443145764.74282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65480041504" calcext:value-type="float">
            <text:p>4.7426548004</text:p>
          </table:table-cell>
          <table:table-cell table:formula="of:=[.C104]/([.D104]-[.D103])" office:value-type="float" office:value="100139.787444526" calcext:value-type="float">
            <text:p>100139.787444526</text:p>
          </table:table-cell>
          <table:table-cell/>
          <table:table-cell office:value-type="float" office:value="1443145765.03775" calcext:value-type="float">
            <text:p>1443145765.03775</text:p>
          </table:table-cell>
          <table:table-cell table:formula="of:=[.G104]-[.$B$2]" office:value-type="float" office:value="5.03757929801941" calcext:value-type="float">
            <text:p>5.037579298</text:p>
          </table:table-cell>
          <table:table-cell table:formula="of:=[.C104]/([.H104]-[.H103])" office:value-type="float" office:value="328654.7427991" calcext:value-type="float">
            <text:p>328654.7427991</text:p>
          </table:table-cell>
          <table:table-cell table:formula="of:=[.G104]-[.$B104]" office:value-type="float" office:value="0.29492449760437" calcext:value-type="float">
            <text:p>0.294924497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5764.78598" calcext:value-type="float">
            <text:p>1443145764.78598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81047058106" calcext:value-type="float">
            <text:p>4.7858104706</text:p>
          </table:table-cell>
          <table:table-cell table:formula="of:=[.C105]/([.D105]-[.D104])" office:value-type="float" office:value="100102.720763723" calcext:value-type="float">
            <text:p>100102.720763723</text:p>
          </table:table-cell>
          <table:table-cell/>
          <table:table-cell office:value-type="float" office:value="1443145765.06762" calcext:value-type="float">
            <text:p>1443145765.06762</text:p>
          </table:table-cell>
          <table:table-cell table:formula="of:=[.G105]-[.$B$2]" office:value-type="float" office:value="5.06745839118958" calcext:value-type="float">
            <text:p>5.0674583912</text:p>
          </table:table-cell>
          <table:table-cell table:formula="of:=[.C105]/([.H105]-[.H104])" office:value-type="float" office:value="144582.701201704" calcext:value-type="float">
            <text:p>144582.701201704</text:p>
          </table:table-cell>
          <table:table-cell table:formula="of:=[.G105]-[.$B105]" office:value-type="float" office:value="0.281647920608521" calcext:value-type="float">
            <text:p>0.28164792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5764.82911" calcext:value-type="float">
            <text:p>1443145764.82911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894325256348" calcext:value-type="float">
            <text:p>4.8289432526</text:p>
          </table:table-cell>
          <table:table-cell table:formula="of:=[.C106]/([.D106]-[.D105])" office:value-type="float" office:value="100155.839745291" calcext:value-type="float">
            <text:p>100155.839745291</text:p>
          </table:table-cell>
          <table:table-cell/>
          <table:table-cell office:value-type="float" office:value="1443145765.11068" calcext:value-type="float">
            <text:p>1443145765.11068</text:p>
          </table:table-cell>
          <table:table-cell table:formula="of:=[.G106]-[.$B$2]" office:value-type="float" office:value="5.11051058769226" calcext:value-type="float">
            <text:p>5.1105105877</text:p>
          </table:table-cell>
          <table:table-cell table:formula="of:=[.C106]/([.H106]-[.H105])" office:value-type="float" office:value="100343.312326249" calcext:value-type="float">
            <text:p>100343.312326249</text:p>
          </table:table-cell>
          <table:table-cell table:formula="of:=[.G106]-[.$B106]" office:value-type="float" office:value="0.281567335128784" calcext:value-type="float">
            <text:p>0.281567335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5764.87224" calcext:value-type="float">
            <text:p>1443145764.8722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07841873169" calcext:value-type="float">
            <text:p>4.8720784187</text:p>
          </table:table-cell>
          <table:table-cell table:formula="of:=[.C107]/([.D107]-[.D106])" office:value-type="float" office:value="100150.303887863" calcext:value-type="float">
            <text:p>100150.303887863</text:p>
          </table:table-cell>
          <table:table-cell/>
          <table:table-cell office:value-type="float" office:value="1443145765.15398" calcext:value-type="float">
            <text:p>1443145765.15398</text:p>
          </table:table-cell>
          <table:table-cell table:formula="of:=[.G107]-[.$B$2]" office:value-type="float" office:value="5.15381693840027" calcext:value-type="float">
            <text:p>5.1538169384</text:p>
          </table:table-cell>
          <table:table-cell table:formula="of:=[.C107]/([.H107]-[.H106])" office:value-type="float" office:value="99754.4223739264" calcext:value-type="float">
            <text:p>99754.4223739264</text:p>
          </table:table-cell>
          <table:table-cell table:formula="of:=[.G107]-[.$B107]" office:value-type="float" office:value="0.281738519668579" calcext:value-type="float">
            <text:p>0.281738519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5764.91535" calcext:value-type="float">
            <text:p>1443145764.91535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18259048462" calcext:value-type="float">
            <text:p>4.9151825905</text:p>
          </table:table-cell>
          <table:table-cell table:formula="of:=[.C108]/([.D108]-[.D107])" office:value-type="float" office:value="100222.317801673" calcext:value-type="float">
            <text:p>100222.317801673</text:p>
          </table:table-cell>
          <table:table-cell/>
          <table:table-cell office:value-type="float" office:value="1443145765.16713" calcext:value-type="float">
            <text:p>1443145765.16713</text:p>
          </table:table-cell>
          <table:table-cell table:formula="of:=[.G108]-[.$B$2]" office:value-type="float" office:value="5.1669659614563" calcext:value-type="float">
            <text:p>5.1669659615</text:p>
          </table:table-cell>
          <table:table-cell table:formula="of:=[.C108]/([.H108]-[.H107])" office:value-type="float" office:value="328541.51837682" calcext:value-type="float">
            <text:p>328541.51837682</text:p>
          </table:table-cell>
          <table:table-cell table:formula="of:=[.G108]-[.$B108]" office:value-type="float" office:value="0.25178337097168" calcext:value-type="float">
            <text:p>0.25178337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5764.95852" calcext:value-type="float">
            <text:p>1443145764.95852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35781097412" calcext:value-type="float">
            <text:p>4.958357811</text:p>
          </table:table-cell>
          <table:table-cell table:formula="of:=[.C109]/([.D109]-[.D108])" office:value-type="float" office:value="100057.392898559" calcext:value-type="float">
            <text:p>100057.392898559</text:p>
          </table:table-cell>
          <table:table-cell/>
          <table:table-cell office:value-type="float" office:value="1443145765.19695" calcext:value-type="float">
            <text:p>1443145765.19695</text:p>
          </table:table-cell>
          <table:table-cell table:formula="of:=[.G109]-[.$B$2]" office:value-type="float" office:value="5.19677925109863" calcext:value-type="float">
            <text:p>5.1967792511</text:p>
          </table:table-cell>
          <table:table-cell table:formula="of:=[.C109]/([.H109]-[.H108])" office:value-type="float" office:value="144901.822369368" calcext:value-type="float">
            <text:p>144901.822369368</text:p>
          </table:table-cell>
          <table:table-cell table:formula="of:=[.G109]-[.$B109]" office:value-type="float" office:value="0.238421440124512" calcext:value-type="float">
            <text:p>0.238421440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5765.00153" calcext:value-type="float">
            <text:p>1443145765.0015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36804580689" calcext:value-type="float">
            <text:p>5.0013680458</text:p>
          </table:table-cell>
          <table:table-cell table:formula="of:=[.C110]/([.D110]-[.D109])" office:value-type="float" office:value="100441.209326046" calcext:value-type="float">
            <text:p>100441.209326046</text:p>
          </table:table-cell>
          <table:table-cell/>
          <table:table-cell office:value-type="float" office:value="1443145765.23826" calcext:value-type="float">
            <text:p>1443145765.23826</text:p>
          </table:table-cell>
          <table:table-cell table:formula="of:=[.G110]-[.$B$2]" office:value-type="float" office:value="5.23809909820557" calcext:value-type="float">
            <text:p>5.2380990982</text:p>
          </table:table-cell>
          <table:table-cell table:formula="of:=[.C110]/([.H110]-[.H109])" office:value-type="float" office:value="104550.241650703" calcext:value-type="float">
            <text:p>104550.241650703</text:p>
          </table:table-cell>
          <table:table-cell table:formula="of:=[.G110]-[.$B110]" office:value-type="float" office:value="0.236731052398682" calcext:value-type="float">
            <text:p>0.23673105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5765.04282" calcext:value-type="float">
            <text:p>1443145765.04282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65403747559" calcext:value-type="float">
            <text:p>5.0426540375</text:p>
          </table:table-cell>
          <table:table-cell table:formula="of:=[.C111]/([.D111]-[.D110])" office:value-type="float" office:value="104635.975191435" calcext:value-type="float">
            <text:p>104635.975191435</text:p>
          </table:table-cell>
          <table:table-cell/>
          <table:table-cell office:value-type="float" office:value="1443145765.27952" calcext:value-type="float">
            <text:p>1443145765.27952</text:p>
          </table:table-cell>
          <table:table-cell table:formula="of:=[.G111]-[.$B$2]" office:value-type="float" office:value="5.27935266494751" calcext:value-type="float">
            <text:p>5.2793526649</text:p>
          </table:table-cell>
          <table:table-cell table:formula="of:=[.C111]/([.H111]-[.H110])" office:value-type="float" office:value="104718.218112466" calcext:value-type="float">
            <text:p>104718.218112466</text:p>
          </table:table-cell>
          <table:table-cell table:formula="of:=[.G111]-[.$B111]" office:value-type="float" office:value="0.236698627471924" calcext:value-type="float">
            <text:p>0.23669862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5765.0841" calcext:value-type="float">
            <text:p>1443145765.0841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393526077271" calcext:value-type="float">
            <text:p>5.0839352608</text:p>
          </table:table-cell>
          <table:table-cell table:formula="of:=[.C112]/([.D112]-[.D111])" office:value-type="float" office:value="104648.061635845" calcext:value-type="float">
            <text:p>104648.061635845</text:p>
          </table:table-cell>
          <table:table-cell/>
          <table:table-cell office:value-type="float" office:value="1443145765.32086" calcext:value-type="float">
            <text:p>1443145765.32086</text:p>
          </table:table-cell>
          <table:table-cell table:formula="of:=[.G112]-[.$B$2]" office:value-type="float" office:value="5.32069110870361" calcext:value-type="float">
            <text:p>5.3206911087</text:p>
          </table:table-cell>
          <table:table-cell table:formula="of:=[.C112]/([.H112]-[.H111])" office:value-type="float" office:value="104503.208332853" calcext:value-type="float">
            <text:p>104503.208332853</text:p>
          </table:table-cell>
          <table:table-cell table:formula="of:=[.G112]-[.$B112]" office:value-type="float" office:value="0.236755847930908" calcext:value-type="float">
            <text:p>0.236755847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5765.12539" calcext:value-type="float">
            <text:p>1443145765.12539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22888183594" calcext:value-type="float">
            <text:p>5.1252288818</text:p>
          </table:table-cell>
          <table:table-cell table:formula="of:=[.C113]/([.D113]-[.D112])" office:value-type="float" office:value="104616.642686405" calcext:value-type="float">
            <text:p>104616.642686405</text:p>
          </table:table-cell>
          <table:table-cell/>
          <table:table-cell office:value-type="float" office:value="1443145765.36213" calcext:value-type="float">
            <text:p>1443145765.36213</text:p>
          </table:table-cell>
          <table:table-cell table:formula="of:=[.G113]-[.$B$2]" office:value-type="float" office:value="5.36196541786194" calcext:value-type="float">
            <text:p>5.3619654179</text:p>
          </table:table-cell>
          <table:table-cell table:formula="of:=[.C113]/([.H113]-[.H112])" office:value-type="float" office:value="104665.591940711" calcext:value-type="float">
            <text:p>104665.591940711</text:p>
          </table:table-cell>
          <table:table-cell table:formula="of:=[.G113]-[.$B113]" office:value-type="float" office:value="0.236736536026001" calcext:value-type="float">
            <text:p>0.23673653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5765.16667" calcext:value-type="float">
            <text:p>1443145765.16667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50104522705" calcext:value-type="float">
            <text:p>5.1665010452</text:p>
          </table:table-cell>
          <table:table-cell table:formula="of:=[.C114]/([.D114]-[.D113])" office:value-type="float" office:value="104671.033574416" calcext:value-type="float">
            <text:p>104671.033574416</text:p>
          </table:table-cell>
          <table:table-cell/>
          <table:table-cell office:value-type="float" office:value="1443145765.40345" calcext:value-type="float">
            <text:p>1443145765.40345</text:p>
          </table:table-cell>
          <table:table-cell table:formula="of:=[.G114]-[.$B$2]" office:value-type="float" office:value="5.4032883644104" calcext:value-type="float">
            <text:p>5.4032883644</text:p>
          </table:table-cell>
          <table:table-cell table:formula="of:=[.C114]/([.H114]-[.H113])" office:value-type="float" office:value="104542.399824603" calcext:value-type="float">
            <text:p>104542.399824603</text:p>
          </table:table-cell>
          <table:table-cell table:formula="of:=[.G114]-[.$B114]" office:value-type="float" office:value="0.23678731918335" calcext:value-type="float">
            <text:p>0.23678731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5765.20797" calcext:value-type="float">
            <text:p>1443145765.20797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80277252197" calcext:value-type="float">
            <text:p>5.2078027725</text:p>
          </table:table-cell>
          <table:table-cell table:formula="of:=[.C115]/([.D115]-[.D114])" office:value-type="float" office:value="104596.109725686" calcext:value-type="float">
            <text:p>104596.109725686</text:p>
          </table:table-cell>
          <table:table-cell/>
          <table:table-cell office:value-type="float" office:value="1443145765.4447" calcext:value-type="float">
            <text:p>1443145765.4447</text:p>
          </table:table-cell>
          <table:table-cell table:formula="of:=[.G115]-[.$B$2]" office:value-type="float" office:value="5.44453525543213" calcext:value-type="float">
            <text:p>5.4445352554</text:p>
          </table:table-cell>
          <table:table-cell table:formula="of:=[.C115]/([.H115]-[.H114])" office:value-type="float" office:value="104735.166529867" calcext:value-type="float">
            <text:p>104735.166529867</text:p>
          </table:table-cell>
          <table:table-cell table:formula="of:=[.G115]-[.$B115]" office:value-type="float" office:value="0.236732482910156" calcext:value-type="float">
            <text:p>0.236732482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5765.24926" calcext:value-type="float">
            <text:p>1443145765.24926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09067153931" calcext:value-type="float">
            <text:p>5.2490906715</text:p>
          </table:table-cell>
          <table:table-cell table:formula="of:=[.C116]/([.D116]-[.D115])" office:value-type="float" office:value="104631.14139536" calcext:value-type="float">
            <text:p>104631.14139536</text:p>
          </table:table-cell>
          <table:table-cell/>
          <table:table-cell office:value-type="float" office:value="1443145765.48598" calcext:value-type="float">
            <text:p>1443145765.48598</text:p>
          </table:table-cell>
          <table:table-cell table:formula="of:=[.G116]-[.$B$2]" office:value-type="float" office:value="5.48581147193909" calcext:value-type="float">
            <text:p>5.4858114719</text:p>
          </table:table-cell>
          <table:table-cell table:formula="of:=[.C116]/([.H116]-[.H115])" office:value-type="float" office:value="104660.755407942" calcext:value-type="float">
            <text:p>104660.755407942</text:p>
          </table:table-cell>
          <table:table-cell table:formula="of:=[.G116]-[.$B116]" office:value-type="float" office:value="0.23672080039978" calcext:value-type="float">
            <text:p>0.236720800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5765.29055" calcext:value-type="float">
            <text:p>1443145765.29055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38405418396" calcext:value-type="float">
            <text:p>5.2903840542</text:p>
          </table:table-cell>
          <table:table-cell table:formula="of:=[.C117]/([.D117]-[.D116])" office:value-type="float" office:value="104617.246719054" calcext:value-type="float">
            <text:p>104617.246719054</text:p>
          </table:table-cell>
          <table:table-cell/>
          <table:table-cell office:value-type="float" office:value="1443145765.52729" calcext:value-type="float">
            <text:p>1443145765.52729</text:p>
          </table:table-cell>
          <table:table-cell table:formula="of:=[.G117]-[.$B$2]" office:value-type="float" office:value="5.52712821960449" calcext:value-type="float">
            <text:p>5.5271282196</text:p>
          </table:table-cell>
          <table:table-cell table:formula="of:=[.C117]/([.H117]-[.H116])" office:value-type="float" office:value="104558.084653337" calcext:value-type="float">
            <text:p>104558.084653337</text:p>
          </table:table-cell>
          <table:table-cell table:formula="of:=[.G117]-[.$B117]" office:value-type="float" office:value="0.236744165420532" calcext:value-type="float">
            <text:p>0.236744165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5765.33184" calcext:value-type="float">
            <text:p>1443145765.33184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67433738709" calcext:value-type="float">
            <text:p>5.3316743374</text:p>
          </table:table-cell>
          <table:table-cell table:formula="of:=[.C118]/([.D118]-[.D117])" office:value-type="float" office:value="104625.099778271" calcext:value-type="float">
            <text:p>104625.099778271</text:p>
          </table:table-cell>
          <table:table-cell/>
          <table:table-cell office:value-type="float" office:value="1443145765.56862" calcext:value-type="float">
            <text:p>1443145765.56862</text:p>
          </table:table-cell>
          <table:table-cell table:formula="of:=[.G118]-[.$B$2]" office:value-type="float" office:value="5.56844925880432" calcext:value-type="float">
            <text:p>5.5684492588</text:p>
          </table:table-cell>
          <table:table-cell table:formula="of:=[.C118]/([.H118]-[.H117])" office:value-type="float" office:value="104547.225424521" calcext:value-type="float">
            <text:p>104547.225424521</text:p>
          </table:table-cell>
          <table:table-cell table:formula="of:=[.G118]-[.$B118]" office:value-type="float" office:value="0.236774921417236" calcext:value-type="float">
            <text:p>0.236774921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5765.37312" calcext:value-type="float">
            <text:p>1443145765.37312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294936180115" calcext:value-type="float">
            <text:p>5.3729493618</text:p>
          </table:table-cell>
          <table:table-cell table:formula="of:=[.C119]/([.D119]-[.D118])" office:value-type="float" office:value="104663.77818854" calcext:value-type="float">
            <text:p>104663.77818854</text:p>
          </table:table-cell>
          <table:table-cell/>
          <table:table-cell office:value-type="float" office:value="1443145765.6099" calcext:value-type="float">
            <text:p>1443145765.6099</text:p>
          </table:table-cell>
          <table:table-cell table:formula="of:=[.G119]-[.$B$2]" office:value-type="float" office:value="5.60973000526428" calcext:value-type="float">
            <text:p>5.6097300053</text:p>
          </table:table-cell>
          <table:table-cell table:formula="of:=[.C119]/([.H119]-[.H118])" office:value-type="float" office:value="104649.270433859" calcext:value-type="float">
            <text:p>104649.270433859</text:p>
          </table:table-cell>
          <table:table-cell table:formula="of:=[.G119]-[.$B119]" office:value-type="float" office:value="0.236780643463135" calcext:value-type="float">
            <text:p>0.236780643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5765.4144" calcext:value-type="float">
            <text:p>1443145765.4144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23106193543" calcext:value-type="float">
            <text:p>5.4142310619</text:p>
          </table:table-cell>
          <table:table-cell table:formula="of:=[.C120]/([.D120]-[.D119])" office:value-type="float" office:value="104646.852865756" calcext:value-type="float">
            <text:p>104646.852865756</text:p>
          </table:table-cell>
          <table:table-cell/>
          <table:table-cell office:value-type="float" office:value="1443145765.65121" calcext:value-type="float">
            <text:p>1443145765.65121</text:p>
          </table:table-cell>
          <table:table-cell table:formula="of:=[.G120]-[.$B$2]" office:value-type="float" office:value="5.65104341506958" calcext:value-type="float">
            <text:p>5.6510434151</text:p>
          </table:table-cell>
          <table:table-cell table:formula="of:=[.C120]/([.H120]-[.H119])" office:value-type="float" office:value="104566.532279938" calcext:value-type="float">
            <text:p>104566.532279938</text:p>
          </table:table-cell>
          <table:table-cell table:formula="of:=[.G120]-[.$B120]" office:value-type="float" office:value="0.236812353134155" calcext:value-type="float">
            <text:p>0.236812353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5765.45567" calcext:value-type="float">
            <text:p>1443145765.45567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50656318665" calcext:value-type="float">
            <text:p>5.4555065632</text:p>
          </table:table-cell>
          <table:table-cell table:formula="of:=[.C121]/([.D121]-[.D120])" office:value-type="float" office:value="104662.569055348" calcext:value-type="float">
            <text:p>104662.569055348</text:p>
          </table:table-cell>
          <table:table-cell/>
          <table:table-cell office:value-type="float" office:value="1443145765.6926" calcext:value-type="float">
            <text:p>1443145765.6926</text:p>
          </table:table-cell>
          <table:table-cell table:formula="of:=[.G121]-[.$B$2]" office:value-type="float" office:value="5.69243693351746" calcext:value-type="float">
            <text:p>5.6924369335</text:p>
          </table:table-cell>
          <table:table-cell table:formula="of:=[.C121]/([.H121]-[.H120])" office:value-type="float" office:value="104364.165260314" calcext:value-type="float">
            <text:p>104364.165260314</text:p>
          </table:table-cell>
          <table:table-cell table:formula="of:=[.G121]-[.$B121]" office:value-type="float" office:value="0.236930370330811" calcext:value-type="float">
            <text:p>0.23693037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5765.49696" calcext:value-type="float">
            <text:p>1443145765.49696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679565429688" calcext:value-type="float">
            <text:p>5.4967956543</text:p>
          </table:table-cell>
          <table:table-cell table:formula="of:=[.C122]/([.D122]-[.D121])" office:value-type="float" office:value="104628.120499599" calcext:value-type="float">
            <text:p>104628.120499599</text:p>
          </table:table-cell>
          <table:table-cell/>
          <table:table-cell office:value-type="float" office:value="1443145765.73381" calcext:value-type="float">
            <text:p>1443145765.73381</text:p>
          </table:table-cell>
          <table:table-cell table:formula="of:=[.G122]-[.$B$2]" office:value-type="float" office:value="5.7336413860321" calcext:value-type="float">
            <text:p>5.733641386</text:p>
          </table:table-cell>
          <table:table-cell table:formula="of:=[.C122]/([.H122]-[.H121])" office:value-type="float" office:value="104843.03846688" calcext:value-type="float">
            <text:p>104843.03846688</text:p>
          </table:table-cell>
          <table:table-cell table:formula="of:=[.G122]-[.$B122]" office:value-type="float" office:value="0.236845731735229" calcext:value-type="float">
            <text:p>0.23684573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5765.53824" calcext:value-type="float">
            <text:p>1443145765.53824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07473182678" calcext:value-type="float">
            <text:p>5.5380747318</text:p>
          </table:table-cell>
          <table:table-cell table:formula="of:=[.C123]/([.D123]-[.D122])" office:value-type="float" office:value="104653.501446831" calcext:value-type="float">
            <text:p>104653.501446831</text:p>
          </table:table-cell>
          <table:table-cell/>
          <table:table-cell office:value-type="float" office:value="1443145765.77514" calcext:value-type="float">
            <text:p>1443145765.77514</text:p>
          </table:table-cell>
          <table:table-cell table:formula="of:=[.G123]-[.$B$2]" office:value-type="float" office:value="5.77497386932373" calcext:value-type="float">
            <text:p>5.7749738693</text:p>
          </table:table-cell>
          <table:table-cell table:formula="of:=[.C123]/([.H123]-[.H122])" office:value-type="float" office:value="104518.278505546" calcext:value-type="float">
            <text:p>104518.278505546</text:p>
          </table:table-cell>
          <table:table-cell table:formula="of:=[.G123]-[.$B123]" office:value-type="float" office:value="0.236899137496948" calcext:value-type="float">
            <text:p>0.236899137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5765.57952" calcext:value-type="float">
            <text:p>1443145765.57952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35738563538" calcext:value-type="float">
            <text:p>5.5793573856</text:p>
          </table:table-cell>
          <table:table-cell table:formula="of:=[.C124]/([.D124]-[.D123])" office:value-type="float" office:value="104644.435409351" calcext:value-type="float">
            <text:p>104644.435409351</text:p>
          </table:table-cell>
          <table:table-cell/>
          <table:table-cell office:value-type="float" office:value="1443145765.81637" calcext:value-type="float">
            <text:p>1443145765.81637</text:p>
          </table:table-cell>
          <table:table-cell table:formula="of:=[.G124]-[.$B$2]" office:value-type="float" office:value="5.81620740890503" calcext:value-type="float">
            <text:p>5.8162074089</text:p>
          </table:table-cell>
          <table:table-cell table:formula="of:=[.C124]/([.H124]-[.H123])" office:value-type="float" office:value="104769.079828386" calcext:value-type="float">
            <text:p>104769.079828386</text:p>
          </table:table-cell>
          <table:table-cell table:formula="of:=[.G124]-[.$B124]" office:value-type="float" office:value="0.236850023269653" calcext:value-type="float">
            <text:p>0.236850023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5765.6208" calcext:value-type="float">
            <text:p>1443145765.6208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63193321228" calcext:value-type="float">
            <text:p>5.6206319332</text:p>
          </table:table-cell>
          <table:table-cell table:formula="of:=[.C125]/([.D125]-[.D124])" office:value-type="float" office:value="104664.987349669" calcext:value-type="float">
            <text:p>104664.987349669</text:p>
          </table:table-cell>
          <table:table-cell/>
          <table:table-cell office:value-type="float" office:value="1443145765.85774" calcext:value-type="float">
            <text:p>1443145765.85774</text:p>
          </table:table-cell>
          <table:table-cell table:formula="of:=[.G125]-[.$B$2]" office:value-type="float" office:value="5.85757279396057" calcext:value-type="float">
            <text:p>5.857572794</text:p>
          </table:table-cell>
          <table:table-cell table:formula="of:=[.C125]/([.H125]-[.H124])" office:value-type="float" office:value="104435.14533225" calcext:value-type="float">
            <text:p>104435.14533225</text:p>
          </table:table-cell>
          <table:table-cell table:formula="of:=[.G125]-[.$B125]" office:value-type="float" office:value="0.236940860748291" calcext:value-type="float">
            <text:p>0.236940860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5765.66209" calcext:value-type="float">
            <text:p>1443145765.66209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192555427551" calcext:value-type="float">
            <text:p>5.6619255543</text:p>
          </table:table-cell>
          <table:table-cell table:formula="of:=[.C126]/([.D126]-[.D125])" office:value-type="float" office:value="104616.642686405" calcext:value-type="float">
            <text:p>104616.642686405</text:p>
          </table:table-cell>
          <table:table-cell/>
          <table:table-cell office:value-type="float" office:value="1443145765.89903" calcext:value-type="float">
            <text:p>1443145765.89903</text:p>
          </table:table-cell>
          <table:table-cell table:formula="of:=[.G126]-[.$B$2]" office:value-type="float" office:value="5.89885950088501" calcext:value-type="float">
            <text:p>5.8988595009</text:p>
          </table:table-cell>
          <table:table-cell table:formula="of:=[.C126]/([.H126]-[.H125])" office:value-type="float" office:value="104634.162465568" calcext:value-type="float">
            <text:p>104634.162465568</text:p>
          </table:table-cell>
          <table:table-cell table:formula="of:=[.G126]-[.$B126]" office:value-type="float" office:value="0.236933946609497" calcext:value-type="float">
            <text:p>0.236933946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5765.70336" calcext:value-type="float">
            <text:p>1443145765.70336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19795608521" calcext:value-type="float">
            <text:p>5.7031979561</text:p>
          </table:table-cell>
          <table:table-cell table:formula="of:=[.C127]/([.D127]-[.D126])" office:value-type="float" office:value="104670.428920507" calcext:value-type="float">
            <text:p>104670.428920507</text:p>
          </table:table-cell>
          <table:table-cell/>
          <table:table-cell office:value-type="float" office:value="1443145765.94031" calcext:value-type="float">
            <text:p>1443145765.94031</text:p>
          </table:table-cell>
          <table:table-cell table:formula="of:=[.G127]-[.$B$2]" office:value-type="float" office:value="5.94014310836792" calcext:value-type="float">
            <text:p>5.9401431084</text:p>
          </table:table-cell>
          <table:table-cell table:formula="of:=[.C127]/([.H127]-[.H126])" office:value-type="float" office:value="104642.018064635" calcext:value-type="float">
            <text:p>104642.018064635</text:p>
          </table:table-cell>
          <table:table-cell table:formula="of:=[.G127]-[.$B127]" office:value-type="float" office:value="0.236945152282715" calcext:value-type="float">
            <text:p>0.236945152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5765.74465" calcext:value-type="float">
            <text:p>1443145765.74465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48895454407" calcext:value-type="float">
            <text:p>5.7444889545</text:p>
          </table:table-cell>
          <table:table-cell table:formula="of:=[.C128]/([.D128]-[.D127])" office:value-type="float" office:value="104623.287429195" calcext:value-type="float">
            <text:p>104623.287429195</text:p>
          </table:table-cell>
          <table:table-cell/>
          <table:table-cell office:value-type="float" office:value="1443145765.98162" calcext:value-type="float">
            <text:p>1443145765.98162</text:p>
          </table:table-cell>
          <table:table-cell table:formula="of:=[.G128]-[.$B$2]" office:value-type="float" office:value="5.98144960403442" calcext:value-type="float">
            <text:p>5.981449604</text:p>
          </table:table-cell>
          <table:table-cell table:formula="of:=[.C128]/([.H128]-[.H127])" office:value-type="float" office:value="104584.035278092" calcext:value-type="float">
            <text:p>104584.035278092</text:p>
          </table:table-cell>
          <table:table-cell table:formula="of:=[.G128]-[.$B128]" office:value-type="float" office:value="0.236960649490356" calcext:value-type="float">
            <text:p>0.236960649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5765.78594" calcext:value-type="float">
            <text:p>1443145765.78594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77399253845" calcext:value-type="float">
            <text:p>5.7857739925</text:p>
          </table:table-cell>
          <table:table-cell table:formula="of:=[.C129]/([.D129]-[.D128])" office:value-type="float" office:value="104638.392256962" calcext:value-type="float">
            <text:p>104638.392256962</text:p>
          </table:table-cell>
          <table:table-cell/>
          <table:table-cell office:value-type="float" office:value="1443145766.02291" calcext:value-type="float">
            <text:p>1443145766.02291</text:p>
          </table:table-cell>
          <table:table-cell table:formula="of:=[.G129]-[.$B$2]" office:value-type="float" office:value="6.02274537086487" calcext:value-type="float">
            <text:p>6.0227453709</text:p>
          </table:table-cell>
          <table:table-cell table:formula="of:=[.C129]/([.H129]-[.H128])" office:value-type="float" office:value="104611.206706426" calcext:value-type="float">
            <text:p>104611.206706426</text:p>
          </table:table-cell>
          <table:table-cell table:formula="of:=[.G129]-[.$B129]" office:value-type="float" office:value="0.236971378326416" calcext:value-type="float">
            <text:p>0.236971378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5765.82724" calcext:value-type="float">
            <text:p>1443145765.82724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07357406616" calcext:value-type="float">
            <text:p>5.8270735741</text:p>
          </table:table-cell>
          <table:table-cell table:formula="of:=[.C130]/([.D130]-[.D129])" office:value-type="float" office:value="104601.544136749" calcext:value-type="float">
            <text:p>104601.544136749</text:p>
          </table:table-cell>
          <table:table-cell/>
          <table:table-cell office:value-type="float" office:value="1443145766.06422" calcext:value-type="float">
            <text:p>1443145766.06422</text:p>
          </table:table-cell>
          <table:table-cell table:formula="of:=[.G130]-[.$B$2]" office:value-type="float" office:value="6.06405806541443" calcext:value-type="float">
            <text:p>6.0640580654</text:p>
          </table:table-cell>
          <table:table-cell table:formula="of:=[.C130]/([.H130]-[.H129])" office:value-type="float" office:value="104568.342663235" calcext:value-type="float">
            <text:p>104568.342663235</text:p>
          </table:table-cell>
          <table:table-cell table:formula="of:=[.G130]-[.$B130]" office:value-type="float" office:value="0.236984491348267" calcext:value-type="float">
            <text:p>0.236984491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5765.86854" calcext:value-type="float">
            <text:p>1443145765.86854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36934089661" calcext:value-type="float">
            <text:p>5.8683693409</text:p>
          </table:table-cell>
          <table:table-cell table:formula="of:=[.C131]/([.D131]-[.D130])" office:value-type="float" office:value="104611.206706426" calcext:value-type="float">
            <text:p>104611.206706426</text:p>
          </table:table-cell>
          <table:table-cell/>
          <table:table-cell office:value-type="float" office:value="1443145766.10556" calcext:value-type="float">
            <text:p>1443145766.10556</text:p>
          </table:table-cell>
          <table:table-cell table:formula="of:=[.G131]-[.$B$2]" office:value-type="float" office:value="6.10539269447327" calcext:value-type="float">
            <text:p>6.1053926945</text:p>
          </table:table-cell>
          <table:table-cell table:formula="of:=[.C131]/([.H131]-[.H130])" office:value-type="float" office:value="104512.852742689" calcext:value-type="float">
            <text:p>104512.852742689</text:p>
          </table:table-cell>
          <table:table-cell table:formula="of:=[.G131]-[.$B131]" office:value-type="float" office:value="0.23702335357666" calcext:value-type="float">
            <text:p>0.237023353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5765.90983" calcext:value-type="float">
            <text:p>1443145765.90983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66629981995" calcext:value-type="float">
            <text:p>5.9096662998</text:p>
          </table:table-cell>
          <table:table-cell table:formula="of:=[.C132]/([.D132]-[.D131])" office:value-type="float" office:value="104608.186961642" calcext:value-type="float">
            <text:p>104608.186961642</text:p>
          </table:table-cell>
          <table:table-cell/>
          <table:table-cell office:value-type="float" office:value="1443145766.11774" calcext:value-type="float">
            <text:p>1443145766.11774</text:p>
          </table:table-cell>
          <table:table-cell table:formula="of:=[.G132]-[.$B$2]" office:value-type="float" office:value="6.11757826805115" calcext:value-type="float">
            <text:p>6.1175782681</text:p>
          </table:table-cell>
          <table:table-cell table:formula="of:=[.C132]/([.H132]-[.H131])" office:value-type="float" office:value="354517.575425553" calcext:value-type="float">
            <text:p>354517.575425553</text:p>
          </table:table-cell>
          <table:table-cell table:formula="of:=[.G132]-[.$B132]" office:value-type="float" office:value="0.207911968231201" calcext:value-type="float">
            <text:p>0.207911968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5765.95112" calcext:value-type="float">
            <text:p>1443145765.95112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095491409302" calcext:value-type="float">
            <text:p>5.9509549141</text:p>
          </table:table-cell>
          <table:table-cell table:formula="of:=[.C133]/([.D133]-[.D132])" office:value-type="float" office:value="104629.32883697" calcext:value-type="float">
            <text:p>104629.32883697</text:p>
          </table:table-cell>
          <table:table-cell/>
          <table:table-cell office:value-type="float" office:value="1443145766.18805" calcext:value-type="float">
            <text:p>1443145766.18805</text:p>
          </table:table-cell>
          <table:table-cell table:formula="of:=[.G133]-[.$B$2]" office:value-type="float" office:value="6.18788886070251" calcext:value-type="float">
            <text:p>6.1878888607</text:p>
          </table:table-cell>
          <table:table-cell table:formula="of:=[.C133]/([.H133]-[.H132])" office:value-type="float" office:value="61441.6667118791" calcext:value-type="float">
            <text:p>61441.6667118791</text:p>
          </table:table-cell>
          <table:table-cell table:formula="of:=[.G133]-[.$B133]" office:value-type="float" office:value="0.236933946609497" calcext:value-type="float">
            <text:p>0.236933946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5765.99242" calcext:value-type="float">
            <text:p>1443145765.99242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25616455078" calcext:value-type="float">
            <text:p>5.9922561646</text:p>
          </table:table-cell>
          <table:table-cell table:formula="of:=[.C134]/([.D134]-[.D133])" office:value-type="float" office:value="104597.317323789" calcext:value-type="float">
            <text:p>104597.317323789</text:p>
          </table:table-cell>
          <table:table-cell/>
          <table:table-cell office:value-type="float" office:value="1443145766.22783" calcext:value-type="float">
            <text:p>1443145766.22783</text:p>
          </table:table-cell>
          <table:table-cell table:formula="of:=[.G134]-[.$B$2]" office:value-type="float" office:value="6.22765946388245" calcext:value-type="float">
            <text:p>6.2276594639</text:p>
          </table:table-cell>
          <table:table-cell table:formula="of:=[.C134]/([.H134]-[.H133])" office:value-type="float" office:value="108622.943948205" calcext:value-type="float">
            <text:p>108622.943948205</text:p>
          </table:table-cell>
          <table:table-cell table:formula="of:=[.G134]-[.$B134]" office:value-type="float" office:value="0.235403299331665" calcext:value-type="float">
            <text:p>0.235403299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5766.03219" calcext:value-type="float">
            <text:p>1443145766.03219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02271461487" calcext:value-type="float">
            <text:p>6.0320227146</text:p>
          </table:table-cell>
          <table:table-cell table:formula="of:=[.C135]/([.D135]-[.D134])" office:value-type="float" office:value="108634.015096557" calcext:value-type="float">
            <text:p>108634.015096557</text:p>
          </table:table-cell>
          <table:table-cell/>
          <table:table-cell office:value-type="float" office:value="1443145766.26725" calcext:value-type="float">
            <text:p>1443145766.26725</text:p>
          </table:table-cell>
          <table:table-cell table:formula="of:=[.G135]-[.$B$2]" office:value-type="float" office:value="6.26708650588989" calcext:value-type="float">
            <text:p>6.2670865059</text:p>
          </table:table-cell>
          <table:table-cell table:formula="of:=[.C135]/([.H135]-[.H134])" office:value-type="float" office:value="109569.467554378" calcext:value-type="float">
            <text:p>109569.467554378</text:p>
          </table:table-cell>
          <table:table-cell table:formula="of:=[.G135]-[.$B135]" office:value-type="float" office:value="0.235063791275024" calcext:value-type="float">
            <text:p>0.235063791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5766.07161" calcext:value-type="float">
            <text:p>1443145766.07161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44570350647" calcext:value-type="float">
            <text:p>6.0714457035</text:p>
          </table:table-cell>
          <table:table-cell table:formula="of:=[.C136]/([.D136]-[.D135])" office:value-type="float" office:value="109580.732497944" calcext:value-type="float">
            <text:p>109580.732497944</text:p>
          </table:table-cell>
          <table:table-cell/>
          <table:table-cell office:value-type="float" office:value="1443145766.30661" calcext:value-type="float">
            <text:p>1443145766.30661</text:p>
          </table:table-cell>
          <table:table-cell table:formula="of:=[.G136]-[.$B$2]" office:value-type="float" office:value="6.3064432144165" calcext:value-type="float">
            <text:p>6.3064432144</text:p>
          </table:table-cell>
          <table:table-cell table:formula="of:=[.C136]/([.H136]-[.H135])" office:value-type="float" office:value="109765.276663799" calcext:value-type="float">
            <text:p>109765.276663799</text:p>
          </table:table-cell>
          <table:table-cell table:formula="of:=[.G136]-[.$B136]" office:value-type="float" office:value="0.234997510910034" calcext:value-type="float">
            <text:p>0.234997510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5766.11103" calcext:value-type="float">
            <text:p>1443145766.11103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08615398407" calcext:value-type="float">
            <text:p>6.1108615398</text:p>
          </table:table-cell>
          <table:table-cell table:formula="of:=[.C137]/([.D137]-[.D136])" office:value-type="float" office:value="109600.617461681" calcext:value-type="float">
            <text:p>109600.617461681</text:p>
          </table:table-cell>
          <table:table-cell/>
          <table:table-cell office:value-type="float" office:value="1443145766.34601" calcext:value-type="float">
            <text:p>1443145766.34601</text:p>
          </table:table-cell>
          <table:table-cell table:formula="of:=[.G137]-[.$B$2]" office:value-type="float" office:value="6.34584522247314" calcext:value-type="float">
            <text:p>6.3458452225</text:p>
          </table:table-cell>
          <table:table-cell table:formula="of:=[.C137]/([.H137]-[.H136])" office:value-type="float" office:value="109639.08219576" calcext:value-type="float">
            <text:p>109639.08219576</text:p>
          </table:table-cell>
          <table:table-cell table:formula="of:=[.G137]-[.$B137]" office:value-type="float" office:value="0.234983682632446" calcext:value-type="float">
            <text:p>0.234983682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5766.15042" calcext:value-type="float">
            <text:p>1443145766.15042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25281906128" calcext:value-type="float">
            <text:p>6.1502528191</text:p>
          </table:table-cell>
          <table:table-cell table:formula="of:=[.C138]/([.D138]-[.D137])" office:value-type="float" office:value="109668.944128702" calcext:value-type="float">
            <text:p>109668.944128702</text:p>
          </table:table-cell>
          <table:table-cell/>
          <table:table-cell office:value-type="float" office:value="1443145766.38541" calcext:value-type="float">
            <text:p>1443145766.38541</text:p>
          </table:table-cell>
          <table:table-cell table:formula="of:=[.G138]-[.$B$2]" office:value-type="float" office:value="6.38524293899536" calcext:value-type="float">
            <text:p>6.385242939</text:p>
          </table:table-cell>
          <table:table-cell table:formula="of:=[.C138]/([.H138]-[.H137])" office:value-type="float" office:value="109651.025017247" calcext:value-type="float">
            <text:p>109651.025017247</text:p>
          </table:table-cell>
          <table:table-cell table:formula="of:=[.G138]-[.$B138]" office:value-type="float" office:value="0.234990119934082" calcext:value-type="float">
            <text:p>0.234990119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5766.18984" calcext:value-type="float">
            <text:p>1443145766.18984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67032432556" calcext:value-type="float">
            <text:p>6.1896703243</text:p>
          </table:table-cell>
          <table:table-cell table:formula="of:=[.C139]/([.D139]-[.D138])" office:value-type="float" office:value="109595.976991332" calcext:value-type="float">
            <text:p>109595.976991332</text:p>
          </table:table-cell>
          <table:table-cell/>
          <table:table-cell office:value-type="float" office:value="1443145766.42486" calcext:value-type="float">
            <text:p>1443145766.42486</text:p>
          </table:table-cell>
          <table:table-cell table:formula="of:=[.G139]-[.$B$2]" office:value-type="float" office:value="6.42469358444214" calcext:value-type="float">
            <text:p>6.4246935844</text:p>
          </table:table-cell>
          <table:table-cell table:formula="of:=[.C139]/([.H139]-[.H138])" office:value-type="float" office:value="109503.911813765" calcext:value-type="float">
            <text:p>109503.911813765</text:p>
          </table:table-cell>
          <table:table-cell table:formula="of:=[.G139]-[.$B139]" office:value-type="float" office:value="0.235023260116577" calcext:value-type="float">
            <text:p>0.23502326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5766.22925" calcext:value-type="float">
            <text:p>1443145766.22925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08115386963" calcext:value-type="float">
            <text:p>6.2290811539</text:p>
          </table:table-cell>
          <table:table-cell table:formula="of:=[.C140]/([.D140]-[.D139])" office:value-type="float" office:value="109614.541230846" calcext:value-type="float">
            <text:p>109614.541230846</text:p>
          </table:table-cell>
          <table:table-cell/>
          <table:table-cell office:value-type="float" office:value="1443145766.46429" calcext:value-type="float">
            <text:p>1443145766.46429</text:p>
          </table:table-cell>
          <table:table-cell table:formula="of:=[.G140]-[.$B$2]" office:value-type="float" office:value="6.46412801742554" calcext:value-type="float">
            <text:p>6.4641280174</text:p>
          </table:table-cell>
          <table:table-cell table:formula="of:=[.C140]/([.H140]-[.H139])" office:value-type="float" office:value="109548.931559855" calcext:value-type="float">
            <text:p>109548.931559855</text:p>
          </table:table-cell>
          <table:table-cell table:formula="of:=[.G140]-[.$B140]" office:value-type="float" office:value="0.235046863555908" calcext:value-type="float">
            <text:p>0.235046863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5766.26867" calcext:value-type="float">
            <text:p>1443145766.26867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50175857544" calcext:value-type="float">
            <text:p>6.2685017586</text:p>
          </table:table-cell>
          <table:table-cell table:formula="of:=[.C141]/([.D141]-[.D140])" office:value-type="float" office:value="109587.360017418" calcext:value-type="float">
            <text:p>109587.360017418</text:p>
          </table:table-cell>
          <table:table-cell/>
          <table:table-cell office:value-type="float" office:value="1443145766.50375" calcext:value-type="float">
            <text:p>1443145766.50375</text:p>
          </table:table-cell>
          <table:table-cell table:formula="of:=[.G141]-[.$B$2]" office:value-type="float" office:value="6.50358510017395" calcext:value-type="float">
            <text:p>6.5035851002</text:p>
          </table:table-cell>
          <table:table-cell table:formula="of:=[.C141]/([.H141]-[.H140])" office:value-type="float" office:value="109486.04658751" calcext:value-type="float">
            <text:p>109486.04658751</text:p>
          </table:table-cell>
          <table:table-cell table:formula="of:=[.G141]-[.$B141]" office:value-type="float" office:value="0.235083341598511" calcext:value-type="float">
            <text:p>0.23508334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5766.30808" calcext:value-type="float">
            <text:p>1443145766.30808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791163444519" calcext:value-type="float">
            <text:p>6.3079116344</text:p>
          </table:table-cell>
          <table:table-cell table:formula="of:=[.C142]/([.D142]-[.D141])" office:value-type="float" office:value="109617.193778471" calcext:value-type="float">
            <text:p>109617.193778471</text:p>
          </table:table-cell>
          <table:table-cell/>
          <table:table-cell office:value-type="float" office:value="1443145766.54315" calcext:value-type="float">
            <text:p>1443145766.54315</text:p>
          </table:table-cell>
          <table:table-cell table:formula="of:=[.G142]-[.$B$2]" office:value-type="float" office:value="6.54298806190491" calcext:value-type="float">
            <text:p>6.5429880619</text:p>
          </table:table-cell>
          <table:table-cell table:formula="of:=[.C142]/([.H142]-[.H141])" office:value-type="float" office:value="109636.428588717" calcext:value-type="float">
            <text:p>109636.428588717</text:p>
          </table:table-cell>
          <table:table-cell table:formula="of:=[.G142]-[.$B142]" office:value-type="float" office:value="0.235076427459717" calcext:value-type="float">
            <text:p>0.235076427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5766.34749" calcext:value-type="float">
            <text:p>1443145766.34749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3219871521" calcext:value-type="float">
            <text:p>6.3473219872</text:p>
          </table:table-cell>
          <table:table-cell table:formula="of:=[.C143]/([.D143]-[.D142])" office:value-type="float" office:value="109615.867488612" calcext:value-type="float">
            <text:p>109615.867488612</text:p>
          </table:table-cell>
          <table:table-cell/>
          <table:table-cell office:value-type="float" office:value="1443145766.55529" calcext:value-type="float">
            <text:p>1443145766.55529</text:p>
          </table:table-cell>
          <table:table-cell table:formula="of:=[.G143]-[.$B$2]" office:value-type="float" office:value="6.5551278591156" calcext:value-type="float">
            <text:p>6.5551278591</text:p>
          </table:table-cell>
          <table:table-cell table:formula="of:=[.C143]/([.H143]-[.H142])" office:value-type="float" office:value="355854.379197926" calcext:value-type="float">
            <text:p>355854.379197926</text:p>
          </table:table-cell>
          <table:table-cell table:formula="of:=[.G143]-[.$B143]" office:value-type="float" office:value="0.207805871963501" calcext:value-type="float">
            <text:p>0.20780587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5766.38698" calcext:value-type="float">
            <text:p>1443145766.38698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81864738464" calcext:value-type="float">
            <text:p>6.3868186474</text:p>
          </table:table-cell>
          <table:table-cell table:formula="of:=[.C144]/([.D144]-[.D143])" office:value-type="float" office:value="109376.336494407" calcext:value-type="float">
            <text:p>109376.336494407</text:p>
          </table:table-cell>
          <table:table-cell/>
          <table:table-cell office:value-type="float" office:value="1443145766.62219" calcext:value-type="float">
            <text:p>1443145766.62219</text:p>
          </table:table-cell>
          <table:table-cell table:formula="of:=[.G144]-[.$B$2]" office:value-type="float" office:value="6.62201976776123" calcext:value-type="float">
            <text:p>6.6220197678</text:p>
          </table:table-cell>
          <table:table-cell table:formula="of:=[.C144]/([.H144]-[.H143])" office:value-type="float" office:value="64581.8020066651" calcext:value-type="float">
            <text:p>64581.8020066651</text:p>
          </table:table-cell>
          <table:table-cell table:formula="of:=[.G144]-[.$B144]" office:value-type="float" office:value="0.235201120376587" calcext:value-type="float">
            <text:p>0.235201120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5766.4264" calcext:value-type="float">
            <text:p>1443145766.4264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23662948608" calcext:value-type="float">
            <text:p>6.4262366295</text:p>
          </table:table-cell>
          <table:table-cell table:formula="of:=[.C145]/([.D145]-[.D144])" office:value-type="float" office:value="109594.651214836" calcext:value-type="float">
            <text:p>109594.651214836</text:p>
          </table:table-cell>
          <table:table-cell/>
          <table:table-cell office:value-type="float" office:value="1443145766.66154" calcext:value-type="float">
            <text:p>1443145766.66154</text:p>
          </table:table-cell>
          <table:table-cell table:formula="of:=[.G145]-[.$B$2]" office:value-type="float" office:value="6.66137051582336" calcext:value-type="float">
            <text:p>6.6613705158</text:p>
          </table:table-cell>
          <table:table-cell table:formula="of:=[.C145]/([.H145]-[.H144])" office:value-type="float" office:value="109781.902828857" calcext:value-type="float">
            <text:p>109781.902828857</text:p>
          </table:table-cell>
          <table:table-cell table:formula="of:=[.G145]-[.$B145]" office:value-type="float" office:value="0.23513388633728" calcext:value-type="float">
            <text:p>0.235133886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5766.46582" calcext:value-type="float">
            <text:p>1443145766.46582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65008163452" calcext:value-type="float">
            <text:p>6.4656500816</text:p>
          </table:table-cell>
          <table:table-cell table:formula="of:=[.C146]/([.D146]-[.D145])" office:value-type="float" office:value="109607.24738676" calcext:value-type="float">
            <text:p>109607.24738676</text:p>
          </table:table-cell>
          <table:table-cell/>
          <table:table-cell office:value-type="float" office:value="1443145766.70086" calcext:value-type="float">
            <text:p>1443145766.70086</text:p>
          </table:table-cell>
          <table:table-cell table:formula="of:=[.G146]-[.$B$2]" office:value-type="float" office:value="6.70069456100464" calcext:value-type="float">
            <text:p>6.700694561</text:p>
          </table:table-cell>
          <table:table-cell table:formula="of:=[.C146]/([.H146]-[.H145])" office:value-type="float" office:value="109856.449917241" calcext:value-type="float">
            <text:p>109856.449917241</text:p>
          </table:table-cell>
          <table:table-cell table:formula="of:=[.G146]-[.$B146]" office:value-type="float" office:value="0.235044479370117" calcext:value-type="float">
            <text:p>0.235044479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5766.50524" calcext:value-type="float">
            <text:p>1443145766.50524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07020950317" calcext:value-type="float">
            <text:p>6.5050702095</text:p>
          </table:table-cell>
          <table:table-cell table:formula="of:=[.C147]/([.D147]-[.D146])" office:value-type="float" office:value="109588.685617515" calcext:value-type="float">
            <text:p>109588.685617515</text:p>
          </table:table-cell>
          <table:table-cell/>
          <table:table-cell office:value-type="float" office:value="1443145766.74043" calcext:value-type="float">
            <text:p>1443145766.74043</text:p>
          </table:table-cell>
          <table:table-cell table:formula="of:=[.G147]-[.$B$2]" office:value-type="float" office:value="6.74026370048523" calcext:value-type="float">
            <text:p>6.7402637005</text:p>
          </table:table-cell>
          <table:table-cell table:formula="of:=[.C147]/([.H147]-[.H146])" office:value-type="float" office:value="109175.990600428" calcext:value-type="float">
            <text:p>109175.990600428</text:p>
          </table:table-cell>
          <table:table-cell table:formula="of:=[.G147]-[.$B147]" office:value-type="float" office:value="0.235193490982056" calcext:value-type="float">
            <text:p>0.23519349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5766.54464" calcext:value-type="float">
            <text:p>1443145766.54464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47865486145" calcext:value-type="float">
            <text:p>6.5444786549</text:p>
          </table:table-cell>
          <table:table-cell table:formula="of:=[.C148]/([.D148]-[.D147])" office:value-type="float" office:value="109621.172840627" calcext:value-type="float">
            <text:p>109621.172840627</text:p>
          </table:table-cell>
          <table:table-cell/>
          <table:table-cell office:value-type="float" office:value="1443145766.77976" calcext:value-type="float">
            <text:p>1443145766.77976</text:p>
          </table:table-cell>
          <table:table-cell table:formula="of:=[.G148]-[.$B$2]" office:value-type="float" office:value="6.7795934677124" calcext:value-type="float">
            <text:p>6.7795934677</text:p>
          </table:table-cell>
          <table:table-cell table:formula="of:=[.C148]/([.H148]-[.H147])" office:value-type="float" office:value="109840.467019477" calcext:value-type="float">
            <text:p>109840.467019477</text:p>
          </table:table-cell>
          <table:table-cell table:formula="of:=[.G148]-[.$B148]" office:value-type="float" office:value="0.235114812850952" calcext:value-type="float">
            <text:p>0.235114812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5766.58405" calcext:value-type="float">
            <text:p>1443145766.58405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388447761536" calcext:value-type="float">
            <text:p>6.5838844776</text:p>
          </table:table-cell>
          <table:table-cell table:formula="of:=[.C149]/([.D149]-[.D148])" office:value-type="float" office:value="109628.468538238" calcext:value-type="float">
            <text:p>109628.468538238</text:p>
          </table:table-cell>
          <table:table-cell/>
          <table:table-cell office:value-type="float" office:value="1443145766.81919" calcext:value-type="float">
            <text:p>1443145766.81919</text:p>
          </table:table-cell>
          <table:table-cell table:formula="of:=[.G149]-[.$B$2]" office:value-type="float" office:value="6.81902480125427" calcext:value-type="float">
            <text:p>6.8190248013</text:p>
          </table:table-cell>
          <table:table-cell table:formula="of:=[.C149]/([.H149]-[.H148])" office:value-type="float" office:value="109557.542491248" calcext:value-type="float">
            <text:p>109557.542491248</text:p>
          </table:table-cell>
          <table:table-cell table:formula="of:=[.G149]-[.$B149]" office:value-type="float" office:value="0.235140323638916" calcext:value-type="float">
            <text:p>0.235140323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5766.62347" calcext:value-type="float">
            <text:p>1443145766.62347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30269813538" calcext:value-type="float">
            <text:p>6.6233026981</text:p>
          </table:table-cell>
          <table:table-cell table:formula="of:=[.C150]/([.D150]-[.D149])" office:value-type="float" office:value="109593.988338616" calcext:value-type="float">
            <text:p>109593.988338616</text:p>
          </table:table-cell>
          <table:table-cell/>
          <table:table-cell office:value-type="float" office:value="1443145766.85872" calcext:value-type="float">
            <text:p>1443145766.85872</text:p>
          </table:table-cell>
          <table:table-cell table:formula="of:=[.G150]-[.$B$2]" office:value-type="float" office:value="6.85855531692505" calcext:value-type="float">
            <text:p>6.8585553169</text:p>
          </table:table-cell>
          <table:table-cell table:formula="of:=[.C150]/([.H150]-[.H149])" office:value-type="float" office:value="109282.662436747" calcext:value-type="float">
            <text:p>109282.662436747</text:p>
          </table:table-cell>
          <table:table-cell table:formula="of:=[.G150]-[.$B150]" office:value-type="float" office:value="0.235252618789673" calcext:value-type="float">
            <text:p>0.235252618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5766.66286" calcext:value-type="float">
            <text:p>1443145766.66286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69421577454" calcext:value-type="float">
            <text:p>6.6626942158</text:p>
          </table:table-cell>
          <table:table-cell table:formula="of:=[.C151]/([.D151]-[.D150])" office:value-type="float" office:value="109668.280353468" calcext:value-type="float">
            <text:p>109668.280353468</text:p>
          </table:table-cell>
          <table:table-cell/>
          <table:table-cell office:value-type="float" office:value="1443145766.89808" calcext:value-type="float">
            <text:p>1443145766.89808</text:p>
          </table:table-cell>
          <table:table-cell table:formula="of:=[.G151]-[.$B$2]" office:value-type="float" office:value="6.89791750907898" calcext:value-type="float">
            <text:p>6.8979175091</text:p>
          </table:table-cell>
          <table:table-cell table:formula="of:=[.C151]/([.H151]-[.H150])" office:value-type="float" office:value="109749.985039098" calcext:value-type="float">
            <text:p>109749.985039098</text:p>
          </table:table-cell>
          <table:table-cell table:formula="of:=[.G151]-[.$B151]" office:value-type="float" office:value="0.235223293304443" calcext:value-type="float">
            <text:p>0.235223293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5766.70225" calcext:value-type="float">
            <text:p>1443145766.70225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08764076233" calcext:value-type="float">
            <text:p>6.7020876408</text:p>
          </table:table-cell>
          <table:table-cell table:formula="of:=[.C152]/([.D152]-[.D151])" office:value-type="float" office:value="109662.970440845" calcext:value-type="float">
            <text:p>109662.970440845</text:p>
          </table:table-cell>
          <table:table-cell/>
          <table:table-cell office:value-type="float" office:value="1443145766.93753" calcext:value-type="float">
            <text:p>1443145766.93753</text:p>
          </table:table-cell>
          <table:table-cell table:formula="of:=[.G152]-[.$B$2]" office:value-type="float" office:value="6.93736505508423" calcext:value-type="float">
            <text:p>6.9373650551</text:p>
          </table:table-cell>
          <table:table-cell table:formula="of:=[.C152]/([.H152]-[.H151])" office:value-type="float" office:value="109512.515668913" calcext:value-type="float">
            <text:p>109512.515668913</text:p>
          </table:table-cell>
          <table:table-cell table:formula="of:=[.G152]-[.$B152]" office:value-type="float" office:value="0.235277414321899" calcext:value-type="float">
            <text:p>0.235277414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5766.74168" calcext:value-type="float">
            <text:p>1443145766.74168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50919914246" calcext:value-type="float">
            <text:p>6.7415091991</text:p>
          </table:table-cell>
          <table:table-cell table:formula="of:=[.C153]/([.D153]-[.D152])" office:value-type="float" office:value="109584.70891343" calcext:value-type="float">
            <text:p>109584.70891343</text:p>
          </table:table-cell>
          <table:table-cell/>
          <table:table-cell office:value-type="float" office:value="1443145766.97692" calcext:value-type="float">
            <text:p>1443145766.97692</text:p>
          </table:table-cell>
          <table:table-cell table:formula="of:=[.G153]-[.$B$2]" office:value-type="float" office:value="6.97675275802612" calcext:value-type="float">
            <text:p>6.976752758</text:p>
          </table:table-cell>
          <table:table-cell table:formula="of:=[.C153]/([.H153]-[.H152])" office:value-type="float" office:value="109678.901721508" calcext:value-type="float">
            <text:p>109678.901721508</text:p>
          </table:table-cell>
          <table:table-cell table:formula="of:=[.G153]-[.$B153]" office:value-type="float" office:value="0.235243558883667" calcext:value-type="float">
            <text:p>0.235243558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5766.78109" calcext:value-type="float">
            <text:p>1443145766.78109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091979026794" calcext:value-type="float">
            <text:p>6.7809197903</text:p>
          </table:table-cell>
          <table:table-cell table:formula="of:=[.C154]/([.D154]-[.D153])" office:value-type="float" office:value="109615.204355717" calcext:value-type="float">
            <text:p>109615.204355717</text:p>
          </table:table-cell>
          <table:table-cell/>
          <table:table-cell office:value-type="float" office:value="1443145767.01634" calcext:value-type="float">
            <text:p>1443145767.01634</text:p>
          </table:table-cell>
          <table:table-cell table:formula="of:=[.G154]-[.$B$2]" office:value-type="float" office:value="7.01617050170898" calcext:value-type="float">
            <text:p>7.0161705017</text:p>
          </table:table-cell>
          <table:table-cell table:formula="of:=[.C154]/([.H154]-[.H153])" office:value-type="float" office:value="109595.314099075" calcext:value-type="float">
            <text:p>109595.314099075</text:p>
          </table:table-cell>
          <table:table-cell table:formula="of:=[.G154]-[.$B154]" office:value-type="float" office:value="0.23525071144104" calcext:value-type="float">
            <text:p>0.235250711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5766.82052" calcext:value-type="float">
            <text:p>1443145766.82052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35160064697" calcext:value-type="float">
            <text:p>6.8203516006</text:p>
          </table:table-cell>
          <table:table-cell table:formula="of:=[.C155]/([.D155]-[.D154])" office:value-type="float" office:value="109556.217644462" calcext:value-type="float">
            <text:p>109556.217644462</text:p>
          </table:table-cell>
          <table:table-cell/>
          <table:table-cell office:value-type="float" office:value="1443145770.01815" calcext:value-type="float">
            <text:p>1443145770.01815</text:p>
          </table:table-cell>
          <table:table-cell table:formula="of:=[.G155]-[.$B$2]" office:value-type="float" office:value="10.0179851055145" calcext:value-type="float">
            <text:p>10.0179851055</text:p>
          </table:table-cell>
          <table:table-cell table:formula="of:=[.C155]/([.H155]-[.H154])" office:value-type="float" office:value="1439.12951670078" calcext:value-type="float">
            <text:p>1439.1295167008</text:p>
          </table:table-cell>
          <table:table-cell table:formula="of:=[.G155]-[.$B155]" office:value-type="float" office:value="3.19763350486755" calcext:value-type="float">
            <text:p>3.197633504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5766.85994" calcext:value-type="float">
            <text:p>1443145766.85994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977101325989" calcext:value-type="float">
            <text:p>6.8597710133</text:p>
          </table:table-cell>
          <table:table-cell table:formula="of:=[.C156]/([.D156]-[.D155])" office:value-type="float" office:value="109590.674077793" calcext:value-type="float">
            <text:p>109590.674077793</text:p>
          </table:table-cell>
          <table:table-cell/>
          <table:table-cell office:value-type="float" office:value="1443145770.99073" calcext:value-type="float">
            <text:p>1443145770.99073</text:p>
          </table:table-cell>
          <table:table-cell table:formula="of:=[.G156]-[.$B$2]" office:value-type="float" office:value="10.9905602931976" calcext:value-type="float">
            <text:p>10.9905602932</text:p>
          </table:table-cell>
          <table:table-cell table:formula="of:=[.C156]/([.H156]-[.H155])" office:value-type="float" office:value="4441.81596930436" calcext:value-type="float">
            <text:p>4441.8159693044</text:p>
          </table:table-cell>
          <table:table-cell table:formula="of:=[.G156]-[.$B156]" office:value-type="float" office:value="4.13078927993774" calcext:value-type="float">
            <text:p>4.130789279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5766.89936" calcext:value-type="float">
            <text:p>1443145766.89936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1904258728" calcext:value-type="float">
            <text:p>6.8991904259</text:p>
          </table:table-cell>
          <table:table-cell table:formula="of:=[.C157]/([.D157]-[.D156])" office:value-type="float" office:value="109590.674077793" calcext:value-type="float">
            <text:p>109590.674077793</text:p>
          </table:table-cell>
          <table:table-cell/>
          <table:table-cell office:value-type="float" office:value="1443145771.00858" calcext:value-type="float">
            <text:p>1443145771.00858</text:p>
          </table:table-cell>
          <table:table-cell table:formula="of:=[.G157]-[.$B$2]" office:value-type="float" office:value="11.0084192752838" calcext:value-type="float">
            <text:p>11.0084192753</text:p>
          </table:table-cell>
          <table:table-cell table:formula="of:=[.C157]/([.H157]-[.H156])" office:value-type="float" office:value="241895.085573919" calcext:value-type="float">
            <text:p>241895.085573919</text:p>
          </table:table-cell>
          <table:table-cell table:formula="of:=[.G157]-[.$B157]" office:value-type="float" office:value="4.10922884941101" calcext:value-type="float">
            <text:p>4.109228849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5766.93877" calcext:value-type="float">
            <text:p>1443145766.93877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60912322998" calcext:value-type="float">
            <text:p>6.9386091232</text:p>
          </table:table-cell>
          <table:table-cell table:formula="of:=[.C158]/([.D158]-[.D157])" office:value-type="float" office:value="109592.662610231" calcext:value-type="float">
            <text:p>109592.662610231</text:p>
          </table:table-cell>
          <table:table-cell/>
          <table:table-cell office:value-type="float" office:value="1443145771.02617" calcext:value-type="float">
            <text:p>1443145771.02617</text:p>
          </table:table-cell>
          <table:table-cell table:formula="of:=[.G158]-[.$B$2]" office:value-type="float" office:value="11.0260012149811" calcext:value-type="float">
            <text:p>11.026001215</text:p>
          </table:table-cell>
          <table:table-cell table:formula="of:=[.C158]/([.H158]-[.H157])" office:value-type="float" office:value="245706.67823823" calcext:value-type="float">
            <text:p>245706.67823823</text:p>
          </table:table-cell>
          <table:table-cell table:formula="of:=[.G158]-[.$B158]" office:value-type="float" office:value="4.0873920917511" calcext:value-type="float">
            <text:p>4.087392091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5766.97818" calcext:value-type="float">
            <text:p>1443145766.97818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01470756531" calcext:value-type="float">
            <text:p>6.9780147076</text:p>
          </table:table-cell>
          <table:table-cell table:formula="of:=[.C159]/([.D159]-[.D158])" office:value-type="float" office:value="109629.13183163" calcext:value-type="float">
            <text:p>109629.13183163</text:p>
          </table:table-cell>
          <table:table-cell/>
          <table:table-cell office:value-type="float" office:value="1443145771.04373" calcext:value-type="float">
            <text:p>1443145771.04373</text:p>
          </table:table-cell>
          <table:table-cell table:formula="of:=[.G159]-[.$B$2]" office:value-type="float" office:value="11.0435650348663" calcext:value-type="float">
            <text:p>11.0435650349</text:p>
          </table:table-cell>
          <table:table-cell table:formula="of:=[.C159]/([.H159]-[.H158])" office:value-type="float" office:value="245960.162892979" calcext:value-type="float">
            <text:p>245960.162892979</text:p>
          </table:table-cell>
          <table:table-cell table:formula="of:=[.G159]-[.$B159]" office:value-type="float" office:value="4.06555032730103" calcext:value-type="float">
            <text:p>4.065550327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5780.02418" calcext:value-type="float">
            <text:p>1443145780.02418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01304245" calcext:value-type="float">
            <text:p>20.0240130425</text:p>
          </table:table-cell>
          <table:table-cell table:formula="of:=[.C160]/([.D160]-[.D159])" office:value-type="float" office:value="331.136022641398" calcext:value-type="float">
            <text:p>331.1360226414</text:p>
          </table:table-cell>
          <table:table-cell/>
          <table:table-cell office:value-type="float" office:value="1443145780.22261" calcext:value-type="float">
            <text:p>1443145780.22261</text:p>
          </table:table-cell>
          <table:table-cell table:formula="of:=[.G160]-[.$B$2]" office:value-type="float" office:value="20.2224402427673" calcext:value-type="float">
            <text:p>20.2224402428</text:p>
          </table:table-cell>
          <table:table-cell table:formula="of:=[.C160]/([.H160]-[.H159])" office:value-type="float" office:value="470.645901829173" calcext:value-type="float">
            <text:p>470.6459018292</text:p>
          </table:table-cell>
          <table:table-cell table:formula="of:=[.G160]-[.$B160]" office:value-type="float" office:value="0.198427200317383" calcext:value-type="float">
            <text:p>0.198427200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5780.07833" calcext:value-type="float">
            <text:p>1443145780.07833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1636238098" calcext:value-type="float">
            <text:p>20.0781636238</text:p>
          </table:table-cell>
          <table:table-cell table:formula="of:=[.C161]/([.D161]-[.D160])" office:value-type="float" office:value="79777.536852116" calcext:value-type="float">
            <text:p>79777.536852116</text:p>
          </table:table-cell>
          <table:table-cell/>
          <table:table-cell office:value-type="float" office:value="1443145780.32855" calcext:value-type="float">
            <text:p>1443145780.32855</text:p>
          </table:table-cell>
          <table:table-cell table:formula="of:=[.G161]-[.$B$2]" office:value-type="float" office:value="20.3283865451813" calcext:value-type="float">
            <text:p>20.3283865452</text:p>
          </table:table-cell>
          <table:table-cell table:formula="of:=[.C161]/([.H161]-[.H160])" office:value-type="float" office:value="40775.37301039" calcext:value-type="float">
            <text:p>40775.37301039</text:p>
          </table:table-cell>
          <table:table-cell table:formula="of:=[.G161]-[.$B161]" office:value-type="float" office:value="0.25022292137146" calcext:value-type="float">
            <text:p>0.250222921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5780.13247" calcext:value-type="float">
            <text:p>1443145780.13247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3046684265" calcext:value-type="float">
            <text:p>20.1323046684</text:p>
          </table:table-cell>
          <table:table-cell table:formula="of:=[.C162]/([.D162]-[.D161])" office:value-type="float" office:value="79791.589367811" calcext:value-type="float">
            <text:p>79791.589367811</text:p>
          </table:table-cell>
          <table:table-cell/>
          <table:table-cell office:value-type="float" office:value="1443145780.38277" calcext:value-type="float">
            <text:p>1443145780.38277</text:p>
          </table:table-cell>
          <table:table-cell table:formula="of:=[.G162]-[.$B$2]" office:value-type="float" office:value="20.382607460022" calcext:value-type="float">
            <text:p>20.38260746</text:p>
          </table:table-cell>
          <table:table-cell table:formula="of:=[.C162]/([.H162]-[.H161])" office:value-type="float" office:value="79674.0522119964" calcext:value-type="float">
            <text:p>79674.0522119964</text:p>
          </table:table-cell>
          <table:table-cell table:formula="of:=[.G162]-[.$B162]" office:value-type="float" office:value="0.250302791595459" calcext:value-type="float">
            <text:p>0.250302791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5780.18661" calcext:value-type="float">
            <text:p>1443145780.18661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64471435547" calcext:value-type="float">
            <text:p>20.1864471436</text:p>
          </table:table-cell>
          <table:table-cell table:formula="of:=[.C163]/([.D163]-[.D162])" office:value-type="float" office:value="79789.4811748646" calcext:value-type="float">
            <text:p>79789.4811748646</text:p>
          </table:table-cell>
          <table:table-cell/>
          <table:table-cell office:value-type="float" office:value="1443145780.43689" calcext:value-type="float">
            <text:p>1443145780.43689</text:p>
          </table:table-cell>
          <table:table-cell table:formula="of:=[.G163]-[.$B$2]" office:value-type="float" office:value="20.4367277622223" calcext:value-type="float">
            <text:p>20.4367277622</text:p>
          </table:table-cell>
          <table:table-cell table:formula="of:=[.C163]/([.H163]-[.H162])" office:value-type="float" office:value="79822.1706894805" calcext:value-type="float">
            <text:p>79822.1706894805</text:p>
          </table:table-cell>
          <table:table-cell table:formula="of:=[.G163]-[.$B163]" office:value-type="float" office:value="0.250280618667603" calcext:value-type="float">
            <text:p>0.250280618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5780.24076" calcext:value-type="float">
            <text:p>1443145780.24076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05986785889" calcext:value-type="float">
            <text:p>20.2405986786</text:p>
          </table:table-cell>
          <table:table-cell table:formula="of:=[.C164]/([.D164]-[.D163])" office:value-type="float" office:value="79776.1318727766" calcext:value-type="float">
            <text:p>79776.1318727766</text:p>
          </table:table-cell>
          <table:table-cell/>
          <table:table-cell office:value-type="float" office:value="1443145780.49102" calcext:value-type="float">
            <text:p>1443145780.49102</text:p>
          </table:table-cell>
          <table:table-cell table:formula="of:=[.G164]-[.$B$2]" office:value-type="float" office:value="20.4908525943756" calcext:value-type="float">
            <text:p>20.4908525944</text:p>
          </table:table-cell>
          <table:table-cell table:formula="of:=[.C164]/([.H164]-[.H163])" office:value-type="float" office:value="79815.4900095148" calcext:value-type="float">
            <text:p>79815.4900095148</text:p>
          </table:table-cell>
          <table:table-cell table:formula="of:=[.G164]-[.$B164]" office:value-type="float" office:value="0.250253915786743" calcext:value-type="float">
            <text:p>0.250253915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5780.29491" calcext:value-type="float">
            <text:p>1443145780.29491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47418689728" calcext:value-type="float">
            <text:p>20.294741869</text:p>
          </table:table-cell>
          <table:table-cell table:formula="of:=[.C165]/([.D165]-[.D164])" office:value-type="float" office:value="79788.4271201666" calcext:value-type="float">
            <text:p>79788.4271201666</text:p>
          </table:table-cell>
          <table:table-cell/>
          <table:table-cell office:value-type="float" office:value="1443145780.54509" calcext:value-type="float">
            <text:p>1443145780.54509</text:p>
          </table:table-cell>
          <table:table-cell table:formula="of:=[.G165]-[.$B$2]" office:value-type="float" office:value="20.5449192523956" calcext:value-type="float">
            <text:p>20.5449192524</text:p>
          </table:table-cell>
          <table:table-cell table:formula="of:=[.C165]/([.H165]-[.H164])" office:value-type="float" office:value="79901.3691284638" calcext:value-type="float">
            <text:p>79901.3691284638</text:p>
          </table:table-cell>
          <table:table-cell table:formula="of:=[.G165]-[.$B165]" office:value-type="float" office:value="0.250177383422852" calcext:value-type="float">
            <text:p>0.250177383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5780.34905" calcext:value-type="float">
            <text:p>1443145780.34905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88869667053" calcext:value-type="float">
            <text:p>20.3488869667</text:p>
          </table:table-cell>
          <table:table-cell table:formula="of:=[.C166]/([.D166]-[.D165])" office:value-type="float" office:value="79785.6164437849" calcext:value-type="float">
            <text:p>79785.6164437849</text:p>
          </table:table-cell>
          <table:table-cell/>
          <table:table-cell office:value-type="float" office:value="1443145780.5993" calcext:value-type="float">
            <text:p>1443145780.5993</text:p>
          </table:table-cell>
          <table:table-cell table:formula="of:=[.G166]-[.$B$2]" office:value-type="float" office:value="20.5991322994232" calcext:value-type="float">
            <text:p>20.5991322994</text:p>
          </table:table-cell>
          <table:table-cell table:formula="of:=[.C166]/([.H166]-[.H165])" office:value-type="float" office:value="79685.6151214235" calcext:value-type="float">
            <text:p>79685.6151214235</text:p>
          </table:table-cell>
          <table:table-cell table:formula="of:=[.G166]-[.$B166]" office:value-type="float" office:value="0.250245332717895" calcext:value-type="float">
            <text:p>0.250245332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5780.40321" calcext:value-type="float">
            <text:p>1443145780.40321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0404090881" calcext:value-type="float">
            <text:p>20.4030404091</text:p>
          </table:table-cell>
          <table:table-cell table:formula="of:=[.C167]/([.D167]-[.D166])" office:value-type="float" office:value="79773.3220625528" calcext:value-type="float">
            <text:p>79773.3220625528</text:p>
          </table:table-cell>
          <table:table-cell/>
          <table:table-cell office:value-type="float" office:value="1443145780.65342" calcext:value-type="float">
            <text:p>1443145780.65342</text:p>
          </table:table-cell>
          <table:table-cell table:formula="of:=[.G167]-[.$B$2]" office:value-type="float" office:value="20.6532499790192" calcext:value-type="float">
            <text:p>20.653249979</text:p>
          </table:table-cell>
          <table:table-cell table:formula="of:=[.C167]/([.H167]-[.H166])" office:value-type="float" office:value="79826.0389627554" calcext:value-type="float">
            <text:p>79826.0389627554</text:p>
          </table:table-cell>
          <table:table-cell table:formula="of:=[.G167]-[.$B167]" office:value-type="float" office:value="0.25020956993103" calcext:value-type="float">
            <text:p>0.250209569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5780.45735" calcext:value-type="float">
            <text:p>1443145780.45735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1847915649" calcext:value-type="float">
            <text:p>20.4571847916</text:p>
          </table:table-cell>
          <table:table-cell table:formula="of:=[.C168]/([.D168]-[.D167])" office:value-type="float" office:value="79786.6704242222" calcext:value-type="float">
            <text:p>79786.6704242222</text:p>
          </table:table-cell>
          <table:table-cell/>
          <table:table-cell office:value-type="float" office:value="1443145780.70763" calcext:value-type="float">
            <text:p>1443145780.70763</text:p>
          </table:table-cell>
          <table:table-cell table:formula="of:=[.G168]-[.$B$2]" office:value-type="float" office:value="20.7074649333954" calcext:value-type="float">
            <text:p>20.7074649334</text:p>
          </table:table-cell>
          <table:table-cell table:formula="of:=[.C168]/([.H168]-[.H167])" office:value-type="float" office:value="79682.8116836856" calcext:value-type="float">
            <text:p>79682.8116836856</text:p>
          </table:table-cell>
          <table:table-cell table:formula="of:=[.G168]-[.$B168]" office:value-type="float" office:value="0.250280141830444" calcext:value-type="float">
            <text:p>0.250280141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5780.51149" calcext:value-type="float">
            <text:p>1443145780.51149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328458786" calcext:value-type="float">
            <text:p>20.5113284588</text:p>
          </table:table-cell>
          <table:table-cell table:formula="of:=[.C169]/([.D169]-[.D168])" office:value-type="float" office:value="79787.7244325062" calcext:value-type="float">
            <text:p>79787.7244325062</text:p>
          </table:table-cell>
          <table:table-cell/>
          <table:table-cell office:value-type="float" office:value="1443145780.76178" calcext:value-type="float">
            <text:p>1443145780.76178</text:p>
          </table:table-cell>
          <table:table-cell table:formula="of:=[.G169]-[.$B$2]" office:value-type="float" office:value="20.7616107463837" calcext:value-type="float">
            <text:p>20.7616107464</text:p>
          </table:table-cell>
          <table:table-cell table:formula="of:=[.C169]/([.H169]-[.H168])" office:value-type="float" office:value="79784.5624911935" calcext:value-type="float">
            <text:p>79784.5624911935</text:p>
          </table:table-cell>
          <table:table-cell table:formula="of:=[.G169]-[.$B169]" office:value-type="float" office:value="0.250282287597656" calcext:value-type="float">
            <text:p>0.250282287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5780.56564" calcext:value-type="float">
            <text:p>1443145780.56564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54723644257" calcext:value-type="float">
            <text:p>20.5654723644</text:p>
          </table:table-cell>
          <table:table-cell table:formula="of:=[.C170]/([.D170]-[.D169])" office:value-type="float" office:value="79787.3730933174" calcext:value-type="float">
            <text:p>79787.3730933174</text:p>
          </table:table-cell>
          <table:table-cell/>
          <table:table-cell office:value-type="float" office:value="1443145780.81592" calcext:value-type="float">
            <text:p>1443145780.81592</text:p>
          </table:table-cell>
          <table:table-cell table:formula="of:=[.G170]-[.$B$2]" office:value-type="float" office:value="20.8157496452332" calcext:value-type="float">
            <text:p>20.8157496452</text:p>
          </table:table-cell>
          <table:table-cell table:formula="of:=[.C170]/([.H170]-[.H169])" office:value-type="float" office:value="79794.7518661235" calcext:value-type="float">
            <text:p>79794.7518661235</text:p>
          </table:table-cell>
          <table:table-cell table:formula="of:=[.G170]-[.$B170]" office:value-type="float" office:value="0.250277280807495" calcext:value-type="float">
            <text:p>0.250277280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5780.61977" calcext:value-type="float">
            <text:p>1443145780.61977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96024417877" calcext:value-type="float">
            <text:p>20.6196024418</text:p>
          </table:table-cell>
          <table:table-cell table:formula="of:=[.C171]/([.D171]-[.D170])" office:value-type="float" office:value="79807.7558822752" calcext:value-type="float">
            <text:p>79807.7558822752</text:p>
          </table:table-cell>
          <table:table-cell/>
          <table:table-cell office:value-type="float" office:value="1443145780.87011" calcext:value-type="float">
            <text:p>1443145780.87011</text:p>
          </table:table-cell>
          <table:table-cell table:formula="of:=[.G171]-[.$B$2]" office:value-type="float" office:value="20.8699433803558" calcext:value-type="float">
            <text:p>20.8699433804</text:p>
          </table:table-cell>
          <table:table-cell table:formula="of:=[.C171]/([.H171]-[.H170])" office:value-type="float" office:value="79714.011042432" calcext:value-type="float">
            <text:p>79714.011042432</text:p>
          </table:table-cell>
          <table:table-cell table:formula="of:=[.G171]-[.$B171]" office:value-type="float" office:value="0.250340938568115" calcext:value-type="float">
            <text:p>0.250340938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5780.67391" calcext:value-type="float">
            <text:p>1443145780.67391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37451553345" calcext:value-type="float">
            <text:p>20.6737451553</text:p>
          </table:table-cell>
          <table:table-cell table:formula="of:=[.C172]/([.D172]-[.D171])" office:value-type="float" office:value="79789.1298202042" calcext:value-type="float">
            <text:p>79789.1298202042</text:p>
          </table:table-cell>
          <table:table-cell/>
          <table:table-cell office:value-type="float" office:value="1443145780.92421" calcext:value-type="float">
            <text:p>1443145780.92421</text:p>
          </table:table-cell>
          <table:table-cell table:formula="of:=[.G172]-[.$B$2]" office:value-type="float" office:value="20.9240398406982" calcext:value-type="float">
            <text:p>20.9240398407</text:p>
          </table:table-cell>
          <table:table-cell table:formula="of:=[.C172]/([.H172]-[.H171])" office:value-type="float" office:value="79857.3506040186" calcext:value-type="float">
            <text:p>79857.3506040186</text:p>
          </table:table-cell>
          <table:table-cell table:formula="of:=[.G172]-[.$B172]" office:value-type="float" office:value="0.25029468536377" calcext:value-type="float">
            <text:p>0.25029468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5780.72806" calcext:value-type="float">
            <text:p>1443145780.72806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78978824615" calcext:value-type="float">
            <text:p>20.7278978825</text:p>
          </table:table-cell>
          <table:table-cell table:formula="of:=[.C173]/([.D173]-[.D172])" office:value-type="float" office:value="79774.3757181915" calcext:value-type="float">
            <text:p>79774.3757181915</text:p>
          </table:table-cell>
          <table:table-cell/>
          <table:table-cell office:value-type="float" office:value="1443145780.97836" calcext:value-type="float">
            <text:p>1443145780.97836</text:p>
          </table:table-cell>
          <table:table-cell table:formula="of:=[.G173]-[.$B$2]" office:value-type="float" office:value="20.9781920909882" calcext:value-type="float">
            <text:p>20.978192091</text:p>
          </table:table-cell>
          <table:table-cell table:formula="of:=[.C173]/([.H173]-[.H172])" office:value-type="float" office:value="79775.0781707473" calcext:value-type="float">
            <text:p>79775.0781707473</text:p>
          </table:table-cell>
          <table:table-cell table:formula="of:=[.G173]-[.$B173]" office:value-type="float" office:value="0.250294208526611" calcext:value-type="float">
            <text:p>0.250294208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5780.78221" calcext:value-type="float">
            <text:p>1443145780.78221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0477485657" calcext:value-type="float">
            <text:p>20.7820477486</text:p>
          </table:table-cell>
          <table:table-cell table:formula="of:=[.C174]/([.D174]-[.D173])" office:value-type="float" office:value="79778.5906190973" calcext:value-type="float">
            <text:p>79778.5906190973</text:p>
          </table:table-cell>
          <table:table-cell/>
          <table:table-cell office:value-type="float" office:value="1443145781.03251" calcext:value-type="float">
            <text:p>1443145781.03251</text:p>
          </table:table-cell>
          <table:table-cell table:formula="of:=[.G174]-[.$B$2]" office:value-type="float" office:value="21.0323491096497" calcext:value-type="float">
            <text:p>21.0323491096</text:p>
          </table:table-cell>
          <table:table-cell table:formula="of:=[.C174]/([.H174]-[.H173])" office:value-type="float" office:value="79768.0542018305" calcext:value-type="float">
            <text:p>79768.0542018305</text:p>
          </table:table-cell>
          <table:table-cell table:formula="of:=[.G174]-[.$B174]" office:value-type="float" office:value="0.250301361083984" calcext:value-type="float">
            <text:p>0.250301361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5780.83638" calcext:value-type="float">
            <text:p>1443145780.83638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2138271332" calcext:value-type="float">
            <text:p>20.8362138271</text:p>
          </table:table-cell>
          <table:table-cell table:formula="of:=[.C175]/([.D175]-[.D174])" office:value-type="float" office:value="79754.7120679258" calcext:value-type="float">
            <text:p>79754.7120679258</text:p>
          </table:table-cell>
          <table:table-cell/>
          <table:table-cell office:value-type="float" office:value="1443145781.08656" calcext:value-type="float">
            <text:p>1443145781.08656</text:p>
          </table:table-cell>
          <table:table-cell table:formula="of:=[.G175]-[.$B$2]" office:value-type="float" office:value="21.086398601532" calcext:value-type="float">
            <text:p>21.0863986015</text:p>
          </table:table-cell>
          <table:table-cell table:formula="of:=[.C175]/([.H175]-[.H174])" office:value-type="float" office:value="79926.7458314954" calcext:value-type="float">
            <text:p>79926.7458314954</text:p>
          </table:table-cell>
          <table:table-cell table:formula="of:=[.G175]-[.$B175]" office:value-type="float" office:value="0.250184774398804" calcext:value-type="float">
            <text:p>0.250184774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5780.89052" calcext:value-type="float">
            <text:p>1443145780.89052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3543949127" calcext:value-type="float">
            <text:p>20.8903543949</text:p>
          </table:table-cell>
          <table:table-cell table:formula="of:=[.C176]/([.D176]-[.D175])" office:value-type="float" office:value="79792.2921235501" calcext:value-type="float">
            <text:p>79792.2921235501</text:p>
          </table:table-cell>
          <table:table-cell/>
          <table:table-cell office:value-type="float" office:value="1443145781.14073" calcext:value-type="float">
            <text:p>1443145781.14073</text:p>
          </table:table-cell>
          <table:table-cell table:formula="of:=[.G176]-[.$B$2]" office:value-type="float" office:value="21.1405601501465" calcext:value-type="float">
            <text:p>21.1405601501</text:p>
          </table:table-cell>
          <table:table-cell table:formula="of:=[.C176]/([.H176]-[.H175])" office:value-type="float" office:value="79761.3825769248" calcext:value-type="float">
            <text:p>79761.3825769248</text:p>
          </table:table-cell>
          <table:table-cell table:formula="of:=[.G176]-[.$B176]" office:value-type="float" office:value="0.250205755233765" calcext:value-type="float">
            <text:p>0.250205755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5780.94465" calcext:value-type="float">
            <text:p>1443145780.94465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44870948791" calcext:value-type="float">
            <text:p>20.9444870949</text:p>
          </table:table-cell>
          <table:table-cell table:formula="of:=[.C177]/([.D177]-[.D176])" office:value-type="float" office:value="79803.8893807064" calcext:value-type="float">
            <text:p>79803.8893807064</text:p>
          </table:table-cell>
          <table:table-cell/>
          <table:table-cell office:value-type="float" office:value="1443145781.19496" calcext:value-type="float">
            <text:p>1443145781.19496</text:p>
          </table:table-cell>
          <table:table-cell table:formula="of:=[.G177]-[.$B$2]" office:value-type="float" office:value="21.1947946548462" calcext:value-type="float">
            <text:p>21.1947946548</text:p>
          </table:table-cell>
          <table:table-cell table:formula="of:=[.C177]/([.H177]-[.H176])" office:value-type="float" office:value="79654.0878158575" calcext:value-type="float">
            <text:p>79654.0878158575</text:p>
          </table:table-cell>
          <table:table-cell table:formula="of:=[.G177]-[.$B177]" office:value-type="float" office:value="0.250307559967041" calcext:value-type="float">
            <text:p>0.2503075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5780.9988" calcext:value-type="float">
            <text:p>1443145780.9988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8633146286" calcext:value-type="float">
            <text:p>20.9986331463</text:p>
          </table:table-cell>
          <table:table-cell table:formula="of:=[.C178]/([.D178]-[.D177])" office:value-type="float" office:value="79784.2111798507" calcext:value-type="float">
            <text:p>79784.2111798507</text:p>
          </table:table-cell>
          <table:table-cell/>
          <table:table-cell office:value-type="float" office:value="1443145781.24594" calcext:value-type="float">
            <text:p>1443145781.24594</text:p>
          </table:table-cell>
          <table:table-cell table:formula="of:=[.G178]-[.$B$2]" office:value-type="float" office:value="21.2457745075226" calcext:value-type="float">
            <text:p>21.2457745075</text:p>
          </table:table-cell>
          <table:table-cell table:formula="of:=[.C178]/([.H178]-[.H177])" office:value-type="float" office:value="84739.3582602596" calcext:value-type="float">
            <text:p>84739.3582602596</text:p>
          </table:table-cell>
          <table:table-cell table:formula="of:=[.G178]-[.$B178]" office:value-type="float" office:value="0.247141361236572" calcext:value-type="float">
            <text:p>0.247141361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5781.04983" calcext:value-type="float">
            <text:p>1443145781.04983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96656894684" calcext:value-type="float">
            <text:p>21.0496656895</text:p>
          </table:table-cell>
          <table:table-cell table:formula="of:=[.C179]/([.D179]-[.D178])" office:value-type="float" office:value="84651.8658606094" calcext:value-type="float">
            <text:p>84651.8658606094</text:p>
          </table:table-cell>
          <table:table-cell/>
          <table:table-cell office:value-type="float" office:value="1443145781.29686" calcext:value-type="float">
            <text:p>1443145781.29686</text:p>
          </table:table-cell>
          <table:table-cell table:formula="of:=[.G179]-[.$B$2]" office:value-type="float" office:value="21.2966945171356" calcext:value-type="float">
            <text:p>21.2966945171</text:p>
          </table:table-cell>
          <table:table-cell table:formula="of:=[.C179]/([.H179]-[.H178])" office:value-type="float" office:value="84838.9470628447" calcext:value-type="float">
            <text:p>84838.9470628447</text:p>
          </table:table-cell>
          <table:table-cell table:formula="of:=[.G179]-[.$B179]" office:value-type="float" office:value="0.247028827667236" calcext:value-type="float">
            <text:p>0.247028827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5781.1008" calcext:value-type="float">
            <text:p>1443145781.1008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06352901459" calcext:value-type="float">
            <text:p>21.1006352901</text:p>
          </table:table-cell>
          <table:table-cell table:formula="of:=[.C180]/([.D180]-[.D179])" office:value-type="float" office:value="84756.4026905913" calcext:value-type="float">
            <text:p>84756.4026905913</text:p>
          </table:table-cell>
          <table:table-cell/>
          <table:table-cell office:value-type="float" office:value="1443145781.34786" calcext:value-type="float">
            <text:p>1443145781.34786</text:p>
          </table:table-cell>
          <table:table-cell table:formula="of:=[.G180]-[.$B$2]" office:value-type="float" office:value="21.3476927280426" calcext:value-type="float">
            <text:p>21.347692728</text:p>
          </table:table-cell>
          <table:table-cell table:formula="of:=[.C180]/([.H180]-[.H179])" office:value-type="float" office:value="84708.8539611598" calcext:value-type="float">
            <text:p>84708.8539611598</text:p>
          </table:table-cell>
          <table:table-cell table:formula="of:=[.G180]-[.$B180]" office:value-type="float" office:value="0.247057437896729" calcext:value-type="float">
            <text:p>0.24705743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5781.15175" calcext:value-type="float">
            <text:p>1443145781.15175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15855789185" calcext:value-type="float">
            <text:p>21.1515855789</text:p>
          </table:table-cell>
          <table:table-cell table:formula="of:=[.C181]/([.D181]-[.D180])" office:value-type="float" office:value="84788.5282708083" calcext:value-type="float">
            <text:p>84788.5282708083</text:p>
          </table:table-cell>
          <table:table-cell/>
          <table:table-cell office:value-type="float" office:value="1443145781.36542" calcext:value-type="float">
            <text:p>1443145781.36542</text:p>
          </table:table-cell>
          <table:table-cell table:formula="of:=[.G181]-[.$B$2]" office:value-type="float" office:value="21.3652555942535" calcext:value-type="float">
            <text:p>21.3652555943</text:p>
          </table:table-cell>
          <table:table-cell table:formula="of:=[.C181]/([.H181]-[.H180])" office:value-type="float" office:value="245973.518679409" calcext:value-type="float">
            <text:p>245973.518679409</text:p>
          </table:table-cell>
          <table:table-cell table:formula="of:=[.G181]-[.$B181]" office:value-type="float" office:value="0.213670015335083" calcext:value-type="float">
            <text:p>0.213670015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5781.20271" calcext:value-type="float">
            <text:p>1443145781.20271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25451660156" calcext:value-type="float">
            <text:p>21.202545166</text:p>
          </table:table-cell>
          <table:table-cell table:formula="of:=[.C182]/([.D182]-[.D181])" office:value-type="float" office:value="84773.0573594086" calcext:value-type="float">
            <text:p>84773.0573594086</text:p>
          </table:table-cell>
          <table:table-cell/>
          <table:table-cell office:value-type="float" office:value="1443145781.40096" calcext:value-type="float">
            <text:p>1443145781.40096</text:p>
          </table:table-cell>
          <table:table-cell table:formula="of:=[.G182]-[.$B$2]" office:value-type="float" office:value="21.4007909297943" calcext:value-type="float">
            <text:p>21.4007909298</text:p>
          </table:table-cell>
          <table:table-cell table:formula="of:=[.C182]/([.H182]-[.H181])" office:value-type="float" office:value="121569.134897951" calcext:value-type="float">
            <text:p>121569.134897951</text:p>
          </table:table-cell>
          <table:table-cell table:formula="of:=[.G182]-[.$B182]" office:value-type="float" office:value="0.198245763778687" calcext:value-type="float">
            <text:p>0.198245763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5781.25375" calcext:value-type="float">
            <text:p>1443145781.25375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35812854767" calcext:value-type="float">
            <text:p>21.2535812855</text:p>
          </table:table-cell>
          <table:table-cell table:formula="of:=[.C183]/([.D183]-[.D182])" office:value-type="float" office:value="84645.9340094646" calcext:value-type="float">
            <text:p>84645.9340094646</text:p>
          </table:table-cell>
          <table:table-cell/>
          <table:table-cell office:value-type="float" office:value="1443145781.45214" calcext:value-type="float">
            <text:p>1443145781.45214</text:p>
          </table:table-cell>
          <table:table-cell table:formula="of:=[.G183]-[.$B$2]" office:value-type="float" office:value="21.4519701004028" calcext:value-type="float">
            <text:p>21.4519701004</text:p>
          </table:table-cell>
          <table:table-cell table:formula="of:=[.C183]/([.H183]-[.H182])" office:value-type="float" office:value="84409.3397496518" calcext:value-type="float">
            <text:p>84409.3397496518</text:p>
          </table:table-cell>
          <table:table-cell table:formula="of:=[.G183]-[.$B183]" office:value-type="float" office:value="0.198388814926147" calcext:value-type="float">
            <text:p>0.198388814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5781.30471" calcext:value-type="float">
            <text:p>1443145781.30471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45434951782" calcext:value-type="float">
            <text:p>21.3045434952</text:p>
          </table:table-cell>
          <table:table-cell table:formula="of:=[.C184]/([.D184]-[.D183])" office:value-type="float" office:value="84768.694789732" calcext:value-type="float">
            <text:p>84768.694789732</text:p>
          </table:table-cell>
          <table:table-cell/>
          <table:table-cell office:value-type="float" office:value="1443145781.50305" calcext:value-type="float">
            <text:p>1443145781.50305</text:p>
          </table:table-cell>
          <table:table-cell table:formula="of:=[.G184]-[.$B$2]" office:value-type="float" office:value="21.5028834342957" calcext:value-type="float">
            <text:p>21.5028834343</text:p>
          </table:table-cell>
          <table:table-cell table:formula="of:=[.C184]/([.H184]-[.H183])" office:value-type="float" office:value="84850.0710853867" calcext:value-type="float">
            <text:p>84850.0710853867</text:p>
          </table:table-cell>
          <table:table-cell table:formula="of:=[.G184]-[.$B184]" office:value-type="float" office:value="0.198339939117432" calcext:value-type="float">
            <text:p>0.198339939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5781.35567" calcext:value-type="float">
            <text:p>1443145781.35567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55045127869" calcext:value-type="float">
            <text:p>21.3555045128</text:p>
          </table:table-cell>
          <table:table-cell table:formula="of:=[.C185]/([.D185]-[.D184])" office:value-type="float" office:value="84770.6777202848" calcext:value-type="float">
            <text:p>84770.6777202848</text:p>
          </table:table-cell>
          <table:table-cell/>
          <table:table-cell office:value-type="float" office:value="1443145781.60261" calcext:value-type="float">
            <text:p>1443145781.60261</text:p>
          </table:table-cell>
          <table:table-cell table:formula="of:=[.G185]-[.$B$2]" office:value-type="float" office:value="21.602441072464" calcext:value-type="float">
            <text:p>21.6024410725</text:p>
          </table:table-cell>
          <table:table-cell table:formula="of:=[.C185]/([.H185]-[.H184])" office:value-type="float" office:value="43391.9494222595" calcext:value-type="float">
            <text:p>43391.9494222595</text:p>
          </table:table-cell>
          <table:table-cell table:formula="of:=[.G185]-[.$B185]" office:value-type="float" office:value="0.246936559677124" calcext:value-type="float">
            <text:p>0.246936559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5781.40663" calcext:value-type="float">
            <text:p>1443145781.40663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64626693726" calcext:value-type="float">
            <text:p>21.4064626694</text:p>
          </table:table-cell>
          <table:table-cell table:formula="of:=[.C186]/([.D186]-[.D185])" office:value-type="float" office:value="84775.4371321362" calcext:value-type="float">
            <text:p>84775.4371321362</text:p>
          </table:table-cell>
          <table:table-cell/>
          <table:table-cell office:value-type="float" office:value="1443145781.65352" calcext:value-type="float">
            <text:p>1443145781.65352</text:p>
          </table:table-cell>
          <table:table-cell table:formula="of:=[.G186]-[.$B$2]" office:value-type="float" office:value="21.6533539295197" calcext:value-type="float">
            <text:p>21.6533539295</text:p>
          </table:table-cell>
          <table:table-cell table:formula="of:=[.C186]/([.H186]-[.H185])" office:value-type="float" office:value="84850.8657700521" calcext:value-type="float">
            <text:p>84850.8657700521</text:p>
          </table:table-cell>
          <table:table-cell table:formula="of:=[.G186]-[.$B186]" office:value-type="float" office:value="0.246891260147095" calcext:value-type="float">
            <text:p>0.246891260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5781.45758" calcext:value-type="float">
            <text:p>1443145781.45758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74189186096" calcext:value-type="float">
            <text:p>21.4574189186</text:p>
          </table:table-cell>
          <table:table-cell table:formula="of:=[.C187]/([.D187]-[.D186])" office:value-type="float" office:value="84778.6103702872" calcext:value-type="float">
            <text:p>84778.6103702872</text:p>
          </table:table-cell>
          <table:table-cell/>
          <table:table-cell office:value-type="float" office:value="1443145781.7046" calcext:value-type="float">
            <text:p>1443145781.7046</text:p>
          </table:table-cell>
          <table:table-cell table:formula="of:=[.G187]-[.$B$2]" office:value-type="float" office:value="21.7044322490692" calcext:value-type="float">
            <text:p>21.7044322491</text:p>
          </table:table-cell>
          <table:table-cell table:formula="of:=[.C187]/([.H187]-[.H186])" office:value-type="float" office:value="84576.0008961996" calcext:value-type="float">
            <text:p>84576.0008961996</text:p>
          </table:table-cell>
          <table:table-cell table:formula="of:=[.G187]-[.$B187]" office:value-type="float" office:value="0.247013330459595" calcext:value-type="float">
            <text:p>0.24701333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5781.50854" calcext:value-type="float">
            <text:p>1443145781.50854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83770751953" calcext:value-type="float">
            <text:p>21.5083770752</text:p>
          </table:table-cell>
          <table:table-cell table:formula="of:=[.C188]/([.D188]-[.D187])" office:value-type="float" office:value="84775.4371321362" calcext:value-type="float">
            <text:p>84775.4371321362</text:p>
          </table:table-cell>
          <table:table-cell/>
          <table:table-cell office:value-type="float" office:value="1443145781.75544" calcext:value-type="float">
            <text:p>1443145781.75544</text:p>
          </table:table-cell>
          <table:table-cell table:formula="of:=[.G188]-[.$B$2]" office:value-type="float" office:value="21.7552704811096" calcext:value-type="float">
            <text:p>21.7552704811</text:p>
          </table:table-cell>
          <table:table-cell table:formula="of:=[.C188]/([.H188]-[.H187])" office:value-type="float" office:value="84975.4176456519" calcext:value-type="float">
            <text:p>84975.4176456519</text:p>
          </table:table-cell>
          <table:table-cell table:formula="of:=[.G188]-[.$B188]" office:value-type="float" office:value="0.246893405914307" calcext:value-type="float">
            <text:p>0.246893405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5781.5595" calcext:value-type="float">
            <text:p>1443145781.5595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3349933624" calcext:value-type="float">
            <text:p>21.5593349934</text:p>
          </table:table-cell>
          <table:table-cell table:formula="of:=[.C189]/([.D189]-[.D188])" office:value-type="float" office:value="84775.8337739142" calcext:value-type="float">
            <text:p>84775.8337739142</text:p>
          </table:table-cell>
          <table:table-cell/>
          <table:table-cell office:value-type="float" office:value="1443145781.80642" calcext:value-type="float">
            <text:p>1443145781.80642</text:p>
          </table:table-cell>
          <table:table-cell table:formula="of:=[.G189]-[.$B$2]" office:value-type="float" office:value="21.8062570095062" calcext:value-type="float">
            <text:p>21.8062570095</text:p>
          </table:table-cell>
          <table:table-cell table:formula="of:=[.C189]/([.H189]-[.H188])" office:value-type="float" office:value="84728.2632462486" calcext:value-type="float">
            <text:p>84728.2632462486</text:p>
          </table:table-cell>
          <table:table-cell table:formula="of:=[.G189]-[.$B189]" office:value-type="float" office:value="0.246922016143799" calcext:value-type="float">
            <text:p>0.246922016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5781.61048" calcext:value-type="float">
            <text:p>1443145781.61048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3129386902" calcext:value-type="float">
            <text:p>21.6103129387</text:p>
          </table:table-cell>
          <table:table-cell table:formula="of:=[.C190]/([.D190]-[.D189])" office:value-type="float" office:value="84742.5287979908" calcext:value-type="float">
            <text:p>84742.5287979908</text:p>
          </table:table-cell>
          <table:table-cell/>
          <table:table-cell office:value-type="float" office:value="1443145781.85745" calcext:value-type="float">
            <text:p>1443145781.85745</text:p>
          </table:table-cell>
          <table:table-cell table:formula="of:=[.G190]-[.$B$2]" office:value-type="float" office:value="21.8572888374329" calcext:value-type="float">
            <text:p>21.8572888374</text:p>
          </table:table-cell>
          <table:table-cell table:formula="of:=[.C190]/([.H190]-[.H189])" office:value-type="float" office:value="84653.0523306065" calcext:value-type="float">
            <text:p>84653.0523306065</text:p>
          </table:table-cell>
          <table:table-cell table:formula="of:=[.G190]-[.$B190]" office:value-type="float" office:value="0.246975898742676" calcext:value-type="float">
            <text:p>0.246975898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5781.66144" calcext:value-type="float">
            <text:p>1443145781.66144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2763404846" calcext:value-type="float">
            <text:p>21.6612763405</text:p>
          </table:table-cell>
          <table:table-cell table:formula="of:=[.C191]/([.D191]-[.D190])" office:value-type="float" office:value="84766.7119519452" calcext:value-type="float">
            <text:p>84766.7119519452</text:p>
          </table:table-cell>
          <table:table-cell/>
          <table:table-cell office:value-type="float" office:value="1443145781.90843" calcext:value-type="float">
            <text:p>1443145781.90843</text:p>
          </table:table-cell>
          <table:table-cell table:formula="of:=[.G191]-[.$B$2]" office:value-type="float" office:value="21.9082679748535" calcext:value-type="float">
            <text:p>21.9082679749</text:p>
          </table:table-cell>
          <table:table-cell table:formula="of:=[.C191]/([.H191]-[.H190])" office:value-type="float" office:value="84740.5471841064" calcext:value-type="float">
            <text:p>84740.5471841064</text:p>
          </table:table-cell>
          <table:table-cell table:formula="of:=[.G191]-[.$B191]" office:value-type="float" office:value="0.246991634368896" calcext:value-type="float">
            <text:p>0.246991634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5781.71241" calcext:value-type="float">
            <text:p>1443145781.71241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2402191162" calcext:value-type="float">
            <text:p>21.7122402191</text:p>
          </table:table-cell>
          <table:table-cell table:formula="of:=[.C192]/([.D192]-[.D191])" office:value-type="float" office:value="84765.9188428036" calcext:value-type="float">
            <text:p>84765.9188428036</text:p>
          </table:table-cell>
          <table:table-cell/>
          <table:table-cell office:value-type="float" office:value="1443145781.95944" calcext:value-type="float">
            <text:p>1443145781.95944</text:p>
          </table:table-cell>
          <table:table-cell table:formula="of:=[.G192]-[.$B$2]" office:value-type="float" office:value="21.9592730998993" calcext:value-type="float">
            <text:p>21.9592730999</text:p>
          </table:table-cell>
          <table:table-cell table:formula="of:=[.C192]/([.H192]-[.H191])" office:value-type="float" office:value="84697.3710214976" calcext:value-type="float">
            <text:p>84697.3710214976</text:p>
          </table:table-cell>
          <table:table-cell table:formula="of:=[.G192]-[.$B192]" office:value-type="float" office:value="0.247032880783081" calcext:value-type="float">
            <text:p>0.247032880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5781.76337" calcext:value-type="float">
            <text:p>1443145781.76337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201713562" calcext:value-type="float">
            <text:p>21.7632017136</text:p>
          </table:table-cell>
          <table:table-cell table:formula="of:=[.C193]/([.D193]-[.D192])" office:value-type="float" office:value="84769.8845369313" calcext:value-type="float">
            <text:p>84769.8845369313</text:p>
          </table:table-cell>
          <table:table-cell/>
          <table:table-cell office:value-type="float" office:value="1443145782.01041" calcext:value-type="float">
            <text:p>1443145782.01041</text:p>
          </table:table-cell>
          <table:table-cell table:formula="of:=[.G193]-[.$B$2]" office:value-type="float" office:value="22.0102443695068" calcext:value-type="float">
            <text:p>22.0102443695</text:p>
          </table:table-cell>
          <table:table-cell table:formula="of:=[.C193]/([.H193]-[.H192])" office:value-type="float" office:value="84753.6275486578" calcext:value-type="float">
            <text:p>84753.6275486578</text:p>
          </table:table-cell>
          <table:table-cell table:formula="of:=[.G193]-[.$B193]" office:value-type="float" office:value="0.247042655944824" calcext:value-type="float">
            <text:p>0.247042655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5781.81433" calcext:value-type="float">
            <text:p>1443145781.81433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1641616821" calcext:value-type="float">
            <text:p>21.8141641617</text:p>
          </table:table-cell>
          <table:table-cell table:formula="of:=[.C194]/([.D194]-[.D193])" office:value-type="float" office:value="84768.2982147536" calcext:value-type="float">
            <text:p>84768.2982147536</text:p>
          </table:table-cell>
          <table:table-cell/>
          <table:table-cell office:value-type="float" office:value="1443145782.06131" calcext:value-type="float">
            <text:p>1443145782.06131</text:p>
          </table:table-cell>
          <table:table-cell table:formula="of:=[.G194]-[.$B$2]" office:value-type="float" office:value="22.0611474514008" calcext:value-type="float">
            <text:p>22.0611474514</text:p>
          </table:table-cell>
          <table:table-cell table:formula="of:=[.C194]/([.H194]-[.H193])" office:value-type="float" office:value="84867.1600867435" calcext:value-type="float">
            <text:p>84867.1600867435</text:p>
          </table:table-cell>
          <table:table-cell table:formula="of:=[.G194]-[.$B194]" office:value-type="float" office:value="0.246983289718628" calcext:value-type="float">
            <text:p>0.246983289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5781.86531" calcext:value-type="float">
            <text:p>1443145781.86531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140914917" calcext:value-type="float">
            <text:p>21.8651409149</text:p>
          </table:table-cell>
          <table:table-cell table:formula="of:=[.C195]/([.D195]-[.D194])" office:value-type="float" office:value="84744.5105045554" calcext:value-type="float">
            <text:p>84744.5105045554</text:p>
          </table:table-cell>
          <table:table-cell/>
          <table:table-cell office:value-type="float" office:value="1443145782.11225" calcext:value-type="float">
            <text:p>1443145782.11225</text:p>
          </table:table-cell>
          <table:table-cell table:formula="of:=[.G195]-[.$B$2]" office:value-type="float" office:value="22.1120855808258" calcext:value-type="float">
            <text:p>22.1120855808</text:p>
          </table:table-cell>
          <table:table-cell table:formula="of:=[.C195]/([.H195]-[.H194])" office:value-type="float" office:value="84808.7679850222" calcext:value-type="float">
            <text:p>84808.7679850222</text:p>
          </table:table-cell>
          <table:table-cell table:formula="of:=[.G195]-[.$B195]" office:value-type="float" office:value="0.246944665908813" calcext:value-type="float">
            <text:p>0.246944665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5781.91627" calcext:value-type="float">
            <text:p>1443145781.91627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1012172699" calcext:value-type="float">
            <text:p>21.9161012173</text:p>
          </table:table-cell>
          <table:table-cell table:formula="of:=[.C196]/([.D196]-[.D195])" office:value-type="float" office:value="84771.867523147" calcext:value-type="float">
            <text:p>84771.867523147</text:p>
          </table:table-cell>
          <table:table-cell/>
          <table:table-cell office:value-type="float" office:value="1443145782.16324" calcext:value-type="float">
            <text:p>1443145782.16324</text:p>
          </table:table-cell>
          <table:table-cell table:formula="of:=[.G196]-[.$B$2]" office:value-type="float" office:value="22.1630692481995" calcext:value-type="float">
            <text:p>22.1630692482</text:p>
          </table:table-cell>
          <table:table-cell table:formula="of:=[.C196]/([.H196]-[.H195])" office:value-type="float" office:value="84733.0178964745" calcext:value-type="float">
            <text:p>84733.0178964745</text:p>
          </table:table-cell>
          <table:table-cell table:formula="of:=[.G196]-[.$B196]" office:value-type="float" office:value="0.246968030929565" calcext:value-type="float">
            <text:p>0.24696803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5781.96723" calcext:value-type="float">
            <text:p>1443145781.96723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0629501343" calcext:value-type="float">
            <text:p>21.9670629501</text:p>
          </table:table-cell>
          <table:table-cell table:formula="of:=[.C197]/([.D197]-[.D196])" office:value-type="float" office:value="84769.4879508208" calcext:value-type="float">
            <text:p>84769.4879508208</text:p>
          </table:table-cell>
          <table:table-cell/>
          <table:table-cell office:value-type="float" office:value="1443145782.17902" calcext:value-type="float">
            <text:p>1443145782.17902</text:p>
          </table:table-cell>
          <table:table-cell table:formula="of:=[.G197]-[.$B$2]" office:value-type="float" office:value="22.1788573265076" calcext:value-type="float">
            <text:p>22.1788573265</text:p>
          </table:table-cell>
          <table:table-cell table:formula="of:=[.C197]/([.H197]-[.H196])" office:value-type="float" office:value="273624.181214135" calcext:value-type="float">
            <text:p>273624.181214135</text:p>
          </table:table-cell>
          <table:table-cell table:formula="of:=[.G197]-[.$B197]" office:value-type="float" office:value="0.211794376373291" calcext:value-type="float">
            <text:p>0.211794376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5782.01511" calcext:value-type="float">
            <text:p>1443145782.01511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49462223053" calcext:value-type="float">
            <text:p>22.0149462223</text:p>
          </table:table-cell>
          <table:table-cell table:formula="of:=[.C198]/([.D198]-[.D197])" office:value-type="float" office:value="90219.3982184558" calcext:value-type="float">
            <text:p>90219.3982184558</text:p>
          </table:table-cell>
          <table:table-cell/>
          <table:table-cell office:value-type="float" office:value="1443145782.29576" calcext:value-type="float">
            <text:p>1443145782.29576</text:p>
          </table:table-cell>
          <table:table-cell table:formula="of:=[.G198]-[.$B$2]" office:value-type="float" office:value="22.2955973148346" calcext:value-type="float">
            <text:p>22.2955973148</text:p>
          </table:table-cell>
          <table:table-cell table:formula="of:=[.C198]/([.H198]-[.H197])" office:value-type="float" office:value="37005.3146476106" calcext:value-type="float">
            <text:p>37005.3146476106</text:p>
          </table:table-cell>
          <table:table-cell table:formula="of:=[.G198]-[.$B198]" office:value-type="float" office:value="0.280651092529297" calcext:value-type="float">
            <text:p>0.280651092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5782.05745" calcext:value-type="float">
            <text:p>1443145782.05745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2869777679" calcext:value-type="float">
            <text:p>22.0572869778</text:p>
          </table:table-cell>
          <table:table-cell table:formula="of:=[.C199]/([.D199]-[.D198])" office:value-type="float" office:value="102029.355706965" calcext:value-type="float">
            <text:p>102029.355706965</text:p>
          </table:table-cell>
          <table:table-cell/>
          <table:table-cell office:value-type="float" office:value="1443145782.3381" calcext:value-type="float">
            <text:p>1443145782.3381</text:p>
          </table:table-cell>
          <table:table-cell table:formula="of:=[.G199]-[.$B$2]" office:value-type="float" office:value="22.3379316329956" calcext:value-type="float">
            <text:p>22.337931633</text:p>
          </table:table-cell>
          <table:table-cell table:formula="of:=[.C199]/([.H199]-[.H198])" office:value-type="float" office:value="102044.870158761" calcext:value-type="float">
            <text:p>102044.870158761</text:p>
          </table:table-cell>
          <table:table-cell table:formula="of:=[.G199]-[.$B199]" office:value-type="float" office:value="0.280644655227661" calcext:value-type="float">
            <text:p>0.28064465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5782.09978" calcext:value-type="float">
            <text:p>1443145782.09978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996162891388" calcext:value-type="float">
            <text:p>22.0996162891</text:p>
          </table:table-cell>
          <table:table-cell table:formula="of:=[.C200]/([.D200]-[.D199])" office:value-type="float" office:value="102056.940216963" calcext:value-type="float">
            <text:p>102056.940216963</text:p>
          </table:table-cell>
          <table:table-cell/>
          <table:table-cell office:value-type="float" office:value="1443145782.38044" calcext:value-type="float">
            <text:p>1443145782.38044</text:p>
          </table:table-cell>
          <table:table-cell table:formula="of:=[.G200]-[.$B$2]" office:value-type="float" office:value="22.3802697658539" calcext:value-type="float">
            <text:p>22.3802697659</text:p>
          </table:table-cell>
          <table:table-cell table:formula="of:=[.C200]/([.H200]-[.H199])" office:value-type="float" office:value="102035.675840049" calcext:value-type="float">
            <text:p>102035.675840049</text:p>
          </table:table-cell>
          <table:table-cell table:formula="of:=[.G200]-[.$B200]" office:value-type="float" office:value="0.280653476715088" calcext:value-type="float">
            <text:p>0.280653476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5782.14212" calcext:value-type="float">
            <text:p>1443145782.14212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19503688812" calcext:value-type="float">
            <text:p>22.1419503689</text:p>
          </table:table-cell>
          <table:table-cell table:formula="of:=[.C201]/([.D201]-[.D200])" office:value-type="float" office:value="102045.444858697" calcext:value-type="float">
            <text:p>102045.444858697</text:p>
          </table:table-cell>
          <table:table-cell/>
          <table:table-cell office:value-type="float" office:value="1443145782.42273" calcext:value-type="float">
            <text:p>1443145782.42273</text:p>
          </table:table-cell>
          <table:table-cell table:formula="of:=[.G201]-[.$B$2]" office:value-type="float" office:value="22.4225649833679" calcext:value-type="float">
            <text:p>22.4225649834</text:p>
          </table:table-cell>
          <table:table-cell table:formula="of:=[.C201]/([.H201]-[.H200])" office:value-type="float" office:value="102139.207549084" calcext:value-type="float">
            <text:p>102139.207549084</text:p>
          </table:table-cell>
          <table:table-cell table:formula="of:=[.G201]-[.$B201]" office:value-type="float" office:value="0.280614614486694" calcext:value-type="float">
            <text:p>0.28061461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5782.18444" calcext:value-type="float">
            <text:p>1443145782.18444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2741966248" calcext:value-type="float">
            <text:p>22.1842741966</text:p>
          </table:table-cell>
          <table:table-cell table:formula="of:=[.C202]/([.D202]-[.D201])" office:value-type="float" office:value="102070.163081135" calcext:value-type="float">
            <text:p>102070.163081135</text:p>
          </table:table-cell>
          <table:table-cell/>
          <table:table-cell office:value-type="float" office:value="1443145782.46497" calcext:value-type="float">
            <text:p>1443145782.46497</text:p>
          </table:table-cell>
          <table:table-cell table:formula="of:=[.G202]-[.$B$2]" office:value-type="float" office:value="22.4648063182831" calcext:value-type="float">
            <text:p>22.4648063183</text:p>
          </table:table-cell>
          <table:table-cell table:formula="of:=[.C202]/([.H202]-[.H201])" office:value-type="float" office:value="102269.495239117" calcext:value-type="float">
            <text:p>102269.495239117</text:p>
          </table:table-cell>
          <table:table-cell table:formula="of:=[.G202]-[.$B202]" office:value-type="float" office:value="0.280532121658325" calcext:value-type="float">
            <text:p>0.280532121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5782.22677" calcext:value-type="float">
            <text:p>1443145782.22677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66075611114" calcext:value-type="float">
            <text:p>22.2266075611</text:p>
          </table:table-cell>
          <table:table-cell table:formula="of:=[.C203]/([.D203]-[.D202])" office:value-type="float" office:value="102047.168997347" calcext:value-type="float">
            <text:p>102047.168997347</text:p>
          </table:table-cell>
          <table:table-cell/>
          <table:table-cell office:value-type="float" office:value="1443145782.50735" calcext:value-type="float">
            <text:p>1443145782.50735</text:p>
          </table:table-cell>
          <table:table-cell table:formula="of:=[.G203]-[.$B$2]" office:value-type="float" office:value="22.5071799755096" calcext:value-type="float">
            <text:p>22.5071799755</text:p>
          </table:table-cell>
          <table:table-cell table:formula="of:=[.C203]/([.H203]-[.H202])" office:value-type="float" office:value="101950.133237306" calcext:value-type="float">
            <text:p>101950.133237306</text:p>
          </table:table-cell>
          <table:table-cell table:formula="of:=[.G203]-[.$B203]" office:value-type="float" office:value="0.280572414398193" calcext:value-type="float">
            <text:p>0.280572414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5782.26912" calcext:value-type="float">
            <text:p>1443145782.26912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89504623413" calcext:value-type="float">
            <text:p>22.2689504623</text:p>
          </table:table-cell>
          <table:table-cell table:formula="of:=[.C204]/([.D204]-[.D203])" office:value-type="float" office:value="102024.185271313" calcext:value-type="float">
            <text:p>102024.185271313</text:p>
          </table:table-cell>
          <table:table-cell/>
          <table:table-cell office:value-type="float" office:value="1443145782.54978" calcext:value-type="float">
            <text:p>1443145782.54978</text:p>
          </table:table-cell>
          <table:table-cell table:formula="of:=[.G204]-[.$B$2]" office:value-type="float" office:value="22.5496160984039" calcext:value-type="float">
            <text:p>22.5496160984</text:p>
          </table:table-cell>
          <table:table-cell table:formula="of:=[.C204]/([.H204]-[.H203])" office:value-type="float" office:value="101800.063374347" calcext:value-type="float">
            <text:p>101800.063374347</text:p>
          </table:table-cell>
          <table:table-cell table:formula="of:=[.G204]-[.$B204]" office:value-type="float" office:value="0.280665636062622" calcext:value-type="float">
            <text:p>0.280665636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5782.31145" calcext:value-type="float">
            <text:p>1443145782.31145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2826347351" calcext:value-type="float">
            <text:p>22.3112826347</text:p>
          </table:table-cell>
          <table:table-cell table:formula="of:=[.C205]/([.D205]-[.D204])" office:value-type="float" office:value="102050.042691238" calcext:value-type="float">
            <text:p>102050.042691238</text:p>
          </table:table-cell>
          <table:table-cell/>
          <table:table-cell office:value-type="float" office:value="1443145782.592" calcext:value-type="float">
            <text:p>1443145782.592</text:p>
          </table:table-cell>
          <table:table-cell table:formula="of:=[.G205]-[.$B$2]" office:value-type="float" office:value="22.5918335914612" calcext:value-type="float">
            <text:p>22.5918335915</text:p>
          </table:table-cell>
          <table:table-cell table:formula="of:=[.C205]/([.H205]-[.H204])" office:value-type="float" office:value="102327.25079487" calcext:value-type="float">
            <text:p>102327.25079487</text:p>
          </table:table-cell>
          <table:table-cell table:formula="of:=[.G205]-[.$B205]" office:value-type="float" office:value="0.280550956726074" calcext:value-type="float">
            <text:p>0.280550956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5782.35378" calcext:value-type="float">
            <text:p>1443145782.35378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36174297333" calcext:value-type="float">
            <text:p>22.3536174297</text:p>
          </table:table-cell>
          <table:table-cell table:formula="of:=[.C206]/([.D206]-[.D205])" office:value-type="float" office:value="102043.720778307" calcext:value-type="float">
            <text:p>102043.720778307</text:p>
          </table:table-cell>
          <table:table-cell/>
          <table:table-cell office:value-type="float" office:value="1443145782.63459" calcext:value-type="float">
            <text:p>1443145782.63459</text:p>
          </table:table-cell>
          <table:table-cell table:formula="of:=[.G206]-[.$B$2]" office:value-type="float" office:value="22.6344232559204" calcext:value-type="float">
            <text:p>22.6344232559</text:p>
          </table:table-cell>
          <table:table-cell table:formula="of:=[.C206]/([.H206]-[.H205])" office:value-type="float" office:value="101433.060223698" calcext:value-type="float">
            <text:p>101433.060223698</text:p>
          </table:table-cell>
          <table:table-cell table:formula="of:=[.G206]-[.$B206]" office:value-type="float" office:value="0.280805826187134" calcext:value-type="float">
            <text:p>0.280805826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5782.39611" calcext:value-type="float">
            <text:p>1443145782.39611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59491252899" calcext:value-type="float">
            <text:p>22.3959491253</text:p>
          </table:table-cell>
          <table:table-cell table:formula="of:=[.C207]/([.D207]-[.D206])" office:value-type="float" office:value="102051.192214112" calcext:value-type="float">
            <text:p>102051.192214112</text:p>
          </table:table-cell>
          <table:table-cell/>
          <table:table-cell office:value-type="float" office:value="1443145782.67915" calcext:value-type="float">
            <text:p>1443145782.67915</text:p>
          </table:table-cell>
          <table:table-cell table:formula="of:=[.G207]-[.$B$2]" office:value-type="float" office:value="22.6789870262146" calcext:value-type="float">
            <text:p>22.6789870262</text:p>
          </table:table-cell>
          <table:table-cell table:formula="of:=[.C207]/([.H207]-[.H206])" office:value-type="float" office:value="96939.7331393047" calcext:value-type="float">
            <text:p>96939.7331393047</text:p>
          </table:table-cell>
          <table:table-cell table:formula="of:=[.G207]-[.$B207]" office:value-type="float" office:value="0.283037900924683" calcext:value-type="float">
            <text:p>0.283037900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5782.43846" calcext:value-type="float">
            <text:p>1443145782.43846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2965564728" calcext:value-type="float">
            <text:p>22.4382965565</text:p>
          </table:table-cell>
          <table:table-cell table:formula="of:=[.C208]/([.D208]-[.D207])" office:value-type="float" office:value="102013.271627876" calcext:value-type="float">
            <text:p>102013.271627876</text:p>
          </table:table-cell>
          <table:table-cell/>
          <table:table-cell office:value-type="float" office:value="1443145782.76132" calcext:value-type="float">
            <text:p>1443145782.76132</text:p>
          </table:table-cell>
          <table:table-cell table:formula="of:=[.G208]-[.$B$2]" office:value-type="float" office:value="22.7611570358276" calcext:value-type="float">
            <text:p>22.7611570358</text:p>
          </table:table-cell>
          <table:table-cell table:formula="of:=[.C208]/([.H208]-[.H207])" office:value-type="float" office:value="52573.9259414007" calcext:value-type="float">
            <text:p>52573.9259414007</text:p>
          </table:table-cell>
          <table:table-cell table:formula="of:=[.G208]-[.$B208]" office:value-type="float" office:value="0.322860479354858" calcext:value-type="float">
            <text:p>0.322860479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5782.48079" calcext:value-type="float">
            <text:p>1443145782.48079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06227684021" calcext:value-type="float">
            <text:p>22.4806227684</text:p>
          </table:table-cell>
          <table:table-cell table:formula="of:=[.C209]/([.D209]-[.D208])" office:value-type="float" office:value="102064.413588766" calcext:value-type="float">
            <text:p>102064.413588766</text:p>
          </table:table-cell>
          <table:table-cell/>
          <table:table-cell office:value-type="float" office:value="1443145782.80361" calcext:value-type="float">
            <text:p>1443145782.80361</text:p>
          </table:table-cell>
          <table:table-cell table:formula="of:=[.G209]-[.$B$2]" office:value-type="float" office:value="22.8034403324127" calcext:value-type="float">
            <text:p>22.8034403324</text:p>
          </table:table-cell>
          <table:table-cell table:formula="of:=[.C209]/([.H209]-[.H208])" office:value-type="float" office:value="102168.003653813" calcext:value-type="float">
            <text:p>102168.003653813</text:p>
          </table:table-cell>
          <table:table-cell table:formula="of:=[.G209]-[.$B209]" office:value-type="float" office:value="0.32281756401062" calcext:value-type="float">
            <text:p>0.32281756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5782.52313" calcext:value-type="float">
            <text:p>1443145782.52313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2962808609" calcext:value-type="float">
            <text:p>22.5229628086</text:p>
          </table:table-cell>
          <table:table-cell table:formula="of:=[.C210]/([.D210]-[.D209])" office:value-type="float" office:value="102031.079301976" calcext:value-type="float">
            <text:p>102031.079301976</text:p>
          </table:table-cell>
          <table:table-cell/>
          <table:table-cell office:value-type="float" office:value="1443145782.84603" calcext:value-type="float">
            <text:p>1443145782.84603</text:p>
          </table:table-cell>
          <table:table-cell table:formula="of:=[.G210]-[.$B$2]" office:value-type="float" office:value="22.8458647727966" calcext:value-type="float">
            <text:p>22.8458647728</text:p>
          </table:table-cell>
          <table:table-cell table:formula="of:=[.C210]/([.H210]-[.H209])" office:value-type="float" office:value="101828.096279104" calcext:value-type="float">
            <text:p>101828.096279104</text:p>
          </table:table-cell>
          <table:table-cell table:formula="of:=[.G210]-[.$B210]" office:value-type="float" office:value="0.322901964187622" calcext:value-type="float">
            <text:p>0.322901964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5782.56546" calcext:value-type="float">
            <text:p>1443145782.56546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2937889099" calcext:value-type="float">
            <text:p>22.5652937889</text:p>
          </table:table-cell>
          <table:table-cell table:formula="of:=[.C211]/([.D211]-[.D210])" office:value-type="float" office:value="102052.916546981" calcext:value-type="float">
            <text:p>102052.916546981</text:p>
          </table:table-cell>
          <table:table-cell/>
          <table:table-cell office:value-type="float" office:value="1443145782.8884" calcext:value-type="float">
            <text:p>1443145782.8884</text:p>
          </table:table-cell>
          <table:table-cell table:formula="of:=[.G211]-[.$B$2]" office:value-type="float" office:value="22.8882336616516" calcext:value-type="float">
            <text:p>22.8882336617</text:p>
          </table:table-cell>
          <table:table-cell table:formula="of:=[.C211]/([.H211]-[.H210])" office:value-type="float" office:value="101961.607130799" calcext:value-type="float">
            <text:p>101961.607130799</text:p>
          </table:table-cell>
          <table:table-cell table:formula="of:=[.G211]-[.$B211]" office:value-type="float" office:value="0.322939872741699" calcext:value-type="float">
            <text:p>0.322939872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5782.60779" calcext:value-type="float">
            <text:p>1443145782.60779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76250076294" calcext:value-type="float">
            <text:p>22.6076250076</text:p>
          </table:table-cell>
          <table:table-cell table:formula="of:=[.C212]/([.D212]-[.D211])" office:value-type="float" office:value="102052.341762884" calcext:value-type="float">
            <text:p>102052.341762884</text:p>
          </table:table-cell>
          <table:table-cell/>
          <table:table-cell office:value-type="float" office:value="1443145782.93072" calcext:value-type="float">
            <text:p>1443145782.93072</text:p>
          </table:table-cell>
          <table:table-cell table:formula="of:=[.G212]-[.$B$2]" office:value-type="float" office:value="22.9305577278137" calcext:value-type="float">
            <text:p>22.9305577278</text:p>
          </table:table-cell>
          <table:table-cell table:formula="of:=[.C212]/([.H212]-[.H211])" office:value-type="float" office:value="102069.588102749" calcext:value-type="float">
            <text:p>102069.588102749</text:p>
          </table:table-cell>
          <table:table-cell table:formula="of:=[.G212]-[.$B212]" office:value-type="float" office:value="0.322932720184326" calcext:value-type="float">
            <text:p>0.322932720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5782.65012" calcext:value-type="float">
            <text:p>1443145782.65012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499571800232" calcext:value-type="float">
            <text:p>22.64995718</text:p>
          </table:table-cell>
          <table:table-cell table:formula="of:=[.C213]/([.D213]-[.D212])" office:value-type="float" office:value="102050.042691238" calcext:value-type="float">
            <text:p>102050.042691238</text:p>
          </table:table-cell>
          <table:table-cell/>
          <table:table-cell office:value-type="float" office:value="1443145782.97304" calcext:value-type="float">
            <text:p>1443145782.97304</text:p>
          </table:table-cell>
          <table:table-cell table:formula="of:=[.G213]-[.$B$2]" office:value-type="float" office:value="22.972874879837" calcext:value-type="float">
            <text:p>22.9728748798</text:p>
          </table:table-cell>
          <table:table-cell table:formula="of:=[.C213]/([.H213]-[.H212])" office:value-type="float" office:value="102086.2651064" calcext:value-type="float">
            <text:p>102086.2651064</text:p>
          </table:table-cell>
          <table:table-cell table:formula="of:=[.G213]-[.$B213]" office:value-type="float" office:value="0.322917699813843" calcext:value-type="float">
            <text:p>0.322917699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5782.69246" calcext:value-type="float">
            <text:p>1443145782.69246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2914981842" calcext:value-type="float">
            <text:p>22.6922914982</text:p>
          </table:table-cell>
          <table:table-cell table:formula="of:=[.C214]/([.D214]-[.D213])" office:value-type="float" office:value="102044.870158761" calcext:value-type="float">
            <text:p>102044.870158761</text:p>
          </table:table-cell>
          <table:table-cell/>
          <table:table-cell office:value-type="float" office:value="1443145783.05797" calcext:value-type="float">
            <text:p>1443145783.05797</text:p>
          </table:table-cell>
          <table:table-cell table:formula="of:=[.G214]-[.$B$2]" office:value-type="float" office:value="23.0578005313873" calcext:value-type="float">
            <text:p>23.0578005314</text:p>
          </table:table-cell>
          <table:table-cell table:formula="of:=[.C214]/([.H214]-[.H213])" office:value-type="float" office:value="50868.0230429754" calcext:value-type="float">
            <text:p>50868.0230429754</text:p>
          </table:table-cell>
          <table:table-cell table:formula="of:=[.G214]-[.$B214]" office:value-type="float" office:value="0.365509033203125" calcext:value-type="float">
            <text:p>0.365509033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5782.73479" calcext:value-type="float">
            <text:p>1443145782.73479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46220016479" calcext:value-type="float">
            <text:p>22.7346220016</text:p>
          </table:table-cell>
          <table:table-cell table:formula="of:=[.C215]/([.D215]-[.D214])" office:value-type="float" office:value="102054.066134601" calcext:value-type="float">
            <text:p>102054.066134601</text:p>
          </table:table-cell>
          <table:table-cell/>
          <table:table-cell office:value-type="float" office:value="1443145783.07241" calcext:value-type="float">
            <text:p>1443145783.07241</text:p>
          </table:table-cell>
          <table:table-cell table:formula="of:=[.G215]-[.$B$2]" office:value-type="float" office:value="23.0722410678864" calcext:value-type="float">
            <text:p>23.0722410679</text:p>
          </table:table-cell>
          <table:table-cell table:formula="of:=[.C215]/([.H215]-[.H214])" office:value-type="float" office:value="299157.860256241" calcext:value-type="float">
            <text:p>299157.860256241</text:p>
          </table:table-cell>
          <table:table-cell table:formula="of:=[.G215]-[.$B215]" office:value-type="float" office:value="0.337619066238403" calcext:value-type="float">
            <text:p>0.337619066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5782.77711" calcext:value-type="float">
            <text:p>1443145782.77711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69484519958" calcext:value-type="float">
            <text:p>22.776948452</text:p>
          </table:table-cell>
          <table:table-cell table:formula="of:=[.C216]/([.D216]-[.D215])" office:value-type="float" office:value="102063.838675154" calcext:value-type="float">
            <text:p>102063.838675154</text:p>
          </table:table-cell>
          <table:table-cell/>
          <table:table-cell office:value-type="float" office:value="1443145783.10012" calcext:value-type="float">
            <text:p>1443145783.10012</text:p>
          </table:table-cell>
          <table:table-cell table:formula="of:=[.G216]-[.$B$2]" office:value-type="float" office:value="23.0999546051025" calcext:value-type="float">
            <text:p>23.0999546051</text:p>
          </table:table-cell>
          <table:table-cell table:formula="of:=[.C216]/([.H216]-[.H215])" office:value-type="float" office:value="155880.498627827" calcext:value-type="float">
            <text:p>155880.498627827</text:p>
          </table:table-cell>
          <table:table-cell table:formula="of:=[.G216]-[.$B216]" office:value-type="float" office:value="0.323006153106689" calcext:value-type="float">
            <text:p>0.323006153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5782.81945" calcext:value-type="float">
            <text:p>1443145782.81945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2858695984" calcext:value-type="float">
            <text:p>22.8192858696</text:p>
          </table:table-cell>
          <table:table-cell table:formula="of:=[.C217]/([.D217]-[.D216])" office:value-type="float" office:value="102037.399648601" calcext:value-type="float">
            <text:p>102037.399648601</text:p>
          </table:table-cell>
          <table:table-cell/>
          <table:table-cell office:value-type="float" office:value="1443145783.14245" calcext:value-type="float">
            <text:p>1443145783.14245</text:p>
          </table:table-cell>
          <table:table-cell table:formula="of:=[.G217]-[.$B$2]" office:value-type="float" office:value="23.1422853469849" calcext:value-type="float">
            <text:p>23.142285347</text:p>
          </table:table-cell>
          <table:table-cell table:formula="of:=[.C217]/([.H217]-[.H216])" office:value-type="float" office:value="102053.491337554" calcext:value-type="float">
            <text:p>102053.491337554</text:p>
          </table:table-cell>
          <table:table-cell table:formula="of:=[.G217]-[.$B217]" office:value-type="float" office:value="0.322999477386475" calcext:value-type="float">
            <text:p>0.322999477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5782.86178" calcext:value-type="float">
            <text:p>1443145782.86178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16187572479" calcext:value-type="float">
            <text:p>22.8616187572</text:p>
          </table:table-cell>
          <table:table-cell table:formula="of:=[.C218]/([.D218]-[.D217])" office:value-type="float" office:value="102048.318455482" calcext:value-type="float">
            <text:p>102048.318455482</text:p>
          </table:table-cell>
          <table:table-cell/>
          <table:table-cell office:value-type="float" office:value="1443145783.18483" calcext:value-type="float">
            <text:p>1443145783.18483</text:p>
          </table:table-cell>
          <table:table-cell table:formula="of:=[.G218]-[.$B$2]" office:value-type="float" office:value="23.1846623420715" calcext:value-type="float">
            <text:p>23.1846623421</text:p>
          </table:table-cell>
          <table:table-cell table:formula="of:=[.C218]/([.H218]-[.H217])" office:value-type="float" office:value="101942.103048238" calcext:value-type="float">
            <text:p>101942.103048238</text:p>
          </table:table-cell>
          <table:table-cell table:formula="of:=[.G218]-[.$B218]" office:value-type="float" office:value="0.323043584823608" calcext:value-type="float">
            <text:p>0.323043584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5782.90414" calcext:value-type="float">
            <text:p>1443145782.90414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39697647095" calcext:value-type="float">
            <text:p>22.9039697647</text:p>
          </table:table-cell>
          <table:table-cell table:formula="of:=[.C219]/([.D219]-[.D218])" office:value-type="float" office:value="102004.657242742" calcext:value-type="float">
            <text:p>102004.657242742</text:p>
          </table:table-cell>
          <table:table-cell/>
          <table:table-cell office:value-type="float" office:value="1443145783.22791" calcext:value-type="float">
            <text:p>1443145783.22791</text:p>
          </table:table-cell>
          <table:table-cell table:formula="of:=[.G219]-[.$B$2]" office:value-type="float" office:value="23.2277412414551" calcext:value-type="float">
            <text:p>23.2277412415</text:p>
          </table:table-cell>
          <table:table-cell table:formula="of:=[.C219]/([.H219]-[.H218])" office:value-type="float" office:value="100281.113533976" calcext:value-type="float">
            <text:p>100281.113533976</text:p>
          </table:table-cell>
          <table:table-cell table:formula="of:=[.G219]-[.$B219]" office:value-type="float" office:value="0.323771476745605" calcext:value-type="float">
            <text:p>0.323771476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5782.94647" calcext:value-type="float">
            <text:p>1443145782.94647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63000297546" calcext:value-type="float">
            <text:p>22.9463000298</text:p>
          </table:table-cell>
          <table:table-cell table:formula="of:=[.C220]/([.D220]-[.D219])" office:value-type="float" office:value="102054.640938123" calcext:value-type="float">
            <text:p>102054.640938123</text:p>
          </table:table-cell>
          <table:table-cell/>
          <table:table-cell office:value-type="float" office:value="1443145783.27127" calcext:value-type="float">
            <text:p>1443145783.27127</text:p>
          </table:table-cell>
          <table:table-cell table:formula="of:=[.G220]-[.$B$2]" office:value-type="float" office:value="23.271103143692" calcext:value-type="float">
            <text:p>23.2711031437</text:p>
          </table:table-cell>
          <table:table-cell table:formula="of:=[.C220]/([.H220]-[.H219])" office:value-type="float" office:value="99626.6256123779" calcext:value-type="float">
            <text:p>99626.6256123779</text:p>
          </table:table-cell>
          <table:table-cell table:formula="of:=[.G220]-[.$B220]" office:value-type="float" office:value="0.324803113937378" calcext:value-type="float">
            <text:p>0.324803113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5782.9888" calcext:value-type="float">
            <text:p>1443145782.9888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8632440567" calcext:value-type="float">
            <text:p>22.9886324406</text:p>
          </table:table-cell>
          <table:table-cell table:formula="of:=[.C221]/([.D221]-[.D220])" office:value-type="float" office:value="102049.467939512" calcext:value-type="float">
            <text:p>102049.467939512</text:p>
          </table:table-cell>
          <table:table-cell/>
          <table:table-cell office:value-type="float" office:value="1443145783.31461" calcext:value-type="float">
            <text:p>1443145783.31461</text:p>
          </table:table-cell>
          <table:table-cell table:formula="of:=[.G221]-[.$B$2]" office:value-type="float" office:value="23.3144409656525" calcext:value-type="float">
            <text:p>23.3144409657</text:p>
          </table:table-cell>
          <table:table-cell table:formula="of:=[.C221]/([.H221]-[.H220])" office:value-type="float" office:value="99681.9822634949" calcext:value-type="float">
            <text:p>99681.9822634949</text:p>
          </table:table-cell>
          <table:table-cell table:formula="of:=[.G221]-[.$B221]" office:value-type="float" office:value="0.325808525085449" calcext:value-type="float">
            <text:p>0.325808525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5783.03186" calcext:value-type="float">
            <text:p>1443145783.03186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16987037659" calcext:value-type="float">
            <text:p>23.0316987038</text:p>
          </table:table-cell>
          <table:table-cell table:formula="of:=[.C222]/([.D222]-[.D221])" office:value-type="float" office:value="100310.537277242" calcext:value-type="float">
            <text:p>100310.537277242</text:p>
          </table:table-cell>
          <table:table-cell/>
          <table:table-cell office:value-type="float" office:value="1443145783.35797" calcext:value-type="float">
            <text:p>1443145783.35797</text:p>
          </table:table-cell>
          <table:table-cell table:formula="of:=[.G222]-[.$B$2]" office:value-type="float" office:value="23.3578016757965" calcext:value-type="float">
            <text:p>23.3578016758</text:p>
          </table:table-cell>
          <table:table-cell table:formula="of:=[.C222]/([.H222]-[.H221])" office:value-type="float" office:value="99629.3645941012" calcext:value-type="float">
            <text:p>99629.3645941012</text:p>
          </table:table-cell>
          <table:table-cell table:formula="of:=[.G222]-[.$B222]" office:value-type="float" office:value="0.32610297203064" calcext:value-type="float">
            <text:p>0.3261029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5783.07524" calcext:value-type="float">
            <text:p>1443145783.07524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0756263733" calcext:value-type="float">
            <text:p>23.0750756264</text:p>
          </table:table-cell>
          <table:table-cell table:formula="of:=[.C223]/([.D223]-[.D222])" office:value-type="float" office:value="99592.1273414827" calcext:value-type="float">
            <text:p>99592.1273414827</text:p>
          </table:table-cell>
          <table:table-cell/>
          <table:table-cell office:value-type="float" office:value="1443145783.4013" calcext:value-type="float">
            <text:p>1443145783.4013</text:p>
          </table:table-cell>
          <table:table-cell table:formula="of:=[.G223]-[.$B$2]" office:value-type="float" office:value="23.4011375904083" calcext:value-type="float">
            <text:p>23.4011375904</text:p>
          </table:table-cell>
          <table:table-cell table:formula="of:=[.C223]/([.H223]-[.H222])" office:value-type="float" office:value="99686.3695781343" calcext:value-type="float">
            <text:p>99686.3695781343</text:p>
          </table:table-cell>
          <table:table-cell table:formula="of:=[.G223]-[.$B223]" office:value-type="float" office:value="0.326061964035034" calcext:value-type="float">
            <text:p>0.32606196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5783.11857" calcext:value-type="float">
            <text:p>1443145783.11857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84084415436" calcext:value-type="float">
            <text:p>23.1184084415</text:p>
          </table:table-cell>
          <table:table-cell table:formula="of:=[.C224]/([.D224]-[.D223])" office:value-type="float" office:value="99693.4997881717" calcext:value-type="float">
            <text:p>99693.4997881717</text:p>
          </table:table-cell>
          <table:table-cell/>
          <table:table-cell office:value-type="float" office:value="1443145783.44472" calcext:value-type="float">
            <text:p>1443145783.44472</text:p>
          </table:table-cell>
          <table:table-cell table:formula="of:=[.G224]-[.$B$2]" office:value-type="float" office:value="23.4445517063141" calcext:value-type="float">
            <text:p>23.4445517063</text:p>
          </table:table-cell>
          <table:table-cell table:formula="of:=[.C224]/([.H224]-[.H223])" office:value-type="float" office:value="99506.8057904795" calcext:value-type="float">
            <text:p>99506.8057904795</text:p>
          </table:table-cell>
          <table:table-cell table:formula="of:=[.G224]-[.$B224]" office:value-type="float" office:value="0.326143264770508" calcext:value-type="float">
            <text:p>0.32614326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5783.16193" calcext:value-type="float">
            <text:p>1443145783.16193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17622375488" calcext:value-type="float">
            <text:p>23.1617622375</text:p>
          </table:table-cell>
          <table:table-cell table:formula="of:=[.C225]/([.D225]-[.D224])" office:value-type="float" office:value="99645.2536584561" calcext:value-type="float">
            <text:p>99645.2536584561</text:p>
          </table:table-cell>
          <table:table-cell/>
          <table:table-cell office:value-type="float" office:value="1443145783.48809" calcext:value-type="float">
            <text:p>1443145783.48809</text:p>
          </table:table-cell>
          <table:table-cell table:formula="of:=[.G225]-[.$B$2]" office:value-type="float" office:value="23.4879260063171" calcext:value-type="float">
            <text:p>23.4879260063</text:p>
          </table:table-cell>
          <table:table-cell table:formula="of:=[.C225]/([.H225]-[.H224])" office:value-type="float" office:value="99598.1491273877" calcext:value-type="float">
            <text:p>99598.1491273877</text:p>
          </table:table-cell>
          <table:table-cell table:formula="of:=[.G225]-[.$B225]" office:value-type="float" office:value="0.326163768768311" calcext:value-type="float">
            <text:p>0.326163768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5783.20527" calcext:value-type="float">
            <text:p>1443145783.20527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1076889038" calcext:value-type="float">
            <text:p>23.2051076889</text:p>
          </table:table-cell>
          <table:table-cell table:formula="of:=[.C226]/([.D226]-[.D225])" office:value-type="float" office:value="99664.4368660756" calcext:value-type="float">
            <text:p>99664.4368660756</text:p>
          </table:table-cell>
          <table:table-cell/>
          <table:table-cell office:value-type="float" office:value="1443145783.53137" calcext:value-type="float">
            <text:p>1443145783.53137</text:p>
          </table:table-cell>
          <table:table-cell table:formula="of:=[.G226]-[.$B$2]" office:value-type="float" office:value="23.5311994552612" calcext:value-type="float">
            <text:p>23.5311994553</text:p>
          </table:table-cell>
          <table:table-cell table:formula="of:=[.C226]/([.H226]-[.H225])" office:value-type="float" office:value="99830.2678758361" calcext:value-type="float">
            <text:p>99830.2678758361</text:p>
          </table:table-cell>
          <table:table-cell table:formula="of:=[.G226]-[.$B226]" office:value-type="float" office:value="0.326091766357422" calcext:value-type="float">
            <text:p>0.32609176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5783.24863" calcext:value-type="float">
            <text:p>1443145783.24863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84636306763" calcext:value-type="float">
            <text:p>23.2484636307</text:p>
          </table:table-cell>
          <table:table-cell table:formula="of:=[.C227]/([.D227]-[.D226])" office:value-type="float" office:value="99640.3220271876" calcext:value-type="float">
            <text:p>99640.3220271876</text:p>
          </table:table-cell>
          <table:table-cell/>
          <table:table-cell office:value-type="float" office:value="1443145783.57477" calcext:value-type="float">
            <text:p>1443145783.57477</text:p>
          </table:table-cell>
          <table:table-cell table:formula="of:=[.G227]-[.$B$2]" office:value-type="float" office:value="23.5746064186096" calcext:value-type="float">
            <text:p>23.5746064186</text:p>
          </table:table-cell>
          <table:table-cell table:formula="of:=[.C227]/([.H227]-[.H226])" office:value-type="float" office:value="99523.2024255473" calcext:value-type="float">
            <text:p>99523.2024255473</text:p>
          </table:table-cell>
          <table:table-cell table:formula="of:=[.G227]-[.$B227]" office:value-type="float" office:value="0.32614278793335" calcext:value-type="float">
            <text:p>0.32614278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5783.29202" calcext:value-type="float">
            <text:p>1443145783.29202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185795784" calcext:value-type="float">
            <text:p>23.2918579578</text:p>
          </table:table-cell>
          <table:table-cell table:formula="of:=[.C228]/([.D228]-[.D227])" office:value-type="float" office:value="99552.1830239164" calcext:value-type="float">
            <text:p>99552.1830239164</text:p>
          </table:table-cell>
          <table:table-cell/>
          <table:table-cell office:value-type="float" office:value="1443145783.61807" calcext:value-type="float">
            <text:p>1443145783.61807</text:p>
          </table:table-cell>
          <table:table-cell table:formula="of:=[.G228]-[.$B$2]" office:value-type="float" office:value="23.6179056167603" calcext:value-type="float">
            <text:p>23.6179056168</text:p>
          </table:table-cell>
          <table:table-cell table:formula="of:=[.C228]/([.H228]-[.H227])" office:value-type="float" office:value="99770.9007213259" calcext:value-type="float">
            <text:p>99770.9007213259</text:p>
          </table:table-cell>
          <table:table-cell table:formula="of:=[.G228]-[.$B228]" office:value-type="float" office:value="0.326047658920288" calcext:value-type="float">
            <text:p>0.326047658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5783.33537" calcext:value-type="float">
            <text:p>1443145783.33537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2029323578" calcext:value-type="float">
            <text:p>23.3352029324</text:p>
          </table:table-cell>
          <table:table-cell table:formula="of:=[.C229]/([.D229]-[.D228])" office:value-type="float" office:value="99665.5332724612" calcext:value-type="float">
            <text:p>99665.5332724612</text:p>
          </table:table-cell>
          <table:table-cell/>
          <table:table-cell office:value-type="float" office:value="1443145783.6615" calcext:value-type="float">
            <text:p>1443145783.6615</text:p>
          </table:table-cell>
          <table:table-cell table:formula="of:=[.G229]-[.$B$2]" office:value-type="float" office:value="23.661336183548" calcext:value-type="float">
            <text:p>23.6613361835</text:p>
          </table:table-cell>
          <table:table-cell table:formula="of:=[.C229]/([.H229]-[.H228])" office:value-type="float" office:value="99469.1140255049" calcext:value-type="float">
            <text:p>99469.1140255049</text:p>
          </table:table-cell>
          <table:table-cell table:formula="of:=[.G229]-[.$B229]" office:value-type="float" office:value="0.326133251190186" calcext:value-type="float">
            <text:p>0.32613325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5783.37872" calcext:value-type="float">
            <text:p>1443145783.37872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85490989685" calcext:value-type="float">
            <text:p>23.378549099</text:p>
          </table:table-cell>
          <table:table-cell table:formula="of:=[.C230]/([.D230]-[.D229])" office:value-type="float" office:value="99662.7923017266" calcext:value-type="float">
            <text:p>99662.7923017266</text:p>
          </table:table-cell>
          <table:table-cell/>
          <table:table-cell office:value-type="float" office:value="1443145783.70483" calcext:value-type="float">
            <text:p>1443145783.70483</text:p>
          </table:table-cell>
          <table:table-cell table:formula="of:=[.G230]-[.$B$2]" office:value-type="float" office:value="23.7046642303467" calcext:value-type="float">
            <text:p>23.7046642303</text:p>
          </table:table-cell>
          <table:table-cell table:formula="of:=[.C230]/([.H230]-[.H229])" office:value-type="float" office:value="99704.4713340047" calcext:value-type="float">
            <text:p>99704.4713340047</text:p>
          </table:table-cell>
          <table:table-cell table:formula="of:=[.G230]-[.$B230]" office:value-type="float" office:value="0.326115131378174" calcext:value-type="float">
            <text:p>0.326115131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5783.42206" calcext:value-type="float">
            <text:p>1443145783.42206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18943119049" calcext:value-type="float">
            <text:p>23.4218943119</text:p>
          </table:table-cell>
          <table:table-cell table:formula="of:=[.C231]/([.D231]-[.D230])" office:value-type="float" office:value="99664.985066253" calcext:value-type="float">
            <text:p>99664.985066253</text:p>
          </table:table-cell>
          <table:table-cell/>
          <table:table-cell office:value-type="float" office:value="1443145783.74815" calcext:value-type="float">
            <text:p>1443145783.74815</text:p>
          </table:table-cell>
          <table:table-cell table:formula="of:=[.G231]-[.$B$2]" office:value-type="float" office:value="23.747983455658" calcext:value-type="float">
            <text:p>23.7479834557</text:p>
          </table:table-cell>
          <table:table-cell table:formula="of:=[.C231]/([.H231]-[.H230])" office:value-type="float" office:value="99724.7750613669" calcext:value-type="float">
            <text:p>99724.7750613669</text:p>
          </table:table-cell>
          <table:table-cell table:formula="of:=[.G231]-[.$B231]" office:value-type="float" office:value="0.326089143753052" calcext:value-type="float">
            <text:p>0.326089143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5783.46541" calcext:value-type="float">
            <text:p>1443145783.46541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2397632599" calcext:value-type="float">
            <text:p>23.4652397633</text:p>
          </table:table-cell>
          <table:table-cell table:formula="of:=[.C232]/([.D232]-[.D231])" office:value-type="float" office:value="99664.4368660756" calcext:value-type="float">
            <text:p>99664.4368660756</text:p>
          </table:table-cell>
          <table:table-cell/>
          <table:table-cell office:value-type="float" office:value="1443145783.79146" calcext:value-type="float">
            <text:p>1443145783.79146</text:p>
          </table:table-cell>
          <table:table-cell table:formula="of:=[.G232]-[.$B$2]" office:value-type="float" office:value="23.7912950515747" calcext:value-type="float">
            <text:p>23.7912950516</text:p>
          </table:table-cell>
          <table:table-cell table:formula="of:=[.C232]/([.H232]-[.H231])" office:value-type="float" office:value="99742.3417115302" calcext:value-type="float">
            <text:p>99742.3417115302</text:p>
          </table:table-cell>
          <table:table-cell table:formula="of:=[.G232]-[.$B232]" office:value-type="float" office:value="0.326055288314819" calcext:value-type="float">
            <text:p>0.326055288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5783.50874" calcext:value-type="float">
            <text:p>1443145783.50874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8576631546" calcext:value-type="float">
            <text:p>23.5085766315</text:p>
          </table:table-cell>
          <table:table-cell table:formula="of:=[.C233]/([.D233]-[.D232])" office:value-type="float" office:value="99684.1758725408" calcext:value-type="float">
            <text:p>99684.1758725408</text:p>
          </table:table-cell>
          <table:table-cell/>
          <table:table-cell office:value-type="float" office:value="1443145783.83511" calcext:value-type="float">
            <text:p>1443145783.83511</text:p>
          </table:table-cell>
          <table:table-cell table:formula="of:=[.G233]-[.$B$2]" office:value-type="float" office:value="23.8349461555481" calcext:value-type="float">
            <text:p>23.8349461555</text:p>
          </table:table-cell>
          <table:table-cell table:formula="of:=[.C233]/([.H233]-[.H232])" office:value-type="float" office:value="98966.5691532941" calcext:value-type="float">
            <text:p>98966.5691532941</text:p>
          </table:table-cell>
          <table:table-cell table:formula="of:=[.G233]-[.$B233]" office:value-type="float" office:value="0.326369524002075" calcext:value-type="float">
            <text:p>0.32636952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5783.55208" calcext:value-type="float">
            <text:p>1443145783.55208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19151687622" calcext:value-type="float">
            <text:p>23.5519151688</text:p>
          </table:table-cell>
          <table:table-cell table:formula="of:=[.C234]/([.D234]-[.D233])" office:value-type="float" office:value="99680.337120066" calcext:value-type="float">
            <text:p>99680.337120066</text:p>
          </table:table-cell>
          <table:table-cell/>
          <table:table-cell office:value-type="float" office:value="1443145783.87816" calcext:value-type="float">
            <text:p>1443145783.87816</text:p>
          </table:table-cell>
          <table:table-cell table:formula="of:=[.G234]-[.$B$2]" office:value-type="float" office:value="23.8779933452606" calcext:value-type="float">
            <text:p>23.8779933453</text:p>
          </table:table-cell>
          <table:table-cell table:formula="of:=[.C234]/([.H234]-[.H233])" office:value-type="float" office:value="100354.983190531" calcext:value-type="float">
            <text:p>100354.983190531</text:p>
          </table:table-cell>
          <table:table-cell table:formula="of:=[.G234]-[.$B234]" office:value-type="float" office:value="0.326078176498413" calcext:value-type="float">
            <text:p>0.326078176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5783.59543" calcext:value-type="float">
            <text:p>1443145783.59543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2594280243" calcext:value-type="float">
            <text:p>23.595259428</text:p>
          </table:table-cell>
          <table:table-cell table:formula="of:=[.C235]/([.D235]-[.D234])" office:value-type="float" office:value="99667.1779272713" calcext:value-type="float">
            <text:p>99667.1779272713</text:p>
          </table:table-cell>
          <table:table-cell/>
          <table:table-cell office:value-type="float" office:value="1443145783.92143" calcext:value-type="float">
            <text:p>1443145783.92143</text:p>
          </table:table-cell>
          <table:table-cell table:formula="of:=[.G235]-[.$B$2]" office:value-type="float" office:value="23.9212608337402" calcext:value-type="float">
            <text:p>23.9212608337</text:p>
          </table:table-cell>
          <table:table-cell table:formula="of:=[.C235]/([.H235]-[.H234])" office:value-type="float" office:value="99844.0203441758" calcext:value-type="float">
            <text:p>99844.0203441758</text:p>
          </table:table-cell>
          <table:table-cell table:formula="of:=[.G235]-[.$B235]" office:value-type="float" office:value="0.326001405715942" calcext:value-type="float">
            <text:p>0.326001405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5783.63877" calcext:value-type="float">
            <text:p>1443145783.63877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86024951935" calcext:value-type="float">
            <text:p>23.6386024952</text:p>
          </table:table-cell>
          <table:table-cell table:formula="of:=[.C236]/([.D236]-[.D235])" office:value-type="float" office:value="99669.9191392455" calcext:value-type="float">
            <text:p>99669.9191392455</text:p>
          </table:table-cell>
          <table:table-cell/>
          <table:table-cell office:value-type="float" office:value="1443145783.96469" calcext:value-type="float">
            <text:p>1443145783.96469</text:p>
          </table:table-cell>
          <table:table-cell table:formula="of:=[.G236]-[.$B$2]" office:value-type="float" office:value="23.9645290374756" calcext:value-type="float">
            <text:p>23.9645290375</text:p>
          </table:table-cell>
          <table:table-cell table:formula="of:=[.C236]/([.H236]-[.H235])" office:value-type="float" office:value="99842.3698479171" calcext:value-type="float">
            <text:p>99842.3698479171</text:p>
          </table:table-cell>
          <table:table-cell table:formula="of:=[.G236]-[.$B236]" office:value-type="float" office:value="0.325926542282104" calcext:value-type="float">
            <text:p>0.325926542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5783.68211" calcext:value-type="float">
            <text:p>1443145783.68211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19438934326" calcext:value-type="float">
            <text:p>23.6819438934</text:p>
          </table:table-cell>
          <table:table-cell table:formula="of:=[.C237]/([.D237]-[.D236])" office:value-type="float" office:value="99673.7570893408" calcext:value-type="float">
            <text:p>99673.7570893408</text:p>
          </table:table-cell>
          <table:table-cell/>
          <table:table-cell office:value-type="float" office:value="1443145784.00822" calcext:value-type="float">
            <text:p>1443145784.00822</text:p>
          </table:table-cell>
          <table:table-cell table:formula="of:=[.G237]-[.$B$2]" office:value-type="float" office:value="24.0080573558807" calcext:value-type="float">
            <text:p>24.0080573559</text:p>
          </table:table-cell>
          <table:table-cell table:formula="of:=[.C237]/([.H237]-[.H236])" office:value-type="float" office:value="99245.736069803" calcext:value-type="float">
            <text:p>99245.736069803</text:p>
          </table:table-cell>
          <table:table-cell table:formula="of:=[.G237]-[.$B237]" office:value-type="float" office:value="0.32611346244812" calcext:value-type="float">
            <text:p>0.326113462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5783.72547" calcext:value-type="float">
            <text:p>1443145783.72547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3012657166" calcext:value-type="float">
            <text:p>23.7253012657</text:p>
          </table:table-cell>
          <table:table-cell table:formula="of:=[.C238]/([.D238]-[.D237])" office:value-type="float" office:value="99637.0345441948" calcext:value-type="float">
            <text:p>99637.0345441948</text:p>
          </table:table-cell>
          <table:table-cell/>
          <table:table-cell office:value-type="float" office:value="1443145784.02263" calcext:value-type="float">
            <text:p>1443145784.02263</text:p>
          </table:table-cell>
          <table:table-cell table:formula="of:=[.G238]-[.$B$2]" office:value-type="float" office:value="24.0224606990814" calcext:value-type="float">
            <text:p>24.0224606991</text:p>
          </table:table-cell>
          <table:table-cell table:formula="of:=[.C238]/([.H238]-[.H237])" office:value-type="float" office:value="299930.36615242" calcext:value-type="float">
            <text:p>299930.36615242</text:p>
          </table:table-cell>
          <table:table-cell table:formula="of:=[.G238]-[.$B238]" office:value-type="float" office:value="0.297159433364868" calcext:value-type="float">
            <text:p>0.297159433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5783.7688" calcext:value-type="float">
            <text:p>1443145783.7688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86312198639" calcext:value-type="float">
            <text:p>23.7686312199</text:p>
          </table:table-cell>
          <table:table-cell table:formula="of:=[.C239]/([.D239]-[.D238])" office:value-type="float" office:value="99700.0824258965" calcext:value-type="float">
            <text:p>99700.0824258965</text:p>
          </table:table-cell>
          <table:table-cell/>
          <table:table-cell office:value-type="float" office:value="1443145784.05151" calcext:value-type="float">
            <text:p>1443145784.05151</text:p>
          </table:table-cell>
          <table:table-cell table:formula="of:=[.G239]-[.$B$2]" office:value-type="float" office:value="24.0513396263123" calcext:value-type="float">
            <text:p>24.0513396263</text:p>
          </table:table-cell>
          <table:table-cell table:formula="of:=[.C239]/([.H239]-[.H238])" office:value-type="float" office:value="149590.044168517" calcext:value-type="float">
            <text:p>149590.044168517</text:p>
          </table:table-cell>
          <table:table-cell table:formula="of:=[.G239]-[.$B239]" office:value-type="float" office:value="0.282708406448364" calcext:value-type="float">
            <text:p>0.28270840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5783.81214" calcext:value-type="float">
            <text:p>1443145783.81214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19773864746" calcext:value-type="float">
            <text:p>23.8119773865</text:p>
          </table:table-cell>
          <table:table-cell table:formula="of:=[.C240]/([.D240]-[.D239])" office:value-type="float" office:value="99662.7923017266" calcext:value-type="float">
            <text:p>99662.7923017266</text:p>
          </table:table-cell>
          <table:table-cell/>
          <table:table-cell office:value-type="float" office:value="1443145784.0949" calcext:value-type="float">
            <text:p>1443145784.0949</text:p>
          </table:table-cell>
          <table:table-cell table:formula="of:=[.G240]-[.$B$2]" office:value-type="float" office:value="24.0947351455688" calcext:value-type="float">
            <text:p>24.0947351456</text:p>
          </table:table-cell>
          <table:table-cell table:formula="of:=[.C240]/([.H240]-[.H239])" office:value-type="float" office:value="99549.4482841979" calcext:value-type="float">
            <text:p>99549.4482841979</text:p>
          </table:table-cell>
          <table:table-cell table:formula="of:=[.G240]-[.$B240]" office:value-type="float" office:value="0.282757759094238" calcext:value-type="float">
            <text:p>0.282757759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5783.8555" calcext:value-type="float">
            <text:p>1443145783.8555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53335666656" calcext:value-type="float">
            <text:p>23.8553335667</text:p>
          </table:table-cell>
          <table:table-cell table:formula="of:=[.C241]/([.D241]-[.D240])" office:value-type="float" office:value="99639.7740982903" calcext:value-type="float">
            <text:p>99639.7740982903</text:p>
          </table:table-cell>
          <table:table-cell/>
          <table:table-cell office:value-type="float" office:value="1443145784.1382" calcext:value-type="float">
            <text:p>1443145784.1382</text:p>
          </table:table-cell>
          <table:table-cell table:formula="of:=[.G241]-[.$B$2]" office:value-type="float" office:value="24.1380352973938" calcext:value-type="float">
            <text:p>24.1380352974</text:p>
          </table:table-cell>
          <table:table-cell table:formula="of:=[.C241]/([.H241]-[.H240])" office:value-type="float" office:value="99768.7032937989" calcext:value-type="float">
            <text:p>99768.7032937989</text:p>
          </table:table-cell>
          <table:table-cell table:formula="of:=[.G241]-[.$B241]" office:value-type="float" office:value="0.282701730728149" calcext:value-type="float">
            <text:p>0.282701730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5783.89887" calcext:value-type="float">
            <text:p>1443145783.89887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87007141113" calcext:value-type="float">
            <text:p>23.8987007141</text:p>
          </table:table-cell>
          <table:table-cell table:formula="of:=[.C242]/([.D242]-[.D241])" office:value-type="float" office:value="99614.57588169" calcext:value-type="float">
            <text:p>99614.57588169</text:p>
          </table:table-cell>
          <table:table-cell/>
          <table:table-cell office:value-type="float" office:value="1443145784.18157" calcext:value-type="float">
            <text:p>1443145784.18157</text:p>
          </table:table-cell>
          <table:table-cell table:formula="of:=[.G242]-[.$B$2]" office:value-type="float" office:value="24.1814041137695" calcext:value-type="float">
            <text:p>24.1814041138</text:p>
          </table:table-cell>
          <table:table-cell table:formula="of:=[.C242]/([.H242]-[.H241])" office:value-type="float" office:value="99610.7424877132" calcext:value-type="float">
            <text:p>99610.7424877132</text:p>
          </table:table-cell>
          <table:table-cell table:formula="of:=[.G242]-[.$B242]" office:value-type="float" office:value="0.282703399658203" calcext:value-type="float">
            <text:p>0.282703399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5783.94221" calcext:value-type="float">
            <text:p>1443145783.94221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0456886292" calcext:value-type="float">
            <text:p>23.9420456886</text:p>
          </table:table-cell>
          <table:table-cell table:formula="of:=[.C243]/([.D243]-[.D242])" office:value-type="float" office:value="99665.5332724612" calcext:value-type="float">
            <text:p>99665.5332724612</text:p>
          </table:table-cell>
          <table:table-cell/>
          <table:table-cell office:value-type="float" office:value="1443145784.22482" calcext:value-type="float">
            <text:p>1443145784.22482</text:p>
          </table:table-cell>
          <table:table-cell table:formula="of:=[.G243]-[.$B$2]" office:value-type="float" office:value="24.2246572971344" calcext:value-type="float">
            <text:p>24.2246572971</text:p>
          </table:table-cell>
          <table:table-cell table:formula="of:=[.C243]/([.H243]-[.H242])" office:value-type="float" office:value="99877.041732583" calcext:value-type="float">
            <text:p>99877.041732583</text:p>
          </table:table-cell>
          <table:table-cell table:formula="of:=[.G243]-[.$B243]" office:value-type="float" office:value="0.282611608505249" calcext:value-type="float">
            <text:p>0.282611608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5783.98554" calcext:value-type="float">
            <text:p>1443145783.98554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53789806366" calcext:value-type="float">
            <text:p>23.9853789806</text:p>
          </table:table-cell>
          <table:table-cell table:formula="of:=[.C244]/([.D244]-[.D243])" office:value-type="float" office:value="99692.4027663918" calcext:value-type="float">
            <text:p>99692.4027663918</text:p>
          </table:table-cell>
          <table:table-cell/>
          <table:table-cell office:value-type="float" office:value="1443145784.26794" calcext:value-type="float">
            <text:p>1443145784.26794</text:p>
          </table:table-cell>
          <table:table-cell table:formula="of:=[.G244]-[.$B$2]" office:value-type="float" office:value="24.2677719593048" calcext:value-type="float">
            <text:p>24.2677719593</text:p>
          </table:table-cell>
          <table:table-cell table:formula="of:=[.C244]/([.H244]-[.H243])" office:value-type="float" office:value="100197.932270123" calcext:value-type="float">
            <text:p>100197.932270123</text:p>
          </table:table-cell>
          <table:table-cell table:formula="of:=[.G244]-[.$B244]" office:value-type="float" office:value="0.282392978668213" calcext:value-type="float">
            <text:p>0.282392978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5784.02875" calcext:value-type="float">
            <text:p>1443145784.02875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85806655884" calcext:value-type="float">
            <text:p>24.0285806656</text:p>
          </table:table-cell>
          <table:table-cell table:formula="of:=[.C245]/([.D245]-[.D244])" office:value-type="float" office:value="99996.0998007737" calcext:value-type="float">
            <text:p>99996.0998007737</text:p>
          </table:table-cell>
          <table:table-cell/>
          <table:table-cell office:value-type="float" office:value="1443145784.35433" calcext:value-type="float">
            <text:p>1443145784.35433</text:p>
          </table:table-cell>
          <table:table-cell table:formula="of:=[.G245]-[.$B$2]" office:value-type="float" office:value="24.3541624546051" calcext:value-type="float">
            <text:p>24.3541624546</text:p>
          </table:table-cell>
          <table:table-cell table:formula="of:=[.C245]/([.H245]-[.H244])" office:value-type="float" office:value="50005.5010100787" calcext:value-type="float">
            <text:p>50005.5010100787</text:p>
          </table:table-cell>
          <table:table-cell table:formula="of:=[.G245]-[.$B245]" office:value-type="float" office:value="0.325581789016724" calcext:value-type="float">
            <text:p>0.32558178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5784.07187" calcext:value-type="float">
            <text:p>1443145784.07187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17012882233" calcext:value-type="float">
            <text:p>24.0717012882</text:p>
          </table:table-cell>
          <table:table-cell table:formula="of:=[.C246]/([.D246]-[.D245])" office:value-type="float" office:value="100184.082140428" calcext:value-type="float">
            <text:p>100184.082140428</text:p>
          </table:table-cell>
          <table:table-cell/>
          <table:table-cell office:value-type="float" office:value="1443145784.39737" calcext:value-type="float">
            <text:p>1443145784.39737</text:p>
          </table:table-cell>
          <table:table-cell table:formula="of:=[.G246]-[.$B$2]" office:value-type="float" office:value="24.397203207016" calcext:value-type="float">
            <text:p>24.397203207</text:p>
          </table:table-cell>
          <table:table-cell table:formula="of:=[.C246]/([.H246]-[.H245])" office:value-type="float" office:value="100369.992577247" calcext:value-type="float">
            <text:p>100369.992577247</text:p>
          </table:table-cell>
          <table:table-cell table:formula="of:=[.G246]-[.$B246]" office:value-type="float" office:value="0.325501918792725" calcext:value-type="float">
            <text:p>0.325501918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5784.115" calcext:value-type="float">
            <text:p>1443145784.115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48343086243" calcext:value-type="float">
            <text:p>24.1148343086</text:p>
          </table:table-cell>
          <table:table-cell table:formula="of:=[.C247]/([.D247]-[.D246])" office:value-type="float" office:value="100155.286132008" calcext:value-type="float">
            <text:p>100155.286132008</text:p>
          </table:table-cell>
          <table:table-cell/>
          <table:table-cell office:value-type="float" office:value="1443145784.44048" calcext:value-type="float">
            <text:p>1443145784.44048</text:p>
          </table:table-cell>
          <table:table-cell table:formula="of:=[.G247]-[.$B$2]" office:value-type="float" office:value="24.4403140544891" calcext:value-type="float">
            <text:p>24.4403140545</text:p>
          </table:table-cell>
          <table:table-cell table:formula="of:=[.C247]/([.H247]-[.H246])" office:value-type="float" office:value="100206.798363013" calcext:value-type="float">
            <text:p>100206.798363013</text:p>
          </table:table-cell>
          <table:table-cell table:formula="of:=[.G247]-[.$B247]" office:value-type="float" office:value="0.325479745864868" calcext:value-type="float">
            <text:p>0.325479745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5784.15812" calcext:value-type="float">
            <text:p>1443145784.15812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79513549805" calcext:value-type="float">
            <text:p>24.157951355</text:p>
          </table:table-cell>
          <table:table-cell table:formula="of:=[.C248]/([.D248]-[.D247])" office:value-type="float" office:value="100192.391758734" calcext:value-type="float">
            <text:p>100192.391758734</text:p>
          </table:table-cell>
          <table:table-cell/>
          <table:table-cell office:value-type="float" office:value="1443145784.48354" calcext:value-type="float">
            <text:p>1443145784.48354</text:p>
          </table:table-cell>
          <table:table-cell table:formula="of:=[.G248]-[.$B$2]" office:value-type="float" office:value="24.4833705425262" calcext:value-type="float">
            <text:p>24.4833705425</text:p>
          </table:table-cell>
          <table:table-cell table:formula="of:=[.C248]/([.H248]-[.H247])" office:value-type="float" office:value="100333.310888633" calcext:value-type="float">
            <text:p>100333.310888633</text:p>
          </table:table-cell>
          <table:table-cell table:formula="of:=[.G248]-[.$B248]" office:value-type="float" office:value="0.325419187545776" calcext:value-type="float">
            <text:p>0.325419187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5784.20125" calcext:value-type="float">
            <text:p>1443145784.20125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0827064514" calcext:value-type="float">
            <text:p>24.2010827065</text:p>
          </table:table-cell>
          <table:table-cell table:formula="of:=[.C249]/([.D249]-[.D248])" office:value-type="float" office:value="100159.161553514" calcext:value-type="float">
            <text:p>100159.161553514</text:p>
          </table:table-cell>
          <table:table-cell/>
          <table:table-cell office:value-type="float" office:value="1443145784.52671" calcext:value-type="float">
            <text:p>1443145784.52671</text:p>
          </table:table-cell>
          <table:table-cell table:formula="of:=[.G249]-[.$B$2]" office:value-type="float" office:value="24.5265436172485" calcext:value-type="float">
            <text:p>24.5265436172</text:p>
          </table:table-cell>
          <table:table-cell table:formula="of:=[.C249]/([.H249]-[.H248])" office:value-type="float" office:value="100062.365902552" calcext:value-type="float">
            <text:p>100062.365902552</text:p>
          </table:table-cell>
          <table:table-cell table:formula="of:=[.G249]-[.$B249]" office:value-type="float" office:value="0.325460910797119" calcext:value-type="float">
            <text:p>0.325460910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5784.24437" calcext:value-type="float">
            <text:p>1443145784.24437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1997528076" calcext:value-type="float">
            <text:p>24.2441997528</text:p>
          </table:table-cell>
          <table:table-cell table:formula="of:=[.C250]/([.D250]-[.D249])" office:value-type="float" office:value="100192.391758734" calcext:value-type="float">
            <text:p>100192.391758734</text:p>
          </table:table-cell>
          <table:table-cell/>
          <table:table-cell office:value-type="float" office:value="1443145784.56978" calcext:value-type="float">
            <text:p>1443145784.56978</text:p>
          </table:table-cell>
          <table:table-cell table:formula="of:=[.G250]-[.$B$2]" office:value-type="float" office:value="24.5696120262146" calcext:value-type="float">
            <text:p>24.5696120262</text:p>
          </table:table-cell>
          <table:table-cell table:formula="of:=[.C250]/([.H250]-[.H249])" office:value-type="float" office:value="100305.539575514" calcext:value-type="float">
            <text:p>100305.539575514</text:p>
          </table:table-cell>
          <table:table-cell table:formula="of:=[.G250]-[.$B250]" office:value-type="float" office:value="0.325412273406982" calcext:value-type="float">
            <text:p>0.325412273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5784.28749" calcext:value-type="float">
            <text:p>1443145784.28749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73215675354" calcext:value-type="float">
            <text:p>24.2873215675</text:p>
          </table:table-cell>
          <table:table-cell table:formula="of:=[.C251]/([.D251]-[.D250])" office:value-type="float" office:value="100181.31257395" calcext:value-type="float">
            <text:p>100181.31257395</text:p>
          </table:table-cell>
          <table:table-cell/>
          <table:table-cell office:value-type="float" office:value="1443145784.61297" calcext:value-type="float">
            <text:p>1443145784.61297</text:p>
          </table:table-cell>
          <table:table-cell table:formula="of:=[.G251]-[.$B$2]" office:value-type="float" office:value="24.6128070354462" calcext:value-type="float">
            <text:p>24.6128070354</text:p>
          </table:table-cell>
          <table:table-cell table:formula="of:=[.C251]/([.H251]-[.H250])" office:value-type="float" office:value="100011.554039509" calcext:value-type="float">
            <text:p>100011.554039509</text:p>
          </table:table-cell>
          <table:table-cell table:formula="of:=[.G251]-[.$B251]" office:value-type="float" office:value="0.325485467910767" calcext:value-type="float">
            <text:p>0.32548546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5784.33061" calcext:value-type="float">
            <text:p>1443145784.33061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04486274719" calcext:value-type="float">
            <text:p>24.3304486275</text:p>
          </table:table-cell>
          <table:table-cell table:formula="of:=[.C252]/([.D252]-[.D251])" office:value-type="float" office:value="100169.128300385" calcext:value-type="float">
            <text:p>100169.128300385</text:p>
          </table:table-cell>
          <table:table-cell/>
          <table:table-cell office:value-type="float" office:value="1443145784.65834" calcext:value-type="float">
            <text:p>1443145784.65834</text:p>
          </table:table-cell>
          <table:table-cell table:formula="of:=[.G252]-[.$B$2]" office:value-type="float" office:value="24.6581745147705" calcext:value-type="float">
            <text:p>24.6581745148</text:p>
          </table:table-cell>
          <table:table-cell table:formula="of:=[.C252]/([.H252]-[.H251])" office:value-type="float" office:value="95222.3941981764" calcext:value-type="float">
            <text:p>95222.3941981764</text:p>
          </table:table-cell>
          <table:table-cell table:formula="of:=[.G252]-[.$B252]" office:value-type="float" office:value="0.327725887298584" calcext:value-type="float">
            <text:p>0.327725887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5784.37374" calcext:value-type="float">
            <text:p>1443145784.37374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35756874084" calcext:value-type="float">
            <text:p>24.3735756874</text:p>
          </table:table-cell>
          <table:table-cell table:formula="of:=[.C253]/([.D253]-[.D252])" office:value-type="float" office:value="100169.128300385" calcext:value-type="float">
            <text:p>100169.128300385</text:p>
          </table:table-cell>
          <table:table-cell/>
          <table:table-cell office:value-type="float" office:value="1443145784.74243" calcext:value-type="float">
            <text:p>1443145784.74243</text:p>
          </table:table-cell>
          <table:table-cell table:formula="of:=[.G253]-[.$B$2]" office:value-type="float" office:value="24.7422666549683" calcext:value-type="float">
            <text:p>24.742266655</text:p>
          </table:table-cell>
          <table:table-cell table:formula="of:=[.C253]/([.H253]-[.H252])" office:value-type="float" office:value="51372.220873924" calcext:value-type="float">
            <text:p>51372.220873924</text:p>
          </table:table-cell>
          <table:table-cell table:formula="of:=[.G253]-[.$B253]" office:value-type="float" office:value="0.368690967559814" calcext:value-type="float">
            <text:p>0.368690967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5784.41687" calcext:value-type="float">
            <text:p>1443145784.41687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67065620422" calcext:value-type="float">
            <text:p>24.416706562</text:p>
          </table:table-cell>
          <table:table-cell table:formula="of:=[.C254]/([.D254]-[.D253])" office:value-type="float" office:value="100160.268871888" calcext:value-type="float">
            <text:p>100160.268871888</text:p>
          </table:table-cell>
          <table:table-cell/>
          <table:table-cell office:value-type="float" office:value="1443145784.82872" calcext:value-type="float">
            <text:p>1443145784.82872</text:p>
          </table:table-cell>
          <table:table-cell table:formula="of:=[.G254]-[.$B$2]" office:value-type="float" office:value="24.8285503387451" calcext:value-type="float">
            <text:p>24.8285503387</text:p>
          </table:table-cell>
          <table:table-cell table:formula="of:=[.C254]/([.H254]-[.H253])" office:value-type="float" office:value="50067.403371097" calcext:value-type="float">
            <text:p>50067.403371097</text:p>
          </table:table-cell>
          <table:table-cell table:formula="of:=[.G254]-[.$B254]" office:value-type="float" office:value="0.411843776702881" calcext:value-type="float">
            <text:p>0.41184377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5784.45999" calcext:value-type="float">
            <text:p>1443145784.45999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598248004913" calcext:value-type="float">
            <text:p>24.4598248005</text:p>
          </table:table-cell>
          <table:table-cell table:formula="of:=[.C255]/([.D255]-[.D254])" office:value-type="float" office:value="100189.621732808" calcext:value-type="float">
            <text:p>100189.621732808</text:p>
          </table:table-cell>
          <table:table-cell/>
          <table:table-cell office:value-type="float" office:value="1443145784.84307" calcext:value-type="float">
            <text:p>1443145784.84307</text:p>
          </table:table-cell>
          <table:table-cell table:formula="of:=[.G255]-[.$B$2]" office:value-type="float" office:value="24.8428993225098" calcext:value-type="float">
            <text:p>24.8428993225</text:p>
          </table:table-cell>
          <table:table-cell table:formula="of:=[.C255]/([.H255]-[.H254])" office:value-type="float" office:value="301066.617041074" calcext:value-type="float">
            <text:p>301066.617041074</text:p>
          </table:table-cell>
          <table:table-cell table:formula="of:=[.G255]-[.$B255]" office:value-type="float" office:value="0.383074522018433" calcext:value-type="float">
            <text:p>0.3830745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5784.50311" calcext:value-type="float">
            <text:p>1443145784.50311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29399394989" calcext:value-type="float">
            <text:p>24.5029399395</text:p>
          </table:table-cell>
          <table:table-cell table:formula="of:=[.C256]/([.D256]-[.D255])" office:value-type="float" office:value="100196.824118825" calcext:value-type="float">
            <text:p>100196.824118825</text:p>
          </table:table-cell>
          <table:table-cell/>
          <table:table-cell office:value-type="float" office:value="1443145784.87179" calcext:value-type="float">
            <text:p>1443145784.87179</text:p>
          </table:table-cell>
          <table:table-cell table:formula="of:=[.G256]-[.$B$2]" office:value-type="float" office:value="24.8716242313385" calcext:value-type="float">
            <text:p>24.8716242313</text:p>
          </table:table-cell>
          <table:table-cell table:formula="of:=[.C256]/([.H256]-[.H255])" office:value-type="float" office:value="150392.122243341" calcext:value-type="float">
            <text:p>150392.122243341</text:p>
          </table:table-cell>
          <table:table-cell table:formula="of:=[.G256]-[.$B256]" office:value-type="float" office:value="0.3686842918396" calcext:value-type="float">
            <text:p>0.368684291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5784.54623" calcext:value-type="float">
            <text:p>1443145784.54623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0603237152" calcext:value-type="float">
            <text:p>24.5460603237</text:p>
          </table:table-cell>
          <table:table-cell table:formula="of:=[.C257]/([.D257]-[.D256])" office:value-type="float" office:value="100184.6360721" calcext:value-type="float">
            <text:p>100184.6360721</text:p>
          </table:table-cell>
          <table:table-cell/>
          <table:table-cell office:value-type="float" office:value="1443145784.91492" calcext:value-type="float">
            <text:p>1443145784.91492</text:p>
          </table:table-cell>
          <table:table-cell table:formula="of:=[.G257]-[.$B$2]" office:value-type="float" office:value="24.9147500991821" calcext:value-type="float">
            <text:p>24.9147500992</text:p>
          </table:table-cell>
          <table:table-cell table:formula="of:=[.C257]/([.H257]-[.H256])" office:value-type="float" office:value="100171.897193213" calcext:value-type="float">
            <text:p>100171.897193213</text:p>
          </table:table-cell>
          <table:table-cell table:formula="of:=[.G257]-[.$B257]" office:value-type="float" office:value="0.368689775466919" calcext:value-type="float">
            <text:p>0.36868977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5784.58938" calcext:value-type="float">
            <text:p>1443145784.58938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92131328583" calcext:value-type="float">
            <text:p>24.5892131329</text:p>
          </table:table-cell>
          <table:table-cell table:formula="of:=[.C258]/([.D258]-[.D257])" office:value-type="float" office:value="100109.357554863" calcext:value-type="float">
            <text:p>100109.357554863</text:p>
          </table:table-cell>
          <table:table-cell/>
          <table:table-cell office:value-type="float" office:value="1443145784.95802" calcext:value-type="float">
            <text:p>1443145784.95802</text:p>
          </table:table-cell>
          <table:table-cell table:formula="of:=[.G258]-[.$B$2]" office:value-type="float" office:value="24.9578590393066" calcext:value-type="float">
            <text:p>24.9578590393</text:p>
          </table:table-cell>
          <table:table-cell table:formula="of:=[.C258]/([.H258]-[.H257])" office:value-type="float" office:value="100211.231997876" calcext:value-type="float">
            <text:p>100211.231997876</text:p>
          </table:table-cell>
          <table:table-cell table:formula="of:=[.G258]-[.$B258]" office:value-type="float" office:value="0.368645906448364" calcext:value-type="float">
            <text:p>0.368645906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5784.63251" calcext:value-type="float">
            <text:p>1443145784.63251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23482990265" calcext:value-type="float">
            <text:p>24.632348299</text:p>
          </table:table-cell>
          <table:table-cell table:formula="of:=[.C259]/([.D259]-[.D258])" office:value-type="float" office:value="100150.303887863" calcext:value-type="float">
            <text:p>100150.303887863</text:p>
          </table:table-cell>
          <table:table-cell/>
          <table:table-cell office:value-type="float" office:value="1443145785.00112" calcext:value-type="float">
            <text:p>1443145785.00112</text:p>
          </table:table-cell>
          <table:table-cell table:formula="of:=[.G259]-[.$B$2]" office:value-type="float" office:value="25.0009541511536" calcext:value-type="float">
            <text:p>25.0009541512</text:p>
          </table:table-cell>
          <table:table-cell table:formula="of:=[.C259]/([.H259]-[.H258])" office:value-type="float" office:value="100243.38758755" calcext:value-type="float">
            <text:p>100243.38758755</text:p>
          </table:table-cell>
          <table:table-cell table:formula="of:=[.G259]-[.$B259]" office:value-type="float" office:value="0.368605852127075" calcext:value-type="float">
            <text:p>0.368605852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5784.67565" calcext:value-type="float">
            <text:p>1443145784.67565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5479888916" calcext:value-type="float">
            <text:p>24.6754798889</text:p>
          </table:table-cell>
          <table:table-cell table:formula="of:=[.C260]/([.D260]-[.D259])" office:value-type="float" office:value="100158.607903508" calcext:value-type="float">
            <text:p>100158.607903508</text:p>
          </table:table-cell>
          <table:table-cell/>
          <table:table-cell office:value-type="float" office:value="1443145785.01428" calcext:value-type="float">
            <text:p>1443145785.01428</text:p>
          </table:table-cell>
          <table:table-cell table:formula="of:=[.G260]-[.$B$2]" office:value-type="float" office:value="25.0141191482544" calcext:value-type="float">
            <text:p>25.0141191483</text:p>
          </table:table-cell>
          <table:table-cell table:formula="of:=[.C260]/([.H260]-[.H259])" office:value-type="float" office:value="328142.875149408" calcext:value-type="float">
            <text:p>328142.875149408</text:p>
          </table:table-cell>
          <table:table-cell table:formula="of:=[.G260]-[.$B260]" office:value-type="float" office:value="0.338639259338379" calcext:value-type="float">
            <text:p>0.338639259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5784.71878" calcext:value-type="float">
            <text:p>1443145784.71878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86114788055" calcext:value-type="float">
            <text:p>24.7186114788</text:p>
          </table:table-cell>
          <table:table-cell table:formula="of:=[.C261]/([.D261]-[.D260])" office:value-type="float" office:value="100158.607903508" calcext:value-type="float">
            <text:p>100158.607903508</text:p>
          </table:table-cell>
          <table:table-cell/>
          <table:table-cell office:value-type="float" office:value="1443145785.04434" calcext:value-type="float">
            <text:p>1443145785.04434</text:p>
          </table:table-cell>
          <table:table-cell table:formula="of:=[.G261]-[.$B$2]" office:value-type="float" office:value="25.0441777706146" calcext:value-type="float">
            <text:p>25.0441777706</text:p>
          </table:table-cell>
          <table:table-cell table:formula="of:=[.C261]/([.H261]-[.H260])" office:value-type="float" office:value="143719.161451517" calcext:value-type="float">
            <text:p>143719.161451517</text:p>
          </table:table-cell>
          <table:table-cell table:formula="of:=[.G261]-[.$B261]" office:value-type="float" office:value="0.325566291809082" calcext:value-type="float">
            <text:p>0.325566291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5784.7619" calcext:value-type="float">
            <text:p>1443145784.7619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17390155792" calcext:value-type="float">
            <text:p>24.7617390156</text:p>
          </table:table-cell>
          <table:table-cell table:formula="of:=[.C262]/([.D262]-[.D261])" office:value-type="float" office:value="100168.020786113" calcext:value-type="float">
            <text:p>100168.020786113</text:p>
          </table:table-cell>
          <table:table-cell/>
          <table:table-cell office:value-type="float" office:value="1443145785.08742" calcext:value-type="float">
            <text:p>1443145785.08742</text:p>
          </table:table-cell>
          <table:table-cell table:formula="of:=[.G262]-[.$B$2]" office:value-type="float" office:value="25.0872564315796" calcext:value-type="float">
            <text:p>25.0872564316</text:p>
          </table:table-cell>
          <table:table-cell table:formula="of:=[.C262]/([.H262]-[.H261])" office:value-type="float" office:value="100281.66853917" calcext:value-type="float">
            <text:p>100281.66853917</text:p>
          </table:table-cell>
          <table:table-cell table:formula="of:=[.G262]-[.$B262]" office:value-type="float" office:value="0.325517416000366" calcext:value-type="float">
            <text:p>0.32551741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5784.80502" calcext:value-type="float">
            <text:p>1443145784.80502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48532009125" calcext:value-type="float">
            <text:p>24.8048532009</text:p>
          </table:table-cell>
          <table:table-cell table:formula="of:=[.C263]/([.D263]-[.D262])" office:value-type="float" office:value="100199.040445934" calcext:value-type="float">
            <text:p>100199.040445934</text:p>
          </table:table-cell>
          <table:table-cell/>
          <table:table-cell office:value-type="float" office:value="1443145785.1305" calcext:value-type="float">
            <text:p>1443145785.1305</text:p>
          </table:table-cell>
          <table:table-cell table:formula="of:=[.G263]-[.$B$2]" office:value-type="float" office:value="25.1303336620331" calcext:value-type="float">
            <text:p>25.130333662</text:p>
          </table:table-cell>
          <table:table-cell table:formula="of:=[.C263]/([.H263]-[.H262])" office:value-type="float" office:value="100284.998699351" calcext:value-type="float">
            <text:p>100284.998699351</text:p>
          </table:table-cell>
          <table:table-cell table:formula="of:=[.G263]-[.$B263]" office:value-type="float" office:value="0.325480461120605" calcext:value-type="float">
            <text:p>0.325480461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5784.84815" calcext:value-type="float">
            <text:p>1443145784.84815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79795455933" calcext:value-type="float">
            <text:p>24.8479795456</text:p>
          </table:table-cell>
          <table:table-cell table:formula="of:=[.C264]/([.D264]-[.D263])" office:value-type="float" office:value="100170.789617713" calcext:value-type="float">
            <text:p>100170.789617713</text:p>
          </table:table-cell>
          <table:table-cell/>
          <table:table-cell office:value-type="float" office:value="1443145785.14365" calcext:value-type="float">
            <text:p>1443145785.14365</text:p>
          </table:table-cell>
          <table:table-cell table:formula="of:=[.G264]-[.$B$2]" office:value-type="float" office:value="25.1434800624847" calcext:value-type="float">
            <text:p>25.1434800625</text:p>
          </table:table-cell>
          <table:table-cell table:formula="of:=[.C264]/([.H264]-[.H263])" office:value-type="float" office:value="328607.05984766" calcext:value-type="float">
            <text:p>328607.05984766</text:p>
          </table:table-cell>
          <table:table-cell table:formula="of:=[.G264]-[.$B264]" office:value-type="float" office:value="0.295500516891479" calcext:value-type="float">
            <text:p>0.295500516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5784.89126" calcext:value-type="float">
            <text:p>1443145784.89126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0987377167" calcext:value-type="float">
            <text:p>24.8910987377</text:p>
          </table:table-cell>
          <table:table-cell table:formula="of:=[.C265]/([.D265]-[.D264])" office:value-type="float" office:value="100187.405822344" calcext:value-type="float">
            <text:p>100187.405822344</text:p>
          </table:table-cell>
          <table:table-cell/>
          <table:table-cell office:value-type="float" office:value="1443145785.17367" calcext:value-type="float">
            <text:p>1443145785.17367</text:p>
          </table:table-cell>
          <table:table-cell table:formula="of:=[.G265]-[.$B$2]" office:value-type="float" office:value="25.1735057830811" calcext:value-type="float">
            <text:p>25.1735057831</text:p>
          </table:table-cell>
          <table:table-cell table:formula="of:=[.C265]/([.H265]-[.H264])" office:value-type="float" office:value="143876.646894876" calcext:value-type="float">
            <text:p>143876.646894876</text:p>
          </table:table-cell>
          <table:table-cell table:formula="of:=[.G265]-[.$B265]" office:value-type="float" office:value="0.28240704536438" calcext:value-type="float">
            <text:p>0.28240704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5784.93436" calcext:value-type="float">
            <text:p>1443145784.93436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41928958893" calcext:value-type="float">
            <text:p>24.9341928959</text:p>
          </table:table-cell>
          <table:table-cell table:formula="of:=[.C266]/([.D266]-[.D265])" office:value-type="float" office:value="100245.605975104" calcext:value-type="float">
            <text:p>100245.605975104</text:p>
          </table:table-cell>
          <table:table-cell/>
          <table:table-cell office:value-type="float" office:value="1443145785.21581" calcext:value-type="float">
            <text:p>1443145785.21581</text:p>
          </table:table-cell>
          <table:table-cell table:formula="of:=[.G266]-[.$B$2]" office:value-type="float" office:value="25.2156410217285" calcext:value-type="float">
            <text:p>25.2156410217</text:p>
          </table:table-cell>
          <table:table-cell table:formula="of:=[.C266]/([.H266]-[.H265])" office:value-type="float" office:value="102527.009189263" calcext:value-type="float">
            <text:p>102527.009189263</text:p>
          </table:table-cell>
          <table:table-cell table:formula="of:=[.G266]-[.$B266]" office:value-type="float" office:value="0.281448125839233" calcext:value-type="float">
            <text:p>0.281448125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5784.97749" calcext:value-type="float">
            <text:p>1443145784.97749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73216247559" calcext:value-type="float">
            <text:p>24.9773216248</text:p>
          </table:table-cell>
          <table:table-cell table:formula="of:=[.C267]/([.D267]-[.D266])" office:value-type="float" office:value="100165.252107576" calcext:value-type="float">
            <text:p>100165.252107576</text:p>
          </table:table-cell>
          <table:table-cell/>
          <table:table-cell office:value-type="float" office:value="1443145785.2572" calcext:value-type="float">
            <text:p>1443145785.2572</text:p>
          </table:table-cell>
          <table:table-cell table:formula="of:=[.G267]-[.$B$2]" office:value-type="float" office:value="25.2570359706879" calcext:value-type="float">
            <text:p>25.2570359707</text:p>
          </table:table-cell>
          <table:table-cell table:formula="of:=[.C267]/([.H267]-[.H266])" office:value-type="float" office:value="104360.558681741" calcext:value-type="float">
            <text:p>104360.558681741</text:p>
          </table:table-cell>
          <table:table-cell table:formula="of:=[.G267]-[.$B267]" office:value-type="float" office:value="0.279714345932007" calcext:value-type="float">
            <text:p>0.279714345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5785.01977" calcext:value-type="float">
            <text:p>1443145785.01977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196032524109" calcext:value-type="float">
            <text:p>25.0196032524</text:p>
          </table:table-cell>
          <table:table-cell table:formula="of:=[.C268]/([.D268]-[.D267])" office:value-type="float" office:value="102172.036404236" calcext:value-type="float">
            <text:p>102172.036404236</text:p>
          </table:table-cell>
          <table:table-cell/>
          <table:table-cell office:value-type="float" office:value="1443145785.29843" calcext:value-type="float">
            <text:p>1443145785.29843</text:p>
          </table:table-cell>
          <table:table-cell table:formula="of:=[.G268]-[.$B$2]" office:value-type="float" office:value="25.2982635498047" calcext:value-type="float">
            <text:p>25.2982635498</text:p>
          </table:table-cell>
          <table:table-cell table:formula="of:=[.C268]/([.H268]-[.H267])" office:value-type="float" office:value="104784.226785642" calcext:value-type="float">
            <text:p>104784.226785642</text:p>
          </table:table-cell>
          <table:table-cell table:formula="of:=[.G268]-[.$B268]" office:value-type="float" office:value="0.278660297393799" calcext:value-type="float">
            <text:p>0.27866029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5785.06107" calcext:value-type="float">
            <text:p>1443145785.06107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090259552" calcext:value-type="float">
            <text:p>25.0609025955</text:p>
          </table:table-cell>
          <table:table-cell table:formula="of:=[.C269]/([.D269]-[.D268])" office:value-type="float" office:value="104602.147995058" calcext:value-type="float">
            <text:p>104602.147995058</text:p>
          </table:table-cell>
          <table:table-cell/>
          <table:table-cell office:value-type="float" office:value="1443145785.33977" calcext:value-type="float">
            <text:p>1443145785.33977</text:p>
          </table:table-cell>
          <table:table-cell table:formula="of:=[.G269]-[.$B$2]" office:value-type="float" office:value="25.3396015167236" calcext:value-type="float">
            <text:p>25.3396015167</text:p>
          </table:table-cell>
          <table:table-cell table:formula="of:=[.C269]/([.H269]-[.H268])" office:value-type="float" office:value="104504.413786739" calcext:value-type="float">
            <text:p>104504.413786739</text:p>
          </table:table-cell>
          <table:table-cell table:formula="of:=[.G269]-[.$B269]" office:value-type="float" office:value="0.278698921203613" calcext:value-type="float">
            <text:p>0.278698921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5785.10238" calcext:value-type="float">
            <text:p>1443145785.1023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22100448608" calcext:value-type="float">
            <text:p>25.1022100449</text:p>
          </table:table-cell>
          <table:table-cell table:formula="of:=[.C270]/([.D270]-[.D269])" office:value-type="float" office:value="104581.620723092" calcext:value-type="float">
            <text:p>104581.620723092</text:p>
          </table:table-cell>
          <table:table-cell/>
          <table:table-cell office:value-type="float" office:value="1443145785.38106" calcext:value-type="float">
            <text:p>1443145785.38106</text:p>
          </table:table-cell>
          <table:table-cell table:formula="of:=[.G270]-[.$B$2]" office:value-type="float" office:value="25.380893945694" calcext:value-type="float">
            <text:p>25.3808939457</text:p>
          </table:table-cell>
          <table:table-cell table:formula="of:=[.C270]/([.H270]-[.H269])" office:value-type="float" office:value="104619.662919402" calcext:value-type="float">
            <text:p>104619.662919402</text:p>
          </table:table-cell>
          <table:table-cell table:formula="of:=[.G270]-[.$B270]" office:value-type="float" office:value="0.27868390083313" calcext:value-type="float">
            <text:p>0.278683900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5785.14366" calcext:value-type="float">
            <text:p>1443145785.14366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3497467041" calcext:value-type="float">
            <text:p>25.143497467</text:p>
          </table:table-cell>
          <table:table-cell table:formula="of:=[.C271]/([.D271]-[.D270])" office:value-type="float" office:value="104632.349802508" calcext:value-type="float">
            <text:p>104632.349802508</text:p>
          </table:table-cell>
          <table:table-cell/>
          <table:table-cell office:value-type="float" office:value="1443145785.42231" calcext:value-type="float">
            <text:p>1443145785.42231</text:p>
          </table:table-cell>
          <table:table-cell table:formula="of:=[.G271]-[.$B$2]" office:value-type="float" office:value="25.4221439361572" calcext:value-type="float">
            <text:p>25.4221439362</text:p>
          </table:table-cell>
          <table:table-cell table:formula="of:=[.C271]/([.H271]-[.H270])" office:value-type="float" office:value="104727.296939572" calcext:value-type="float">
            <text:p>104727.296939572</text:p>
          </table:table-cell>
          <table:table-cell table:formula="of:=[.G271]-[.$B271]" office:value-type="float" office:value="0.278646469116211" calcext:value-type="float">
            <text:p>0.278646469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5785.18495" calcext:value-type="float">
            <text:p>1443145785.18495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47841739655" calcext:value-type="float">
            <text:p>25.184784174</text:p>
          </table:table-cell>
          <table:table-cell table:formula="of:=[.C272]/([.D272]-[.D271])" office:value-type="float" office:value="104634.162465568" calcext:value-type="float">
            <text:p>104634.162465568</text:p>
          </table:table-cell>
          <table:table-cell/>
          <table:table-cell office:value-type="float" office:value="1443145785.46366" calcext:value-type="float">
            <text:p>1443145785.46366</text:p>
          </table:table-cell>
          <table:table-cell table:formula="of:=[.G272]-[.$B$2]" office:value-type="float" office:value="25.4634926319122" calcext:value-type="float">
            <text:p>25.4634926319</text:p>
          </table:table-cell>
          <table:table-cell table:formula="of:=[.C272]/([.H272]-[.H271])" office:value-type="float" office:value="104477.297799099" calcext:value-type="float">
            <text:p>104477.297799099</text:p>
          </table:table-cell>
          <table:table-cell table:formula="of:=[.G272]-[.$B272]" office:value-type="float" office:value="0.278708457946777" calcext:value-type="float">
            <text:p>0.278708457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5785.22623" calcext:value-type="float">
            <text:p>1443145785.22623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0677814484" calcext:value-type="float">
            <text:p>25.2260677814</text:p>
          </table:table-cell>
          <table:table-cell table:formula="of:=[.C273]/([.D273]-[.D272])" office:value-type="float" office:value="104642.018064635" calcext:value-type="float">
            <text:p>104642.018064635</text:p>
          </table:table-cell>
          <table:table-cell/>
          <table:table-cell office:value-type="float" office:value="1443145785.50493" calcext:value-type="float">
            <text:p>1443145785.50493</text:p>
          </table:table-cell>
          <table:table-cell table:formula="of:=[.G273]-[.$B$2]" office:value-type="float" office:value="25.5047595500946" calcext:value-type="float">
            <text:p>25.5047595501</text:p>
          </table:table-cell>
          <table:table-cell table:formula="of:=[.C273]/([.H273]-[.H272])" office:value-type="float" office:value="104684.337728066" calcext:value-type="float">
            <text:p>104684.337728066</text:p>
          </table:table-cell>
          <table:table-cell table:formula="of:=[.G273]-[.$B273]" office:value-type="float" office:value="0.27869176864624" calcext:value-type="float">
            <text:p>0.278691768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5785.26755" calcext:value-type="float">
            <text:p>1443145785.26755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73861980438" calcext:value-type="float">
            <text:p>25.267386198</text:p>
          </table:table-cell>
          <table:table-cell table:formula="of:=[.C274]/([.D274]-[.D273])" office:value-type="float" office:value="104553.86135186" calcext:value-type="float">
            <text:p>104553.86135186</text:p>
          </table:table-cell>
          <table:table-cell/>
          <table:table-cell office:value-type="float" office:value="1443145785.54626" calcext:value-type="float">
            <text:p>1443145785.54626</text:p>
          </table:table-cell>
          <table:table-cell table:formula="of:=[.G274]-[.$B$2]" office:value-type="float" office:value="25.5460948944092" calcext:value-type="float">
            <text:p>25.5460948944</text:p>
          </table:table-cell>
          <table:table-cell table:formula="of:=[.C274]/([.H274]-[.H273])" office:value-type="float" office:value="104511.044280251" calcext:value-type="float">
            <text:p>104511.044280251</text:p>
          </table:table-cell>
          <table:table-cell table:formula="of:=[.G274]-[.$B274]" office:value-type="float" office:value="0.278708696365356" calcext:value-type="float">
            <text:p>0.27870869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5785.30884" calcext:value-type="float">
            <text:p>1443145785.30884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86705207825" calcext:value-type="float">
            <text:p>25.3086705208</text:p>
          </table:table-cell>
          <table:table-cell table:formula="of:=[.C275]/([.D275]-[.D274])" office:value-type="float" office:value="104640.20512939" calcext:value-type="float">
            <text:p>104640.20512939</text:p>
          </table:table-cell>
          <table:table-cell/>
          <table:table-cell office:value-type="float" office:value="1443145785.58747" calcext:value-type="float">
            <text:p>1443145785.58747</text:p>
          </table:table-cell>
          <table:table-cell table:formula="of:=[.G275]-[.$B$2]" office:value-type="float" office:value="25.5873091220856" calcext:value-type="float">
            <text:p>25.5873091221</text:p>
          </table:table-cell>
          <table:table-cell table:formula="of:=[.C275]/([.H275]-[.H274])" office:value-type="float" office:value="104818.171868221" calcext:value-type="float">
            <text:p>104818.171868221</text:p>
          </table:table-cell>
          <table:table-cell table:formula="of:=[.G275]-[.$B275]" office:value-type="float" office:value="0.278638601303101" calcext:value-type="float">
            <text:p>0.278638601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5785.35012" calcext:value-type="float">
            <text:p>1443145785.35012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499548435211" calcext:value-type="float">
            <text:p>25.3499548435</text:p>
          </table:table-cell>
          <table:table-cell table:formula="of:=[.C276]/([.D276]-[.D275])" office:value-type="float" office:value="104640.20512939" calcext:value-type="float">
            <text:p>104640.20512939</text:p>
          </table:table-cell>
          <table:table-cell/>
          <table:table-cell office:value-type="float" office:value="1443145785.62879" calcext:value-type="float">
            <text:p>1443145785.62879</text:p>
          </table:table-cell>
          <table:table-cell table:formula="of:=[.G276]-[.$B$2]" office:value-type="float" office:value="25.6286201477051" calcext:value-type="float">
            <text:p>25.6286201477</text:p>
          </table:table-cell>
          <table:table-cell table:formula="of:=[.C276]/([.H276]-[.H275])" office:value-type="float" office:value="104572.56713472" calcext:value-type="float">
            <text:p>104572.56713472</text:p>
          </table:table-cell>
          <table:table-cell table:formula="of:=[.G276]-[.$B276]" office:value-type="float" office:value="0.27866530418396" calcext:value-type="float">
            <text:p>0.278665304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5785.3914" calcext:value-type="float">
            <text:p>1443145785.3914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12379741669" calcext:value-type="float">
            <text:p>25.3912379742</text:p>
          </table:table-cell>
          <table:table-cell table:formula="of:=[.C277]/([.D277]-[.D276])" office:value-type="float" office:value="104643.226723033" calcext:value-type="float">
            <text:p>104643.226723033</text:p>
          </table:table-cell>
          <table:table-cell/>
          <table:table-cell office:value-type="float" office:value="1443145785.67011" calcext:value-type="float">
            <text:p>1443145785.67011</text:p>
          </table:table-cell>
          <table:table-cell table:formula="of:=[.G277]-[.$B$2]" office:value-type="float" office:value="25.6699471473694" calcext:value-type="float">
            <text:p>25.6699471474</text:p>
          </table:table-cell>
          <table:table-cell table:formula="of:=[.C277]/([.H277]-[.H276])" office:value-type="float" office:value="104532.146903737" calcext:value-type="float">
            <text:p>104532.146903737</text:p>
          </table:table-cell>
          <table:table-cell table:formula="of:=[.G277]-[.$B277]" office:value-type="float" office:value="0.278709173202515" calcext:value-type="float">
            <text:p>0.278709173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5785.43269" calcext:value-type="float">
            <text:p>1443145785.43269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25220584869" calcext:value-type="float">
            <text:p>25.4325220585</text:p>
          </table:table-cell>
          <table:table-cell table:formula="of:=[.C278]/([.D278]-[.D277])" office:value-type="float" office:value="104640.809434158" calcext:value-type="float">
            <text:p>104640.809434158</text:p>
          </table:table-cell>
          <table:table-cell/>
          <table:table-cell office:value-type="float" office:value="1443145785.71144" calcext:value-type="float">
            <text:p>1443145785.71144</text:p>
          </table:table-cell>
          <table:table-cell table:formula="of:=[.G278]-[.$B$2]" office:value-type="float" office:value="25.7112767696381" calcext:value-type="float">
            <text:p>25.7112767696</text:p>
          </table:table-cell>
          <table:table-cell table:formula="of:=[.C278]/([.H278]-[.H277])" office:value-type="float" office:value="104525.513732413" calcext:value-type="float">
            <text:p>104525.513732413</text:p>
          </table:table-cell>
          <table:table-cell table:formula="of:=[.G278]-[.$B278]" office:value-type="float" office:value="0.278754711151123" calcext:value-type="float">
            <text:p>0.278754711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5785.47402" calcext:value-type="float">
            <text:p>1443145785.47402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38526344299" calcext:value-type="float">
            <text:p>25.4738526344</text:p>
          </table:table-cell>
          <table:table-cell table:formula="of:=[.C279]/([.D279]-[.D278])" office:value-type="float" office:value="104523.101878825" calcext:value-type="float">
            <text:p>104523.101878825</text:p>
          </table:table-cell>
          <table:table-cell/>
          <table:table-cell office:value-type="float" office:value="1443145785.7527" calcext:value-type="float">
            <text:p>1443145785.7527</text:p>
          </table:table-cell>
          <table:table-cell table:formula="of:=[.G279]-[.$B$2]" office:value-type="float" office:value="25.7525351047516" calcext:value-type="float">
            <text:p>25.7525351048</text:p>
          </table:table-cell>
          <table:table-cell table:formula="of:=[.C279]/([.H279]-[.H278])" office:value-type="float" office:value="104706.11545796" calcext:value-type="float">
            <text:p>104706.11545796</text:p>
          </table:table-cell>
          <table:table-cell table:formula="of:=[.G279]-[.$B279]" office:value-type="float" office:value="0.278682470321655" calcext:value-type="float">
            <text:p>0.278682470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5785.5153" calcext:value-type="float">
            <text:p>1443145785.5153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1338577271" calcext:value-type="float">
            <text:p>25.5151338577</text:p>
          </table:table-cell>
          <table:table-cell table:formula="of:=[.C280]/([.D280]-[.D279])" office:value-type="float" office:value="104648.061635845" calcext:value-type="float">
            <text:p>104648.061635845</text:p>
          </table:table-cell>
          <table:table-cell/>
          <table:table-cell office:value-type="float" office:value="1443145785.794" calcext:value-type="float">
            <text:p>1443145785.794</text:p>
          </table:table-cell>
          <table:table-cell table:formula="of:=[.G280]-[.$B$2]" office:value-type="float" office:value="25.7938332557678" calcext:value-type="float">
            <text:p>25.7938332558</text:p>
          </table:table-cell>
          <table:table-cell table:formula="of:=[.C280]/([.H280]-[.H279])" office:value-type="float" office:value="104605.167391191" calcext:value-type="float">
            <text:p>104605.167391191</text:p>
          </table:table-cell>
          <table:table-cell table:formula="of:=[.G280]-[.$B280]" office:value-type="float" office:value="0.278699398040771" calcext:value-type="float">
            <text:p>0.27869939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5785.55657" calcext:value-type="float">
            <text:p>1443145785.55657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64079284668" calcext:value-type="float">
            <text:p>25.5564079285</text:p>
          </table:table-cell>
          <table:table-cell table:formula="of:=[.C281]/([.D281]-[.D280])" office:value-type="float" office:value="104666.196538737" calcext:value-type="float">
            <text:p>104666.196538737</text:p>
          </table:table-cell>
          <table:table-cell/>
          <table:table-cell office:value-type="float" office:value="1443145785.83527" calcext:value-type="float">
            <text:p>1443145785.83527</text:p>
          </table:table-cell>
          <table:table-cell table:formula="of:=[.G281]-[.$B$2]" office:value-type="float" office:value="25.8351011276245" calcext:value-type="float">
            <text:p>25.8351011276</text:p>
          </table:table-cell>
          <table:table-cell table:formula="of:=[.C281]/([.H281]-[.H280])" office:value-type="float" office:value="104681.918539488" calcext:value-type="float">
            <text:p>104681.918539488</text:p>
          </table:table-cell>
          <table:table-cell table:formula="of:=[.G281]-[.$B281]" office:value-type="float" office:value="0.278693199157715" calcext:value-type="float">
            <text:p>0.278693199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5785.59786" calcext:value-type="float">
            <text:p>1443145785.59786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76936817169" calcext:value-type="float">
            <text:p>25.5976936817</text:p>
          </table:table-cell>
          <table:table-cell table:formula="of:=[.C282]/([.D282]-[.D281])" office:value-type="float" office:value="104636.579447348" calcext:value-type="float">
            <text:p>104636.579447348</text:p>
          </table:table-cell>
          <table:table-cell/>
          <table:table-cell office:value-type="float" office:value="1443145785.8765" calcext:value-type="float">
            <text:p>1443145785.8765</text:p>
          </table:table-cell>
          <table:table-cell table:formula="of:=[.G282]-[.$B$2]" office:value-type="float" office:value="25.8763298988342" calcext:value-type="float">
            <text:p>25.8763298988</text:p>
          </table:table-cell>
          <table:table-cell table:formula="of:=[.C282]/([.H282]-[.H281])" office:value-type="float" office:value="104781.197043822" calcext:value-type="float">
            <text:p>104781.197043822</text:p>
          </table:table-cell>
          <table:table-cell table:formula="of:=[.G282]-[.$B282]" office:value-type="float" office:value="0.27863621711731" calcext:value-type="float">
            <text:p>0.278636217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5785.63914" calcext:value-type="float">
            <text:p>1443145785.63914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89715671539" calcext:value-type="float">
            <text:p>25.6389715672</text:p>
          </table:table-cell>
          <table:table-cell table:formula="of:=[.C283]/([.D283]-[.D282])" office:value-type="float" office:value="104656.523808424" calcext:value-type="float">
            <text:p>104656.523808424</text:p>
          </table:table-cell>
          <table:table-cell/>
          <table:table-cell office:value-type="float" office:value="1443145785.91774" calcext:value-type="float">
            <text:p>1443145785.91774</text:p>
          </table:table-cell>
          <table:table-cell table:formula="of:=[.G283]-[.$B$2]" office:value-type="float" office:value="25.9175763130188" calcext:value-type="float">
            <text:p>25.917576313</text:p>
          </table:table-cell>
          <table:table-cell table:formula="of:=[.C283]/([.H283]-[.H282])" office:value-type="float" office:value="104736.37734104" calcext:value-type="float">
            <text:p>104736.37734104</text:p>
          </table:table-cell>
          <table:table-cell table:formula="of:=[.G283]-[.$B283]" office:value-type="float" office:value="0.278604745864868" calcext:value-type="float">
            <text:p>0.278604745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5785.68042" calcext:value-type="float">
            <text:p>1443145785.68042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02563667297" calcext:value-type="float">
            <text:p>25.6802563667</text:p>
          </table:table-cell>
          <table:table-cell table:formula="of:=[.C284]/([.D284]-[.D283])" office:value-type="float" office:value="104638.996540792" calcext:value-type="float">
            <text:p>104638.996540792</text:p>
          </table:table-cell>
          <table:table-cell/>
          <table:table-cell office:value-type="float" office:value="1443145785.95911" calcext:value-type="float">
            <text:p>1443145785.95911</text:p>
          </table:table-cell>
          <table:table-cell table:formula="of:=[.G284]-[.$B$2]" office:value-type="float" office:value="25.9589419364929" calcext:value-type="float">
            <text:p>25.9589419365</text:p>
          </table:table-cell>
          <table:table-cell table:formula="of:=[.C284]/([.H284]-[.H283])" office:value-type="float" office:value="104434.543400576" calcext:value-type="float">
            <text:p>104434.543400576</text:p>
          </table:table-cell>
          <table:table-cell table:formula="of:=[.G284]-[.$B284]" office:value-type="float" office:value="0.278685569763184" calcext:value-type="float">
            <text:p>0.278685569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5785.72173" calcext:value-type="float">
            <text:p>1443145785.72173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15645313263" calcext:value-type="float">
            <text:p>25.7215645313</text:p>
          </table:table-cell>
          <table:table-cell table:formula="of:=[.C285]/([.D285]-[.D284])" office:value-type="float" office:value="104579.809880006" calcext:value-type="float">
            <text:p>104579.809880006</text:p>
          </table:table-cell>
          <table:table-cell/>
          <table:table-cell office:value-type="float" office:value="1443145786.00023" calcext:value-type="float">
            <text:p>1443145786.00023</text:p>
          </table:table-cell>
          <table:table-cell table:formula="of:=[.G285]-[.$B$2]" office:value-type="float" office:value="26.0000686645508" calcext:value-type="float">
            <text:p>26.0000686646</text:p>
          </table:table-cell>
          <table:table-cell table:formula="of:=[.C285]/([.H285]-[.H284])" office:value-type="float" office:value="105041.178912219" calcext:value-type="float">
            <text:p>105041.178912219</text:p>
          </table:table-cell>
          <table:table-cell table:formula="of:=[.G285]-[.$B285]" office:value-type="float" office:value="0.278504133224487" calcext:value-type="float">
            <text:p>0.278504133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5785.76303" calcext:value-type="float">
            <text:p>1443145785.76303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28624439239" calcext:value-type="float">
            <text:p>25.7628624439</text:p>
          </table:table-cell>
          <table:table-cell table:formula="of:=[.C286]/([.D286]-[.D285])" office:value-type="float" office:value="104605.771291336" calcext:value-type="float">
            <text:p>104605.771291336</text:p>
          </table:table-cell>
          <table:table-cell/>
          <table:table-cell office:value-type="float" office:value="1443145786.01239" calcext:value-type="float">
            <text:p>1443145786.01239</text:p>
          </table:table-cell>
          <table:table-cell table:formula="of:=[.G286]-[.$B$2]" office:value-type="float" office:value="26.0122225284576" calcext:value-type="float">
            <text:p>26.0122225285</text:p>
          </table:table-cell>
          <table:table-cell table:formula="of:=[.C286]/([.H286]-[.H285])" office:value-type="float" office:value="355442.518782981" calcext:value-type="float">
            <text:p>355442.518782981</text:p>
          </table:table-cell>
          <table:table-cell table:formula="of:=[.G286]-[.$B286]" office:value-type="float" office:value="0.249360084533691" calcext:value-type="float">
            <text:p>0.24936008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5785.80431" calcext:value-type="float">
            <text:p>1443145785.80431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41446208954" calcext:value-type="float">
            <text:p>25.8041446209</text:p>
          </table:table-cell>
          <table:table-cell table:formula="of:=[.C287]/([.D287]-[.D286])" office:value-type="float" office:value="104645.644123592" calcext:value-type="float">
            <text:p>104645.644123592</text:p>
          </table:table-cell>
          <table:table-cell/>
          <table:table-cell office:value-type="float" office:value="1443145786.0417" calcext:value-type="float">
            <text:p>1443145786.0417</text:p>
          </table:table-cell>
          <table:table-cell table:formula="of:=[.G287]-[.$B$2]" office:value-type="float" office:value="26.0415351390839" calcext:value-type="float">
            <text:p>26.0415351391</text:p>
          </table:table-cell>
          <table:table-cell table:formula="of:=[.C287]/([.H287]-[.H286])" office:value-type="float" office:value="147376.842516227" calcext:value-type="float">
            <text:p>147376.842516227</text:p>
          </table:table-cell>
          <table:table-cell table:formula="of:=[.G287]-[.$B287]" office:value-type="float" office:value="0.237390518188477" calcext:value-type="float">
            <text:p>0.237390518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5785.8456" calcext:value-type="float">
            <text:p>1443145785.8456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54384803772" calcext:value-type="float">
            <text:p>25.8454384804</text:p>
          </table:table-cell>
          <table:table-cell table:formula="of:=[.C288]/([.D288]-[.D287])" office:value-type="float" office:value="104616.038660731" calcext:value-type="float">
            <text:p>104616.038660731</text:p>
          </table:table-cell>
          <table:table-cell/>
          <table:table-cell office:value-type="float" office:value="1443145786.08299" calcext:value-type="float">
            <text:p>1443145786.08299</text:p>
          </table:table-cell>
          <table:table-cell table:formula="of:=[.G288]-[.$B$2]" office:value-type="float" office:value="26.0828258991241" calcext:value-type="float">
            <text:p>26.0828258991</text:p>
          </table:table-cell>
          <table:table-cell table:formula="of:=[.C288]/([.H288]-[.H287])" office:value-type="float" office:value="104623.891538577" calcext:value-type="float">
            <text:p>104623.891538577</text:p>
          </table:table-cell>
          <table:table-cell table:formula="of:=[.G288]-[.$B288]" office:value-type="float" office:value="0.237387418746948" calcext:value-type="float">
            <text:p>0.237387418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5785.88701" calcext:value-type="float">
            <text:p>1443145785.88701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68451118469" calcext:value-type="float">
            <text:p>25.8868451118</text:p>
          </table:table-cell>
          <table:table-cell table:formula="of:=[.C289]/([.D289]-[.D288])" office:value-type="float" office:value="104331.114284398" calcext:value-type="float">
            <text:p>104331.114284398</text:p>
          </table:table-cell>
          <table:table-cell/>
          <table:table-cell office:value-type="float" office:value="1443145786.09513" calcext:value-type="float">
            <text:p>1443145786.09513</text:p>
          </table:table-cell>
          <table:table-cell table:formula="of:=[.G289]-[.$B$2]" office:value-type="float" office:value="26.0949614048004" calcext:value-type="float">
            <text:p>26.0949614048</text:p>
          </table:table-cell>
          <table:table-cell table:formula="of:=[.C289]/([.H289]-[.H288])" office:value-type="float" office:value="355980.221611002" calcext:value-type="float">
            <text:p>355980.221611002</text:p>
          </table:table-cell>
          <table:table-cell table:formula="of:=[.G289]-[.$B289]" office:value-type="float" office:value="0.208116292953491" calcext:value-type="float">
            <text:p>0.20811629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5785.9283" calcext:value-type="float">
            <text:p>1443145785.9283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1349182129" calcext:value-type="float">
            <text:p>25.9281349182</text:p>
          </table:table-cell>
          <table:table-cell table:formula="of:=[.C290]/([.D290]-[.D289])" office:value-type="float" office:value="104626.308045871" calcext:value-type="float">
            <text:p>104626.308045871</text:p>
          </table:table-cell>
          <table:table-cell/>
          <table:table-cell office:value-type="float" office:value="1443145786.16558" calcext:value-type="float">
            <text:p>1443145786.16558</text:p>
          </table:table-cell>
          <table:table-cell table:formula="of:=[.G290]-[.$B$2]" office:value-type="float" office:value="26.1654131412506" calcext:value-type="float">
            <text:p>26.1654131413</text:p>
          </table:table-cell>
          <table:table-cell table:formula="of:=[.C290]/([.H290]-[.H289])" office:value-type="float" office:value="61318.5737878009" calcext:value-type="float">
            <text:p>61318.5737878009</text:p>
          </table:table-cell>
          <table:table-cell table:formula="of:=[.G290]-[.$B290]" office:value-type="float" office:value="0.23727822303772" calcext:value-type="float">
            <text:p>0.23727822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5785.96961" calcext:value-type="float">
            <text:p>1443145785.96961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94480895996" calcext:value-type="float">
            <text:p>25.9694480896</text:p>
          </table:table-cell>
          <table:table-cell table:formula="of:=[.C291]/([.D291]-[.D290])" office:value-type="float" office:value="104567.135734072" calcext:value-type="float">
            <text:p>104567.135734072</text:p>
          </table:table-cell>
          <table:table-cell/>
          <table:table-cell office:value-type="float" office:value="1443145786.20635" calcext:value-type="float">
            <text:p>1443145786.20635</text:p>
          </table:table-cell>
          <table:table-cell table:formula="of:=[.G291]-[.$B$2]" office:value-type="float" office:value="26.206184387207" calcext:value-type="float">
            <text:p>26.2061843872</text:p>
          </table:table-cell>
          <table:table-cell table:formula="of:=[.C291]/([.H291]-[.H290])" office:value-type="float" office:value="105957.026788377" calcext:value-type="float">
            <text:p>105957.026788377</text:p>
          </table:table-cell>
          <table:table-cell table:formula="of:=[.G291]-[.$B291]" office:value-type="float" office:value="0.236736297607422" calcext:value-type="float">
            <text:p>0.236736297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5786.0104" calcext:value-type="float">
            <text:p>1443145786.0104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2381706238" calcext:value-type="float">
            <text:p>26.0102381706</text:p>
          </table:table-cell>
          <table:table-cell table:formula="of:=[.C292]/([.D292]-[.D291])" office:value-type="float" office:value="105908.100487474" calcext:value-type="float">
            <text:p>105908.100487474</text:p>
          </table:table-cell>
          <table:table-cell/>
          <table:table-cell office:value-type="float" office:value="1443145786.24577" calcext:value-type="float">
            <text:p>1443145786.24577</text:p>
          </table:table-cell>
          <table:table-cell table:formula="of:=[.G292]-[.$B$2]" office:value-type="float" office:value="26.2455995082855" calcext:value-type="float">
            <text:p>26.2455995083</text:p>
          </table:table-cell>
          <table:table-cell table:formula="of:=[.C292]/([.H292]-[.H291])" office:value-type="float" office:value="109602.606354986" calcext:value-type="float">
            <text:p>109602.606354986</text:p>
          </table:table-cell>
          <table:table-cell table:formula="of:=[.G292]-[.$B292]" office:value-type="float" office:value="0.235361337661743" calcext:value-type="float">
            <text:p>0.235361337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5786.04983" calcext:value-type="float">
            <text:p>1443145786.04983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96649742126" calcext:value-type="float">
            <text:p>26.0496649742</text:p>
          </table:table-cell>
          <table:table-cell table:formula="of:=[.C293]/([.D293]-[.D292])" office:value-type="float" office:value="109570.130134004" calcext:value-type="float">
            <text:p>109570.130134004</text:p>
          </table:table-cell>
          <table:table-cell/>
          <table:table-cell office:value-type="float" office:value="1443145786.28528" calcext:value-type="float">
            <text:p>1443145786.28528</text:p>
          </table:table-cell>
          <table:table-cell table:formula="of:=[.G293]-[.$B$2]" office:value-type="float" office:value="26.2851119041443" calcext:value-type="float">
            <text:p>26.2851119041</text:p>
          </table:table-cell>
          <table:table-cell table:formula="of:=[.C293]/([.H293]-[.H292])" office:value-type="float" office:value="109332.777881697" calcext:value-type="float">
            <text:p>109332.777881697</text:p>
          </table:table-cell>
          <table:table-cell table:formula="of:=[.G293]-[.$B293]" office:value-type="float" office:value="0.235446929931641" calcext:value-type="float">
            <text:p>0.235446929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5786.08926" calcext:value-type="float">
            <text:p>1443145786.08926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0915393829" calcext:value-type="float">
            <text:p>26.0890915394</text:p>
          </table:table-cell>
          <table:table-cell table:formula="of:=[.C294]/([.D294]-[.D293])" office:value-type="float" office:value="109570.792721643" calcext:value-type="float">
            <text:p>109570.792721643</text:p>
          </table:table-cell>
          <table:table-cell/>
          <table:table-cell office:value-type="float" office:value="1443145786.32455" calcext:value-type="float">
            <text:p>1443145786.32455</text:p>
          </table:table-cell>
          <table:table-cell table:formula="of:=[.G294]-[.$B$2]" office:value-type="float" office:value="26.3243865966797" calcext:value-type="float">
            <text:p>26.3243865967</text:p>
          </table:table-cell>
          <table:table-cell table:formula="of:=[.C294]/([.H294]-[.H293])" office:value-type="float" office:value="109994.49572027" calcext:value-type="float">
            <text:p>109994.49572027</text:p>
          </table:table-cell>
          <table:table-cell table:formula="of:=[.G294]-[.$B294]" office:value-type="float" office:value="0.235295057296753" calcext:value-type="float">
            <text:p>0.235295057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5786.12868" calcext:value-type="float">
            <text:p>1443145786.12868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85133361816" calcext:value-type="float">
            <text:p>26.1285133362</text:p>
          </table:table-cell>
          <table:table-cell table:formula="of:=[.C295]/([.D295]-[.D294])" office:value-type="float" office:value="109584.046157475" calcext:value-type="float">
            <text:p>109584.046157475</text:p>
          </table:table-cell>
          <table:table-cell/>
          <table:table-cell office:value-type="float" office:value="1443145786.36398" calcext:value-type="float">
            <text:p>1443145786.36398</text:p>
          </table:table-cell>
          <table:table-cell table:formula="of:=[.G295]-[.$B$2]" office:value-type="float" office:value="26.3638155460358" calcext:value-type="float">
            <text:p>26.363815546</text:p>
          </table:table-cell>
          <table:table-cell table:formula="of:=[.C295]/([.H295]-[.H294])" office:value-type="float" office:value="109564.167205839" calcext:value-type="float">
            <text:p>109564.167205839</text:p>
          </table:table-cell>
          <table:table-cell table:formula="of:=[.G295]-[.$B295]" office:value-type="float" office:value="0.235302209854126" calcext:value-type="float">
            <text:p>0.235302209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5786.16807" calcext:value-type="float">
            <text:p>1443145786.16807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79086685181" calcext:value-type="float">
            <text:p>26.1679086685</text:p>
          </table:table-cell>
          <table:table-cell table:formula="of:=[.C296]/([.D296]-[.D295])" office:value-type="float" office:value="109657.661042388" calcext:value-type="float">
            <text:p>109657.661042388</text:p>
          </table:table-cell>
          <table:table-cell/>
          <table:table-cell office:value-type="float" office:value="1443145786.40334" calcext:value-type="float">
            <text:p>1443145786.40334</text:p>
          </table:table-cell>
          <table:table-cell table:formula="of:=[.G296]-[.$B$2]" office:value-type="float" office:value="26.4031708240509" calcext:value-type="float">
            <text:p>26.4031708241</text:p>
          </table:table-cell>
          <table:table-cell table:formula="of:=[.C296]/([.H296]-[.H295])" office:value-type="float" office:value="109769.266484116" calcext:value-type="float">
            <text:p>109769.266484116</text:p>
          </table:table-cell>
          <table:table-cell table:formula="of:=[.G296]-[.$B296]" office:value-type="float" office:value="0.235262155532837" calcext:value-type="float">
            <text:p>0.235262155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5786.20746" calcext:value-type="float">
            <text:p>1443145786.20746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72975635529" calcext:value-type="float">
            <text:p>26.2072975636</text:p>
          </table:table-cell>
          <table:table-cell table:formula="of:=[.C297]/([.D297]-[.D296])" office:value-type="float" office:value="109675.582322997" calcext:value-type="float">
            <text:p>109675.582322997</text:p>
          </table:table-cell>
          <table:table-cell/>
          <table:table-cell office:value-type="float" office:value="1443145786.44274" calcext:value-type="float">
            <text:p>1443145786.44274</text:p>
          </table:table-cell>
          <table:table-cell table:formula="of:=[.G297]-[.$B$2]" office:value-type="float" office:value="26.4425699710846" calcext:value-type="float">
            <text:p>26.4425699711</text:p>
          </table:table-cell>
          <table:table-cell table:formula="of:=[.C297]/([.H297]-[.H296])" office:value-type="float" office:value="109647.04378767" calcext:value-type="float">
            <text:p>109647.04378767</text:p>
          </table:table-cell>
          <table:table-cell table:formula="of:=[.G297]-[.$B297]" office:value-type="float" office:value="0.235272407531738" calcext:value-type="float">
            <text:p>0.235272407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5786.24688" calcext:value-type="float">
            <text:p>1443145786.24688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67095851898" calcext:value-type="float">
            <text:p>26.2467095852</text:p>
          </table:table-cell>
          <table:table-cell table:formula="of:=[.C298]/([.D298]-[.D297])" office:value-type="float" office:value="109611.225726834" calcext:value-type="float">
            <text:p>109611.225726834</text:p>
          </table:table-cell>
          <table:table-cell/>
          <table:table-cell office:value-type="float" office:value="1443145786.4822" calcext:value-type="float">
            <text:p>1443145786.4822</text:p>
          </table:table-cell>
          <table:table-cell table:formula="of:=[.G298]-[.$B$2]" office:value-type="float" office:value="26.482031583786" calcext:value-type="float">
            <text:p>26.4820315838</text:p>
          </table:table-cell>
          <table:table-cell table:formula="of:=[.C298]/([.H298]-[.H297])" office:value-type="float" office:value="109473.478255616" calcext:value-type="float">
            <text:p>109473.478255616</text:p>
          </table:table-cell>
          <table:table-cell table:formula="of:=[.G298]-[.$B298]" office:value-type="float" office:value="0.235321998596191" calcext:value-type="float">
            <text:p>0.235321998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5786.28633" calcext:value-type="float">
            <text:p>1443145786.2863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61657142639" calcext:value-type="float">
            <text:p>26.2861657143</text:p>
          </table:table-cell>
          <table:table-cell table:formula="of:=[.C299]/([.D299]-[.D298])" office:value-type="float" office:value="109488.692919857" calcext:value-type="float">
            <text:p>109488.692919857</text:p>
          </table:table-cell>
          <table:table-cell/>
          <table:table-cell office:value-type="float" office:value="1443145786.5217" calcext:value-type="float">
            <text:p>1443145786.5217</text:p>
          </table:table-cell>
          <table:table-cell table:formula="of:=[.G299]-[.$B$2]" office:value-type="float" office:value="26.52152967453" calcext:value-type="float">
            <text:p>26.5215296745</text:p>
          </table:table-cell>
          <table:table-cell table:formula="of:=[.C299]/([.H299]-[.H298])" office:value-type="float" office:value="109372.375186368" calcext:value-type="float">
            <text:p>109372.375186368</text:p>
          </table:table-cell>
          <table:table-cell table:formula="of:=[.G299]-[.$B299]" office:value-type="float" office:value="0.235363960266113" calcext:value-type="float">
            <text:p>0.235363960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5786.32575" calcext:value-type="float">
            <text:p>1443145786.32575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55794048309" calcext:value-type="float">
            <text:p>26.3255794048</text:p>
          </table:table-cell>
          <table:table-cell table:formula="of:=[.C300]/([.D300]-[.D299])" office:value-type="float" office:value="109606.584358157" calcext:value-type="float">
            <text:p>109606.584358157</text:p>
          </table:table-cell>
          <table:table-cell/>
          <table:table-cell office:value-type="float" office:value="1443145786.53384" calcext:value-type="float">
            <text:p>1443145786.53384</text:p>
          </table:table-cell>
          <table:table-cell table:formula="of:=[.G300]-[.$B$2]" office:value-type="float" office:value="26.5336773395538" calcext:value-type="float">
            <text:p>26.5336773396</text:p>
          </table:table-cell>
          <table:table-cell table:formula="of:=[.C300]/([.H300]-[.H299])" office:value-type="float" office:value="355623.899040254" calcext:value-type="float">
            <text:p>355623.899040254</text:p>
          </table:table-cell>
          <table:table-cell table:formula="of:=[.G300]-[.$B300]" office:value-type="float" office:value="0.2080979347229" calcext:value-type="float">
            <text:p>0.208097934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5786.36516" calcext:value-type="float">
            <text:p>1443145786.36516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49930953979" calcext:value-type="float">
            <text:p>26.3649930954</text:p>
          </table:table-cell>
          <table:table-cell table:formula="of:=[.C301]/([.D301]-[.D300])" office:value-type="float" office:value="109606.584358157" calcext:value-type="float">
            <text:p>109606.584358157</text:p>
          </table:table-cell>
          <table:table-cell/>
          <table:table-cell office:value-type="float" office:value="1443145786.60042" calcext:value-type="float">
            <text:p>1443145786.60042</text:p>
          </table:table-cell>
          <table:table-cell table:formula="of:=[.G301]-[.$B$2]" office:value-type="float" office:value="26.6002526283264" calcext:value-type="float">
            <text:p>26.6002526283</text:p>
          </table:table-cell>
          <table:table-cell table:formula="of:=[.C301]/([.H301]-[.H300])" office:value-type="float" office:value="64888.9412219727" calcext:value-type="float">
            <text:p>64888.9412219727</text:p>
          </table:table-cell>
          <table:table-cell table:formula="of:=[.G301]-[.$B301]" office:value-type="float" office:value="0.235259532928467" calcext:value-type="float">
            <text:p>0.235259532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5786.40457" calcext:value-type="float">
            <text:p>1443145786.40457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4403924942" calcext:value-type="float">
            <text:p>26.4044039249</text:p>
          </table:table-cell>
          <table:table-cell table:formula="of:=[.C302]/([.D302]-[.D301])" office:value-type="float" office:value="109614.541230846" calcext:value-type="float">
            <text:p>109614.541230846</text:p>
          </table:table-cell>
          <table:table-cell/>
          <table:table-cell office:value-type="float" office:value="1443145786.63999" calcext:value-type="float">
            <text:p>1443145786.63999</text:p>
          </table:table-cell>
          <table:table-cell table:formula="of:=[.G302]-[.$B$2]" office:value-type="float" office:value="26.6398227214813" calcext:value-type="float">
            <text:p>26.6398227215</text:p>
          </table:table-cell>
          <table:table-cell table:formula="of:=[.C302]/([.H302]-[.H301])" office:value-type="float" office:value="109173.359362291" calcext:value-type="float">
            <text:p>109173.359362291</text:p>
          </table:table-cell>
          <table:table-cell table:formula="of:=[.G302]-[.$B302]" office:value-type="float" office:value="0.235418796539307" calcext:value-type="float">
            <text:p>0.235418796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5786.44399" calcext:value-type="float">
            <text:p>1443145786.44399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38235759735" calcext:value-type="float">
            <text:p>26.443823576</text:p>
          </table:table-cell>
          <table:table-cell table:formula="of:=[.C303]/([.D303]-[.D302])" office:value-type="float" office:value="109590.011249682" calcext:value-type="float">
            <text:p>109590.011249682</text:p>
          </table:table-cell>
          <table:table-cell/>
          <table:table-cell office:value-type="float" office:value="1443145786.67941" calcext:value-type="float">
            <text:p>1443145786.67941</text:p>
          </table:table-cell>
          <table:table-cell table:formula="of:=[.G303]-[.$B$2]" office:value-type="float" office:value="26.6792404651642" calcext:value-type="float">
            <text:p>26.6792404652</text:p>
          </table:table-cell>
          <table:table-cell table:formula="of:=[.C303]/([.H303]-[.H302])" office:value-type="float" office:value="109595.314099075" calcext:value-type="float">
            <text:p>109595.314099075</text:p>
          </table:table-cell>
          <table:table-cell table:formula="of:=[.G303]-[.$B303]" office:value-type="float" office:value="0.235416889190674" calcext:value-type="float">
            <text:p>0.235416889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5786.48341" calcext:value-type="float">
            <text:p>1443145786.48341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2434654236" calcext:value-type="float">
            <text:p>26.4832434654</text:p>
          </table:table-cell>
          <table:table-cell table:formula="of:=[.C304]/([.D304]-[.D303])" office:value-type="float" office:value="109589.34842959" calcext:value-type="float">
            <text:p>109589.34842959</text:p>
          </table:table-cell>
          <table:table-cell/>
          <table:table-cell office:value-type="float" office:value="1443145786.71883" calcext:value-type="float">
            <text:p>1443145786.71883</text:p>
          </table:table-cell>
          <table:table-cell table:formula="of:=[.G304]-[.$B$2]" office:value-type="float" office:value="26.71866106987" calcext:value-type="float">
            <text:p>26.7186610699</text:p>
          </table:table-cell>
          <table:table-cell table:formula="of:=[.C304]/([.H304]-[.H303])" office:value-type="float" office:value="109587.360017418" calcext:value-type="float">
            <text:p>109587.360017418</text:p>
          </table:table-cell>
          <table:table-cell table:formula="of:=[.G304]-[.$B304]" office:value-type="float" office:value="0.235417604446411" calcext:value-type="float">
            <text:p>0.235417604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5786.52283" calcext:value-type="float">
            <text:p>1443145786.52283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26607322693" calcext:value-type="float">
            <text:p>26.5226607323</text:p>
          </table:table-cell>
          <table:table-cell table:formula="of:=[.C305]/([.D305]-[.D304])" office:value-type="float" office:value="109596.639891609" calcext:value-type="float">
            <text:p>109596.639891609</text:p>
          </table:table-cell>
          <table:table-cell/>
          <table:table-cell office:value-type="float" office:value="1443145786.75824" calcext:value-type="float">
            <text:p>1443145786.75824</text:p>
          </table:table-cell>
          <table:table-cell table:formula="of:=[.G305]-[.$B$2]" office:value-type="float" office:value="26.7580757141113" calcext:value-type="float">
            <text:p>26.7580757141</text:p>
          </table:table-cell>
          <table:table-cell table:formula="of:=[.C305]/([.H305]-[.H304])" office:value-type="float" office:value="109603.932323959" calcext:value-type="float">
            <text:p>109603.932323959</text:p>
          </table:table-cell>
          <table:table-cell table:formula="of:=[.G305]-[.$B305]" office:value-type="float" office:value="0.235414981842041" calcext:value-type="float">
            <text:p>0.23541498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5786.56224" calcext:value-type="float">
            <text:p>1443145786.56224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0713233948" calcext:value-type="float">
            <text:p>26.5620713234</text:p>
          </table:table-cell>
          <table:table-cell table:formula="of:=[.C306]/([.D306]-[.D305])" office:value-type="float" office:value="109615.204355717" calcext:value-type="float">
            <text:p>109615.204355717</text:p>
          </table:table-cell>
          <table:table-cell/>
          <table:table-cell office:value-type="float" office:value="1443145786.79763" calcext:value-type="float">
            <text:p>1443145786.79763</text:p>
          </table:table-cell>
          <table:table-cell table:formula="of:=[.G306]-[.$B$2]" office:value-type="float" office:value="26.7974689006805" calcext:value-type="float">
            <text:p>26.7974689007</text:p>
          </table:table-cell>
          <table:table-cell table:formula="of:=[.C306]/([.H306]-[.H305])" office:value-type="float" office:value="109663.634151803" calcext:value-type="float">
            <text:p>109663.634151803</text:p>
          </table:table-cell>
          <table:table-cell table:formula="of:=[.G306]-[.$B306]" office:value-type="float" office:value="0.235397577285767" calcext:value-type="float">
            <text:p>0.235397577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5786.60165" calcext:value-type="float">
            <text:p>1443145786.60165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14838218689" calcext:value-type="float">
            <text:p>26.6014838219</text:p>
          </table:table-cell>
          <table:table-cell table:formula="of:=[.C307]/([.D307]-[.D306])" office:value-type="float" office:value="109609.899581387" calcext:value-type="float">
            <text:p>109609.899581387</text:p>
          </table:table-cell>
          <table:table-cell/>
          <table:table-cell office:value-type="float" office:value="1443145786.83721" calcext:value-type="float">
            <text:p>1443145786.83721</text:p>
          </table:table-cell>
          <table:table-cell table:formula="of:=[.G307]-[.$B$2]" office:value-type="float" office:value="26.8370449542999" calcext:value-type="float">
            <text:p>26.8370449543</text:p>
          </table:table-cell>
          <table:table-cell table:formula="of:=[.C307]/([.H307]-[.H306])" office:value-type="float" office:value="109156.916997" calcext:value-type="float">
            <text:p>109156.916997</text:p>
          </table:table-cell>
          <table:table-cell table:formula="of:=[.G307]-[.$B307]" office:value-type="float" office:value="0.23556113243103" calcext:value-type="float">
            <text:p>0.235561132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5786.64107" calcext:value-type="float">
            <text:p>1443145786.64107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09029960632" calcext:value-type="float">
            <text:p>26.6409029961</text:p>
          </table:table-cell>
          <table:table-cell table:formula="of:=[.C308]/([.D308]-[.D307])" office:value-type="float" office:value="109591.336913921" calcext:value-type="float">
            <text:p>109591.336913921</text:p>
          </table:table-cell>
          <table:table-cell/>
          <table:table-cell office:value-type="float" office:value="1443145786.87647" calcext:value-type="float">
            <text:p>1443145786.87647</text:p>
          </table:table-cell>
          <table:table-cell table:formula="of:=[.G308]-[.$B$2]" office:value-type="float" office:value="26.8763082027435" calcext:value-type="float">
            <text:p>26.8763082027</text:p>
          </table:table-cell>
          <table:table-cell table:formula="of:=[.C308]/([.H308]-[.H307])" office:value-type="float" office:value="110026.555907749" calcext:value-type="float">
            <text:p>110026.555907749</text:p>
          </table:table-cell>
          <table:table-cell table:formula="of:=[.G308]-[.$B308]" office:value-type="float" office:value="0.235405206680298" calcext:value-type="float">
            <text:p>0.235405206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5786.68049" calcext:value-type="float">
            <text:p>1443145786.68049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03243160248" calcext:value-type="float">
            <text:p>26.680324316</text:p>
          </table:table-cell>
          <table:table-cell table:formula="of:=[.C309]/([.D309]-[.D308])" office:value-type="float" office:value="109585.371677402" calcext:value-type="float">
            <text:p>109585.371677402</text:p>
          </table:table-cell>
          <table:table-cell/>
          <table:table-cell office:value-type="float" office:value="1443145786.91591" calcext:value-type="float">
            <text:p>1443145786.91591</text:p>
          </table:table-cell>
          <table:table-cell table:formula="of:=[.G309]-[.$B$2]" office:value-type="float" office:value="26.9157476425171" calcext:value-type="float">
            <text:p>26.9157476425</text:p>
          </table:table-cell>
          <table:table-cell table:formula="of:=[.C309]/([.H309]-[.H308])" office:value-type="float" office:value="109535.02445276" calcext:value-type="float">
            <text:p>109535.02445276</text:p>
          </table:table-cell>
          <table:table-cell table:formula="of:=[.G309]-[.$B309]" office:value-type="float" office:value="0.23542332649231" calcext:value-type="float">
            <text:p>0.235423326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5786.7199" calcext:value-type="float">
            <text:p>1443145786.7199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97308540344" calcext:value-type="float">
            <text:p>26.719730854</text:p>
          </table:table-cell>
          <table:table-cell table:formula="of:=[.C310]/([.D310]-[.D309])" office:value-type="float" office:value="109626.478706219" calcext:value-type="float">
            <text:p>109626.478706219</text:p>
          </table:table-cell>
          <table:table-cell/>
          <table:table-cell office:value-type="float" office:value="1443145786.95541" calcext:value-type="float">
            <text:p>1443145786.95541</text:p>
          </table:table-cell>
          <table:table-cell table:formula="of:=[.G310]-[.$B$2]" office:value-type="float" office:value="26.9552476406097" calcext:value-type="float">
            <text:p>26.9552476406</text:p>
          </table:table-cell>
          <table:table-cell table:formula="of:=[.C310]/([.H310]-[.H309])" office:value-type="float" office:value="109367.093888637" calcext:value-type="float">
            <text:p>109367.093888637</text:p>
          </table:table-cell>
          <table:table-cell table:formula="of:=[.G310]-[.$B310]" office:value-type="float" office:value="0.235516786575317" calcext:value-type="float">
            <text:p>0.235516786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5786.75931" calcext:value-type="float">
            <text:p>1443145786.75931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91464519501" calcext:value-type="float">
            <text:p>26.759146452</text:p>
          </table:table-cell>
          <table:table-cell table:formula="of:=[.C311]/([.D311]-[.D310])" office:value-type="float" office:value="109601.280418096" calcext:value-type="float">
            <text:p>109601.280418096</text:p>
          </table:table-cell>
          <table:table-cell/>
          <table:table-cell office:value-type="float" office:value="1443145786.99484" calcext:value-type="float">
            <text:p>1443145786.99484</text:p>
          </table:table-cell>
          <table:table-cell table:formula="of:=[.G311]-[.$B$2]" office:value-type="float" office:value="26.99467253685" calcext:value-type="float">
            <text:p>26.9946725369</text:p>
          </table:table-cell>
          <table:table-cell table:formula="of:=[.C311]/([.H311]-[.H310])" office:value-type="float" office:value="109575.431059507" calcext:value-type="float">
            <text:p>109575.431059507</text:p>
          </table:table-cell>
          <table:table-cell table:formula="of:=[.G311]-[.$B311]" office:value-type="float" office:value="0.235526084899902" calcext:value-type="float">
            <text:p>0.235526084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5786.79873" calcext:value-type="float">
            <text:p>1443145786.79873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85670566559" calcext:value-type="float">
            <text:p>26.7985670567</text:p>
          </table:table-cell>
          <table:table-cell table:formula="of:=[.C312]/([.D312]-[.D311])" office:value-type="float" office:value="109587.360017418" calcext:value-type="float">
            <text:p>109587.360017418</text:p>
          </table:table-cell>
          <table:table-cell/>
          <table:table-cell office:value-type="float" office:value="1443145790.01042" calcext:value-type="float">
            <text:p>1443145790.01042</text:p>
          </table:table-cell>
          <table:table-cell table:formula="of:=[.G312]-[.$B$2]" office:value-type="float" office:value="30.0102524757385" calcext:value-type="float">
            <text:p>30.0102524757</text:p>
          </table:table-cell>
          <table:table-cell table:formula="of:=[.C312]/([.H312]-[.H311])" office:value-type="float" office:value="1432.56026619948" calcext:value-type="float">
            <text:p>1432.5602661995</text:p>
          </table:table-cell>
          <table:table-cell table:formula="of:=[.G312]-[.$B312]" office:value-type="float" office:value="3.21168541908264" calcext:value-type="float">
            <text:p>3.211685419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5786.83814" calcext:value-type="float">
            <text:p>1443145786.83814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79752635956" calcext:value-type="float">
            <text:p>26.8379752636</text:p>
          </table:table-cell>
          <table:table-cell table:formula="of:=[.C313]/([.D313]-[.D312])" office:value-type="float" office:value="109621.836045738" calcext:value-type="float">
            <text:p>109621.836045738</text:p>
          </table:table-cell>
          <table:table-cell/>
          <table:table-cell office:value-type="float" office:value="1443145790.99084" calcext:value-type="float">
            <text:p>1443145790.99084</text:p>
          </table:table-cell>
          <table:table-cell table:formula="of:=[.G313]-[.$B$2]" office:value-type="float" office:value="30.9906702041626" calcext:value-type="float">
            <text:p>30.9906702042</text:p>
          </table:table-cell>
          <table:table-cell table:formula="of:=[.C313]/([.H313]-[.H312])" office:value-type="float" office:value="4406.28507089931" calcext:value-type="float">
            <text:p>4406.2850708993</text:p>
          </table:table-cell>
          <table:table-cell table:formula="of:=[.G313]-[.$B313]" office:value-type="float" office:value="4.15269494056702" calcext:value-type="float">
            <text:p>4.152694940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5786.87757" calcext:value-type="float">
            <text:p>1443145786.87757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7402305603" calcext:value-type="float">
            <text:p>26.8774023056</text:p>
          </table:table-cell>
          <table:table-cell table:formula="of:=[.C314]/([.D314]-[.D313])" office:value-type="float" office:value="109569.467554378" calcext:value-type="float">
            <text:p>109569.467554378</text:p>
          </table:table-cell>
          <table:table-cell/>
          <table:table-cell office:value-type="float" office:value="1443145791.0087" calcext:value-type="float">
            <text:p>1443145791.0087</text:p>
          </table:table-cell>
          <table:table-cell table:formula="of:=[.G314]-[.$B$2]" office:value-type="float" office:value="31.0085372924805" calcext:value-type="float">
            <text:p>31.0085372925</text:p>
          </table:table-cell>
          <table:table-cell table:formula="of:=[.C314]/([.H314]-[.H313])" office:value-type="float" office:value="241785.338670937" calcext:value-type="float">
            <text:p>241785.338670937</text:p>
          </table:table-cell>
          <table:table-cell table:formula="of:=[.G314]-[.$B314]" office:value-type="float" office:value="4.13113498687744" calcext:value-type="float">
            <text:p>4.131134986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5786.91699" calcext:value-type="float">
            <text:p>1443145786.91699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68212413788" calcext:value-type="float">
            <text:p>26.9168212414</text:p>
          </table:table-cell>
          <table:table-cell table:formula="of:=[.C315]/([.D315]-[.D314])" office:value-type="float" office:value="109591.999758067" calcext:value-type="float">
            <text:p>109591.999758067</text:p>
          </table:table-cell>
          <table:table-cell/>
          <table:table-cell office:value-type="float" office:value="1443145791.02628" calcext:value-type="float">
            <text:p>1443145791.02628</text:p>
          </table:table-cell>
          <table:table-cell table:formula="of:=[.G315]-[.$B$2]" office:value-type="float" office:value="31.026115655899" calcext:value-type="float">
            <text:p>31.0261156559</text:p>
          </table:table-cell>
          <table:table-cell table:formula="of:=[.C315]/([.H315]-[.H314])" office:value-type="float" office:value="245756.666711877" calcext:value-type="float">
            <text:p>245756.666711877</text:p>
          </table:table-cell>
          <table:table-cell table:formula="of:=[.G315]-[.$B315]" office:value-type="float" office:value="4.10929441452026" calcext:value-type="float">
            <text:p>4.109294414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5786.95643" calcext:value-type="float">
            <text:p>1443145786.95643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62668800354" calcext:value-type="float">
            <text:p>26.95626688</text:p>
          </table:table-cell>
          <table:table-cell table:formula="of:=[.C316]/([.D316]-[.D315])" office:value-type="float" office:value="109517.811021052" calcext:value-type="float">
            <text:p>109517.811021052</text:p>
          </table:table-cell>
          <table:table-cell/>
          <table:table-cell office:value-type="float" office:value="1443145791.04382" calcext:value-type="float">
            <text:p>1443145791.04382</text:p>
          </table:table-cell>
          <table:table-cell table:formula="of:=[.G316]-[.$B$2]" office:value-type="float" office:value="31.0436556339264" calcext:value-type="float">
            <text:p>31.0436556339</text:p>
          </table:table-cell>
          <table:table-cell table:formula="of:=[.C316]/([.H316]-[.H315])" office:value-type="float" office:value="246294.493257938" calcext:value-type="float">
            <text:p>246294.493257938</text:p>
          </table:table-cell>
          <table:table-cell table:formula="of:=[.G316]-[.$B316]" office:value-type="float" office:value="4.08738875389099" calcext:value-type="float">
            <text:p>4.087388753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5786.9959" calcext:value-type="float">
            <text:p>1443145786.9959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57313537598" calcext:value-type="float">
            <text:p>26.9957313538</text:p>
          </table:table-cell>
          <table:table-cell table:formula="of:=[.C317]/([.D317]-[.D316])" office:value-type="float" office:value="109465.541848411" calcext:value-type="float">
            <text:p>109465.541848411</text:p>
          </table:table-cell>
          <table:table-cell/>
          <table:table-cell office:value-type="float" office:value="1443145791.06138" calcext:value-type="float">
            <text:p>1443145791.06138</text:p>
          </table:table-cell>
          <table:table-cell table:formula="of:=[.G317]-[.$B$2]" office:value-type="float" office:value="31.0612185001373" calcext:value-type="float">
            <text:p>31.0612185001</text:p>
          </table:table-cell>
          <table:table-cell table:formula="of:=[.C317]/([.H317]-[.H316])" office:value-type="float" office:value="245973.518679409" calcext:value-type="float">
            <text:p>245973.518679409</text:p>
          </table:table-cell>
          <table:table-cell table:formula="of:=[.G317]-[.$B317]" office:value-type="float" office:value="4.06548714637756" calcext:value-type="float">
            <text:p>4.065487146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5800.04849" calcext:value-type="float">
            <text:p>1443145800.04849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83274459839" calcext:value-type="float">
            <text:p>40.048327446</text:p>
          </table:table-cell>
          <table:table-cell table:formula="of:=[.C318]/([.D318]-[.D317])" office:value-type="float" office:value="330.968641753465" calcext:value-type="float">
            <text:p>330.9686417535</text:p>
          </table:table-cell>
          <table:table-cell/>
          <table:table-cell office:value-type="float" office:value="1443145800.24691" calcext:value-type="float">
            <text:p>1443145800.24691</text:p>
          </table:table-cell>
          <table:table-cell table:formula="of:=[.G318]-[.$B$2]" office:value-type="float" office:value="40.2467441558838" calcext:value-type="float">
            <text:p>40.2467441559</text:p>
          </table:table-cell>
          <table:table-cell table:formula="of:=[.C318]/([.H318]-[.H317])" office:value-type="float" office:value="470.305147675181" calcext:value-type="float">
            <text:p>470.3051476752</text:p>
          </table:table-cell>
          <table:table-cell table:formula="of:=[.G318]-[.$B318]" office:value-type="float" office:value="0.198416709899902" calcext:value-type="float">
            <text:p>0.198416709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5800.10264" calcext:value-type="float">
            <text:p>1443145800.10264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24699211121" calcext:value-type="float">
            <text:p>40.1024699211</text:p>
          </table:table-cell>
          <table:table-cell table:formula="of:=[.C319]/([.D319]-[.D318])" office:value-type="float" office:value="79789.4811748646" calcext:value-type="float">
            <text:p>79789.4811748646</text:p>
          </table:table-cell>
          <table:table-cell/>
          <table:table-cell office:value-type="float" office:value="1443145800.3533" calcext:value-type="float">
            <text:p>1443145800.3533</text:p>
          </table:table-cell>
          <table:table-cell table:formula="of:=[.G319]-[.$B$2]" office:value-type="float" office:value="40.3531360626221" calcext:value-type="float">
            <text:p>40.3531360626</text:p>
          </table:table-cell>
          <table:table-cell table:formula="of:=[.C319]/([.H319]-[.H318])" office:value-type="float" office:value="40604.5923269989" calcext:value-type="float">
            <text:p>40604.5923269989</text:p>
          </table:table-cell>
          <table:table-cell table:formula="of:=[.G319]-[.$B319]" office:value-type="float" office:value="0.25066614151001" calcext:value-type="float">
            <text:p>0.250666141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5800.15678" calcext:value-type="float">
            <text:p>1443145800.15678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66133499146" calcext:value-type="float">
            <text:p>40.1566133499</text:p>
          </table:table-cell>
          <table:table-cell table:formula="of:=[.C320]/([.D320]-[.D319])" office:value-type="float" office:value="79788.0757747893" calcext:value-type="float">
            <text:p>79788.0757747893</text:p>
          </table:table-cell>
          <table:table-cell/>
          <table:table-cell office:value-type="float" office:value="1443145800.40749" calcext:value-type="float">
            <text:p>1443145800.40749</text:p>
          </table:table-cell>
          <table:table-cell table:formula="of:=[.G320]-[.$B$2]" office:value-type="float" office:value="40.4073276519775" calcext:value-type="float">
            <text:p>40.407327652</text:p>
          </table:table-cell>
          <table:table-cell table:formula="of:=[.C320]/([.H320]-[.H319])" office:value-type="float" office:value="79717.1673940589" calcext:value-type="float">
            <text:p>79717.1673940589</text:p>
          </table:table-cell>
          <table:table-cell table:formula="of:=[.G320]-[.$B320]" office:value-type="float" office:value="0.250714302062988" calcext:value-type="float">
            <text:p>0.250714302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5800.21092" calcext:value-type="float">
            <text:p>1443145800.21092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07508182526" calcext:value-type="float">
            <text:p>40.2107508183</text:p>
          </table:table-cell>
          <table:table-cell table:formula="of:=[.C321]/([.D321]-[.D320])" office:value-type="float" office:value="79796.8603376066" calcext:value-type="float">
            <text:p>79796.8603376066</text:p>
          </table:table-cell>
          <table:table-cell/>
          <table:table-cell office:value-type="float" office:value="1443145800.46161" calcext:value-type="float">
            <text:p>1443145800.46161</text:p>
          </table:table-cell>
          <table:table-cell table:formula="of:=[.G321]-[.$B$2]" office:value-type="float" office:value="40.4614460468292" calcext:value-type="float">
            <text:p>40.4614460468</text:p>
          </table:table-cell>
          <table:table-cell table:formula="of:=[.C321]/([.H321]-[.H320])" office:value-type="float" office:value="79824.9839419531" calcext:value-type="float">
            <text:p>79824.9839419531</text:p>
          </table:table-cell>
          <table:table-cell table:formula="of:=[.G321]-[.$B321]" office:value-type="float" office:value="0.25069522857666" calcext:value-type="float">
            <text:p>0.250695228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5800.26506" calcext:value-type="float">
            <text:p>1443145800.26506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48956775665" calcext:value-type="float">
            <text:p>40.2648956776</text:p>
          </table:table-cell>
          <table:table-cell table:formula="of:=[.C322]/([.D322]-[.D321])" office:value-type="float" office:value="79785.9677675033" calcext:value-type="float">
            <text:p>79785.9677675033</text:p>
          </table:table-cell>
          <table:table-cell/>
          <table:table-cell office:value-type="float" office:value="1443145800.51573" calcext:value-type="float">
            <text:p>1443145800.51573</text:p>
          </table:table-cell>
          <table:table-cell table:formula="of:=[.G322]-[.$B$2]" office:value-type="float" office:value="40.5155637264252" calcext:value-type="float">
            <text:p>40.5155637264</text:p>
          </table:table-cell>
          <table:table-cell table:formula="of:=[.C322]/([.H322]-[.H321])" office:value-type="float" office:value="79826.0389627554" calcext:value-type="float">
            <text:p>79826.0389627554</text:p>
          </table:table-cell>
          <table:table-cell table:formula="of:=[.G322]-[.$B322]" office:value-type="float" office:value="0.250668048858643" calcext:value-type="float">
            <text:p>0.250668048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5800.31924" calcext:value-type="float">
            <text:p>1443145800.31924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90729618073" calcext:value-type="float">
            <text:p>40.3190729618</text:p>
          </table:table-cell>
          <table:table-cell table:formula="of:=[.C323]/([.D323]-[.D322])" office:value-type="float" office:value="79738.2161277262" calcext:value-type="float">
            <text:p>79738.2161277262</text:p>
          </table:table-cell>
          <table:table-cell/>
          <table:table-cell office:value-type="float" office:value="1443145800.5699" calcext:value-type="float">
            <text:p>1443145800.5699</text:p>
          </table:table-cell>
          <table:table-cell table:formula="of:=[.G323]-[.$B$2]" office:value-type="float" office:value="40.5697333812714" calcext:value-type="float">
            <text:p>40.5697333813</text:p>
          </table:table-cell>
          <table:table-cell table:formula="of:=[.C323]/([.H323]-[.H322])" office:value-type="float" office:value="79749.4466646714" calcext:value-type="float">
            <text:p>79749.4466646714</text:p>
          </table:table-cell>
          <table:table-cell table:formula="of:=[.G323]-[.$B323]" office:value-type="float" office:value="0.250660419464111" calcext:value-type="float">
            <text:p>0.250660419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5800.37338" calcext:value-type="float">
            <text:p>1443145800.37338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32151985169" calcext:value-type="float">
            <text:p>40.3732151985</text:p>
          </table:table-cell>
          <table:table-cell table:formula="of:=[.C324]/([.D324]-[.D323])" office:value-type="float" office:value="79789.8325326194" calcext:value-type="float">
            <text:p>79789.8325326194</text:p>
          </table:table-cell>
          <table:table-cell/>
          <table:table-cell office:value-type="float" office:value="1443145800.62409" calcext:value-type="float">
            <text:p>1443145800.62409</text:p>
          </table:table-cell>
          <table:table-cell table:formula="of:=[.G324]-[.$B$2]" office:value-type="float" office:value="40.623927116394" calcext:value-type="float">
            <text:p>40.6239271164</text:p>
          </table:table-cell>
          <table:table-cell table:formula="of:=[.C324]/([.H324]-[.H323])" office:value-type="float" office:value="79714.011042432" calcext:value-type="float">
            <text:p>79714.011042432</text:p>
          </table:table-cell>
          <table:table-cell table:formula="of:=[.G324]-[.$B324]" office:value-type="float" office:value="0.250711917877197" calcext:value-type="float">
            <text:p>0.250711917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5800.42753" calcext:value-type="float">
            <text:p>1443145800.42753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73602962494" calcext:value-type="float">
            <text:p>40.4273602962</text:p>
          </table:table-cell>
          <table:table-cell table:formula="of:=[.C325]/([.D325]-[.D324])" office:value-type="float" office:value="79785.6164437849" calcext:value-type="float">
            <text:p>79785.6164437849</text:p>
          </table:table-cell>
          <table:table-cell/>
          <table:table-cell office:value-type="float" office:value="1443145800.67815" calcext:value-type="float">
            <text:p>1443145800.67815</text:p>
          </table:table-cell>
          <table:table-cell table:formula="of:=[.G325]-[.$B$2]" office:value-type="float" office:value="40.6779794692993" calcext:value-type="float">
            <text:p>40.6779794693</text:p>
          </table:table-cell>
          <table:table-cell table:formula="of:=[.C325]/([.H325]-[.H324])" office:value-type="float" office:value="79922.5152616536" calcext:value-type="float">
            <text:p>79922.5152616536</text:p>
          </table:table-cell>
          <table:table-cell table:formula="of:=[.G325]-[.$B325]" office:value-type="float" office:value="0.250619173049927" calcext:value-type="float">
            <text:p>0.25061917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5800.48167" calcext:value-type="float">
            <text:p>1443145800.48167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15044403076" calcext:value-type="float">
            <text:p>40.4815044403</text:p>
          </table:table-cell>
          <table:table-cell table:formula="of:=[.C326]/([.D326]-[.D325])" office:value-type="float" office:value="79787.0217572227" calcext:value-type="float">
            <text:p>79787.0217572227</text:p>
          </table:table-cell>
          <table:table-cell/>
          <table:table-cell office:value-type="float" office:value="1443145800.7323" calcext:value-type="float">
            <text:p>1443145800.7323</text:p>
          </table:table-cell>
          <table:table-cell table:formula="of:=[.G326]-[.$B$2]" office:value-type="float" office:value="40.7321310043335" calcext:value-type="float">
            <text:p>40.7321310043</text:p>
          </table:table-cell>
          <table:table-cell table:formula="of:=[.C326]/([.H326]-[.H325])" office:value-type="float" office:value="79776.1318727766" calcext:value-type="float">
            <text:p>79776.1318727766</text:p>
          </table:table-cell>
          <table:table-cell table:formula="of:=[.G326]-[.$B326]" office:value-type="float" office:value="0.250626564025879" calcext:value-type="float">
            <text:p>0.25062656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5800.5358" calcext:value-type="float">
            <text:p>1443145800.5358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56373786926" calcext:value-type="float">
            <text:p>40.5356373787</text:p>
          </table:table-cell>
          <table:table-cell table:formula="of:=[.C327]/([.D327]-[.D326])" office:value-type="float" office:value="79803.5378991412" calcext:value-type="float">
            <text:p>79803.5378991412</text:p>
          </table:table-cell>
          <table:table-cell/>
          <table:table-cell office:value-type="float" office:value="1443145800.78643" calcext:value-type="float">
            <text:p>1443145800.78643</text:p>
          </table:table-cell>
          <table:table-cell table:formula="of:=[.G327]-[.$B$2]" office:value-type="float" office:value="40.7862610816956" calcext:value-type="float">
            <text:p>40.7862610817</text:p>
          </table:table-cell>
          <table:table-cell table:formula="of:=[.C327]/([.H327]-[.H326])" office:value-type="float" office:value="79807.7558822752" calcext:value-type="float">
            <text:p>79807.7558822752</text:p>
          </table:table-cell>
          <table:table-cell table:formula="of:=[.G327]-[.$B327]" office:value-type="float" office:value="0.25062370300293" calcext:value-type="float">
            <text:p>0.25062370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5800.58995" calcext:value-type="float">
            <text:p>1443145800.58995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97791385651" calcext:value-type="float">
            <text:p>40.5897791386</text:p>
          </table:table-cell>
          <table:table-cell table:formula="of:=[.C328]/([.D328]-[.D327])" office:value-type="float" office:value="79790.5352574124" calcext:value-type="float">
            <text:p>79790.5352574124</text:p>
          </table:table-cell>
          <table:table-cell/>
          <table:table-cell office:value-type="float" office:value="1443145800.84078" calcext:value-type="float">
            <text:p>1443145800.84078</text:p>
          </table:table-cell>
          <table:table-cell table:formula="of:=[.G328]-[.$B$2]" office:value-type="float" office:value="40.8406140804291" calcext:value-type="float">
            <text:p>40.8406140804</text:p>
          </table:table-cell>
          <table:table-cell table:formula="of:=[.C328]/([.H328]-[.H327])" office:value-type="float" office:value="79480.4353147083" calcext:value-type="float">
            <text:p>79480.4353147083</text:p>
          </table:table-cell>
          <table:table-cell table:formula="of:=[.G328]-[.$B328]" office:value-type="float" office:value="0.250834941864014" calcext:value-type="float">
            <text:p>0.250834941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5800.64409" calcext:value-type="float">
            <text:p>1443145800.64409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39208984375" calcext:value-type="float">
            <text:p>40.6439208984</text:p>
          </table:table-cell>
          <table:table-cell table:formula="of:=[.C329]/([.D329]-[.D328])" office:value-type="float" office:value="79790.5352574124" calcext:value-type="float">
            <text:p>79790.5352574124</text:p>
          </table:table-cell>
          <table:table-cell/>
          <table:table-cell office:value-type="float" office:value="1443145800.89487" calcext:value-type="float">
            <text:p>1443145800.89487</text:p>
          </table:table-cell>
          <table:table-cell table:formula="of:=[.G329]-[.$B$2]" office:value-type="float" office:value="40.8947081565857" calcext:value-type="float">
            <text:p>40.8947081566</text:p>
          </table:table-cell>
          <table:table-cell table:formula="of:=[.C329]/([.H329]-[.H328])" office:value-type="float" office:value="79860.870301075" calcext:value-type="float">
            <text:p>79860.870301075</text:p>
          </table:table-cell>
          <table:table-cell table:formula="of:=[.G329]-[.$B329]" office:value-type="float" office:value="0.250787258148193" calcext:value-type="float">
            <text:p>0.250787258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5800.69823" calcext:value-type="float">
            <text:p>1443145800.69823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80595588684" calcext:value-type="float">
            <text:p>40.6980595589</text:p>
          </table:table-cell>
          <table:table-cell table:formula="of:=[.C330]/([.D330]-[.D329])" office:value-type="float" office:value="79795.1032702995" calcext:value-type="float">
            <text:p>79795.1032702995</text:p>
          </table:table-cell>
          <table:table-cell/>
          <table:table-cell office:value-type="float" office:value="1443145800.94895" calcext:value-type="float">
            <text:p>1443145800.94895</text:p>
          </table:table-cell>
          <table:table-cell table:formula="of:=[.G330]-[.$B$2]" office:value-type="float" office:value="40.9487824440002" calcext:value-type="float">
            <text:p>40.948782444</text:p>
          </table:table-cell>
          <table:table-cell table:formula="of:=[.C330]/([.H330]-[.H329])" office:value-type="float" office:value="79890.0957655068" calcext:value-type="float">
            <text:p>79890.0957655068</text:p>
          </table:table-cell>
          <table:table-cell table:formula="of:=[.G330]-[.$B330]" office:value-type="float" office:value="0.250722885131836" calcext:value-type="float">
            <text:p>0.250722885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5800.75236" calcext:value-type="float">
            <text:p>1443145800.75236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21917819977" calcext:value-type="float">
            <text:p>40.752191782</text:p>
          </table:table-cell>
          <table:table-cell table:formula="of:=[.C331]/([.D331]-[.D330])" office:value-type="float" office:value="79804.5923531251" calcext:value-type="float">
            <text:p>79804.5923531251</text:p>
          </table:table-cell>
          <table:table-cell/>
          <table:table-cell office:value-type="float" office:value="1443145801.00308" calcext:value-type="float">
            <text:p>1443145801.00308</text:p>
          </table:table-cell>
          <table:table-cell table:formula="of:=[.G331]-[.$B$2]" office:value-type="float" office:value="41.0029156208038" calcext:value-type="float">
            <text:p>41.0029156208</text:p>
          </table:table-cell>
          <table:table-cell table:formula="of:=[.C331]/([.H331]-[.H330])" office:value-type="float" office:value="79803.186420672" calcext:value-type="float">
            <text:p>79803.186420672</text:p>
          </table:table-cell>
          <table:table-cell table:formula="of:=[.G331]-[.$B331]" office:value-type="float" office:value="0.250723838806152" calcext:value-type="float">
            <text:p>0.250723838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5800.80651" calcext:value-type="float">
            <text:p>1443145800.80651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63452243805" calcext:value-type="float">
            <text:p>40.8063452244</text:p>
          </table:table-cell>
          <table:table-cell table:formula="of:=[.C332]/([.D332]-[.D331])" office:value-type="float" office:value="79773.3220625528" calcext:value-type="float">
            <text:p>79773.3220625528</text:p>
          </table:table-cell>
          <table:table-cell/>
          <table:table-cell office:value-type="float" office:value="1443145801.05729" calcext:value-type="float">
            <text:p>1443145801.05729</text:p>
          </table:table-cell>
          <table:table-cell table:formula="of:=[.G332]-[.$B$2]" office:value-type="float" office:value="41.0571227073669" calcext:value-type="float">
            <text:p>41.0571227074</text:p>
          </table:table-cell>
          <table:table-cell table:formula="of:=[.C332]/([.H332]-[.H331])" office:value-type="float" office:value="79694.3771359204" calcext:value-type="float">
            <text:p>79694.3771359204</text:p>
          </table:table-cell>
          <table:table-cell table:formula="of:=[.G332]-[.$B332]" office:value-type="float" office:value="0.25077748298645" calcext:value-type="float">
            <text:p>0.25077748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5800.86065" calcext:value-type="float">
            <text:p>1443145800.86065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04855537415" calcext:value-type="float">
            <text:p>40.8604855537</text:p>
          </table:table-cell>
          <table:table-cell table:formula="of:=[.C333]/([.D333]-[.D332])" office:value-type="float" office:value="79792.6435060617" calcext:value-type="float">
            <text:p>79792.6435060617</text:p>
          </table:table-cell>
          <table:table-cell/>
          <table:table-cell office:value-type="float" office:value="1443145801.11132" calcext:value-type="float">
            <text:p>1443145801.11132</text:p>
          </table:table-cell>
          <table:table-cell table:formula="of:=[.G333]-[.$B$2]" office:value-type="float" office:value="41.1111550331116" calcext:value-type="float">
            <text:p>41.1111550331</text:p>
          </table:table-cell>
          <table:table-cell table:formula="of:=[.C333]/([.H333]-[.H332])" office:value-type="float" office:value="79952.1386589477" calcext:value-type="float">
            <text:p>79952.1386589477</text:p>
          </table:table-cell>
          <table:table-cell table:formula="of:=[.G333]-[.$B333]" office:value-type="float" office:value="0.250669479370117" calcext:value-type="float">
            <text:p>0.250669479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5800.91479" calcext:value-type="float">
            <text:p>1443145800.91479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46251678467" calcext:value-type="float">
            <text:p>40.9146251678</text:p>
          </table:table-cell>
          <table:table-cell table:formula="of:=[.C334]/([.D334]-[.D333])" office:value-type="float" office:value="79793.6976721655" calcext:value-type="float">
            <text:p>79793.6976721655</text:p>
          </table:table-cell>
          <table:table-cell/>
          <table:table-cell office:value-type="float" office:value="1443145801.16555" calcext:value-type="float">
            <text:p>1443145801.16555</text:p>
          </table:table-cell>
          <table:table-cell table:formula="of:=[.G334]-[.$B$2]" office:value-type="float" office:value="41.165388584137" calcext:value-type="float">
            <text:p>41.1653885841</text:p>
          </table:table-cell>
          <table:table-cell table:formula="of:=[.C334]/([.H334]-[.H333])" office:value-type="float" office:value="79655.4884996835" calcext:value-type="float">
            <text:p>79655.4884996835</text:p>
          </table:table-cell>
          <table:table-cell table:formula="of:=[.G334]-[.$B334]" office:value-type="float" office:value="0.250763416290283" calcext:value-type="float">
            <text:p>0.250763416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5800.96893" calcext:value-type="float">
            <text:p>1443145800.96893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87645435333" calcext:value-type="float">
            <text:p>40.9687645435</text:p>
          </table:table-cell>
          <table:table-cell table:formula="of:=[.C335]/([.D335]-[.D334])" office:value-type="float" office:value="79794.0490670566" calcext:value-type="float">
            <text:p>79794.0490670566</text:p>
          </table:table-cell>
          <table:table-cell/>
          <table:table-cell office:value-type="float" office:value="1443145801.21838" calcext:value-type="float">
            <text:p>1443145801.21838</text:p>
          </table:table-cell>
          <table:table-cell table:formula="of:=[.G335]-[.$B$2]" office:value-type="float" office:value="41.2182154655457" calcext:value-type="float">
            <text:p>41.2182154655</text:p>
          </table:table-cell>
          <table:table-cell table:formula="of:=[.C335]/([.H335]-[.H334])" office:value-type="float" office:value="81776.5479392703" calcext:value-type="float">
            <text:p>81776.5479392703</text:p>
          </table:table-cell>
          <table:table-cell table:formula="of:=[.G335]-[.$B335]" office:value-type="float" office:value="0.249450922012329" calcext:value-type="float">
            <text:p>0.24945092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5801.02172" calcext:value-type="float">
            <text:p>1443145801.02172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15494632721" calcext:value-type="float">
            <text:p>41.0215494633</text:p>
          </table:table-cell>
          <table:table-cell table:formula="of:=[.C336]/([.D336]-[.D335])" office:value-type="float" office:value="81841.5566676905" calcext:value-type="float">
            <text:p>81841.5566676905</text:p>
          </table:table-cell>
          <table:table-cell/>
          <table:table-cell office:value-type="float" office:value="1443145801.23596" calcext:value-type="float">
            <text:p>1443145801.23596</text:p>
          </table:table-cell>
          <table:table-cell table:formula="of:=[.G336]-[.$B$2]" office:value-type="float" office:value="41.2357907295227" calcext:value-type="float">
            <text:p>41.2357907295</text:p>
          </table:table-cell>
          <table:table-cell table:formula="of:=[.C336]/([.H336]-[.H335])" office:value-type="float" office:value="245800.006511476" calcext:value-type="float">
            <text:p>245800.006511476</text:p>
          </table:table-cell>
          <table:table-cell table:formula="of:=[.G336]-[.$B336]" office:value-type="float" office:value="0.21424126625061" calcext:value-type="float">
            <text:p>0.214241266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5801.07268" calcext:value-type="float">
            <text:p>1443145801.07268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25183486939" calcext:value-type="float">
            <text:p>41.0725183487</text:p>
          </table:table-cell>
          <table:table-cell table:formula="of:=[.C337]/([.D337]-[.D336])" office:value-type="float" office:value="84757.5920927687" calcext:value-type="float">
            <text:p>84757.5920927687</text:p>
          </table:table-cell>
          <table:table-cell/>
          <table:table-cell office:value-type="float" office:value="1443145801.27093" calcext:value-type="float">
            <text:p>1443145801.27093</text:p>
          </table:table-cell>
          <table:table-cell table:formula="of:=[.G337]-[.$B$2]" office:value-type="float" office:value="41.2707645893097" calcext:value-type="float">
            <text:p>41.2707645893</text:p>
          </table:table-cell>
          <table:table-cell table:formula="of:=[.C337]/([.H337]-[.H336])" office:value-type="float" office:value="123520.824590466" calcext:value-type="float">
            <text:p>123520.824590466</text:p>
          </table:table-cell>
          <table:table-cell table:formula="of:=[.G337]-[.$B337]" office:value-type="float" office:value="0.198246240615845" calcext:value-type="float">
            <text:p>0.198246240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5801.12365" calcext:value-type="float">
            <text:p>1443145801.12365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34846115112" calcext:value-type="float">
            <text:p>41.1234846115</text:p>
          </table:table-cell>
          <table:table-cell table:formula="of:=[.C338]/([.D338]-[.D337])" office:value-type="float" office:value="84761.9535197036" calcext:value-type="float">
            <text:p>84761.9535197036</text:p>
          </table:table-cell>
          <table:table-cell/>
          <table:table-cell office:value-type="float" office:value="1443145801.32199" calcext:value-type="float">
            <text:p>1443145801.32199</text:p>
          </table:table-cell>
          <table:table-cell table:formula="of:=[.G338]-[.$B$2]" office:value-type="float" office:value="41.3218286037445" calcext:value-type="float">
            <text:p>41.3218286037</text:p>
          </table:table-cell>
          <table:table-cell table:formula="of:=[.C338]/([.H338]-[.H337])" office:value-type="float" office:value="84599.6940862274" calcext:value-type="float">
            <text:p>84599.6940862274</text:p>
          </table:table-cell>
          <table:table-cell table:formula="of:=[.G338]-[.$B338]" office:value-type="float" office:value="0.198343992233276" calcext:value-type="float">
            <text:p>0.198343992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5801.17461" calcext:value-type="float">
            <text:p>1443145801.17461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44480133057" calcext:value-type="float">
            <text:p>41.1744480133</text:p>
          </table:table-cell>
          <table:table-cell table:formula="of:=[.C339]/([.D339]-[.D338])" office:value-type="float" office:value="84766.7119519452" calcext:value-type="float">
            <text:p>84766.7119519452</text:p>
          </table:table-cell>
          <table:table-cell/>
          <table:table-cell office:value-type="float" office:value="1443145801.42229" calcext:value-type="float">
            <text:p>1443145801.42229</text:p>
          </table:table-cell>
          <table:table-cell table:formula="of:=[.G339]-[.$B$2]" office:value-type="float" office:value="41.422126531601" calcext:value-type="float">
            <text:p>41.4221265316</text:p>
          </table:table-cell>
          <table:table-cell table:formula="of:=[.C339]/([.H339]-[.H338])" office:value-type="float" office:value="43071.677474565" calcext:value-type="float">
            <text:p>43071.677474565</text:p>
          </table:table-cell>
          <table:table-cell table:formula="of:=[.G339]-[.$B339]" office:value-type="float" office:value="0.247678518295288" calcext:value-type="float">
            <text:p>0.24767851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5801.22556" calcext:value-type="float">
            <text:p>1443145801.22556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53937721252" calcext:value-type="float">
            <text:p>41.2253937721</text:p>
          </table:table-cell>
          <table:table-cell table:formula="of:=[.C340]/([.D340]-[.D339])" office:value-type="float" office:value="84796.0674272985" calcext:value-type="float">
            <text:p>84796.0674272985</text:p>
          </table:table-cell>
          <table:table-cell/>
          <table:table-cell office:value-type="float" office:value="1443145801.47329" calcext:value-type="float">
            <text:p>1443145801.47329</text:p>
          </table:table-cell>
          <table:table-cell table:formula="of:=[.G340]-[.$B$2]" office:value-type="float" office:value="41.473126411438" calcext:value-type="float">
            <text:p>41.4731264114</text:p>
          </table:table-cell>
          <table:table-cell table:formula="of:=[.C340]/([.H340]-[.H339])" office:value-type="float" office:value="84706.0819320365" calcext:value-type="float">
            <text:p>84706.0819320365</text:p>
          </table:table-cell>
          <table:table-cell table:formula="of:=[.G340]-[.$B340]" office:value-type="float" office:value="0.247732639312744" calcext:value-type="float">
            <text:p>0.247732639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5801.27652" calcext:value-type="float">
            <text:p>1443145801.27652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63538360596" calcext:value-type="float">
            <text:p>41.2763538361</text:p>
          </table:table-cell>
          <table:table-cell table:formula="of:=[.C341]/([.D341]-[.D340])" office:value-type="float" office:value="84772.2641315231" calcext:value-type="float">
            <text:p>84772.2641315231</text:p>
          </table:table-cell>
          <table:table-cell/>
          <table:table-cell office:value-type="float" office:value="1443145801.52422" calcext:value-type="float">
            <text:p>1443145801.52422</text:p>
          </table:table-cell>
          <table:table-cell table:formula="of:=[.G341]-[.$B$2]" office:value-type="float" office:value="41.5240578651428" calcext:value-type="float">
            <text:p>41.5240578651</text:p>
          </table:table-cell>
          <table:table-cell table:formula="of:=[.C341]/([.H341]-[.H340])" office:value-type="float" office:value="84819.8840943349" calcext:value-type="float">
            <text:p>84819.8840943349</text:p>
          </table:table-cell>
          <table:table-cell table:formula="of:=[.G341]-[.$B341]" office:value-type="float" office:value="0.247704029083252" calcext:value-type="float">
            <text:p>0.247704029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5801.32748" calcext:value-type="float">
            <text:p>1443145801.32748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73177146912" calcext:value-type="float">
            <text:p>41.3273177147</text:p>
          </table:table-cell>
          <table:table-cell table:formula="of:=[.C342]/([.D342]-[.D341])" office:value-type="float" office:value="84765.9188428036" calcext:value-type="float">
            <text:p>84765.9188428036</text:p>
          </table:table-cell>
          <table:table-cell/>
          <table:table-cell office:value-type="float" office:value="1443145801.57513" calcext:value-type="float">
            <text:p>1443145801.57513</text:p>
          </table:table-cell>
          <table:table-cell table:formula="of:=[.G342]-[.$B$2]" office:value-type="float" office:value="41.5749657154083" calcext:value-type="float">
            <text:p>41.5749657154</text:p>
          </table:table-cell>
          <table:table-cell table:formula="of:=[.C342]/([.H342]-[.H341])" office:value-type="float" office:value="84859.2108578467" calcext:value-type="float">
            <text:p>84859.2108578467</text:p>
          </table:table-cell>
          <table:table-cell table:formula="of:=[.G342]-[.$B342]" office:value-type="float" office:value="0.247648000717163" calcext:value-type="float">
            <text:p>0.247648000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5801.37845" calcext:value-type="float">
            <text:p>1443145801.37845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82806396484" calcext:value-type="float">
            <text:p>41.3782806396</text:p>
          </table:table-cell>
          <table:table-cell table:formula="of:=[.C343]/([.D343]-[.D342])" office:value-type="float" office:value="84767.5050759284" calcext:value-type="float">
            <text:p>84767.5050759284</text:p>
          </table:table-cell>
          <table:table-cell/>
          <table:table-cell office:value-type="float" office:value="1443145801.62619" calcext:value-type="float">
            <text:p>1443145801.62619</text:p>
          </table:table-cell>
          <table:table-cell table:formula="of:=[.G343]-[.$B$2]" office:value-type="float" office:value="41.6260216236114" calcext:value-type="float">
            <text:p>41.6260216236</text:p>
          </table:table-cell>
          <table:table-cell table:formula="of:=[.C343]/([.H343]-[.H342])" office:value-type="float" office:value="84613.1261207412" calcext:value-type="float">
            <text:p>84613.1261207412</text:p>
          </table:table-cell>
          <table:table-cell table:formula="of:=[.G343]-[.$B343]" office:value-type="float" office:value="0.247740983963013" calcext:value-type="float">
            <text:p>0.24774098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5801.42942" calcext:value-type="float">
            <text:p>1443145801.42942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92504787445" calcext:value-type="float">
            <text:p>41.4292504787</text:p>
          </table:table-cell>
          <table:table-cell table:formula="of:=[.C344]/([.D344]-[.D343])" office:value-type="float" office:value="84756.006230617" calcext:value-type="float">
            <text:p>84756.006230617</text:p>
          </table:table-cell>
          <table:table-cell/>
          <table:table-cell office:value-type="float" office:value="1443145801.67721" calcext:value-type="float">
            <text:p>1443145801.67721</text:p>
          </table:table-cell>
          <table:table-cell table:formula="of:=[.G344]-[.$B$2]" office:value-type="float" office:value="41.6770453453064" calcext:value-type="float">
            <text:p>41.6770453453</text:p>
          </table:table-cell>
          <table:table-cell table:formula="of:=[.C344]/([.H344]-[.H343])" office:value-type="float" office:value="84666.5013153652" calcext:value-type="float">
            <text:p>84666.5013153652</text:p>
          </table:table-cell>
          <table:table-cell table:formula="of:=[.G344]-[.$B344]" office:value-type="float" office:value="0.24779486656189" calcext:value-type="float">
            <text:p>0.247794866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5801.48039" calcext:value-type="float">
            <text:p>1443145801.48039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02253246307" calcext:value-type="float">
            <text:p>41.4802253246</text:p>
          </table:table-cell>
          <table:table-cell table:formula="of:=[.C345]/([.D345]-[.D344])" office:value-type="float" office:value="84747.6814278498" calcext:value-type="float">
            <text:p>84747.6814278498</text:p>
          </table:table-cell>
          <table:table-cell/>
          <table:table-cell office:value-type="float" office:value="1443145801.72818" calcext:value-type="float">
            <text:p>1443145801.72818</text:p>
          </table:table-cell>
          <table:table-cell table:formula="of:=[.G345]-[.$B$2]" office:value-type="float" office:value="41.7280175685883" calcext:value-type="float">
            <text:p>41.7280175686</text:p>
          </table:table-cell>
          <table:table-cell table:formula="of:=[.C345]/([.H345]-[.H344])" office:value-type="float" office:value="84752.041834859" calcext:value-type="float">
            <text:p>84752.041834859</text:p>
          </table:table-cell>
          <table:table-cell table:formula="of:=[.G345]-[.$B345]" office:value-type="float" office:value="0.24779224395752" calcext:value-type="float">
            <text:p>0.24779224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5801.53136" calcext:value-type="float">
            <text:p>1443145801.53136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11899185181" calcext:value-type="float">
            <text:p>41.5311899185</text:p>
          </table:table-cell>
          <table:table-cell table:formula="of:=[.C346]/([.D346]-[.D345])" office:value-type="float" office:value="84764.729206918" calcext:value-type="float">
            <text:p>84764.729206918</text:p>
          </table:table-cell>
          <table:table-cell/>
          <table:table-cell office:value-type="float" office:value="1443145801.77922" calcext:value-type="float">
            <text:p>1443145801.77922</text:p>
          </table:table-cell>
          <table:table-cell table:formula="of:=[.G346]-[.$B$2]" office:value-type="float" office:value="41.7790532112122" calcext:value-type="float">
            <text:p>41.7790532112</text:p>
          </table:table-cell>
          <table:table-cell table:formula="of:=[.C346]/([.H346]-[.H345])" office:value-type="float" office:value="84646.7248749177" calcext:value-type="float">
            <text:p>84646.7248749177</text:p>
          </table:table-cell>
          <table:table-cell table:formula="of:=[.G346]-[.$B346]" office:value-type="float" office:value="0.247863292694092" calcext:value-type="float">
            <text:p>0.247863292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5801.58232" calcext:value-type="float">
            <text:p>1443145801.58232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21526050568" calcext:value-type="float">
            <text:p>41.5821526051</text:p>
          </table:table-cell>
          <table:table-cell table:formula="of:=[.C347]/([.D347]-[.D346])" office:value-type="float" office:value="84767.9016434857" calcext:value-type="float">
            <text:p>84767.9016434857</text:p>
          </table:table-cell>
          <table:table-cell/>
          <table:table-cell office:value-type="float" office:value="1443145801.83015" calcext:value-type="float">
            <text:p>1443145801.83015</text:p>
          </table:table-cell>
          <table:table-cell table:formula="of:=[.G347]-[.$B$2]" office:value-type="float" office:value="41.8299856185913" calcext:value-type="float">
            <text:p>41.8299856186</text:p>
          </table:table-cell>
          <table:table-cell table:formula="of:=[.C347]/([.H347]-[.H346])" office:value-type="float" office:value="84818.2959003118" calcext:value-type="float">
            <text:p>84818.2959003118</text:p>
          </table:table-cell>
          <table:table-cell table:formula="of:=[.G347]-[.$B347]" office:value-type="float" office:value="0.247833013534546" calcext:value-type="float">
            <text:p>0.247833013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5801.63328" calcext:value-type="float">
            <text:p>1443145801.63328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31143379211" calcext:value-type="float">
            <text:p>41.6331143379</text:p>
          </table:table-cell>
          <table:table-cell table:formula="of:=[.C348]/([.D348]-[.D347])" office:value-type="float" office:value="84769.4879508208" calcext:value-type="float">
            <text:p>84769.4879508208</text:p>
          </table:table-cell>
          <table:table-cell/>
          <table:table-cell office:value-type="float" office:value="1443145801.8812" calcext:value-type="float">
            <text:p>1443145801.8812</text:p>
          </table:table-cell>
          <table:table-cell table:formula="of:=[.G348]-[.$B$2]" office:value-type="float" office:value="41.8810293674469" calcext:value-type="float">
            <text:p>41.8810293674</text:p>
          </table:table-cell>
          <table:table-cell table:formula="of:=[.C348]/([.H348]-[.H347])" office:value-type="float" office:value="84633.2821717665" calcext:value-type="float">
            <text:p>84633.2821717665</text:p>
          </table:table-cell>
          <table:table-cell table:formula="of:=[.G348]-[.$B348]" office:value-type="float" office:value="0.247915029525757" calcext:value-type="float">
            <text:p>0.247915029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5801.68424" calcext:value-type="float">
            <text:p>1443145801.68424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40784549713" calcext:value-type="float">
            <text:p>41.684078455</text:p>
          </table:table-cell>
          <table:table-cell table:formula="of:=[.C349]/([.D349]-[.D348])" office:value-type="float" office:value="84765.5222937982" calcext:value-type="float">
            <text:p>84765.5222937982</text:p>
          </table:table-cell>
          <table:table-cell/>
          <table:table-cell office:value-type="float" office:value="1443145801.93212" calcext:value-type="float">
            <text:p>1443145801.93212</text:p>
          </table:table-cell>
          <table:table-cell table:formula="of:=[.G349]-[.$B$2]" office:value-type="float" office:value="41.9319591522217" calcext:value-type="float">
            <text:p>41.9319591522</text:p>
          </table:table-cell>
          <table:table-cell table:formula="of:=[.C349]/([.H349]-[.H348])" office:value-type="float" office:value="84822.663576996" calcext:value-type="float">
            <text:p>84822.663576996</text:p>
          </table:table-cell>
          <table:table-cell table:formula="of:=[.G349]-[.$B349]" office:value-type="float" office:value="0.247880697250366" calcext:value-type="float">
            <text:p>0.247880697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5801.73521" calcext:value-type="float">
            <text:p>1443145801.73521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50466251373" calcext:value-type="float">
            <text:p>41.7350466251</text:p>
          </table:table-cell>
          <table:table-cell table:formula="of:=[.C350]/([.D350]-[.D349])" office:value-type="float" office:value="84758.7815283287" calcext:value-type="float">
            <text:p>84758.7815283287</text:p>
          </table:table-cell>
          <table:table-cell/>
          <table:table-cell office:value-type="float" office:value="1443145801.98309" calcext:value-type="float">
            <text:p>1443145801.98309</text:p>
          </table:table-cell>
          <table:table-cell table:formula="of:=[.G350]-[.$B$2]" office:value-type="float" office:value="41.9829289913178" calcext:value-type="float">
            <text:p>41.9829289913</text:p>
          </table:table-cell>
          <table:table-cell table:formula="of:=[.C350]/([.H350]-[.H349])" office:value-type="float" office:value="84756.006230617" calcext:value-type="float">
            <text:p>84756.006230617</text:p>
          </table:table-cell>
          <table:table-cell table:formula="of:=[.G350]-[.$B350]" office:value-type="float" office:value="0.24788236618042" calcext:value-type="float">
            <text:p>0.247882366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5801.78617" calcext:value-type="float">
            <text:p>1443145801.78617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60038280487" calcext:value-type="float">
            <text:p>41.786003828</text:p>
          </table:table-cell>
          <table:table-cell table:formula="of:=[.C351]/([.D351]-[.D350])" office:value-type="float" office:value="84777.0237215178" calcext:value-type="float">
            <text:p>84777.0237215178</text:p>
          </table:table-cell>
          <table:table-cell/>
          <table:table-cell office:value-type="float" office:value="1443145802.03397" calcext:value-type="float">
            <text:p>1443145802.03397</text:p>
          </table:table-cell>
          <table:table-cell table:formula="of:=[.G351]-[.$B$2]" office:value-type="float" office:value="42.033802986145" calcext:value-type="float">
            <text:p>42.0338029861</text:p>
          </table:table-cell>
          <table:table-cell table:formula="of:=[.C351]/([.H351]-[.H350])" office:value-type="float" office:value="84915.6826521574" calcext:value-type="float">
            <text:p>84915.6826521574</text:p>
          </table:table-cell>
          <table:table-cell table:formula="of:=[.G351]-[.$B351]" office:value-type="float" office:value="0.247799158096313" calcext:value-type="float">
            <text:p>0.247799158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5801.83713" calcext:value-type="float">
            <text:p>1443145801.83713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69624614716" calcext:value-type="float">
            <text:p>41.8369624615</text:p>
          </table:table-cell>
          <table:table-cell table:formula="of:=[.C352]/([.D352]-[.D351])" office:value-type="float" office:value="84774.6438597148" calcext:value-type="float">
            <text:p>84774.6438597148</text:p>
          </table:table-cell>
          <table:table-cell/>
          <table:table-cell office:value-type="float" office:value="1443145802.08503" calcext:value-type="float">
            <text:p>1443145802.08503</text:p>
          </table:table-cell>
          <table:table-cell table:formula="of:=[.G352]-[.$B$2]" office:value-type="float" office:value="42.0848681926727" calcext:value-type="float">
            <text:p>42.0848681927</text:p>
          </table:table-cell>
          <table:table-cell table:formula="of:=[.C352]/([.H352]-[.H351])" office:value-type="float" office:value="84597.719146711" calcext:value-type="float">
            <text:p>84597.719146711</text:p>
          </table:table-cell>
          <table:table-cell table:formula="of:=[.G352]-[.$B352]" office:value-type="float" office:value="0.247905731201172" calcext:value-type="float">
            <text:p>0.247905731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5801.88819" calcext:value-type="float">
            <text:p>1443145801.88819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80212306976" calcext:value-type="float">
            <text:p>41.8880212307</text:p>
          </table:table-cell>
          <table:table-cell table:formula="of:=[.C353]/([.D353]-[.D352])" office:value-type="float" office:value="84608.3849156689" calcext:value-type="float">
            <text:p>84608.3849156689</text:p>
          </table:table-cell>
          <table:table-cell/>
          <table:table-cell office:value-type="float" office:value="1443145802.13598" calcext:value-type="float">
            <text:p>1443145802.13598</text:p>
          </table:table-cell>
          <table:table-cell table:formula="of:=[.G353]-[.$B$2]" office:value-type="float" office:value="42.1358189582825" calcext:value-type="float">
            <text:p>42.1358189583</text:p>
          </table:table-cell>
          <table:table-cell table:formula="of:=[.C353]/([.H353]-[.H352])" office:value-type="float" office:value="84787.7347533727" calcext:value-type="float">
            <text:p>84787.7347533727</text:p>
          </table:table-cell>
          <table:table-cell table:formula="of:=[.G353]-[.$B353]" office:value-type="float" office:value="0.247797727584839" calcext:value-type="float">
            <text:p>0.247797727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5801.93916" calcext:value-type="float">
            <text:p>1443145801.93916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89896392822" calcext:value-type="float">
            <text:p>41.9389896393</text:p>
          </table:table-cell>
          <table:table-cell table:formula="of:=[.C354]/([.D354]-[.D353])" office:value-type="float" office:value="84758.3850460994" calcext:value-type="float">
            <text:p>84758.3850460994</text:p>
          </table:table-cell>
          <table:table-cell/>
          <table:table-cell office:value-type="float" office:value="1443145802.18699" calcext:value-type="float">
            <text:p>1443145802.18699</text:p>
          </table:table-cell>
          <table:table-cell table:formula="of:=[.G354]-[.$B$2]" office:value-type="float" office:value="42.1868224143982" calcext:value-type="float">
            <text:p>42.1868224144</text:p>
          </table:table-cell>
          <table:table-cell table:formula="of:=[.C354]/([.H354]-[.H353])" office:value-type="float" office:value="84700.1424805071" calcext:value-type="float">
            <text:p>84700.1424805071</text:p>
          </table:table-cell>
          <table:table-cell table:formula="of:=[.G354]-[.$B354]" office:value-type="float" office:value="0.247832775115967" calcext:value-type="float">
            <text:p>0.247832775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5801.99012" calcext:value-type="float">
            <text:p>1443145801.99012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99518489838" calcext:value-type="float">
            <text:p>41.989951849</text:p>
          </table:table-cell>
          <table:table-cell table:formula="of:=[.C355]/([.D355]-[.D354])" office:value-type="float" office:value="84768.694789732" calcext:value-type="float">
            <text:p>84768.694789732</text:p>
          </table:table-cell>
          <table:table-cell/>
          <table:table-cell office:value-type="float" office:value="1443145802.20278" calcext:value-type="float">
            <text:p>1443145802.20278</text:p>
          </table:table-cell>
          <table:table-cell table:formula="of:=[.G355]-[.$B$2]" office:value-type="float" office:value="42.2026116847992" calcext:value-type="float">
            <text:p>42.2026116848</text:p>
          </table:table-cell>
          <table:table-cell table:formula="of:=[.C355]/([.H355]-[.H354])" office:value-type="float" office:value="273603.522536806" calcext:value-type="float">
            <text:p>273603.522536806</text:p>
          </table:table-cell>
          <table:table-cell table:formula="of:=[.G355]-[.$B355]" office:value-type="float" office:value="0.21265983581543" calcext:value-type="float">
            <text:p>0.2126598358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5802.03412" calcext:value-type="float">
            <text:p>1443145802.03412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39524745941" calcext:value-type="float">
            <text:p>42.0339524746</text:p>
          </table:table-cell>
          <table:table-cell table:formula="of:=[.C356]/([.D356]-[.D355])" office:value-type="float" office:value="98180.422211626" calcext:value-type="float">
            <text:p>98180.422211626</text:p>
          </table:table-cell>
          <table:table-cell/>
          <table:table-cell office:value-type="float" office:value="1443145802.27306" calcext:value-type="float">
            <text:p>1443145802.27306</text:p>
          </table:table-cell>
          <table:table-cell table:formula="of:=[.G356]-[.$B$2]" office:value-type="float" office:value="42.2728900909424" calcext:value-type="float">
            <text:p>42.2728900909</text:p>
          </table:table-cell>
          <table:table-cell table:formula="of:=[.C356]/([.H356]-[.H355])" office:value-type="float" office:value="61469.806119368" calcext:value-type="float">
            <text:p>61469.806119368</text:p>
          </table:table-cell>
          <table:table-cell table:formula="of:=[.G356]-[.$B356]" office:value-type="float" office:value="0.238937616348267" calcext:value-type="float">
            <text:p>0.238937616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5802.07645" calcext:value-type="float">
            <text:p>1443145802.07645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62877464294" calcext:value-type="float">
            <text:p>42.0762877464</text:p>
          </table:table-cell>
          <table:table-cell table:formula="of:=[.C357]/([.D357]-[.D356])" office:value-type="float" office:value="102042.571423744" calcext:value-type="float">
            <text:p>102042.571423744</text:p>
          </table:table-cell>
          <table:table-cell/>
          <table:table-cell office:value-type="float" office:value="1443145802.31533" calcext:value-type="float">
            <text:p>1443145802.31533</text:p>
          </table:table-cell>
          <table:table-cell table:formula="of:=[.G357]-[.$B$2]" office:value-type="float" office:value="42.3151607513428" calcext:value-type="float">
            <text:p>42.3151607513</text:p>
          </table:table-cell>
          <table:table-cell table:formula="of:=[.C357]/([.H357]-[.H356])" office:value-type="float" office:value="102198.545257648" calcext:value-type="float">
            <text:p>102198.545257648</text:p>
          </table:table-cell>
          <table:table-cell table:formula="of:=[.G357]-[.$B357]" office:value-type="float" office:value="0.23887300491333" calcext:value-type="float">
            <text:p>0.238873004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5802.11879" calcext:value-type="float">
            <text:p>1443145802.11879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86196804047" calcext:value-type="float">
            <text:p>42.1186196804</text:p>
          </table:table-cell>
          <table:table-cell table:formula="of:=[.C358]/([.D358]-[.D357])" office:value-type="float" office:value="102050.617449438" calcext:value-type="float">
            <text:p>102050.617449438</text:p>
          </table:table-cell>
          <table:table-cell/>
          <table:table-cell office:value-type="float" office:value="1443145802.35765" calcext:value-type="float">
            <text:p>1443145802.35765</text:p>
          </table:table-cell>
          <table:table-cell table:formula="of:=[.G358]-[.$B$2]" office:value-type="float" office:value="42.3574867248535" calcext:value-type="float">
            <text:p>42.3574867249</text:p>
          </table:table-cell>
          <table:table-cell table:formula="of:=[.C358]/([.H358]-[.H357])" office:value-type="float" office:value="102064.988508855" calcext:value-type="float">
            <text:p>102064.988508855</text:p>
          </table:table-cell>
          <table:table-cell table:formula="of:=[.G358]-[.$B358]" office:value-type="float" office:value="0.238867044448853" calcext:value-type="float">
            <text:p>0.238867044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5802.16112" calcext:value-type="float">
            <text:p>1443145802.16112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09494686127" calcext:value-type="float">
            <text:p>42.1609494686</text:p>
          </table:table-cell>
          <table:table-cell table:formula="of:=[.C359]/([.D359]-[.D358])" office:value-type="float" office:value="102055.790564592" calcext:value-type="float">
            <text:p>102055.790564592</text:p>
          </table:table-cell>
          <table:table-cell/>
          <table:table-cell office:value-type="float" office:value="1443145802.39992" calcext:value-type="float">
            <text:p>1443145802.39992</text:p>
          </table:table-cell>
          <table:table-cell table:formula="of:=[.G359]-[.$B$2]" office:value-type="float" office:value="42.3997542858124" calcext:value-type="float">
            <text:p>42.3997542858</text:p>
          </table:table-cell>
          <table:table-cell table:formula="of:=[.C359]/([.H359]-[.H358])" office:value-type="float" office:value="102206.039383359" calcext:value-type="float">
            <text:p>102206.039383359</text:p>
          </table:table-cell>
          <table:table-cell table:formula="of:=[.G359]-[.$B359]" office:value-type="float" office:value="0.238804817199707" calcext:value-type="float">
            <text:p>0.238804817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5802.20346" calcext:value-type="float">
            <text:p>1443145802.20346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32945156097" calcext:value-type="float">
            <text:p>42.2032945156</text:p>
          </table:table-cell>
          <table:table-cell table:formula="of:=[.C360]/([.D360]-[.D359])" office:value-type="float" office:value="102019.015359668" calcext:value-type="float">
            <text:p>102019.015359668</text:p>
          </table:table-cell>
          <table:table-cell/>
          <table:table-cell office:value-type="float" office:value="1443145802.44233" calcext:value-type="float">
            <text:p>1443145802.44233</text:p>
          </table:table-cell>
          <table:table-cell table:formula="of:=[.G360]-[.$B$2]" office:value-type="float" office:value="42.4421648979187" calcext:value-type="float">
            <text:p>42.4421648979</text:p>
          </table:table-cell>
          <table:table-cell table:formula="of:=[.C360]/([.H360]-[.H359])" office:value-type="float" office:value="101861.29804422" calcext:value-type="float">
            <text:p>101861.29804422</text:p>
          </table:table-cell>
          <table:table-cell table:formula="of:=[.G360]-[.$B360]" office:value-type="float" office:value="0.23887038230896" calcext:value-type="float">
            <text:p>0.238870382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5802.24579" calcext:value-type="float">
            <text:p>1443145802.24579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56231117249" calcext:value-type="float">
            <text:p>42.2456231117</text:p>
          </table:table-cell>
          <table:table-cell table:formula="of:=[.C361]/([.D361]-[.D360])" office:value-type="float" office:value="102058.664744084" calcext:value-type="float">
            <text:p>102058.664744084</text:p>
          </table:table-cell>
          <table:table-cell/>
          <table:table-cell office:value-type="float" office:value="1443145802.48488" calcext:value-type="float">
            <text:p>1443145802.48488</text:p>
          </table:table-cell>
          <table:table-cell table:formula="of:=[.G361]-[.$B$2]" office:value-type="float" office:value="42.4847173690796" calcext:value-type="float">
            <text:p>42.4847173691</text:p>
          </table:table-cell>
          <table:table-cell table:formula="of:=[.C361]/([.H361]-[.H360])" office:value-type="float" office:value="101521.718531135" calcext:value-type="float">
            <text:p>101521.718531135</text:p>
          </table:table-cell>
          <table:table-cell table:formula="of:=[.G361]-[.$B361]" office:value-type="float" office:value="0.239094257354736" calcext:value-type="float">
            <text:p>0.239094257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5802.28812" calcext:value-type="float">
            <text:p>1443145802.28812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79550457001" calcext:value-type="float">
            <text:p>42.2879550457</text:p>
          </table:table-cell>
          <table:table-cell table:formula="of:=[.C362]/([.D362]-[.D361])" office:value-type="float" office:value="102050.617449438" calcext:value-type="float">
            <text:p>102050.617449438</text:p>
          </table:table-cell>
          <table:table-cell/>
          <table:table-cell office:value-type="float" office:value="1443145802.52691" calcext:value-type="float">
            <text:p>1443145802.52691</text:p>
          </table:table-cell>
          <table:table-cell table:formula="of:=[.G362]-[.$B$2]" office:value-type="float" office:value="42.5267426967621" calcext:value-type="float">
            <text:p>42.5267426968</text:p>
          </table:table-cell>
          <table:table-cell table:formula="of:=[.C362]/([.H362]-[.H361])" office:value-type="float" office:value="102795.153261813" calcext:value-type="float">
            <text:p>102795.153261813</text:p>
          </table:table-cell>
          <table:table-cell table:formula="of:=[.G362]-[.$B362]" office:value-type="float" office:value="0.238787651062012" calcext:value-type="float">
            <text:p>0.238787651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5802.33046" calcext:value-type="float">
            <text:p>1443145802.33046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02962779999" calcext:value-type="float">
            <text:p>42.330296278</text:p>
          </table:table-cell>
          <table:table-cell table:formula="of:=[.C363]/([.D363]-[.D362])" office:value-type="float" office:value="102028.206675976" calcext:value-type="float">
            <text:p>102028.206675976</text:p>
          </table:table-cell>
          <table:table-cell/>
          <table:table-cell office:value-type="float" office:value="1443145802.56925" calcext:value-type="float">
            <text:p>1443145802.56925</text:p>
          </table:table-cell>
          <table:table-cell table:formula="of:=[.G363]-[.$B$2]" office:value-type="float" office:value="42.569085597992" calcext:value-type="float">
            <text:p>42.569085598</text:p>
          </table:table-cell>
          <table:table-cell table:formula="of:=[.C363]/([.H363]-[.H362])" office:value-type="float" office:value="102024.185271313" calcext:value-type="float">
            <text:p>102024.185271313</text:p>
          </table:table-cell>
          <table:table-cell table:formula="of:=[.G363]-[.$B363]" office:value-type="float" office:value="0.238789319992065" calcext:value-type="float">
            <text:p>0.2387893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5802.37279" calcext:value-type="float">
            <text:p>1443145802.37279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26212978363" calcext:value-type="float">
            <text:p>42.3726212978</text:p>
          </table:table-cell>
          <table:table-cell table:formula="of:=[.C364]/([.D364]-[.D363])" office:value-type="float" office:value="102067.288253983" calcext:value-type="float">
            <text:p>102067.288253983</text:p>
          </table:table-cell>
          <table:table-cell/>
          <table:table-cell office:value-type="float" office:value="1443145802.61161" calcext:value-type="float">
            <text:p>1443145802.61161</text:p>
          </table:table-cell>
          <table:table-cell table:formula="of:=[.G364]-[.$B$2]" office:value-type="float" office:value="42.6114478111267" calcext:value-type="float">
            <text:p>42.6114478111</text:p>
          </table:table-cell>
          <table:table-cell table:formula="of:=[.C364]/([.H364]-[.H363])" office:value-type="float" office:value="101977.674921207" calcext:value-type="float">
            <text:p>101977.674921207</text:p>
          </table:table-cell>
          <table:table-cell table:formula="of:=[.G364]-[.$B364]" office:value-type="float" office:value="0.238826513290405" calcext:value-type="float">
            <text:p>0.238826513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5802.41514" calcext:value-type="float">
            <text:p>1443145802.41514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49696826935" calcext:value-type="float">
            <text:p>42.4149696827</text:p>
          </table:table-cell>
          <table:table-cell table:formula="of:=[.C365]/([.D365]-[.D364])" office:value-type="float" office:value="102010.974316245" calcext:value-type="float">
            <text:p>102010.974316245</text:p>
          </table:table-cell>
          <table:table-cell/>
          <table:table-cell office:value-type="float" office:value="1443145802.65581" calcext:value-type="float">
            <text:p>1443145802.65581</text:p>
          </table:table-cell>
          <table:table-cell table:formula="of:=[.G365]-[.$B$2]" office:value-type="float" office:value="42.6556487083435" calcext:value-type="float">
            <text:p>42.6556487083</text:p>
          </table:table-cell>
          <table:table-cell table:formula="of:=[.C365]/([.H365]-[.H364])" office:value-type="float" office:value="97735.572624493" calcext:value-type="float">
            <text:p>97735.572624493</text:p>
          </table:table-cell>
          <table:table-cell table:formula="of:=[.G365]-[.$B365]" office:value-type="float" office:value="0.240679025650024" calcext:value-type="float">
            <text:p>0.240679025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5802.45746" calcext:value-type="float">
            <text:p>1443145802.45746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72954177856" calcext:value-type="float">
            <text:p>42.4572954178</text:p>
          </table:table-cell>
          <table:table-cell table:formula="of:=[.C366]/([.D366]-[.D365])" office:value-type="float" office:value="102065.563435421" calcext:value-type="float">
            <text:p>102065.563435421</text:p>
          </table:table-cell>
          <table:table-cell/>
          <table:table-cell office:value-type="float" office:value="1443145802.73854" calcext:value-type="float">
            <text:p>1443145802.73854</text:p>
          </table:table-cell>
          <table:table-cell table:formula="of:=[.G366]-[.$B$2]" office:value-type="float" office:value="42.7383778095245" calcext:value-type="float">
            <text:p>42.7383778095</text:p>
          </table:table-cell>
          <table:table-cell table:formula="of:=[.C366]/([.H366]-[.H365])" office:value-type="float" office:value="52218.6260738751" calcext:value-type="float">
            <text:p>52218.6260738751</text:p>
          </table:table-cell>
          <table:table-cell table:formula="of:=[.G366]-[.$B366]" office:value-type="float" office:value="0.281082391738892" calcext:value-type="float">
            <text:p>0.281082391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5802.49981" calcext:value-type="float">
            <text:p>1443145802.49981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96402263641" calcext:value-type="float">
            <text:p>42.4996402264</text:p>
          </table:table-cell>
          <table:table-cell table:formula="of:=[.C367]/([.D367]-[.D366])" office:value-type="float" office:value="102019.589768421" calcext:value-type="float">
            <text:p>102019.589768421</text:p>
          </table:table-cell>
          <table:table-cell/>
          <table:table-cell office:value-type="float" office:value="1443145802.7809" calcext:value-type="float">
            <text:p>1443145802.7809</text:p>
          </table:table-cell>
          <table:table-cell table:formula="of:=[.G367]-[.$B$2]" office:value-type="float" office:value="42.7807350158691" calcext:value-type="float">
            <text:p>42.7807350159</text:p>
          </table:table-cell>
          <table:table-cell table:formula="of:=[.C367]/([.H367]-[.H366])" office:value-type="float" office:value="101989.729087747" calcext:value-type="float">
            <text:p>101989.729087747</text:p>
          </table:table-cell>
          <table:table-cell table:formula="of:=[.G367]-[.$B367]" office:value-type="float" office:value="0.281094789505005" calcext:value-type="float">
            <text:p>0.281094789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5802.54213" calcext:value-type="float">
            <text:p>1443145802.54213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19607162476" calcext:value-type="float">
            <text:p>42.5419607162</text:p>
          </table:table-cell>
          <table:table-cell table:formula="of:=[.C368]/([.D368]-[.D367])" office:value-type="float" office:value="102078.213458776" calcext:value-type="float">
            <text:p>102078.213458776</text:p>
          </table:table-cell>
          <table:table-cell/>
          <table:table-cell office:value-type="float" office:value="1443145802.82322" calcext:value-type="float">
            <text:p>1443145802.82322</text:p>
          </table:table-cell>
          <table:table-cell table:formula="of:=[.G368]-[.$B$2]" office:value-type="float" office:value="42.8230555057526" calcext:value-type="float">
            <text:p>42.8230555058</text:p>
          </table:table-cell>
          <table:table-cell table:formula="of:=[.C368]/([.H368]-[.H367])" office:value-type="float" office:value="102078.213458776" calcext:value-type="float">
            <text:p>102078.213458776</text:p>
          </table:table-cell>
          <table:table-cell table:formula="of:=[.G368]-[.$B368]" office:value-type="float" office:value="0.281094789505005" calcext:value-type="float">
            <text:p>0.281094789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5802.58445" calcext:value-type="float">
            <text:p>1443145802.58445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42885971069" calcext:value-type="float">
            <text:p>42.5842885971</text:p>
          </table:table-cell>
          <table:table-cell table:formula="of:=[.C369]/([.D369]-[.D368])" office:value-type="float" office:value="102060.389329488" calcext:value-type="float">
            <text:p>102060.389329488</text:p>
          </table:table-cell>
          <table:table-cell/>
          <table:table-cell office:value-type="float" office:value="1443145802.86556" calcext:value-type="float">
            <text:p>1443145802.86556</text:p>
          </table:table-cell>
          <table:table-cell table:formula="of:=[.G369]-[.$B$2]" office:value-type="float" office:value="42.8653893470764" calcext:value-type="float">
            <text:p>42.8653893471</text:p>
          </table:table-cell>
          <table:table-cell table:formula="of:=[.C369]/([.H369]-[.H368])" office:value-type="float" office:value="102046.019565107" calcext:value-type="float">
            <text:p>102046.019565107</text:p>
          </table:table-cell>
          <table:table-cell table:formula="of:=[.G369]-[.$B369]" office:value-type="float" office:value="0.281100749969482" calcext:value-type="float">
            <text:p>0.2811007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5802.62678" calcext:value-type="float">
            <text:p>1443145802.62678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66162395477" calcext:value-type="float">
            <text:p>42.6266162395</text:p>
          </table:table-cell>
          <table:table-cell table:formula="of:=[.C370]/([.D370]-[.D369])" office:value-type="float" office:value="102060.964204241" calcext:value-type="float">
            <text:p>102060.964204241</text:p>
          </table:table-cell>
          <table:table-cell/>
          <table:table-cell office:value-type="float" office:value="1443145802.90784" calcext:value-type="float">
            <text:p>1443145802.90784</text:p>
          </table:table-cell>
          <table:table-cell table:formula="of:=[.G370]-[.$B$2]" office:value-type="float" office:value="42.9076714515686" calcext:value-type="float">
            <text:p>42.9076714516</text:p>
          </table:table-cell>
          <table:table-cell table:formula="of:=[.C370]/([.H370]-[.H369])" office:value-type="float" office:value="102170.884157344" calcext:value-type="float">
            <text:p>102170.884157344</text:p>
          </table:table-cell>
          <table:table-cell table:formula="of:=[.G370]-[.$B370]" office:value-type="float" office:value="0.281055212020874" calcext:value-type="float">
            <text:p>0.28105521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5802.6691" calcext:value-type="float">
            <text:p>1443145802.6691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89336299896" calcext:value-type="float">
            <text:p>42.66893363</text:p>
          </table:table-cell>
          <table:table-cell table:formula="of:=[.C371]/([.D371]-[.D370])" office:value-type="float" office:value="102085.689946589" calcext:value-type="float">
            <text:p>102085.689946589</text:p>
          </table:table-cell>
          <table:table-cell/>
          <table:table-cell office:value-type="float" office:value="1443145802.95017" calcext:value-type="float">
            <text:p>1443145802.95017</text:p>
          </table:table-cell>
          <table:table-cell table:formula="of:=[.G371]-[.$B$2]" office:value-type="float" office:value="42.9500086307526" calcext:value-type="float">
            <text:p>42.9500086308</text:p>
          </table:table-cell>
          <table:table-cell table:formula="of:=[.C371]/([.H371]-[.H370])" office:value-type="float" office:value="102037.974264395" calcext:value-type="float">
            <text:p>102037.974264395</text:p>
          </table:table-cell>
          <table:table-cell table:formula="of:=[.G371]-[.$B371]" office:value-type="float" office:value="0.281075000762939" calcext:value-type="float">
            <text:p>0.281075000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5802.71143" calcext:value-type="float">
            <text:p>1443145802.71143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1268901825" calcext:value-type="float">
            <text:p>42.7112689018</text:p>
          </table:table-cell>
          <table:table-cell table:formula="of:=[.C372]/([.D372]-[.D371])" office:value-type="float" office:value="102042.571423744" calcext:value-type="float">
            <text:p>102042.571423744</text:p>
          </table:table-cell>
          <table:table-cell/>
          <table:table-cell office:value-type="float" office:value="1443145803.03492" calcext:value-type="float">
            <text:p>1443145803.03492</text:p>
          </table:table-cell>
          <table:table-cell table:formula="of:=[.G372]-[.$B$2]" office:value-type="float" office:value="43.0347516536713" calcext:value-type="float">
            <text:p>43.0347516537</text:p>
          </table:table-cell>
          <table:table-cell table:formula="of:=[.C372]/([.H372]-[.H371])" office:value-type="float" office:value="50977.6480848981" calcext:value-type="float">
            <text:p>50977.6480848981</text:p>
          </table:table-cell>
          <table:table-cell table:formula="of:=[.G372]-[.$B372]" office:value-type="float" office:value="0.323482751846313" calcext:value-type="float">
            <text:p>0.323482751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5802.75375" calcext:value-type="float">
            <text:p>1443145802.75375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35848617554" calcext:value-type="float">
            <text:p>42.7535848618</text:p>
          </table:table-cell>
          <table:table-cell table:formula="of:=[.C373]/([.D373]-[.D372])" office:value-type="float" office:value="102089.141002671" calcext:value-type="float">
            <text:p>102089.141002671</text:p>
          </table:table-cell>
          <table:table-cell/>
          <table:table-cell office:value-type="float" office:value="1443145803.04934" calcext:value-type="float">
            <text:p>1443145803.04934</text:p>
          </table:table-cell>
          <table:table-cell table:formula="of:=[.G373]-[.$B$2]" office:value-type="float" office:value="43.0491709709168" calcext:value-type="float">
            <text:p>43.0491709709</text:p>
          </table:table-cell>
          <table:table-cell table:formula="of:=[.C373]/([.H373]-[.H372])" office:value-type="float" office:value="299598.096529374" calcext:value-type="float">
            <text:p>299598.096529374</text:p>
          </table:table-cell>
          <table:table-cell table:formula="of:=[.G373]-[.$B373]" office:value-type="float" office:value="0.295586109161377" calcext:value-type="float">
            <text:p>0.295586109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5802.79609" calcext:value-type="float">
            <text:p>1443145802.79609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59251403809" calcext:value-type="float">
            <text:p>42.7959251404</text:p>
          </table:table-cell>
          <table:table-cell table:formula="of:=[.C374]/([.D374]-[.D373])" office:value-type="float" office:value="102030.504763835" calcext:value-type="float">
            <text:p>102030.504763835</text:p>
          </table:table-cell>
          <table:table-cell/>
          <table:table-cell office:value-type="float" office:value="1443145803.07722" calcext:value-type="float">
            <text:p>1443145803.07722</text:p>
          </table:table-cell>
          <table:table-cell table:formula="of:=[.G374]-[.$B$2]" office:value-type="float" office:value="43.0770566463471" calcext:value-type="float">
            <text:p>43.0770566463</text:p>
          </table:table-cell>
          <table:table-cell table:formula="of:=[.C374]/([.H374]-[.H373])" office:value-type="float" office:value="154918.248646985" calcext:value-type="float">
            <text:p>154918.248646985</text:p>
          </table:table-cell>
          <table:table-cell table:formula="of:=[.G374]-[.$B374]" office:value-type="float" office:value="0.281131505966187" calcext:value-type="float">
            <text:p>0.28113150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5802.83847" calcext:value-type="float">
            <text:p>1443145802.83847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83033275604" calcext:value-type="float">
            <text:p>42.8383033276</text:p>
          </table:table-cell>
          <table:table-cell table:formula="of:=[.C375]/([.D375]-[.D374])" office:value-type="float" office:value="101939.235430134" calcext:value-type="float">
            <text:p>101939.235430134</text:p>
          </table:table-cell>
          <table:table-cell/>
          <table:table-cell office:value-type="float" office:value="1443145803.11956" calcext:value-type="float">
            <text:p>1443145803.11956</text:p>
          </table:table-cell>
          <table:table-cell table:formula="of:=[.G375]-[.$B$2]" office:value-type="float" office:value="43.1193897724152" calcext:value-type="float">
            <text:p>43.1193897724</text:p>
          </table:table-cell>
          <table:table-cell table:formula="of:=[.C375]/([.H375]-[.H374])" office:value-type="float" office:value="102047.743723178" calcext:value-type="float">
            <text:p>102047.743723178</text:p>
          </table:table-cell>
          <table:table-cell table:formula="of:=[.G375]-[.$B375]" office:value-type="float" office:value="0.281086444854736" calcext:value-type="float">
            <text:p>0.281086444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5802.88081" calcext:value-type="float">
            <text:p>1443145802.88081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06428909302" calcext:value-type="float">
            <text:p>42.8806428909</text:p>
          </table:table-cell>
          <table:table-cell table:formula="of:=[.C376]/([.D376]-[.D375])" office:value-type="float" office:value="102032.228397669" calcext:value-type="float">
            <text:p>102032.228397669</text:p>
          </table:table-cell>
          <table:table-cell/>
          <table:table-cell office:value-type="float" office:value="1443145803.16195" calcext:value-type="float">
            <text:p>1443145803.16195</text:p>
          </table:table-cell>
          <table:table-cell table:formula="of:=[.G376]-[.$B$2]" office:value-type="float" office:value="43.1617872714996" calcext:value-type="float">
            <text:p>43.1617872715</text:p>
          </table:table-cell>
          <table:table-cell table:formula="of:=[.C376]/([.H376]-[.H375])" office:value-type="float" office:value="101892.802483298" calcext:value-type="float">
            <text:p>101892.802483298</text:p>
          </table:table-cell>
          <table:table-cell table:formula="of:=[.G376]-[.$B376]" office:value-type="float" office:value="0.281144380569458" calcext:value-type="float">
            <text:p>0.281144380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5802.92326" calcext:value-type="float">
            <text:p>1443145802.92326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30923652649" calcext:value-type="float">
            <text:p>42.9230923653</text:p>
          </table:table-cell>
          <table:table-cell table:formula="of:=[.C377]/([.D377]-[.D376])" office:value-type="float" office:value="101768.044662615" calcext:value-type="float">
            <text:p>101768.044662615</text:p>
          </table:table-cell>
          <table:table-cell/>
          <table:table-cell office:value-type="float" office:value="1443145803.20449" calcext:value-type="float">
            <text:p>1443145803.20449</text:p>
          </table:table-cell>
          <table:table-cell table:formula="of:=[.G377]-[.$B$2]" office:value-type="float" office:value="43.2043232917786" calcext:value-type="float">
            <text:p>43.2043232918</text:p>
          </table:table-cell>
          <table:table-cell table:formula="of:=[.C377]/([.H377]-[.H376])" office:value-type="float" office:value="101560.982237443" calcext:value-type="float">
            <text:p>101560.982237443</text:p>
          </table:table-cell>
          <table:table-cell table:formula="of:=[.G377]-[.$B377]" office:value-type="float" office:value="0.281230926513672" calcext:value-type="float">
            <text:p>0.281230926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5802.96559" calcext:value-type="float">
            <text:p>1443145802.96559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54228687286" calcext:value-type="float">
            <text:p>42.9654228687</text:p>
          </table:table-cell>
          <table:table-cell table:formula="of:=[.C378]/([.D378]-[.D377])" office:value-type="float" office:value="102054.066134601" calcext:value-type="float">
            <text:p>102054.066134601</text:p>
          </table:table-cell>
          <table:table-cell/>
          <table:table-cell office:value-type="float" office:value="1443145803.24781" calcext:value-type="float">
            <text:p>1443145803.24781</text:p>
          </table:table-cell>
          <table:table-cell table:formula="of:=[.G378]-[.$B$2]" office:value-type="float" office:value="43.2476446628571" calcext:value-type="float">
            <text:p>43.2476446629</text:p>
          </table:table-cell>
          <table:table-cell table:formula="of:=[.C378]/([.H378]-[.H377])" office:value-type="float" office:value="99719.8355558246" calcext:value-type="float">
            <text:p>99719.8355558246</text:p>
          </table:table-cell>
          <table:table-cell table:formula="of:=[.G378]-[.$B378]" office:value-type="float" office:value="0.282221794128418" calcext:value-type="float">
            <text:p>0.282221794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5803.0081" calcext:value-type="float">
            <text:p>1443145803.0081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79293251038" calcext:value-type="float">
            <text:p>43.0079293251</text:p>
          </table:table-cell>
          <table:table-cell table:formula="of:=[.C379]/([.D379]-[.D378])" office:value-type="float" office:value="101631.619485655" calcext:value-type="float">
            <text:p>101631.619485655</text:p>
          </table:table-cell>
          <table:table-cell/>
          <table:table-cell office:value-type="float" office:value="1443145803.29115" calcext:value-type="float">
            <text:p>1443145803.29115</text:p>
          </table:table-cell>
          <table:table-cell table:formula="of:=[.G379]-[.$B$2]" office:value-type="float" office:value="43.2909851074219" calcext:value-type="float">
            <text:p>43.2909851074</text:p>
          </table:table-cell>
          <table:table-cell table:formula="of:=[.C379]/([.H379]-[.H378])" office:value-type="float" office:value="99675.9503363901" calcext:value-type="float">
            <text:p>99675.9503363901</text:p>
          </table:table-cell>
          <table:table-cell table:formula="of:=[.G379]-[.$B379]" office:value-type="float" office:value="0.283055782318115" calcext:value-type="float">
            <text:p>0.283055782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5803.05143" calcext:value-type="float">
            <text:p>1443145803.05143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12683391571" calcext:value-type="float">
            <text:p>43.0512683392</text:p>
          </table:table-cell>
          <table:table-cell table:formula="of:=[.C380]/([.D380]-[.D379])" office:value-type="float" office:value="99679.2403879479" calcext:value-type="float">
            <text:p>99679.2403879479</text:p>
          </table:table-cell>
          <table:table-cell/>
          <table:table-cell office:value-type="float" office:value="1443145803.33452" calcext:value-type="float">
            <text:p>1443145803.33452</text:p>
          </table:table-cell>
          <table:table-cell table:formula="of:=[.G380]-[.$B$2]" office:value-type="float" office:value="43.3343544006348" calcext:value-type="float">
            <text:p>43.3343544006</text:p>
          </table:table-cell>
          <table:table-cell table:formula="of:=[.C380]/([.H380]-[.H379])" office:value-type="float" office:value="99609.6472864808" calcext:value-type="float">
            <text:p>99609.6472864808</text:p>
          </table:table-cell>
          <table:table-cell table:formula="of:=[.G380]-[.$B380]" office:value-type="float" office:value="0.283086061477661" calcext:value-type="float">
            <text:p>0.283086061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5803.09478" calcext:value-type="float">
            <text:p>1443145803.09478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46168899536" calcext:value-type="float">
            <text:p>43.09461689</text:p>
          </table:table-cell>
          <table:table-cell table:formula="of:=[.C381]/([.D381]-[.D380])" office:value-type="float" office:value="99657.3108125203" calcext:value-type="float">
            <text:p>99657.3108125203</text:p>
          </table:table-cell>
          <table:table-cell/>
          <table:table-cell office:value-type="float" office:value="1443145803.37776" calcext:value-type="float">
            <text:p>1443145803.37776</text:p>
          </table:table-cell>
          <table:table-cell table:formula="of:=[.G381]-[.$B$2]" office:value-type="float" office:value="43.3775987625122" calcext:value-type="float">
            <text:p>43.3775987625</text:p>
          </table:table-cell>
          <table:table-cell table:formula="of:=[.C381]/([.H381]-[.H380])" office:value-type="float" office:value="99897.4158121072" calcext:value-type="float">
            <text:p>99897.4158121072</text:p>
          </table:table-cell>
          <table:table-cell table:formula="of:=[.G381]-[.$B381]" office:value-type="float" office:value="0.282981872558594" calcext:value-type="float">
            <text:p>0.282981872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5803.13813" calcext:value-type="float">
            <text:p>1443145803.13813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7964963913" calcext:value-type="float">
            <text:p>43.1379649639</text:p>
          </table:table-cell>
          <table:table-cell table:formula="of:=[.C382]/([.D382]-[.D381])" office:value-type="float" office:value="99658.4070621236" calcext:value-type="float">
            <text:p>99658.4070621236</text:p>
          </table:table-cell>
          <table:table-cell/>
          <table:table-cell office:value-type="float" office:value="1443145803.42111" calcext:value-type="float">
            <text:p>1443145803.42111</text:p>
          </table:table-cell>
          <table:table-cell table:formula="of:=[.G382]-[.$B$2]" office:value-type="float" office:value="43.4209461212158" calcext:value-type="float">
            <text:p>43.4209461212</text:p>
          </table:table-cell>
          <table:table-cell table:formula="of:=[.C382]/([.H382]-[.H381])" office:value-type="float" office:value="99660.0514817504" calcext:value-type="float">
            <text:p>99660.0514817504</text:p>
          </table:table-cell>
          <table:table-cell table:formula="of:=[.G382]-[.$B382]" office:value-type="float" office:value="0.282981157302856" calcext:value-type="float">
            <text:p>0.282981157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5803.18147" calcext:value-type="float">
            <text:p>1443145803.18147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13089847565" calcext:value-type="float">
            <text:p>43.1813089848</text:p>
          </table:table-cell>
          <table:table-cell table:formula="of:=[.C383]/([.D383]-[.D382])" office:value-type="float" office:value="99667.7261576035" calcext:value-type="float">
            <text:p>99667.7261576035</text:p>
          </table:table-cell>
          <table:table-cell/>
          <table:table-cell office:value-type="float" office:value="1443145803.4647" calcext:value-type="float">
            <text:p>1443145803.4647</text:p>
          </table:table-cell>
          <table:table-cell table:formula="of:=[.G383]-[.$B$2]" office:value-type="float" office:value="43.4645342826843" calcext:value-type="float">
            <text:p>43.4645342827</text:p>
          </table:table-cell>
          <table:table-cell table:formula="of:=[.C383]/([.H383]-[.H382])" office:value-type="float" office:value="99109.4796031112" calcext:value-type="float">
            <text:p>99109.4796031112</text:p>
          </table:table-cell>
          <table:table-cell table:formula="of:=[.G383]-[.$B383]" office:value-type="float" office:value="0.283225297927856" calcext:value-type="float">
            <text:p>0.283225297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5803.22487" calcext:value-type="float">
            <text:p>1443145803.22487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47040271759" calcext:value-type="float">
            <text:p>43.2247040272</text:p>
          </table:table-cell>
          <table:table-cell table:formula="of:=[.C384]/([.D384]-[.D383])" office:value-type="float" office:value="99550.5421620553" calcext:value-type="float">
            <text:p>99550.5421620553</text:p>
          </table:table-cell>
          <table:table-cell/>
          <table:table-cell office:value-type="float" office:value="1443145803.50793" calcext:value-type="float">
            <text:p>1443145803.50793</text:p>
          </table:table-cell>
          <table:table-cell table:formula="of:=[.G384]-[.$B$2]" office:value-type="float" office:value="43.5077657699585" calcext:value-type="float">
            <text:p>43.50776577</text:p>
          </table:table-cell>
          <table:table-cell table:formula="of:=[.C384]/([.H384]-[.H383])" office:value-type="float" office:value="99927.1658780318" calcext:value-type="float">
            <text:p>99927.1658780318</text:p>
          </table:table-cell>
          <table:table-cell table:formula="of:=[.G384]-[.$B384]" office:value-type="float" office:value="0.283061742782593" calcext:value-type="float">
            <text:p>0.283061742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5803.26821" calcext:value-type="float">
            <text:p>1443145803.26821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80463790894" calcext:value-type="float">
            <text:p>43.2680463791</text:p>
          </table:table-cell>
          <table:table-cell table:formula="of:=[.C385]/([.D385]-[.D384])" office:value-type="float" office:value="99671.5639388088" calcext:value-type="float">
            <text:p>99671.5639388088</text:p>
          </table:table-cell>
          <table:table-cell/>
          <table:table-cell office:value-type="float" office:value="1443145803.55122" calcext:value-type="float">
            <text:p>1443145803.55122</text:p>
          </table:table-cell>
          <table:table-cell table:formula="of:=[.G385]-[.$B$2]" office:value-type="float" office:value="43.5510528087616" calcext:value-type="float">
            <text:p>43.5510528088</text:p>
          </table:table-cell>
          <table:table-cell table:formula="of:=[.C385]/([.H385]-[.H384])" office:value-type="float" office:value="99798.9264095969" calcext:value-type="float">
            <text:p>99798.9264095969</text:p>
          </table:table-cell>
          <table:table-cell table:formula="of:=[.G385]-[.$B385]" office:value-type="float" office:value="0.283006429672241" calcext:value-type="float">
            <text:p>0.283006429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5803.31156" calcext:value-type="float">
            <text:p>1443145803.31156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13920688629" calcext:value-type="float">
            <text:p>43.3113920689</text:p>
          </table:table-cell>
          <table:table-cell table:formula="of:=[.C386]/([.D386]-[.D385])" office:value-type="float" office:value="99663.8886719287" calcext:value-type="float">
            <text:p>99663.8886719287</text:p>
          </table:table-cell>
          <table:table-cell/>
          <table:table-cell office:value-type="float" office:value="1443145803.59455" calcext:value-type="float">
            <text:p>1443145803.59455</text:p>
          </table:table-cell>
          <table:table-cell table:formula="of:=[.G386]-[.$B$2]" office:value-type="float" office:value="43.5943880081177" calcext:value-type="float">
            <text:p>43.5943880081</text:p>
          </table:table-cell>
          <table:table-cell table:formula="of:=[.C386]/([.H386]-[.H385])" office:value-type="float" office:value="99688.0149206926" calcext:value-type="float">
            <text:p>99688.0149206926</text:p>
          </table:table-cell>
          <table:table-cell table:formula="of:=[.G386]-[.$B386]" office:value-type="float" office:value="0.282995939254761" calcext:value-type="float">
            <text:p>0.282995939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5803.3549" calcext:value-type="float">
            <text:p>1443145803.3549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47303676605" calcext:value-type="float">
            <text:p>43.3547303677</text:p>
          </table:table-cell>
          <table:table-cell table:formula="of:=[.C387]/([.D387]-[.D386])" office:value-type="float" office:value="99680.8854951753" calcext:value-type="float">
            <text:p>99680.8854951753</text:p>
          </table:table-cell>
          <table:table-cell/>
          <table:table-cell office:value-type="float" office:value="1443145803.63792" calcext:value-type="float">
            <text:p>1443145803.63792</text:p>
          </table:table-cell>
          <table:table-cell table:formula="of:=[.G387]-[.$B$2]" office:value-type="float" office:value="43.6377539634705" calcext:value-type="float">
            <text:p>43.6377539635</text:p>
          </table:table-cell>
          <table:table-cell table:formula="of:=[.C387]/([.H387]-[.H386])" office:value-type="float" office:value="99617.3142008906" calcext:value-type="float">
            <text:p>99617.3142008906</text:p>
          </table:table-cell>
          <table:table-cell table:formula="of:=[.G387]-[.$B387]" office:value-type="float" office:value="0.283023595809937" calcext:value-type="float">
            <text:p>0.283023595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5803.39824" calcext:value-type="float">
            <text:p>1443145803.39824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80748653412" calcext:value-type="float">
            <text:p>43.3980748653</text:p>
          </table:table-cell>
          <table:table-cell table:formula="of:=[.C388]/([.D388]-[.D387])" office:value-type="float" office:value="99666.6297029703" calcext:value-type="float">
            <text:p>99666.6297029703</text:p>
          </table:table-cell>
          <table:table-cell/>
          <table:table-cell office:value-type="float" office:value="1443145803.68125" calcext:value-type="float">
            <text:p>1443145803.68125</text:p>
          </table:table-cell>
          <table:table-cell table:formula="of:=[.G388]-[.$B$2]" office:value-type="float" office:value="43.6810886859894" calcext:value-type="float">
            <text:p>43.681088686</text:p>
          </table:table-cell>
          <table:table-cell table:formula="of:=[.C388]/([.H388]-[.H387])" office:value-type="float" office:value="99689.1118459059" calcext:value-type="float">
            <text:p>99689.1118459059</text:p>
          </table:table-cell>
          <table:table-cell table:formula="of:=[.G388]-[.$B388]" office:value-type="float" office:value="0.283013820648193" calcext:value-type="float">
            <text:p>0.283013820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5803.4416" calcext:value-type="float">
            <text:p>1443145803.4416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1437959671" calcext:value-type="float">
            <text:p>43.4414379597</text:p>
          </table:table-cell>
          <table:table-cell table:formula="of:=[.C389]/([.D389]-[.D388])" office:value-type="float" office:value="99623.886781249" calcext:value-type="float">
            <text:p>99623.886781249</text:p>
          </table:table-cell>
          <table:table-cell/>
          <table:table-cell office:value-type="float" office:value="1443145803.72468" calcext:value-type="float">
            <text:p>1443145803.72468</text:p>
          </table:table-cell>
          <table:table-cell table:formula="of:=[.G389]-[.$B$2]" office:value-type="float" office:value="43.7245099544525" calcext:value-type="float">
            <text:p>43.7245099545</text:p>
          </table:table-cell>
          <table:table-cell table:formula="of:=[.C389]/([.H389]-[.H388])" office:value-type="float" office:value="99490.4145572748" calcext:value-type="float">
            <text:p>99490.4145572748</text:p>
          </table:table-cell>
          <table:table-cell table:formula="of:=[.G389]-[.$B389]" office:value-type="float" office:value="0.283071994781494" calcext:value-type="float">
            <text:p>0.283071994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5803.48495" calcext:value-type="float">
            <text:p>1443145803.48495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47838878632" calcext:value-type="float">
            <text:p>43.4847838879</text:p>
          </table:table-cell>
          <table:table-cell table:formula="of:=[.C390]/([.D390]-[.D389])" office:value-type="float" office:value="99663.3404838124" calcext:value-type="float">
            <text:p>99663.3404838124</text:p>
          </table:table-cell>
          <table:table-cell/>
          <table:table-cell office:value-type="float" office:value="1443145803.76787" calcext:value-type="float">
            <text:p>1443145803.76787</text:p>
          </table:table-cell>
          <table:table-cell table:formula="of:=[.G390]-[.$B$2]" office:value-type="float" office:value="43.7677063941956" calcext:value-type="float">
            <text:p>43.7677063942</text:p>
          </table:table-cell>
          <table:table-cell table:formula="of:=[.C390]/([.H390]-[.H389])" office:value-type="float" office:value="100008.242014803" calcext:value-type="float">
            <text:p>100008.242014803</text:p>
          </table:table-cell>
          <table:table-cell table:formula="of:=[.G390]-[.$B390]" office:value-type="float" office:value="0.282922506332397" calcext:value-type="float">
            <text:p>0.282922506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5803.5283" calcext:value-type="float">
            <text:p>1443145803.5283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81348228455" calcext:value-type="float">
            <text:p>43.5281348228</text:p>
          </table:table-cell>
          <table:table-cell table:formula="of:=[.C391]/([.D391]-[.D390])" office:value-type="float" office:value="99651.8299262486" calcext:value-type="float">
            <text:p>99651.8299262486</text:p>
          </table:table-cell>
          <table:table-cell/>
          <table:table-cell office:value-type="float" office:value="1443145803.81135" calcext:value-type="float">
            <text:p>1443145803.81135</text:p>
          </table:table-cell>
          <table:table-cell table:formula="of:=[.G391]-[.$B$2]" office:value-type="float" office:value="43.8111855983734" calcext:value-type="float">
            <text:p>43.8111855984</text:p>
          </table:table-cell>
          <table:table-cell table:formula="of:=[.C391]/([.H391]-[.H390])" office:value-type="float" office:value="99357.844323198" calcext:value-type="float">
            <text:p>99357.844323198</text:p>
          </table:table-cell>
          <table:table-cell table:formula="of:=[.G391]-[.$B391]" office:value-type="float" office:value="0.283050775527954" calcext:value-type="float">
            <text:p>0.283050775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5803.57164" calcext:value-type="float">
            <text:p>1443145803.57164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14771747589" calcext:value-type="float">
            <text:p>43.5714771748</text:p>
          </table:table-cell>
          <table:table-cell table:formula="of:=[.C392]/([.D392]-[.D391])" office:value-type="float" office:value="99671.5639388088" calcext:value-type="float">
            <text:p>99671.5639388088</text:p>
          </table:table-cell>
          <table:table-cell/>
          <table:table-cell office:value-type="float" office:value="1443145803.85478" calcext:value-type="float">
            <text:p>1443145803.85478</text:p>
          </table:table-cell>
          <table:table-cell table:formula="of:=[.G392]-[.$B$2]" office:value-type="float" office:value="43.8546149730682" calcext:value-type="float">
            <text:p>43.8546149731</text:p>
          </table:table-cell>
          <table:table-cell table:formula="of:=[.C392]/([.H392]-[.H391])" office:value-type="float" office:value="99471.8443531918" calcext:value-type="float">
            <text:p>99471.8443531918</text:p>
          </table:table-cell>
          <table:table-cell table:formula="of:=[.G392]-[.$B392]" office:value-type="float" office:value="0.283137798309326" calcext:value-type="float">
            <text:p>0.283137798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5803.61499" calcext:value-type="float">
            <text:p>1443145803.61499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48211956024" calcext:value-type="float">
            <text:p>43.6148211956</text:p>
          </table:table-cell>
          <table:table-cell table:formula="of:=[.C393]/([.D393]-[.D392])" office:value-type="float" office:value="99667.7261576035" calcext:value-type="float">
            <text:p>99667.7261576035</text:p>
          </table:table-cell>
          <table:table-cell/>
          <table:table-cell office:value-type="float" office:value="1443145803.89802" calcext:value-type="float">
            <text:p>1443145803.89802</text:p>
          </table:table-cell>
          <table:table-cell table:formula="of:=[.G393]-[.$B$2]" office:value-type="float" office:value="43.897857427597" calcext:value-type="float">
            <text:p>43.8978574276</text:p>
          </table:table-cell>
          <table:table-cell table:formula="of:=[.C393]/([.H393]-[.H392])" office:value-type="float" office:value="99901.8221114615" calcext:value-type="float">
            <text:p>99901.8221114615</text:p>
          </table:table-cell>
          <table:table-cell table:formula="of:=[.G393]-[.$B393]" office:value-type="float" office:value="0.283036231994629" calcext:value-type="float">
            <text:p>0.28303623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5803.65835" calcext:value-type="float">
            <text:p>1443145803.65835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8180475235" calcext:value-type="float">
            <text:p>43.6581804752</text:p>
          </table:table-cell>
          <table:table-cell table:formula="of:=[.C394]/([.D394]-[.D393])" office:value-type="float" office:value="99632.6515709714" calcext:value-type="float">
            <text:p>99632.6515709714</text:p>
          </table:table-cell>
          <table:table-cell/>
          <table:table-cell office:value-type="float" office:value="1443145803.94136" calcext:value-type="float">
            <text:p>1443145803.94136</text:p>
          </table:table-cell>
          <table:table-cell table:formula="of:=[.G394]-[.$B$2]" office:value-type="float" office:value="43.9411978721619" calcext:value-type="float">
            <text:p>43.9411978722</text:p>
          </table:table-cell>
          <table:table-cell table:formula="of:=[.C394]/([.H394]-[.H393])" office:value-type="float" office:value="99675.9503363901" calcext:value-type="float">
            <text:p>99675.9503363901</text:p>
          </table:table-cell>
          <table:table-cell table:formula="of:=[.G394]-[.$B394]" office:value-type="float" office:value="0.28301739692688" calcext:value-type="float">
            <text:p>0.283017396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5803.70173" calcext:value-type="float">
            <text:p>1443145803.70173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1562166214" calcext:value-type="float">
            <text:p>43.7015621662</text:p>
          </table:table-cell>
          <table:table-cell table:formula="of:=[.C395]/([.D395]-[.D394])" office:value-type="float" office:value="99581.1805051771" calcext:value-type="float">
            <text:p>99581.1805051771</text:p>
          </table:table-cell>
          <table:table-cell/>
          <table:table-cell office:value-type="float" office:value="1443145803.98465" calcext:value-type="float">
            <text:p>1443145803.98465</text:p>
          </table:table-cell>
          <table:table-cell table:formula="of:=[.G395]-[.$B$2]" office:value-type="float" office:value="43.9844841957092" calcext:value-type="float">
            <text:p>43.9844841957</text:p>
          </table:table-cell>
          <table:table-cell table:formula="of:=[.C395]/([.H395]-[.H394])" office:value-type="float" office:value="99800.5754698275" calcext:value-type="float">
            <text:p>99800.5754698275</text:p>
          </table:table-cell>
          <table:table-cell table:formula="of:=[.G395]-[.$B395]" office:value-type="float" office:value="0.282922029495239" calcext:value-type="float">
            <text:p>0.282922029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5803.74507" calcext:value-type="float">
            <text:p>1443145803.74507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49026107788" calcext:value-type="float">
            <text:p>43.7449026108</text:p>
          </table:table-cell>
          <table:table-cell table:formula="of:=[.C396]/([.D396]-[.D395])" office:value-type="float" office:value="99675.9503363901" calcext:value-type="float">
            <text:p>99675.9503363901</text:p>
          </table:table-cell>
          <table:table-cell/>
          <table:table-cell office:value-type="float" office:value="1443145804.02795" calcext:value-type="float">
            <text:p>1443145804.02795</text:p>
          </table:table-cell>
          <table:table-cell table:formula="of:=[.G396]-[.$B$2]" office:value-type="float" office:value="44.0277819633484" calcext:value-type="float">
            <text:p>44.0277819633</text:p>
          </table:table-cell>
          <table:table-cell table:formula="of:=[.C396]/([.H396]-[.H395])" office:value-type="float" office:value="99774.197044118" calcext:value-type="float">
            <text:p>99774.197044118</text:p>
          </table:table-cell>
          <table:table-cell table:formula="of:=[.G396]-[.$B396]" office:value-type="float" office:value="0.28287935256958" calcext:value-type="float">
            <text:p>0.282879352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5803.78841" calcext:value-type="float">
            <text:p>1443145803.78841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82487773895" calcext:value-type="float">
            <text:p>43.7882487774</text:p>
          </table:table-cell>
          <table:table-cell table:formula="of:=[.C397]/([.D397]-[.D396])" office:value-type="float" office:value="99662.7923017266" calcext:value-type="float">
            <text:p>99662.7923017266</text:p>
          </table:table-cell>
          <table:table-cell/>
          <table:table-cell office:value-type="float" office:value="1443145804.04231" calcext:value-type="float">
            <text:p>1443145804.04231</text:p>
          </table:table-cell>
          <table:table-cell table:formula="of:=[.G397]-[.$B$2]" office:value-type="float" office:value="44.0421404838562" calcext:value-type="float">
            <text:p>44.0421404839</text:p>
          </table:table-cell>
          <table:table-cell table:formula="of:=[.C397]/([.H397]-[.H396])" office:value-type="float" office:value="300866.652497343" calcext:value-type="float">
            <text:p>300866.652497343</text:p>
          </table:table-cell>
          <table:table-cell table:formula="of:=[.G397]-[.$B397]" office:value-type="float" office:value="0.253891706466675" calcext:value-type="float">
            <text:p>0.253891706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5803.83176" calcext:value-type="float">
            <text:p>1443145803.83176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15980434418" calcext:value-type="float">
            <text:p>43.8315980434</text:p>
          </table:table-cell>
          <table:table-cell table:formula="of:=[.C398]/([.D398]-[.D397])" office:value-type="float" office:value="99655.6664833352" calcext:value-type="float">
            <text:p>99655.6664833352</text:p>
          </table:table-cell>
          <table:table-cell/>
          <table:table-cell office:value-type="float" office:value="1443145804.07141" calcext:value-type="float">
            <text:p>1443145804.07141</text:p>
          </table:table-cell>
          <table:table-cell table:formula="of:=[.G398]-[.$B$2]" office:value-type="float" office:value="44.0712399482727" calcext:value-type="float">
            <text:p>44.0712399483</text:p>
          </table:table-cell>
          <table:table-cell table:formula="of:=[.C398]/([.H398]-[.H397])" office:value-type="float" office:value="148456.340576148" calcext:value-type="float">
            <text:p>148456.340576148</text:p>
          </table:table-cell>
          <table:table-cell table:formula="of:=[.G398]-[.$B398]" office:value-type="float" office:value="0.239641904830933" calcext:value-type="float">
            <text:p>0.239641904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5803.87511" calcext:value-type="float">
            <text:p>1443145803.87511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4945640564" calcext:value-type="float">
            <text:p>43.8749456406</text:p>
          </table:table-cell>
          <table:table-cell table:formula="of:=[.C399]/([.D399]-[.D398])" office:value-type="float" office:value="99659.5033358451" calcext:value-type="float">
            <text:p>99659.5033358451</text:p>
          </table:table-cell>
          <table:table-cell/>
          <table:table-cell office:value-type="float" office:value="1443145804.11478" calcext:value-type="float">
            <text:p>1443145804.11478</text:p>
          </table:table-cell>
          <table:table-cell table:formula="of:=[.G399]-[.$B$2]" office:value-type="float" office:value="44.1146130561829" calcext:value-type="float">
            <text:p>44.1146130562</text:p>
          </table:table-cell>
          <table:table-cell table:formula="of:=[.C399]/([.H399]-[.H398])" office:value-type="float" office:value="99600.8865435356" calcext:value-type="float">
            <text:p>99600.8865435356</text:p>
          </table:table-cell>
          <table:table-cell table:formula="of:=[.G399]-[.$B399]" office:value-type="float" office:value="0.239667415618896" calcext:value-type="float">
            <text:p>0.239667415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5803.91846" calcext:value-type="float">
            <text:p>1443145803.91846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82960987091" calcext:value-type="float">
            <text:p>43.9182960987</text:p>
          </table:table-cell>
          <table:table-cell table:formula="of:=[.C400]/([.D400]-[.D399])" office:value-type="float" office:value="99652.9260552729" calcext:value-type="float">
            <text:p>99652.9260552729</text:p>
          </table:table-cell>
          <table:table-cell/>
          <table:table-cell office:value-type="float" office:value="1443145804.15804" calcext:value-type="float">
            <text:p>1443145804.15804</text:p>
          </table:table-cell>
          <table:table-cell table:formula="of:=[.G400]-[.$B$2]" office:value-type="float" office:value="44.1578772068024" calcext:value-type="float">
            <text:p>44.1578772068</text:p>
          </table:table-cell>
          <table:table-cell table:formula="of:=[.C400]/([.H400]-[.H399])" office:value-type="float" office:value="99851.723381626" calcext:value-type="float">
            <text:p>99851.723381626</text:p>
          </table:table-cell>
          <table:table-cell table:formula="of:=[.G400]-[.$B400]" office:value-type="float" office:value="0.239581108093262" calcext:value-type="float">
            <text:p>0.239581108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5803.96182" calcext:value-type="float">
            <text:p>1443145803.96182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16529941559" calcext:value-type="float">
            <text:p>43.9616529942</text:p>
          </table:table-cell>
          <table:table-cell table:formula="of:=[.C401]/([.D401]-[.D400])" office:value-type="float" office:value="99638.1303477553" calcext:value-type="float">
            <text:p>99638.1303477553</text:p>
          </table:table-cell>
          <table:table-cell/>
          <table:table-cell office:value-type="float" office:value="1443145804.20165" calcext:value-type="float">
            <text:p>1443145804.20165</text:p>
          </table:table-cell>
          <table:table-cell table:formula="of:=[.G401]-[.$B$2]" office:value-type="float" office:value="44.2014865875244" calcext:value-type="float">
            <text:p>44.2014865875</text:p>
          </table:table-cell>
          <table:table-cell table:formula="of:=[.C401]/([.H401]-[.H400])" office:value-type="float" office:value="99061.2553646309" calcext:value-type="float">
            <text:p>99061.2553646309</text:p>
          </table:table-cell>
          <table:table-cell table:formula="of:=[.G401]-[.$B401]" office:value-type="float" office:value="0.23983359336853" calcext:value-type="float">
            <text:p>0.239833593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5804.00512" calcext:value-type="float">
            <text:p>1443145804.00512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49507617951" calcext:value-type="float">
            <text:p>44.0049507618</text:p>
          </table:table-cell>
          <table:table-cell table:formula="of:=[.C402]/([.D402]-[.D401])" office:value-type="float" office:value="99774.197044118" calcext:value-type="float">
            <text:p>99774.197044118</text:p>
          </table:table-cell>
          <table:table-cell/>
          <table:table-cell office:value-type="float" office:value="1443145804.2445" calcext:value-type="float">
            <text:p>1443145804.2445</text:p>
          </table:table-cell>
          <table:table-cell table:formula="of:=[.G402]-[.$B$2]" office:value-type="float" office:value="44.244330406189" calcext:value-type="float">
            <text:p>44.2443304062</text:p>
          </table:table-cell>
          <table:table-cell table:formula="of:=[.C402]/([.H402]-[.H401])" office:value-type="float" office:value="100831.348247078" calcext:value-type="float">
            <text:p>100831.348247078</text:p>
          </table:table-cell>
          <table:table-cell table:formula="of:=[.G402]-[.$B402]" office:value-type="float" office:value="0.239379644393921" calcext:value-type="float">
            <text:p>0.239379644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5804.04824" calcext:value-type="float">
            <text:p>1443145804.04824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80740070343" calcext:value-type="float">
            <text:p>44.048074007</text:p>
          </table:table-cell>
          <table:table-cell table:formula="of:=[.C403]/([.D403]-[.D402])" office:value-type="float" office:value="100177.989296298" calcext:value-type="float">
            <text:p>100177.989296298</text:p>
          </table:table-cell>
          <table:table-cell/>
          <table:table-cell office:value-type="float" office:value="1443145804.28759" calcext:value-type="float">
            <text:p>1443145804.28759</text:p>
          </table:table-cell>
          <table:table-cell table:formula="of:=[.G403]-[.$B$2]" office:value-type="float" office:value="44.2874226570129" calcext:value-type="float">
            <text:p>44.287422657</text:p>
          </table:table-cell>
          <table:table-cell table:formula="of:=[.C403]/([.H403]-[.H402])" office:value-type="float" office:value="100250.043044782" calcext:value-type="float">
            <text:p>100250.043044782</text:p>
          </table:table-cell>
          <table:table-cell table:formula="of:=[.G403]-[.$B403]" office:value-type="float" office:value="0.239348649978638" calcext:value-type="float">
            <text:p>0.2393486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5804.09137" calcext:value-type="float">
            <text:p>1443145804.09137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12001132965" calcext:value-type="float">
            <text:p>44.0912001133</text:p>
          </table:table-cell>
          <table:table-cell table:formula="of:=[.C404]/([.D404]-[.D403])" office:value-type="float" office:value="100171.343402402" calcext:value-type="float">
            <text:p>100171.343402402</text:p>
          </table:table-cell>
          <table:table-cell/>
          <table:table-cell office:value-type="float" office:value="1443145804.3739" calcext:value-type="float">
            <text:p>1443145804.3739</text:p>
          </table:table-cell>
          <table:table-cell table:formula="of:=[.G404]-[.$B$2]" office:value-type="float" office:value="44.3737308979034" calcext:value-type="float">
            <text:p>44.3737308979</text:p>
          </table:table-cell>
          <table:table-cell table:formula="of:=[.C404]/([.H404]-[.H403])" office:value-type="float" office:value="50053.15779151" calcext:value-type="float">
            <text:p>50053.15779151</text:p>
          </table:table-cell>
          <table:table-cell table:formula="of:=[.G404]-[.$B404]" office:value-type="float" office:value="0.282530784606934" calcext:value-type="float">
            <text:p>0.282530784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5804.1345" calcext:value-type="float">
            <text:p>1443145804.1345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43305110931" calcext:value-type="float">
            <text:p>44.1343305111</text:p>
          </table:table-cell>
          <table:table-cell table:formula="of:=[.C405]/([.D405]-[.D404])" office:value-type="float" office:value="100161.376214746" calcext:value-type="float">
            <text:p>100161.376214746</text:p>
          </table:table-cell>
          <table:table-cell/>
          <table:table-cell office:value-type="float" office:value="1443145804.41704" calcext:value-type="float">
            <text:p>1443145804.41704</text:p>
          </table:table-cell>
          <table:table-cell table:formula="of:=[.G405]-[.$B$2]" office:value-type="float" office:value="44.4168784618378" calcext:value-type="float">
            <text:p>44.4168784618</text:p>
          </table:table-cell>
          <table:table-cell table:formula="of:=[.C405]/([.H405]-[.H404])" office:value-type="float" office:value="100121.527291213" calcext:value-type="float">
            <text:p>100121.527291213</text:p>
          </table:table-cell>
          <table:table-cell table:formula="of:=[.G405]-[.$B405]" office:value-type="float" office:value="0.282547950744629" calcext:value-type="float">
            <text:p>0.28254795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5804.17764" calcext:value-type="float">
            <text:p>1443145804.17764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746925354" calcext:value-type="float">
            <text:p>44.1774692535</text:p>
          </table:table-cell>
          <table:table-cell table:formula="of:=[.C406]/([.D406]-[.D405])" office:value-type="float" office:value="100142.001249054" calcext:value-type="float">
            <text:p>100142.001249054</text:p>
          </table:table-cell>
          <table:table-cell/>
          <table:table-cell office:value-type="float" office:value="1443145804.46019" calcext:value-type="float">
            <text:p>1443145804.46019</text:p>
          </table:table-cell>
          <table:table-cell table:formula="of:=[.G406]-[.$B$2]" office:value-type="float" office:value="44.4600253105164" calcext:value-type="float">
            <text:p>44.4600253105</text:p>
          </table:table-cell>
          <table:table-cell table:formula="of:=[.C406]/([.H406]-[.H405])" office:value-type="float" office:value="100123.187029966" calcext:value-type="float">
            <text:p>100123.187029966</text:p>
          </table:table-cell>
          <table:table-cell table:formula="of:=[.G406]-[.$B406]" office:value-type="float" office:value="0.282556056976318" calcext:value-type="float">
            <text:p>0.28255605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5804.2208" calcext:value-type="float">
            <text:p>1443145804.2208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0635175705" calcext:value-type="float">
            <text:p>44.2206351757</text:p>
          </table:table-cell>
          <table:table-cell table:formula="of:=[.C407]/([.D407]-[.D406])" office:value-type="float" office:value="100078.946153294" calcext:value-type="float">
            <text:p>100078.946153294</text:p>
          </table:table-cell>
          <table:table-cell/>
          <table:table-cell office:value-type="float" office:value="1443145804.50336" calcext:value-type="float">
            <text:p>1443145804.50336</text:p>
          </table:table-cell>
          <table:table-cell table:formula="of:=[.G407]-[.$B$2]" office:value-type="float" office:value="44.503191947937" calcext:value-type="float">
            <text:p>44.5031919479</text:p>
          </table:table-cell>
          <table:table-cell table:formula="of:=[.C407]/([.H407]-[.H406])" office:value-type="float" office:value="100077.287880964" calcext:value-type="float">
            <text:p>100077.287880964</text:p>
          </table:table-cell>
          <table:table-cell table:formula="of:=[.G407]-[.$B407]" office:value-type="float" office:value="0.282556772232056" calcext:value-type="float">
            <text:p>0.282556772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5804.26393" calcext:value-type="float">
            <text:p>1443145804.26393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37662887573" calcext:value-type="float">
            <text:p>44.2637662888</text:p>
          </table:table-cell>
          <table:table-cell table:formula="of:=[.C408]/([.D408]-[.D407])" office:value-type="float" office:value="100159.71520964" calcext:value-type="float">
            <text:p>100159.71520964</text:p>
          </table:table-cell>
          <table:table-cell/>
          <table:table-cell office:value-type="float" office:value="1443145804.54653" calcext:value-type="float">
            <text:p>1443145804.54653</text:p>
          </table:table-cell>
          <table:table-cell table:formula="of:=[.G408]-[.$B$2]" office:value-type="float" office:value="44.5463681221008" calcext:value-type="float">
            <text:p>44.5463681221</text:p>
          </table:table-cell>
          <table:table-cell table:formula="of:=[.C408]/([.H408]-[.H407])" office:value-type="float" office:value="100055.182833225" calcext:value-type="float">
            <text:p>100055.182833225</text:p>
          </table:table-cell>
          <table:table-cell table:formula="of:=[.G408]-[.$B408]" office:value-type="float" office:value="0.282601833343506" calcext:value-type="float">
            <text:p>0.282601833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5804.30706" calcext:value-type="float">
            <text:p>1443145804.30706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68954944611" calcext:value-type="float">
            <text:p>44.3068954945</text:p>
          </table:table-cell>
          <table:table-cell table:formula="of:=[.C409]/([.D409]-[.D408])" office:value-type="float" office:value="100164.144679016" calcext:value-type="float">
            <text:p>100164.144679016</text:p>
          </table:table-cell>
          <table:table-cell/>
          <table:table-cell office:value-type="float" office:value="1443145804.58972" calcext:value-type="float">
            <text:p>1443145804.58972</text:p>
          </table:table-cell>
          <table:table-cell table:formula="of:=[.G409]-[.$B$2]" office:value-type="float" office:value="44.5895502567291" calcext:value-type="float">
            <text:p>44.5895502567</text:p>
          </table:table-cell>
          <table:table-cell table:formula="of:=[.C409]/([.H409]-[.H408])" office:value-type="float" office:value="100041.372136551" calcext:value-type="float">
            <text:p>100041.372136551</text:p>
          </table:table-cell>
          <table:table-cell table:formula="of:=[.G409]-[.$B409]" office:value-type="float" office:value="0.282654762268066" calcext:value-type="float">
            <text:p>0.282654762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5804.35019" calcext:value-type="float">
            <text:p>1443145804.35019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00266075134" calcext:value-type="float">
            <text:p>44.3500266075</text:p>
          </table:table-cell>
          <table:table-cell table:formula="of:=[.C410]/([.D410]-[.D409])" office:value-type="float" office:value="100159.71520964" calcext:value-type="float">
            <text:p>100159.71520964</text:p>
          </table:table-cell>
          <table:table-cell/>
          <table:table-cell office:value-type="float" office:value="1443145804.63279" calcext:value-type="float">
            <text:p>1443145804.63279</text:p>
          </table:table-cell>
          <table:table-cell table:formula="of:=[.G410]-[.$B$2]" office:value-type="float" office:value="44.6326279640198" calcext:value-type="float">
            <text:p>44.632627964</text:p>
          </table:table-cell>
          <table:table-cell table:formula="of:=[.C410]/([.H410]-[.H409])" office:value-type="float" office:value="100283.888621382" calcext:value-type="float">
            <text:p>100283.888621382</text:p>
          </table:table-cell>
          <table:table-cell table:formula="of:=[.G410]-[.$B410]" office:value-type="float" office:value="0.282601356506348" calcext:value-type="float">
            <text:p>0.282601356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5804.39332" calcext:value-type="float">
            <text:p>1443145804.39332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31550979614" calcext:value-type="float">
            <text:p>44.393155098</text:p>
          </table:table-cell>
          <table:table-cell table:formula="of:=[.C411]/([.D411]-[.D410])" office:value-type="float" office:value="100165.805831039" calcext:value-type="float">
            <text:p>100165.805831039</text:p>
          </table:table-cell>
          <table:table-cell/>
          <table:table-cell office:value-type="float" office:value="1443145804.67795" calcext:value-type="float">
            <text:p>1443145804.67795</text:p>
          </table:table-cell>
          <table:table-cell table:formula="of:=[.G411]-[.$B$2]" office:value-type="float" office:value="44.67777967453" calcext:value-type="float">
            <text:p>44.6777796745</text:p>
          </table:table-cell>
          <table:table-cell table:formula="of:=[.C411]/([.H411]-[.H410])" office:value-type="float" office:value="95677.4383778646" calcext:value-type="float">
            <text:p>95677.4383778646</text:p>
          </table:table-cell>
          <table:table-cell table:formula="of:=[.G411]-[.$B411]" office:value-type="float" office:value="0.284624576568604" calcext:value-type="float">
            <text:p>0.284624576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5804.43644" calcext:value-type="float">
            <text:p>1443145804.43644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62709522247" calcext:value-type="float">
            <text:p>44.4362709522</text:p>
          </table:table-cell>
          <table:table-cell table:formula="of:=[.C412]/([.D412]-[.D411])" office:value-type="float" office:value="100195.161937835" calcext:value-type="float">
            <text:p>100195.161937835</text:p>
          </table:table-cell>
          <table:table-cell/>
          <table:table-cell office:value-type="float" office:value="1443145804.80537" calcext:value-type="float">
            <text:p>1443145804.80537</text:p>
          </table:table-cell>
          <table:table-cell table:formula="of:=[.G412]-[.$B$2]" office:value-type="float" office:value="44.8052034378052" calcext:value-type="float">
            <text:p>44.8052034378</text:p>
          </table:table-cell>
          <table:table-cell table:formula="of:=[.C412]/([.H412]-[.H411])" office:value-type="float" office:value="33902.6245102478" calcext:value-type="float">
            <text:p>33902.6245102478</text:p>
          </table:table-cell>
          <table:table-cell table:formula="of:=[.G412]-[.$B412]" office:value-type="float" office:value="0.368932485580444" calcext:value-type="float">
            <text:p>0.368932485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5804.47957" calcext:value-type="float">
            <text:p>1443145804.47957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9407787323" calcext:value-type="float">
            <text:p>44.4794077873</text:p>
          </table:table-cell>
          <table:table-cell table:formula="of:=[.C413]/([.D413]-[.D412])" office:value-type="float" office:value="100146.429151767" calcext:value-type="float">
            <text:p>100146.429151767</text:p>
          </table:table-cell>
          <table:table-cell/>
          <table:table-cell office:value-type="float" office:value="1443145804.81971" calcext:value-type="float">
            <text:p>1443145804.81971</text:p>
          </table:table-cell>
          <table:table-cell table:formula="of:=[.G413]-[.$B$2]" office:value-type="float" office:value="44.819548368454" calcext:value-type="float">
            <text:p>44.8195483685</text:p>
          </table:table-cell>
          <table:table-cell table:formula="of:=[.C413]/([.H413]-[.H412])" office:value-type="float" office:value="301151.682483754" calcext:value-type="float">
            <text:p>301151.682483754</text:p>
          </table:table-cell>
          <table:table-cell table:formula="of:=[.G413]-[.$B413]" office:value-type="float" office:value="0.340140581130981" calcext:value-type="float">
            <text:p>0.340140581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5804.5227" calcext:value-type="float">
            <text:p>1443145804.5227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2537946701" calcext:value-type="float">
            <text:p>44.5225379467</text:p>
          </table:table-cell>
          <table:table-cell table:formula="of:=[.C414]/([.D414]-[.D413])" office:value-type="float" office:value="100161.929895357" calcext:value-type="float">
            <text:p>100161.929895357</text:p>
          </table:table-cell>
          <table:table-cell/>
          <table:table-cell office:value-type="float" office:value="1443145804.84845" calcext:value-type="float">
            <text:p>1443145804.84845</text:p>
          </table:table-cell>
          <table:table-cell table:formula="of:=[.G414]-[.$B$2]" office:value-type="float" office:value="44.8482794761658" calcext:value-type="float">
            <text:p>44.8482794762</text:p>
          </table:table-cell>
          <table:table-cell table:formula="of:=[.C414]/([.H414]-[.H413])" office:value-type="float" office:value="150359.674375762" calcext:value-type="float">
            <text:p>150359.674375762</text:p>
          </table:table-cell>
          <table:table-cell table:formula="of:=[.G414]-[.$B414]" office:value-type="float" office:value="0.325741529464722" calcext:value-type="float">
            <text:p>0.325741529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5804.56582" calcext:value-type="float">
            <text:p>1443145804.56582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56590461731" calcext:value-type="float">
            <text:p>44.5656590462</text:p>
          </table:table-cell>
          <table:table-cell table:formula="of:=[.C415]/([.D415]-[.D414])" office:value-type="float" office:value="100182.974295461" calcext:value-type="float">
            <text:p>100182.974295461</text:p>
          </table:table-cell>
          <table:table-cell/>
          <table:table-cell office:value-type="float" office:value="1443145804.89153" calcext:value-type="float">
            <text:p>1443145804.89153</text:p>
          </table:table-cell>
          <table:table-cell table:formula="of:=[.G415]-[.$B$2]" office:value-type="float" office:value="44.8913609981537" calcext:value-type="float">
            <text:p>44.8913609982</text:p>
          </table:table-cell>
          <table:table-cell table:formula="of:=[.C415]/([.H415]-[.H414])" office:value-type="float" office:value="100275.008882273" calcext:value-type="float">
            <text:p>100275.008882273</text:p>
          </table:table-cell>
          <table:table-cell table:formula="of:=[.G415]-[.$B415]" office:value-type="float" office:value="0.325701951980591" calcext:value-type="float">
            <text:p>0.32570195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5804.60895" calcext:value-type="float">
            <text:p>1443145804.60895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87846755981" calcext:value-type="float">
            <text:p>44.6087846756</text:p>
          </table:table-cell>
          <table:table-cell table:formula="of:=[.C416]/([.D416]-[.D415])" office:value-type="float" office:value="100172.450990148" calcext:value-type="float">
            <text:p>100172.450990148</text:p>
          </table:table-cell>
          <table:table-cell/>
          <table:table-cell office:value-type="float" office:value="1443145804.93455" calcext:value-type="float">
            <text:p>1443145804.93455</text:p>
          </table:table-cell>
          <table:table-cell table:formula="of:=[.G416]-[.$B$2]" office:value-type="float" office:value="44.9343814849854" calcext:value-type="float">
            <text:p>44.934381485</text:p>
          </table:table-cell>
          <table:table-cell table:formula="of:=[.C416]/([.H416]-[.H415])" office:value-type="float" office:value="100417.273679485" calcext:value-type="float">
            <text:p>100417.273679485</text:p>
          </table:table-cell>
          <table:table-cell table:formula="of:=[.G416]-[.$B416]" office:value-type="float" office:value="0.325596809387207" calcext:value-type="float">
            <text:p>0.325596809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5804.65211" calcext:value-type="float">
            <text:p>1443145804.65211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19465446472" calcext:value-type="float">
            <text:p>44.6519465446</text:p>
          </table:table-cell>
          <table:table-cell table:formula="of:=[.C417]/([.D417]-[.D416])" office:value-type="float" office:value="100088.344067965" calcext:value-type="float">
            <text:p>100088.344067965</text:p>
          </table:table-cell>
          <table:table-cell/>
          <table:table-cell office:value-type="float" office:value="1443145804.9778" calcext:value-type="float">
            <text:p>1443145804.9778</text:p>
          </table:table-cell>
          <table:table-cell table:formula="of:=[.G417]-[.$B$2]" office:value-type="float" office:value="44.9776332378387" calcext:value-type="float">
            <text:p>44.9776332378</text:p>
          </table:table-cell>
          <table:table-cell table:formula="of:=[.C417]/([.H417]-[.H416])" office:value-type="float" office:value="99880.3450727905" calcext:value-type="float">
            <text:p>99880.3450727905</text:p>
          </table:table-cell>
          <table:table-cell table:formula="of:=[.G417]-[.$B417]" office:value-type="float" office:value="0.325686693191528" calcext:value-type="float">
            <text:p>0.325686693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5804.69524" calcext:value-type="float">
            <text:p>1443145804.69524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5075750351" calcext:value-type="float">
            <text:p>44.6950757504</text:p>
          </table:table-cell>
          <table:table-cell table:formula="of:=[.C418]/([.D418]-[.D417])" office:value-type="float" office:value="100164.144679016" calcext:value-type="float">
            <text:p>100164.144679016</text:p>
          </table:table-cell>
          <table:table-cell/>
          <table:table-cell office:value-type="float" office:value="1443145805.02087" calcext:value-type="float">
            <text:p>1443145805.02087</text:p>
          </table:table-cell>
          <table:table-cell table:formula="of:=[.G418]-[.$B$2]" office:value-type="float" office:value="45.020699262619" calcext:value-type="float">
            <text:p>45.0206992626</text:p>
          </table:table-cell>
          <table:table-cell table:formula="of:=[.C418]/([.H418]-[.H417])" office:value-type="float" office:value="100311.092608176" calcext:value-type="float">
            <text:p>100311.092608176</text:p>
          </table:table-cell>
          <table:table-cell table:formula="of:=[.G418]-[.$B418]" office:value-type="float" office:value="0.325623512268066" calcext:value-type="float">
            <text:p>0.325623512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5804.7384" calcext:value-type="float">
            <text:p>1443145804.7384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82369041443" calcext:value-type="float">
            <text:p>44.7382369041</text:p>
          </table:table-cell>
          <table:table-cell table:formula="of:=[.C419]/([.D419]-[.D418])" office:value-type="float" office:value="100090.002706719" calcext:value-type="float">
            <text:p>100090.002706719</text:p>
          </table:table-cell>
          <table:table-cell/>
          <table:table-cell office:value-type="float" office:value="1443145805.03401" calcext:value-type="float">
            <text:p>1443145805.03401</text:p>
          </table:table-cell>
          <table:table-cell table:formula="of:=[.G419]-[.$B$2]" office:value-type="float" office:value="45.0338408946991" calcext:value-type="float">
            <text:p>45.0338408947</text:p>
          </table:table-cell>
          <table:table-cell table:formula="of:=[.C419]/([.H419]-[.H418])" office:value-type="float" office:value="328726.29317852" calcext:value-type="float">
            <text:p>328726.29317852</text:p>
          </table:table-cell>
          <table:table-cell table:formula="of:=[.G419]-[.$B419]" office:value-type="float" office:value="0.29560399055481" calcext:value-type="float">
            <text:p>0.295603990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5804.78152" calcext:value-type="float">
            <text:p>1443145804.78152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13565731049" calcext:value-type="float">
            <text:p>44.7813565731</text:p>
          </table:table-cell>
          <table:table-cell table:formula="of:=[.C420]/([.D420]-[.D419])" office:value-type="float" office:value="100186.297903869" calcext:value-type="float">
            <text:p>100186.297903869</text:p>
          </table:table-cell>
          <table:table-cell/>
          <table:table-cell office:value-type="float" office:value="1443145805.06397" calcext:value-type="float">
            <text:p>1443145805.06397</text:p>
          </table:table-cell>
          <table:table-cell table:formula="of:=[.G420]-[.$B$2]" office:value-type="float" office:value="45.0638012886047" calcext:value-type="float">
            <text:p>45.0638012886</text:p>
          </table:table-cell>
          <table:table-cell table:formula="of:=[.C420]/([.H420]-[.H419])" office:value-type="float" office:value="144190.36056755" calcext:value-type="float">
            <text:p>144190.36056755</text:p>
          </table:table-cell>
          <table:table-cell table:formula="of:=[.G420]-[.$B420]" office:value-type="float" office:value="0.282444715499878" calcext:value-type="float">
            <text:p>0.282444715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5804.82465" calcext:value-type="float">
            <text:p>1443145804.82465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44822025299" calcext:value-type="float">
            <text:p>44.8244822025</text:p>
          </table:table-cell>
          <table:table-cell table:formula="of:=[.C421]/([.D421]-[.D420])" office:value-type="float" office:value="100172.450990148" calcext:value-type="float">
            <text:p>100172.450990148</text:p>
          </table:table-cell>
          <table:table-cell/>
          <table:table-cell office:value-type="float" office:value="1443145805.10709" calcext:value-type="float">
            <text:p>1443145805.10709</text:p>
          </table:table-cell>
          <table:table-cell table:formula="of:=[.G421]-[.$B$2]" office:value-type="float" office:value="45.1069285869598" calcext:value-type="float">
            <text:p>45.106928587</text:p>
          </table:table-cell>
          <table:table-cell table:formula="of:=[.C421]/([.H421]-[.H420])" office:value-type="float" office:value="100168.574540188" calcext:value-type="float">
            <text:p>100168.574540188</text:p>
          </table:table-cell>
          <table:table-cell table:formula="of:=[.G421]-[.$B421]" office:value-type="float" office:value="0.282446384429932" calcext:value-type="float">
            <text:p>0.282446384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5804.86777" calcext:value-type="float">
            <text:p>1443145804.86777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7607831955" calcext:value-type="float">
            <text:p>44.867607832</text:p>
          </table:table-cell>
          <table:table-cell table:formula="of:=[.C422]/([.D422]-[.D421])" office:value-type="float" office:value="100172.450990148" calcext:value-type="float">
            <text:p>100172.450990148</text:p>
          </table:table-cell>
          <table:table-cell/>
          <table:table-cell office:value-type="float" office:value="1443145805.15023" calcext:value-type="float">
            <text:p>1443145805.15023</text:p>
          </table:table-cell>
          <table:table-cell table:formula="of:=[.G422]-[.$B$2]" office:value-type="float" office:value="45.1500630378723" calcext:value-type="float">
            <text:p>45.1500630379</text:p>
          </table:table-cell>
          <table:table-cell table:formula="of:=[.C422]/([.H422]-[.H421])" office:value-type="float" office:value="100151.964580835" calcext:value-type="float">
            <text:p>100151.964580835</text:p>
          </table:table-cell>
          <table:table-cell table:formula="of:=[.G422]-[.$B422]" office:value-type="float" office:value="0.282455205917358" calcext:value-type="float">
            <text:p>0.282455205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5804.91087" calcext:value-type="float">
            <text:p>1443145804.91087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07046127319" calcext:value-type="float">
            <text:p>44.9107046127</text:p>
          </table:table-cell>
          <table:table-cell table:formula="of:=[.C423]/([.D423]-[.D422])" office:value-type="float" office:value="100239.505645576" calcext:value-type="float">
            <text:p>100239.505645576</text:p>
          </table:table-cell>
          <table:table-cell/>
          <table:table-cell office:value-type="float" office:value="1443145805.16338" calcext:value-type="float">
            <text:p>1443145805.16338</text:p>
          </table:table-cell>
          <table:table-cell table:formula="of:=[.G423]-[.$B$2]" office:value-type="float" office:value="45.1632122993469" calcext:value-type="float">
            <text:p>45.1632122993</text:p>
          </table:table-cell>
          <table:table-cell table:formula="of:=[.C423]/([.H423]-[.H422])" office:value-type="float" office:value="328535.561357702" calcext:value-type="float">
            <text:p>328535.561357702</text:p>
          </table:table-cell>
          <table:table-cell table:formula="of:=[.G423]-[.$B423]" office:value-type="float" office:value="0.25250768661499" calcext:value-type="float">
            <text:p>0.252507686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5804.95401" calcext:value-type="float">
            <text:p>1443145804.95401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38450241089" calcext:value-type="float">
            <text:p>44.9538450241</text:p>
          </table:table-cell>
          <table:table-cell table:formula="of:=[.C424]/([.D424]-[.D423])" office:value-type="float" office:value="100138.127155363" calcext:value-type="float">
            <text:p>100138.127155363</text:p>
          </table:table-cell>
          <table:table-cell/>
          <table:table-cell office:value-type="float" office:value="1443145805.1935" calcext:value-type="float">
            <text:p>1443145805.1935</text:p>
          </table:table-cell>
          <table:table-cell table:formula="of:=[.G424]-[.$B$2]" office:value-type="float" office:value="45.1933319568634" calcext:value-type="float">
            <text:p>45.1933319569</text:p>
          </table:table-cell>
          <table:table-cell table:formula="of:=[.C424]/([.H424]-[.H423])" office:value-type="float" office:value="143427.925687282" calcext:value-type="float">
            <text:p>143427.925687282</text:p>
          </table:table-cell>
          <table:table-cell table:formula="of:=[.G424]-[.$B424]" office:value-type="float" office:value="0.239486932754517" calcext:value-type="float">
            <text:p>0.239486932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5804.99714" calcext:value-type="float">
            <text:p>1443145804.99714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69782829285" calcext:value-type="float">
            <text:p>44.9969782829</text:p>
          </table:table-cell>
          <table:table-cell table:formula="of:=[.C425]/([.D425]-[.D424])" office:value-type="float" office:value="100154.732524846" calcext:value-type="float">
            <text:p>100154.732524846</text:p>
          </table:table-cell>
          <table:table-cell/>
          <table:table-cell office:value-type="float" office:value="1443145805.23493" calcext:value-type="float">
            <text:p>1443145805.23493</text:p>
          </table:table-cell>
          <table:table-cell table:formula="of:=[.G425]-[.$B$2]" office:value-type="float" office:value="45.2347605228424" calcext:value-type="float">
            <text:p>45.2347605228</text:p>
          </table:table-cell>
          <table:table-cell table:formula="of:=[.C425]/([.H425]-[.H424])" office:value-type="float" office:value="104275.875785548" calcext:value-type="float">
            <text:p>104275.875785548</text:p>
          </table:table-cell>
          <table:table-cell table:formula="of:=[.G425]-[.$B425]" office:value-type="float" office:value="0.23778223991394" calcext:value-type="float">
            <text:p>0.237782239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5805.03854" calcext:value-type="float">
            <text:p>1443145805.03854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3715629578" calcext:value-type="float">
            <text:p>45.038371563</text:p>
          </table:table-cell>
          <table:table-cell table:formula="of:=[.C426]/([.D426]-[.D425])" office:value-type="float" office:value="104364.766380979" calcext:value-type="float">
            <text:p>104364.766380979</text:p>
          </table:table-cell>
          <table:table-cell/>
          <table:table-cell office:value-type="float" office:value="1443145805.27615" calcext:value-type="float">
            <text:p>1443145805.27615</text:p>
          </table:table-cell>
          <table:table-cell table:formula="of:=[.G426]-[.$B$2]" office:value-type="float" office:value="45.2759833335877" calcext:value-type="float">
            <text:p>45.2759833336</text:p>
          </table:table-cell>
          <table:table-cell table:formula="of:=[.C426]/([.H426]-[.H425])" office:value-type="float" office:value="104796.34750522" calcext:value-type="float">
            <text:p>104796.34750522</text:p>
          </table:table-cell>
          <table:table-cell table:formula="of:=[.G426]-[.$B426]" office:value-type="float" office:value="0.237611770629883" calcext:value-type="float">
            <text:p>0.237611770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5805.07983" calcext:value-type="float">
            <text:p>1443145805.07983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96623229981" calcext:value-type="float">
            <text:p>45.079662323</text:p>
          </table:table-cell>
          <table:table-cell table:formula="of:=[.C427]/([.D427]-[.D426])" office:value-type="float" office:value="104623.891538577" calcext:value-type="float">
            <text:p>104623.891538577</text:p>
          </table:table-cell>
          <table:table-cell/>
          <table:table-cell office:value-type="float" office:value="1443145805.31729" calcext:value-type="float">
            <text:p>1443145805.31729</text:p>
          </table:table-cell>
          <table:table-cell table:formula="of:=[.G427]-[.$B$2]" office:value-type="float" office:value="45.3171198368073" calcext:value-type="float">
            <text:p>45.3171198368</text:p>
          </table:table-cell>
          <table:table-cell table:formula="of:=[.C427]/([.H427]-[.H426])" office:value-type="float" office:value="105016.21824631" calcext:value-type="float">
            <text:p>105016.21824631</text:p>
          </table:table-cell>
          <table:table-cell table:formula="of:=[.G427]-[.$B427]" office:value-type="float" office:value="0.237457513809204" calcext:value-type="float">
            <text:p>0.237457513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5805.12111" calcext:value-type="float">
            <text:p>1443145805.12111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09468841553" calcext:value-type="float">
            <text:p>45.1209468842</text:p>
          </table:table-cell>
          <table:table-cell table:formula="of:=[.C428]/([.D428]-[.D427])" office:value-type="float" office:value="104639.600831601" calcext:value-type="float">
            <text:p>104639.600831601</text:p>
          </table:table-cell>
          <table:table-cell/>
          <table:table-cell office:value-type="float" office:value="1443145805.35879" calcext:value-type="float">
            <text:p>1443145805.35879</text:p>
          </table:table-cell>
          <table:table-cell table:formula="of:=[.G428]-[.$B$2]" office:value-type="float" office:value="45.3586242198944" calcext:value-type="float">
            <text:p>45.3586242199</text:p>
          </table:table-cell>
          <table:table-cell table:formula="of:=[.C428]/([.H428]-[.H427])" office:value-type="float" office:value="104085.392401282" calcext:value-type="float">
            <text:p>104085.392401282</text:p>
          </table:table-cell>
          <table:table-cell table:formula="of:=[.G428]-[.$B428]" office:value-type="float" office:value="0.237677335739136" calcext:value-type="float">
            <text:p>0.237677335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5805.1624" calcext:value-type="float">
            <text:p>1443145805.1624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2352600098" calcext:value-type="float">
            <text:p>45.16223526</text:p>
          </table:table-cell>
          <table:table-cell table:formula="of:=[.C429]/([.D429]-[.D428])" office:value-type="float" office:value="104629.933016122" calcext:value-type="float">
            <text:p>104629.933016122</text:p>
          </table:table-cell>
          <table:table-cell/>
          <table:table-cell office:value-type="float" office:value="1443145805.39996" calcext:value-type="float">
            <text:p>1443145805.39996</text:p>
          </table:table-cell>
          <table:table-cell table:formula="of:=[.G429]-[.$B$2]" office:value-type="float" office:value="45.3997893333435" calcext:value-type="float">
            <text:p>45.3997893333</text:p>
          </table:table-cell>
          <table:table-cell table:formula="of:=[.C429]/([.H429]-[.H428])" office:value-type="float" office:value="104943.230761211" calcext:value-type="float">
            <text:p>104943.230761211</text:p>
          </table:table-cell>
          <table:table-cell table:formula="of:=[.G429]-[.$B429]" office:value-type="float" office:value="0.23755407333374" calcext:value-type="float">
            <text:p>0.237554073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5805.20368" calcext:value-type="float">
            <text:p>1443145805.20368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35093307495" calcext:value-type="float">
            <text:p>45.2035093307</text:p>
          </table:table-cell>
          <table:table-cell table:formula="of:=[.C430]/([.D430]-[.D429])" office:value-type="float" office:value="104666.196538737" calcext:value-type="float">
            <text:p>104666.196538737</text:p>
          </table:table-cell>
          <table:table-cell/>
          <table:table-cell office:value-type="float" office:value="1443145805.4413" calcext:value-type="float">
            <text:p>1443145805.4413</text:p>
          </table:table-cell>
          <table:table-cell table:formula="of:=[.G430]-[.$B$2]" office:value-type="float" office:value="45.4411315917969" calcext:value-type="float">
            <text:p>45.4411315918</text:p>
          </table:table-cell>
          <table:table-cell table:formula="of:=[.C430]/([.H430]-[.H429])" office:value-type="float" office:value="104493.565702818" calcext:value-type="float">
            <text:p>104493.565702818</text:p>
          </table:table-cell>
          <table:table-cell table:formula="of:=[.G430]-[.$B430]" office:value-type="float" office:value="0.237622261047363" calcext:value-type="float">
            <text:p>0.23762226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5805.24496" calcext:value-type="float">
            <text:p>1443145805.24496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47948455811" calcext:value-type="float">
            <text:p>45.2447948456</text:p>
          </table:table-cell>
          <table:table-cell table:formula="of:=[.C431]/([.D431]-[.D430])" office:value-type="float" office:value="104637.18371024" calcext:value-type="float">
            <text:p>104637.18371024</text:p>
          </table:table-cell>
          <table:table-cell/>
          <table:table-cell office:value-type="float" office:value="1443145805.48252" calcext:value-type="float">
            <text:p>1443145805.48252</text:p>
          </table:table-cell>
          <table:table-cell table:formula="of:=[.G431]-[.$B$2]" office:value-type="float" office:value="45.4823579788208" calcext:value-type="float">
            <text:p>45.4823579788</text:p>
          </table:table-cell>
          <table:table-cell table:formula="of:=[.C431]/([.H431]-[.H430])" office:value-type="float" office:value="104787.256702676" calcext:value-type="float">
            <text:p>104787.256702676</text:p>
          </table:table-cell>
          <table:table-cell table:formula="of:=[.G431]-[.$B431]" office:value-type="float" office:value="0.237563133239746" calcext:value-type="float">
            <text:p>0.237563133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5805.28623" calcext:value-type="float">
            <text:p>1443145805.28623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60672473908" calcext:value-type="float">
            <text:p>45.2860672474</text:p>
          </table:table-cell>
          <table:table-cell table:formula="of:=[.C432]/([.D432]-[.D431])" office:value-type="float" office:value="104670.428920507" calcext:value-type="float">
            <text:p>104670.428920507</text:p>
          </table:table-cell>
          <table:table-cell/>
          <table:table-cell office:value-type="float" office:value="1443145805.5237" calcext:value-type="float">
            <text:p>1443145805.5237</text:p>
          </table:table-cell>
          <table:table-cell table:formula="of:=[.G432]-[.$B$2]" office:value-type="float" office:value="45.5235333442688" calcext:value-type="float">
            <text:p>45.5235333443</text:p>
          </table:table-cell>
          <table:table-cell table:formula="of:=[.C432]/([.H432]-[.H431])" office:value-type="float" office:value="104917.101596971" calcext:value-type="float">
            <text:p>104917.101596971</text:p>
          </table:table-cell>
          <table:table-cell table:formula="of:=[.G432]-[.$B432]" office:value-type="float" office:value="0.237466096878052" calcext:value-type="float">
            <text:p>0.237466096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5805.32752" calcext:value-type="float">
            <text:p>1443145805.32752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73525238037" calcext:value-type="float">
            <text:p>45.3273525238</text:p>
          </table:table-cell>
          <table:table-cell table:formula="of:=[.C433]/([.D433]-[.D432])" office:value-type="float" office:value="104637.787980111" calcext:value-type="float">
            <text:p>104637.787980111</text:p>
          </table:table-cell>
          <table:table-cell/>
          <table:table-cell office:value-type="float" office:value="1443145805.56506" calcext:value-type="float">
            <text:p>1443145805.56506</text:p>
          </table:table-cell>
          <table:table-cell table:formula="of:=[.G433]-[.$B$2]" office:value-type="float" office:value="45.5648982524872" calcext:value-type="float">
            <text:p>45.5648982525</text:p>
          </table:table-cell>
          <table:table-cell table:formula="of:=[.C433]/([.H433]-[.H432])" office:value-type="float" office:value="104436.349216413" calcext:value-type="float">
            <text:p>104436.349216413</text:p>
          </table:table-cell>
          <table:table-cell table:formula="of:=[.G433]-[.$B433]" office:value-type="float" office:value="0.237545728683472" calcext:value-type="float">
            <text:p>0.237545728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5805.36879" calcext:value-type="float">
            <text:p>1443145805.36879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86263561249" calcext:value-type="float">
            <text:p>45.3686263561</text:p>
          </table:table-cell>
          <table:table-cell table:formula="of:=[.C434]/([.D434]-[.D433])" office:value-type="float" office:value="104666.801143748" calcext:value-type="float">
            <text:p>104666.801143748</text:p>
          </table:table-cell>
          <table:table-cell/>
          <table:table-cell office:value-type="float" office:value="1443145805.60642" calcext:value-type="float">
            <text:p>1443145805.60642</text:p>
          </table:table-cell>
          <table:table-cell table:formula="of:=[.G434]-[.$B$2]" office:value-type="float" office:value="45.606249332428" calcext:value-type="float">
            <text:p>45.6062493324</text:p>
          </table:table-cell>
          <table:table-cell table:formula="of:=[.C434]/([.H434]-[.H433])" office:value-type="float" office:value="104471.273934928" calcext:value-type="float">
            <text:p>104471.273934928</text:p>
          </table:table-cell>
          <table:table-cell table:formula="of:=[.G434]-[.$B434]" office:value-type="float" office:value="0.237622976303101" calcext:value-type="float">
            <text:p>0.237622976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5805.41007" calcext:value-type="float">
            <text:p>1443145805.41007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9907579422" calcext:value-type="float">
            <text:p>45.4099075794</text:p>
          </table:table-cell>
          <table:table-cell table:formula="of:=[.C435]/([.D435]-[.D434])" office:value-type="float" office:value="104648.061635845" calcext:value-type="float">
            <text:p>104648.061635845</text:p>
          </table:table-cell>
          <table:table-cell/>
          <table:table-cell office:value-type="float" office:value="1443145805.64774" calcext:value-type="float">
            <text:p>1443145805.64774</text:p>
          </table:table-cell>
          <table:table-cell table:formula="of:=[.G435]-[.$B$2]" office:value-type="float" office:value="45.6475789546967" calcext:value-type="float">
            <text:p>45.6475789547</text:p>
          </table:table-cell>
          <table:table-cell table:formula="of:=[.C435]/([.H435]-[.H434])" office:value-type="float" office:value="104525.513732413" calcext:value-type="float">
            <text:p>104525.513732413</text:p>
          </table:table-cell>
          <table:table-cell table:formula="of:=[.G435]-[.$B435]" office:value-type="float" office:value="0.237671375274658" calcext:value-type="float">
            <text:p>0.237671375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5805.45136" calcext:value-type="float">
            <text:p>1443145805.45136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1933326721" calcext:value-type="float">
            <text:p>45.4511933327</text:p>
          </table:table-cell>
          <table:table-cell table:formula="of:=[.C436]/([.D436]-[.D435])" office:value-type="float" office:value="104636.579447348" calcext:value-type="float">
            <text:p>104636.579447348</text:p>
          </table:table-cell>
          <table:table-cell/>
          <table:table-cell office:value-type="float" office:value="1443145805.68903" calcext:value-type="float">
            <text:p>1443145805.68903</text:p>
          </table:table-cell>
          <table:table-cell table:formula="of:=[.G436]-[.$B$2]" office:value-type="float" office:value="45.6888649463654" calcext:value-type="float">
            <text:p>45.6888649464</text:p>
          </table:table-cell>
          <table:table-cell table:formula="of:=[.C436]/([.H436]-[.H435])" office:value-type="float" office:value="104635.975191435" calcext:value-type="float">
            <text:p>104635.975191435</text:p>
          </table:table-cell>
          <table:table-cell table:formula="of:=[.G436]-[.$B436]" office:value-type="float" office:value="0.237671613693237" calcext:value-type="float">
            <text:p>0.237671613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5805.49265" calcext:value-type="float">
            <text:p>1443145805.49265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2481470108" calcext:value-type="float">
            <text:p>45.4924814701</text:p>
          </table:table-cell>
          <table:table-cell table:formula="of:=[.C437]/([.D437]-[.D436])" office:value-type="float" office:value="104630.537202252" calcext:value-type="float">
            <text:p>104630.537202252</text:p>
          </table:table-cell>
          <table:table-cell/>
          <table:table-cell office:value-type="float" office:value="1443145805.73034" calcext:value-type="float">
            <text:p>1443145805.73034</text:p>
          </table:table-cell>
          <table:table-cell table:formula="of:=[.G437]-[.$B$2]" office:value-type="float" office:value="45.7301723957062" calcext:value-type="float">
            <text:p>45.7301723957</text:p>
          </table:table-cell>
          <table:table-cell table:formula="of:=[.C437]/([.H437]-[.H436])" office:value-type="float" office:value="104581.620723092" calcext:value-type="float">
            <text:p>104581.620723092</text:p>
          </table:table-cell>
          <table:table-cell table:formula="of:=[.G437]-[.$B437]" office:value-type="float" office:value="0.237690925598145" calcext:value-type="float">
            <text:p>0.237690925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5805.53393" calcext:value-type="float">
            <text:p>1443145805.53393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37607860565" calcext:value-type="float">
            <text:p>45.5337607861</text:p>
          </table:table-cell>
          <table:table-cell table:formula="of:=[.C438]/([.D438]-[.D437])" office:value-type="float" office:value="104652.89699546" calcext:value-type="float">
            <text:p>104652.89699546</text:p>
          </table:table-cell>
          <table:table-cell/>
          <table:table-cell office:value-type="float" office:value="1443145805.77156" calcext:value-type="float">
            <text:p>1443145805.77156</text:p>
          </table:table-cell>
          <table:table-cell table:formula="of:=[.G438]-[.$B$2]" office:value-type="float" office:value="45.7713930606842" calcext:value-type="float">
            <text:p>45.7713930607</text:p>
          </table:table-cell>
          <table:table-cell table:formula="of:=[.C438]/([.H438]-[.H437])" office:value-type="float" office:value="104801.802743909" calcext:value-type="float">
            <text:p>104801.802743909</text:p>
          </table:table-cell>
          <table:table-cell table:formula="of:=[.G438]-[.$B438]" office:value-type="float" office:value="0.237632274627686" calcext:value-type="float">
            <text:p>0.237632274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5805.57521" calcext:value-type="float">
            <text:p>1443145805.57521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50455856323" calcext:value-type="float">
            <text:p>45.5750455856</text:p>
          </table:table-cell>
          <table:table-cell table:formula="of:=[.C439]/([.D439]-[.D438])" office:value-type="float" office:value="104638.996540792" calcext:value-type="float">
            <text:p>104638.996540792</text:p>
          </table:table-cell>
          <table:table-cell/>
          <table:table-cell office:value-type="float" office:value="1443145805.81285" calcext:value-type="float">
            <text:p>1443145805.81285</text:p>
          </table:table-cell>
          <table:table-cell table:formula="of:=[.G439]-[.$B$2]" office:value-type="float" office:value="45.8126821517944" calcext:value-type="float">
            <text:p>45.8126821518</text:p>
          </table:table-cell>
          <table:table-cell table:formula="of:=[.C439]/([.H439]-[.H438])" office:value-type="float" office:value="104628.120499599" calcext:value-type="float">
            <text:p>104628.120499599</text:p>
          </table:table-cell>
          <table:table-cell table:formula="of:=[.G439]-[.$B439]" office:value-type="float" office:value="0.237636566162109" calcext:value-type="float">
            <text:p>0.237636566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5805.61648" calcext:value-type="float">
            <text:p>1443145805.61648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63141727448" calcext:value-type="float">
            <text:p>45.6163141727</text:p>
          </table:table-cell>
          <table:table-cell table:formula="of:=[.C440]/([.D440]-[.D439])" office:value-type="float" office:value="104680.10422143" calcext:value-type="float">
            <text:p>104680.10422143</text:p>
          </table:table-cell>
          <table:table-cell/>
          <table:table-cell office:value-type="float" office:value="1443145805.85409" calcext:value-type="float">
            <text:p>1443145805.85409</text:p>
          </table:table-cell>
          <table:table-cell table:formula="of:=[.G440]-[.$B$2]" office:value-type="float" office:value="45.8539216518402" calcext:value-type="float">
            <text:p>45.8539216518</text:p>
          </table:table-cell>
          <table:table-cell table:formula="of:=[.C440]/([.H440]-[.H439])" office:value-type="float" office:value="104753.937249597" calcext:value-type="float">
            <text:p>104753.937249597</text:p>
          </table:table-cell>
          <table:table-cell table:formula="of:=[.G440]-[.$B440]" office:value-type="float" office:value="0.237607479095459" calcext:value-type="float">
            <text:p>0.237607479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5805.65776" calcext:value-type="float">
            <text:p>1443145805.65776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75970649719" calcext:value-type="float">
            <text:p>45.657597065</text:p>
          </table:table-cell>
          <table:table-cell table:formula="of:=[.C441]/([.D441]-[.D440])" office:value-type="float" office:value="104643.831062702" calcext:value-type="float">
            <text:p>104643.831062702</text:p>
          </table:table-cell>
          <table:table-cell/>
          <table:table-cell office:value-type="float" office:value="1443145805.89541" calcext:value-type="float">
            <text:p>1443145805.89541</text:p>
          </table:table-cell>
          <table:table-cell table:formula="of:=[.G441]-[.$B$2]" office:value-type="float" office:value="45.8952467441559" calcext:value-type="float">
            <text:p>45.8952467442</text:p>
          </table:table-cell>
          <table:table-cell table:formula="of:=[.C441]/([.H441]-[.H440])" office:value-type="float" office:value="104536.971557145" calcext:value-type="float">
            <text:p>104536.971557145</text:p>
          </table:table-cell>
          <table:table-cell table:formula="of:=[.G441]-[.$B441]" office:value-type="float" office:value="0.23764967918396" calcext:value-type="float">
            <text:p>0.237649679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5805.69905" calcext:value-type="float">
            <text:p>1443145805.69905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88799571991" calcext:value-type="float">
            <text:p>45.6988799572</text:p>
          </table:table-cell>
          <table:table-cell table:formula="of:=[.C442]/([.D442]-[.D441])" office:value-type="float" office:value="104643.831062702" calcext:value-type="float">
            <text:p>104643.831062702</text:p>
          </table:table-cell>
          <table:table-cell/>
          <table:table-cell office:value-type="float" office:value="1443145805.93672" calcext:value-type="float">
            <text:p>1443145805.93672</text:p>
          </table:table-cell>
          <table:table-cell table:formula="of:=[.G442]-[.$B$2]" office:value-type="float" office:value="45.9365494251251" calcext:value-type="float">
            <text:p>45.9365494251</text:p>
          </table:table-cell>
          <table:table-cell table:formula="of:=[.C442]/([.H442]-[.H441])" office:value-type="float" office:value="104593.694613129" calcext:value-type="float">
            <text:p>104593.694613129</text:p>
          </table:table-cell>
          <table:table-cell table:formula="of:=[.G442]-[.$B442]" office:value-type="float" office:value="0.237669467926025" calcext:value-type="float">
            <text:p>0.237669467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5805.74034" calcext:value-type="float">
            <text:p>1443145805.74034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1692867279" calcext:value-type="float">
            <text:p>45.7401692867</text:p>
          </table:table-cell>
          <table:table-cell table:formula="of:=[.C443]/([.D443]-[.D442])" office:value-type="float" office:value="104627.516341379" calcext:value-type="float">
            <text:p>104627.516341379</text:p>
          </table:table-cell>
          <table:table-cell/>
          <table:table-cell office:value-type="float" office:value="1443145805.97803" calcext:value-type="float">
            <text:p>1443145805.97803</text:p>
          </table:table-cell>
          <table:table-cell table:formula="of:=[.G443]-[.$B$2]" office:value-type="float" office:value="45.9778690338135" calcext:value-type="float">
            <text:p>45.9778690338</text:p>
          </table:table-cell>
          <table:table-cell table:formula="of:=[.C443]/([.H443]-[.H442])" office:value-type="float" office:value="104550.844916824" calcext:value-type="float">
            <text:p>104550.844916824</text:p>
          </table:table-cell>
          <table:table-cell table:formula="of:=[.G443]-[.$B443]" office:value-type="float" office:value="0.237699747085571" calcext:value-type="float">
            <text:p>0.237699747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5805.78162" calcext:value-type="float">
            <text:p>1443145805.78162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14576625824" calcext:value-type="float">
            <text:p>45.7814576626</text:p>
          </table:table-cell>
          <table:table-cell table:formula="of:=[.C444]/([.D444]-[.D443])" office:value-type="float" office:value="104629.933016122" calcext:value-type="float">
            <text:p>104629.933016122</text:p>
          </table:table-cell>
          <table:table-cell/>
          <table:table-cell office:value-type="float" office:value="1443145806.01933" calcext:value-type="float">
            <text:p>1443145806.01933</text:p>
          </table:table-cell>
          <table:table-cell table:formula="of:=[.G444]-[.$B$2]" office:value-type="float" office:value="46.0191617012024" calcext:value-type="float">
            <text:p>46.0191617012</text:p>
          </table:table-cell>
          <table:table-cell table:formula="of:=[.C444]/([.H444]-[.H443])" office:value-type="float" office:value="104619.058858852" calcext:value-type="float">
            <text:p>104619.058858852</text:p>
          </table:table-cell>
          <table:table-cell table:formula="of:=[.G444]-[.$B444]" office:value-type="float" office:value="0.237704038619995" calcext:value-type="float">
            <text:p>0.237704038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5805.82293" calcext:value-type="float">
            <text:p>1443145805.82293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27646350861" calcext:value-type="float">
            <text:p>45.8227646351</text:p>
          </table:table-cell>
          <table:table-cell table:formula="of:=[.C445]/([.D445]-[.D444])" office:value-type="float" office:value="104582.827986655" calcext:value-type="float">
            <text:p>104582.827986655</text:p>
          </table:table-cell>
          <table:table-cell/>
          <table:table-cell office:value-type="float" office:value="1443145806.06063" calcext:value-type="float">
            <text:p>1443145806.06063</text:p>
          </table:table-cell>
          <table:table-cell table:formula="of:=[.G445]-[.$B$2]" office:value-type="float" office:value="46.0604610443115" calcext:value-type="float">
            <text:p>46.0604610443</text:p>
          </table:table-cell>
          <table:table-cell table:formula="of:=[.C445]/([.H445]-[.H444])" office:value-type="float" office:value="104602.147995058" calcext:value-type="float">
            <text:p>104602.147995058</text:p>
          </table:table-cell>
          <table:table-cell table:formula="of:=[.G445]-[.$B445]" office:value-type="float" office:value="0.237696409225464" calcext:value-type="float">
            <text:p>0.237696409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5805.86427" calcext:value-type="float">
            <text:p>1443145805.86427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1021251678" calcext:value-type="float">
            <text:p>45.8641021252</text:p>
          </table:table-cell>
          <table:table-cell table:formula="of:=[.C446]/([.D446]-[.D445])" office:value-type="float" office:value="104505.619268436" calcext:value-type="float">
            <text:p>104505.619268436</text:p>
          </table:table-cell>
          <table:table-cell/>
          <table:table-cell office:value-type="float" office:value="1443145806.10184" calcext:value-type="float">
            <text:p>1443145806.10184</text:p>
          </table:table-cell>
          <table:table-cell table:formula="of:=[.G446]-[.$B$2]" office:value-type="float" office:value="46.1016771793365" calcext:value-type="float">
            <text:p>46.1016771793</text:p>
          </table:table-cell>
          <table:table-cell table:formula="of:=[.C446]/([.H446]-[.H445])" office:value-type="float" office:value="104813.321224251" calcext:value-type="float">
            <text:p>104813.321224251</text:p>
          </table:table-cell>
          <table:table-cell table:formula="of:=[.G446]-[.$B446]" office:value-type="float" office:value="0.237575054168701" calcext:value-type="float">
            <text:p>0.237575054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5805.90555" calcext:value-type="float">
            <text:p>1443145805.90555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53862094879" calcext:value-type="float">
            <text:p>45.9053862095</text:p>
          </table:table-cell>
          <table:table-cell table:formula="of:=[.C447]/([.D447]-[.D446])" office:value-type="float" office:value="104640.809434158" calcext:value-type="float">
            <text:p>104640.809434158</text:p>
          </table:table-cell>
          <table:table-cell/>
          <table:table-cell office:value-type="float" office:value="1443145806.11398" calcext:value-type="float">
            <text:p>1443145806.11398</text:p>
          </table:table-cell>
          <table:table-cell table:formula="of:=[.G447]-[.$B$2]" office:value-type="float" office:value="46.1138100624085" calcext:value-type="float">
            <text:p>46.1138100624</text:p>
          </table:table-cell>
          <table:table-cell table:formula="of:=[.C447]/([.H447]-[.H446])" office:value-type="float" office:value="356057.169132818" calcext:value-type="float">
            <text:p>356057.169132818</text:p>
          </table:table-cell>
          <table:table-cell table:formula="of:=[.G447]-[.$B447]" office:value-type="float" office:value="0.208423852920532" calcext:value-type="float">
            <text:p>0.208423852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5805.94684" calcext:value-type="float">
            <text:p>1443145805.94684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66767311096" calcext:value-type="float">
            <text:p>45.9466767311</text:p>
          </table:table-cell>
          <table:table-cell table:formula="of:=[.C448]/([.D448]-[.D447])" office:value-type="float" office:value="104624.495654935" calcext:value-type="float">
            <text:p>104624.495654935</text:p>
          </table:table-cell>
          <table:table-cell/>
          <table:table-cell office:value-type="float" office:value="1443145806.1845" calcext:value-type="float">
            <text:p>1443145806.1845</text:p>
          </table:table-cell>
          <table:table-cell table:formula="of:=[.G448]-[.$B$2]" office:value-type="float" office:value="46.1843376159668" calcext:value-type="float">
            <text:p>46.184337616</text:p>
          </table:table-cell>
          <table:table-cell table:formula="of:=[.C448]/([.H448]-[.H447])" office:value-type="float" office:value="61252.6563313433" calcext:value-type="float">
            <text:p>61252.6563313433</text:p>
          </table:table-cell>
          <table:table-cell table:formula="of:=[.G448]-[.$B448]" office:value-type="float" office:value="0.237660884857178" calcext:value-type="float">
            <text:p>0.237660884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5805.98815" calcext:value-type="float">
            <text:p>1443145805.98815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79851341248" calcext:value-type="float">
            <text:p>45.9879851341</text:p>
          </table:table-cell>
          <table:table-cell table:formula="of:=[.C449]/([.D449]-[.D448])" office:value-type="float" office:value="104579.20627958" calcext:value-type="float">
            <text:p>104579.20627958</text:p>
          </table:table-cell>
          <table:table-cell/>
          <table:table-cell office:value-type="float" office:value="1443145806.22439" calcext:value-type="float">
            <text:p>1443145806.22439</text:p>
          </table:table-cell>
          <table:table-cell table:formula="of:=[.G449]-[.$B$2]" office:value-type="float" office:value="46.2242283821106" calcext:value-type="float">
            <text:p>46.2242283821</text:p>
          </table:table-cell>
          <table:table-cell table:formula="of:=[.C449]/([.H449]-[.H448])" office:value-type="float" office:value="108295.739029609" calcext:value-type="float">
            <text:p>108295.739029609</text:p>
          </table:table-cell>
          <table:table-cell table:formula="of:=[.G449]-[.$B449]" office:value-type="float" office:value="0.23624324798584" calcext:value-type="float">
            <text:p>0.23624324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5806.02812" calcext:value-type="float">
            <text:p>1443145806.02812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79498100281" calcext:value-type="float">
            <text:p>46.02794981</text:p>
          </table:table-cell>
          <table:table-cell table:formula="of:=[.C450]/([.D450]-[.D449])" office:value-type="float" office:value="108095.459361428" calcext:value-type="float">
            <text:p>108095.459361428</text:p>
          </table:table-cell>
          <table:table-cell/>
          <table:table-cell office:value-type="float" office:value="1443145806.26379" calcext:value-type="float">
            <text:p>1443145806.26379</text:p>
          </table:table-cell>
          <table:table-cell table:formula="of:=[.G450]-[.$B$2]" office:value-type="float" office:value="46.2636208534241" calcext:value-type="float">
            <text:p>46.2636208534</text:p>
          </table:table-cell>
          <table:table-cell table:formula="of:=[.C450]/([.H450]-[.H449])" office:value-type="float" office:value="109665.625332881" calcext:value-type="float">
            <text:p>109665.625332881</text:p>
          </table:table-cell>
          <table:table-cell table:formula="of:=[.G450]-[.$B450]" office:value-type="float" office:value="0.235671043395996" calcext:value-type="float">
            <text:p>0.235671043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5806.06754" calcext:value-type="float">
            <text:p>1443145806.06754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73706531525" calcext:value-type="float">
            <text:p>46.0673706532</text:p>
          </table:table-cell>
          <table:table-cell table:formula="of:=[.C451]/([.D451]-[.D450])" office:value-type="float" office:value="109586.697229396" calcext:value-type="float">
            <text:p>109586.697229396</text:p>
          </table:table-cell>
          <table:table-cell/>
          <table:table-cell office:value-type="float" office:value="1443145806.30314" calcext:value-type="float">
            <text:p>1443145806.30314</text:p>
          </table:table-cell>
          <table:table-cell table:formula="of:=[.G451]-[.$B$2]" office:value-type="float" office:value="46.3029761314392" calcext:value-type="float">
            <text:p>46.3029761314</text:p>
          </table:table-cell>
          <table:table-cell table:formula="of:=[.C451]/([.H451]-[.H450])" office:value-type="float" office:value="109769.266484116" calcext:value-type="float">
            <text:p>109769.266484116</text:p>
          </table:table-cell>
          <table:table-cell table:formula="of:=[.G451]-[.$B451]" office:value-type="float" office:value="0.235605478286743" calcext:value-type="float">
            <text:p>0.235605478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5806.10697" calcext:value-type="float">
            <text:p>1443145806.10697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68029403687" calcext:value-type="float">
            <text:p>46.1068029404</text:p>
          </table:table-cell>
          <table:table-cell table:formula="of:=[.C452]/([.D452]-[.D451])" office:value-type="float" office:value="109554.892829719" calcext:value-type="float">
            <text:p>109554.892829719</text:p>
          </table:table-cell>
          <table:table-cell/>
          <table:table-cell office:value-type="float" office:value="1443145806.34261" calcext:value-type="float">
            <text:p>1443145806.34261</text:p>
          </table:table-cell>
          <table:table-cell table:formula="of:=[.G452]-[.$B$2]" office:value-type="float" office:value="46.3424489498138" calcext:value-type="float">
            <text:p>46.3424489498</text:p>
          </table:table-cell>
          <table:table-cell table:formula="of:=[.C452]/([.H452]-[.H451])" office:value-type="float" office:value="109442.400565351" calcext:value-type="float">
            <text:p>109442.400565351</text:p>
          </table:table-cell>
          <table:table-cell table:formula="of:=[.G452]-[.$B452]" office:value-type="float" office:value="0.23564600944519" calcext:value-type="float">
            <text:p>0.235646009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5806.14646" calcext:value-type="float">
            <text:p>1443145806.14646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2931632996" calcext:value-type="float">
            <text:p>46.1462931633</text:p>
          </table:table-cell>
          <table:table-cell table:formula="of:=[.C453]/([.D453]-[.D452])" office:value-type="float" office:value="109394.165932115" calcext:value-type="float">
            <text:p>109394.165932115</text:p>
          </table:table-cell>
          <table:table-cell/>
          <table:table-cell office:value-type="float" office:value="1443145806.38204" calcext:value-type="float">
            <text:p>1443145806.38204</text:p>
          </table:table-cell>
          <table:table-cell table:formula="of:=[.G453]-[.$B$2]" office:value-type="float" office:value="46.3818712234497" calcext:value-type="float">
            <text:p>46.3818712234</text:p>
          </table:table-cell>
          <table:table-cell table:formula="of:=[.C453]/([.H453]-[.H452])" office:value-type="float" office:value="109582.720669614" calcext:value-type="float">
            <text:p>109582.720669614</text:p>
          </table:table-cell>
          <table:table-cell table:formula="of:=[.G453]-[.$B453]" office:value-type="float" office:value="0.235578060150146" calcext:value-type="float">
            <text:p>0.235578060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5806.18586" calcext:value-type="float">
            <text:p>1443145806.18586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56942176819" calcext:value-type="float">
            <text:p>46.1856942177</text:p>
          </table:table-cell>
          <table:table-cell table:formula="of:=[.C454]/([.D454]-[.D453])" office:value-type="float" office:value="109641.73593126" calcext:value-type="float">
            <text:p>109641.73593126</text:p>
          </table:table-cell>
          <table:table-cell/>
          <table:table-cell office:value-type="float" office:value="1443145806.42136" calcext:value-type="float">
            <text:p>1443145806.42136</text:p>
          </table:table-cell>
          <table:table-cell table:formula="of:=[.G454]-[.$B$2]" office:value-type="float" office:value="46.4211943149567" calcext:value-type="float">
            <text:p>46.421194315</text:p>
          </table:table-cell>
          <table:table-cell table:formula="of:=[.C454]/([.H454]-[.H453])" office:value-type="float" office:value="109859.11418576" calcext:value-type="float">
            <text:p>109859.11418576</text:p>
          </table:table-cell>
          <table:table-cell table:formula="of:=[.G454]-[.$B454]" office:value-type="float" office:value="0.23550009727478" calcext:value-type="float">
            <text:p>0.235500097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5806.22528" calcext:value-type="float">
            <text:p>1443145806.22528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51117229462" calcext:value-type="float">
            <text:p>46.2251117229</text:p>
          </table:table-cell>
          <table:table-cell table:formula="of:=[.C455]/([.D455]-[.D454])" office:value-type="float" office:value="109595.976991332" calcext:value-type="float">
            <text:p>109595.976991332</text:p>
          </table:table-cell>
          <table:table-cell/>
          <table:table-cell office:value-type="float" office:value="1443145806.46087" calcext:value-type="float">
            <text:p>1443145806.46087</text:p>
          </table:table-cell>
          <table:table-cell table:formula="of:=[.G455]-[.$B$2]" office:value-type="float" office:value="46.4607040882111" calcext:value-type="float">
            <text:p>46.4607040882</text:p>
          </table:table-cell>
          <table:table-cell table:formula="of:=[.C455]/([.H455]-[.H454])" office:value-type="float" office:value="109340.035241015" calcext:value-type="float">
            <text:p>109340.035241015</text:p>
          </table:table-cell>
          <table:table-cell table:formula="of:=[.G455]-[.$B455]" office:value-type="float" office:value="0.235592365264893" calcext:value-type="float">
            <text:p>0.235592365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5806.26469" calcext:value-type="float">
            <text:p>1443145806.26469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45292282105" calcext:value-type="float">
            <text:p>46.2645292282</text:p>
          </table:table-cell>
          <table:table-cell table:formula="of:=[.C456]/([.D456]-[.D455])" office:value-type="float" office:value="109595.976991332" calcext:value-type="float">
            <text:p>109595.976991332</text:p>
          </table:table-cell>
          <table:table-cell/>
          <table:table-cell office:value-type="float" office:value="1443145806.50019" calcext:value-type="float">
            <text:p>1443145806.50019</text:p>
          </table:table-cell>
          <table:table-cell table:formula="of:=[.G456]-[.$B$2]" office:value-type="float" office:value="46.5000240802765" calcext:value-type="float">
            <text:p>46.5000240803</text:p>
          </table:table-cell>
          <table:table-cell table:formula="of:=[.C456]/([.H456]-[.H455])" office:value-type="float" office:value="109867.773951007" calcext:value-type="float">
            <text:p>109867.773951007</text:p>
          </table:table-cell>
          <table:table-cell table:formula="of:=[.G456]-[.$B456]" office:value-type="float" office:value="0.23549485206604" calcext:value-type="float">
            <text:p>0.235494852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5806.30411" calcext:value-type="float">
            <text:p>1443145806.30411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39412498474" calcext:value-type="float">
            <text:p>46.3039412498</text:p>
          </table:table-cell>
          <table:table-cell table:formula="of:=[.C457]/([.D457]-[.D456])" office:value-type="float" office:value="109611.225726834" calcext:value-type="float">
            <text:p>109611.225726834</text:p>
          </table:table-cell>
          <table:table-cell/>
          <table:table-cell office:value-type="float" office:value="1443145806.53968" calcext:value-type="float">
            <text:p>1443145806.53968</text:p>
          </table:table-cell>
          <table:table-cell table:formula="of:=[.G457]-[.$B$2]" office:value-type="float" office:value="46.5395114421844" calcext:value-type="float">
            <text:p>46.5395114422</text:p>
          </table:table-cell>
          <table:table-cell table:formula="of:=[.C457]/([.H457]-[.H456])" office:value-type="float" office:value="109402.09199261" calcext:value-type="float">
            <text:p>109402.09199261</text:p>
          </table:table-cell>
          <table:table-cell table:formula="of:=[.G457]-[.$B457]" office:value-type="float" office:value="0.235570192337036" calcext:value-type="float">
            <text:p>0.235570192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5806.34352" calcext:value-type="float">
            <text:p>1443145806.34352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33537483215" calcext:value-type="float">
            <text:p>46.3433537483</text:p>
          </table:table-cell>
          <table:table-cell table:formula="of:=[.C458]/([.D458]-[.D457])" office:value-type="float" office:value="109609.899581387" calcext:value-type="float">
            <text:p>109609.899581387</text:p>
          </table:table-cell>
          <table:table-cell/>
          <table:table-cell office:value-type="float" office:value="1443145806.57913" calcext:value-type="float">
            <text:p>1443145806.57913</text:p>
          </table:table-cell>
          <table:table-cell table:formula="of:=[.G458]-[.$B$2]" office:value-type="float" office:value="46.578964471817" calcext:value-type="float">
            <text:p>46.5789644718</text:p>
          </table:table-cell>
          <table:table-cell table:formula="of:=[.C458]/([.H458]-[.H457])" office:value-type="float" office:value="109497.294383543" calcext:value-type="float">
            <text:p>109497.294383543</text:p>
          </table:table-cell>
          <table:table-cell table:formula="of:=[.G458]-[.$B458]" office:value-type="float" office:value="0.235610723495483" calcext:value-type="float">
            <text:p>0.235610723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5806.38297" calcext:value-type="float">
            <text:p>1443145806.38297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28001022339" calcext:value-type="float">
            <text:p>46.3828001022</text:p>
          </table:table-cell>
          <table:table-cell table:formula="of:=[.C459]/([.D459]-[.D458])" office:value-type="float" office:value="109515.825203989" calcext:value-type="float">
            <text:p>109515.825203989</text:p>
          </table:table-cell>
          <table:table-cell/>
          <table:table-cell office:value-type="float" office:value="1443145806.6185" calcext:value-type="float">
            <text:p>1443145806.6185</text:p>
          </table:table-cell>
          <table:table-cell table:formula="of:=[.G459]-[.$B$2]" office:value-type="float" office:value="46.618335723877" calcext:value-type="float">
            <text:p>46.6183357239</text:p>
          </table:table-cell>
          <table:table-cell table:formula="of:=[.C459]/([.H459]-[.H458])" office:value-type="float" office:value="109724.729948224" calcext:value-type="float">
            <text:p>109724.729948224</text:p>
          </table:table-cell>
          <table:table-cell table:formula="of:=[.G459]-[.$B459]" office:value-type="float" office:value="0.235535621643066" calcext:value-type="float">
            <text:p>0.235535621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5806.42236" calcext:value-type="float">
            <text:p>1443145806.42236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1892356873" calcext:value-type="float">
            <text:p>46.4221892357</text:p>
          </table:table-cell>
          <table:table-cell table:formula="of:=[.C460]/([.D460]-[.D459])" office:value-type="float" office:value="109674.918467405" calcext:value-type="float">
            <text:p>109674.918467405</text:p>
          </table:table-cell>
          <table:table-cell/>
          <table:table-cell office:value-type="float" office:value="1443145806.65797" calcext:value-type="float">
            <text:p>1443145806.65797</text:p>
          </table:table-cell>
          <table:table-cell table:formula="of:=[.G460]-[.$B$2]" office:value-type="float" office:value="46.6578018665314" calcext:value-type="float">
            <text:p>46.6578018665</text:p>
          </table:table-cell>
          <table:table-cell table:formula="of:=[.C460]/([.H460]-[.H459])" office:value-type="float" office:value="109460.912808926" calcext:value-type="float">
            <text:p>109460.912808926</text:p>
          </table:table-cell>
          <table:table-cell table:formula="of:=[.G460]-[.$B460]" office:value-type="float" office:value="0.235612630844116" calcext:value-type="float">
            <text:p>0.235612630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5806.46177" calcext:value-type="float">
            <text:p>1443145806.46177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16053104401" calcext:value-type="float">
            <text:p>46.4616053104</text:p>
          </table:table-cell>
          <table:table-cell table:formula="of:=[.C461]/([.D461]-[.D460])" office:value-type="float" office:value="109599.954513286" calcext:value-type="float">
            <text:p>109599.954513286</text:p>
          </table:table-cell>
          <table:table-cell/>
          <table:table-cell office:value-type="float" office:value="1443145806.69734" calcext:value-type="float">
            <text:p>1443145806.69734</text:p>
          </table:table-cell>
          <table:table-cell table:formula="of:=[.G461]-[.$B$2]" office:value-type="float" office:value="46.6971776485443" calcext:value-type="float">
            <text:p>46.6971776485</text:p>
          </table:table-cell>
          <table:table-cell table:formula="of:=[.C461]/([.H461]-[.H460])" office:value-type="float" office:value="109712.106760963" calcext:value-type="float">
            <text:p>109712.106760963</text:p>
          </table:table-cell>
          <table:table-cell table:formula="of:=[.G461]-[.$B461]" office:value-type="float" office:value="0.235572338104248" calcext:value-type="float">
            <text:p>0.235572338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5806.50119" calcext:value-type="float">
            <text:p>1443145806.50119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0254383087" calcext:value-type="float">
            <text:p>46.5010254383</text:p>
          </table:table-cell>
          <table:table-cell table:formula="of:=[.C462]/([.D462]-[.D461])" office:value-type="float" office:value="109588.685617515" calcext:value-type="float">
            <text:p>109588.685617515</text:p>
          </table:table-cell>
          <table:table-cell/>
          <table:table-cell office:value-type="float" office:value="1443145806.73677" calcext:value-type="float">
            <text:p>1443145806.73677</text:p>
          </table:table-cell>
          <table:table-cell table:formula="of:=[.G462]-[.$B$2]" office:value-type="float" office:value="46.7366034984589" calcext:value-type="float">
            <text:p>46.7366034985</text:p>
          </table:table-cell>
          <table:table-cell table:formula="of:=[.C462]/([.H462]-[.H461])" office:value-type="float" office:value="109572.780532643" calcext:value-type="float">
            <text:p>109572.780532643</text:p>
          </table:table-cell>
          <table:table-cell table:formula="of:=[.G462]-[.$B462]" office:value-type="float" office:value="0.235578060150146" calcext:value-type="float">
            <text:p>0.235578060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5806.5406" calcext:value-type="float">
            <text:p>1443145806.5406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0433883667" calcext:value-type="float">
            <text:p>46.5404338837</text:p>
          </table:table-cell>
          <table:table-cell table:formula="of:=[.C463]/([.D463]-[.D462])" office:value-type="float" office:value="109621.172840627" calcext:value-type="float">
            <text:p>109621.172840627</text:p>
          </table:table-cell>
          <table:table-cell/>
          <table:table-cell office:value-type="float" office:value="1443145806.77621" calcext:value-type="float">
            <text:p>1443145806.77621</text:p>
          </table:table-cell>
          <table:table-cell table:formula="of:=[.G463]-[.$B$2]" office:value-type="float" office:value="46.7760400772095" calcext:value-type="float">
            <text:p>46.7760400772</text:p>
          </table:table-cell>
          <table:table-cell table:formula="of:=[.C463]/([.H463]-[.H462])" office:value-type="float" office:value="109542.970938703" calcext:value-type="float">
            <text:p>109542.970938703</text:p>
          </table:table-cell>
          <table:table-cell table:formula="of:=[.G463]-[.$B463]" office:value-type="float" office:value="0.23560619354248" calcext:value-type="float">
            <text:p>0.235606193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5806.58002" calcext:value-type="float">
            <text:p>1443145806.58002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98568725586" calcext:value-type="float">
            <text:p>46.5798568726</text:p>
          </table:table-cell>
          <table:table-cell table:formula="of:=[.C464]/([.D464]-[.D463])" office:value-type="float" office:value="109580.732497944" calcext:value-type="float">
            <text:p>109580.732497944</text:p>
          </table:table-cell>
          <table:table-cell/>
          <table:table-cell office:value-type="float" office:value="1443145806.81564" calcext:value-type="float">
            <text:p>1443145806.81564</text:p>
          </table:table-cell>
          <table:table-cell table:formula="of:=[.G464]-[.$B$2]" office:value-type="float" office:value="46.8154709339142" calcext:value-type="float">
            <text:p>46.8154709339</text:p>
          </table:table-cell>
          <table:table-cell table:formula="of:=[.C464]/([.H464]-[.H463])" office:value-type="float" office:value="109558.867370076" calcext:value-type="float">
            <text:p>109558.867370076</text:p>
          </table:table-cell>
          <table:table-cell table:formula="of:=[.G464]-[.$B464]" office:value-type="float" office:value="0.235614061355591" calcext:value-type="float">
            <text:p>0.235614061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5806.61942" calcext:value-type="float">
            <text:p>1443145806.61942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2588806152" calcext:value-type="float">
            <text:p>46.6192588806</text:p>
          </table:table-cell>
          <table:table-cell table:formula="of:=[.C465]/([.D465]-[.D464])" office:value-type="float" office:value="109639.08219576" calcext:value-type="float">
            <text:p>109639.08219576</text:p>
          </table:table-cell>
          <table:table-cell/>
          <table:table-cell office:value-type="float" office:value="1443145806.8551" calcext:value-type="float">
            <text:p>1443145806.8551</text:p>
          </table:table-cell>
          <table:table-cell table:formula="of:=[.G465]-[.$B$2]" office:value-type="float" office:value="46.8549358844757" calcext:value-type="float">
            <text:p>46.8549358845</text:p>
          </table:table-cell>
          <table:table-cell table:formula="of:=[.C465]/([.H465]-[.H464])" office:value-type="float" office:value="109464.21922575" calcext:value-type="float">
            <text:p>109464.21922575</text:p>
          </table:table-cell>
          <table:table-cell table:formula="of:=[.G465]-[.$B465]" office:value-type="float" office:value="0.235677003860474" calcext:value-type="float">
            <text:p>0.235677003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5806.65885" calcext:value-type="float">
            <text:p>1443145806.65885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86794853211" calcext:value-type="float">
            <text:p>46.6586794853</text:p>
          </table:table-cell>
          <table:table-cell table:formula="of:=[.C466]/([.D466]-[.D465])" office:value-type="float" office:value="109587.360017418" calcext:value-type="float">
            <text:p>109587.360017418</text:p>
          </table:table-cell>
          <table:table-cell/>
          <table:table-cell office:value-type="float" office:value="1443145806.89452" calcext:value-type="float">
            <text:p>1443145806.89452</text:p>
          </table:table-cell>
          <table:table-cell table:formula="of:=[.G466]-[.$B$2]" office:value-type="float" office:value="46.8943572044373" calcext:value-type="float">
            <text:p>46.8943572044</text:p>
          </table:table-cell>
          <table:table-cell table:formula="of:=[.C466]/([.H466]-[.H465])" office:value-type="float" office:value="109585.371677402" calcext:value-type="float">
            <text:p>109585.371677402</text:p>
          </table:table-cell>
          <table:table-cell table:formula="of:=[.G466]-[.$B466]" office:value-type="float" office:value="0.235677719116211" calcext:value-type="float">
            <text:p>0.235677719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5806.69826" calcext:value-type="float">
            <text:p>1443145806.69826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0950832367" calcext:value-type="float">
            <text:p>46.6980950832</text:p>
          </table:table-cell>
          <table:table-cell table:formula="of:=[.C467]/([.D467]-[.D466])" office:value-type="float" office:value="109601.280418096" calcext:value-type="float">
            <text:p>109601.280418096</text:p>
          </table:table-cell>
          <table:table-cell/>
          <table:table-cell office:value-type="float" office:value="1443145806.93412" calcext:value-type="float">
            <text:p>1443145806.93412</text:p>
          </table:table-cell>
          <table:table-cell table:formula="of:=[.G467]-[.$B$2]" office:value-type="float" office:value="46.9339542388916" calcext:value-type="float">
            <text:p>46.9339542389</text:p>
          </table:table-cell>
          <table:table-cell table:formula="of:=[.C467]/([.H467]-[.H466])" office:value-type="float" office:value="109099.079250009" calcext:value-type="float">
            <text:p>109099.079250009</text:p>
          </table:table-cell>
          <table:table-cell table:formula="of:=[.G467]-[.$B467]" office:value-type="float" office:value="0.235859155654907" calcext:value-type="float">
            <text:p>0.235859155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5806.73771" calcext:value-type="float">
            <text:p>1443145806.73771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75447750092" calcext:value-type="float">
            <text:p>46.737544775</text:p>
          </table:table-cell>
          <table:table-cell table:formula="of:=[.C468]/([.D468]-[.D467])" office:value-type="float" office:value="109506.559009815" calcext:value-type="float">
            <text:p>109506.559009815</text:p>
          </table:table-cell>
          <table:table-cell/>
          <table:table-cell office:value-type="float" office:value="1443145806.9734" calcext:value-type="float">
            <text:p>1443145806.9734</text:p>
          </table:table-cell>
          <table:table-cell table:formula="of:=[.G468]-[.$B$2]" office:value-type="float" office:value="46.9732298851013" calcext:value-type="float">
            <text:p>46.9732298851</text:p>
          </table:table-cell>
          <table:table-cell table:formula="of:=[.C468]/([.H468]-[.H467])" office:value-type="float" office:value="109991.824881324" calcext:value-type="float">
            <text:p>109991.824881324</text:p>
          </table:table-cell>
          <table:table-cell table:formula="of:=[.G468]-[.$B468]" office:value-type="float" office:value="0.235685110092163" calcext:value-type="float">
            <text:p>0.235685110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5806.77712" calcext:value-type="float">
            <text:p>1443145806.77712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69513130188" calcext:value-type="float">
            <text:p>46.776951313</text:p>
          </table:table-cell>
          <table:table-cell table:formula="of:=[.C469]/([.D469]-[.D468])" office:value-type="float" office:value="109626.478706219" calcext:value-type="float">
            <text:p>109626.478706219</text:p>
          </table:table-cell>
          <table:table-cell/>
          <table:table-cell office:value-type="float" office:value="1443145807.01295" calcext:value-type="float">
            <text:p>1443145807.01295</text:p>
          </table:table-cell>
          <table:table-cell table:formula="of:=[.G469]-[.$B$2]" office:value-type="float" office:value="47.0127818584442" calcext:value-type="float">
            <text:p>47.0127818584</text:p>
          </table:table-cell>
          <table:table-cell table:formula="of:=[.C469]/([.H469]-[.H468])" office:value-type="float" office:value="109223.374584823" calcext:value-type="float">
            <text:p>109223.374584823</text:p>
          </table:table-cell>
          <table:table-cell table:formula="of:=[.G469]-[.$B469]" office:value-type="float" office:value="0.235830545425415" calcext:value-type="float">
            <text:p>0.235830545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5806.81654" calcext:value-type="float">
            <text:p>1443145806.81654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63719177246" calcext:value-type="float">
            <text:p>46.8163719177</text:p>
          </table:table-cell>
          <table:table-cell table:formula="of:=[.C470]/([.D470]-[.D469])" office:value-type="float" office:value="109587.360017418" calcext:value-type="float">
            <text:p>109587.360017418</text:p>
          </table:table-cell>
          <table:table-cell/>
          <table:table-cell office:value-type="float" office:value="1443145810.0182" calcext:value-type="float">
            <text:p>1443145810.0182</text:p>
          </table:table-cell>
          <table:table-cell table:formula="of:=[.G470]-[.$B$2]" office:value-type="float" office:value="50.018031835556" calcext:value-type="float">
            <text:p>50.0180318356</text:p>
          </table:table-cell>
          <table:table-cell table:formula="of:=[.C470]/([.H470]-[.H469])" office:value-type="float" office:value="1437.48441324396" calcext:value-type="float">
            <text:p>1437.484413244</text:p>
          </table:table-cell>
          <table:table-cell table:formula="of:=[.G470]-[.$B470]" office:value-type="float" office:value="3.20165991783142" calcext:value-type="float">
            <text:p>3.201659917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5806.85595" calcext:value-type="float">
            <text:p>1443145806.85595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57879924774" calcext:value-type="float">
            <text:p>46.8557879925</text:p>
          </table:table-cell>
          <table:table-cell table:formula="of:=[.C471]/([.D471]-[.D470])" office:value-type="float" office:value="109599.954513286" calcext:value-type="float">
            <text:p>109599.954513286</text:p>
          </table:table-cell>
          <table:table-cell/>
          <table:table-cell office:value-type="float" office:value="1443145810.9907" calcext:value-type="float">
            <text:p>1443145810.9907</text:p>
          </table:table-cell>
          <table:table-cell table:formula="of:=[.G471]-[.$B$2]" office:value-type="float" office:value="50.9905302524567" calcext:value-type="float">
            <text:p>50.9905302525</text:p>
          </table:table-cell>
          <table:table-cell table:formula="of:=[.C471]/([.H471]-[.H470])" office:value-type="float" office:value="4442.16661428396" calcext:value-type="float">
            <text:p>4442.166614284</text:p>
          </table:table-cell>
          <table:table-cell table:formula="of:=[.G471]-[.$B471]" office:value-type="float" office:value="4.13474225997925" calcext:value-type="float">
            <text:p>4.1347422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5806.89537" calcext:value-type="float">
            <text:p>1443145806.89537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2074050903" calcext:value-type="float">
            <text:p>46.8952074051</text:p>
          </table:table-cell>
          <table:table-cell table:formula="of:=[.C472]/([.D472]-[.D471])" office:value-type="float" office:value="109590.674077793" calcext:value-type="float">
            <text:p>109590.674077793</text:p>
          </table:table-cell>
          <table:table-cell/>
          <table:table-cell office:value-type="float" office:value="1443145811.00858" calcext:value-type="float">
            <text:p>1443145811.00858</text:p>
          </table:table-cell>
          <table:table-cell table:formula="of:=[.G472]-[.$B$2]" office:value-type="float" office:value="51.0084185600281" calcext:value-type="float">
            <text:p>51.00841856</text:p>
          </table:table-cell>
          <table:table-cell table:formula="of:=[.C472]/([.H472]-[.H471])" office:value-type="float" office:value="241498.530968026" calcext:value-type="float">
            <text:p>241498.530968026</text:p>
          </table:table-cell>
          <table:table-cell table:formula="of:=[.G472]-[.$B472]" office:value-type="float" office:value="4.11321115493774" calcext:value-type="float">
            <text:p>4.113211154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5806.93479" calcext:value-type="float">
            <text:p>1443145806.93479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46218109131" calcext:value-type="float">
            <text:p>46.9346218109</text:p>
          </table:table-cell>
          <table:table-cell table:formula="of:=[.C473]/([.D473]-[.D472])" office:value-type="float" office:value="109604.595320477" calcext:value-type="float">
            <text:p>109604.595320477</text:p>
          </table:table-cell>
          <table:table-cell/>
          <table:table-cell office:value-type="float" office:value="1443145811.02621" calcext:value-type="float">
            <text:p>1443145811.02621</text:p>
          </table:table-cell>
          <table:table-cell table:formula="of:=[.G473]-[.$B$2]" office:value-type="float" office:value="51.0260407924652" calcext:value-type="float">
            <text:p>51.0260407925</text:p>
          </table:table-cell>
          <table:table-cell table:formula="of:=[.C473]/([.H473]-[.H472])" office:value-type="float" office:value="245144.876814633" calcext:value-type="float">
            <text:p>245144.876814633</text:p>
          </table:table-cell>
          <table:table-cell table:formula="of:=[.G473]-[.$B473]" office:value-type="float" office:value="4.09141898155212" calcext:value-type="float">
            <text:p>4.091418981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5806.97422" calcext:value-type="float">
            <text:p>1443145806.97422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40507602692" calcext:value-type="float">
            <text:p>46.9740507603</text:p>
          </table:table-cell>
          <table:table-cell table:formula="of:=[.C474]/([.D474]-[.D473])" office:value-type="float" office:value="109564.167205839" calcext:value-type="float">
            <text:p>109564.167205839</text:p>
          </table:table-cell>
          <table:table-cell/>
          <table:table-cell office:value-type="float" office:value="1443145811.04376" calcext:value-type="float">
            <text:p>1443145811.04376</text:p>
          </table:table-cell>
          <table:table-cell table:formula="of:=[.G474]-[.$B$2]" office:value-type="float" office:value="51.0435922145844" calcext:value-type="float">
            <text:p>51.0435922146</text:p>
          </table:table-cell>
          <table:table-cell table:formula="of:=[.C474]/([.H474]-[.H473])" office:value-type="float" office:value="246133.901325799" calcext:value-type="float">
            <text:p>246133.901325799</text:p>
          </table:table-cell>
          <table:table-cell table:formula="of:=[.G474]-[.$B474]" office:value-type="float" office:value="4.06954145431519" calcext:value-type="float">
            <text:p>4.069541454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5820.01864" calcext:value-type="float">
            <text:p>1443145820.01864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84774398804" calcext:value-type="float">
            <text:p>60.0184774399</text:p>
          </table:table-cell>
          <table:table-cell table:formula="of:=[.C475]/([.D475]-[.D474])" office:value-type="float" office:value="331.175919502256" calcext:value-type="float">
            <text:p>331.1759195023</text:p>
          </table:table-cell>
          <table:table-cell/>
          <table:table-cell office:value-type="float" office:value="1443145820.21694" calcext:value-type="float">
            <text:p>1443145820.21694</text:p>
          </table:table-cell>
          <table:table-cell table:formula="of:=[.G475]-[.$B$2]" office:value-type="float" office:value="60.2167716026306" calcext:value-type="float">
            <text:p>60.2167716026</text:p>
          </table:table-cell>
          <table:table-cell table:formula="of:=[.C475]/([.H475]-[.H474])" office:value-type="float" office:value="470.938135760156" calcext:value-type="float">
            <text:p>470.9381357602</text:p>
          </table:table-cell>
          <table:table-cell table:formula="of:=[.G475]-[.$B475]" office:value-type="float" office:value="0.198294162750244" calcext:value-type="float">
            <text:p>0.198294162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5820.07279" calcext:value-type="float">
            <text:p>1443145820.07279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2625875473" calcext:value-type="float">
            <text:p>60.0726258755</text:p>
          </table:table-cell>
          <table:table-cell table:formula="of:=[.C476]/([.D476]-[.D475])" office:value-type="float" office:value="79780.6982365762" calcext:value-type="float">
            <text:p>79780.6982365762</text:p>
          </table:table-cell>
          <table:table-cell/>
          <table:table-cell office:value-type="float" office:value="1443145820.32376" calcext:value-type="float">
            <text:p>1443145820.32376</text:p>
          </table:table-cell>
          <table:table-cell table:formula="of:=[.G476]-[.$B$2]" office:value-type="float" office:value="60.3235938549042" calcext:value-type="float">
            <text:p>60.3235938549</text:p>
          </table:table-cell>
          <table:table-cell table:formula="of:=[.C476]/([.H476]-[.H475])" office:value-type="float" office:value="40441.012130478" calcext:value-type="float">
            <text:p>40441.012130478</text:p>
          </table:table-cell>
          <table:table-cell table:formula="of:=[.G476]-[.$B476]" office:value-type="float" office:value="0.250967979431152" calcext:value-type="float">
            <text:p>0.250967979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5820.12694" calcext:value-type="float">
            <text:p>1443145820.12694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67702579498" calcext:value-type="float">
            <text:p>60.1267702579</text:p>
          </table:table-cell>
          <table:table-cell table:formula="of:=[.C477]/([.D477]-[.D476])" office:value-type="float" office:value="79786.6704242222" calcext:value-type="float">
            <text:p>79786.6704242222</text:p>
          </table:table-cell>
          <table:table-cell/>
          <table:table-cell office:value-type="float" office:value="1443145820.37788" calcext:value-type="float">
            <text:p>1443145820.37788</text:p>
          </table:table-cell>
          <table:table-cell table:formula="of:=[.G477]-[.$B$2]" office:value-type="float" office:value="60.3777186870575" calcext:value-type="float">
            <text:p>60.3777186871</text:p>
          </table:table-cell>
          <table:table-cell table:formula="of:=[.C477]/([.H477]-[.H476])" office:value-type="float" office:value="79815.4900095148" calcext:value-type="float">
            <text:p>79815.4900095148</text:p>
          </table:table-cell>
          <table:table-cell table:formula="of:=[.G477]-[.$B477]" office:value-type="float" office:value="0.250948429107666" calcext:value-type="float">
            <text:p>0.250948429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5820.18107" calcext:value-type="float">
            <text:p>1443145820.18107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09084415436" calcext:value-type="float">
            <text:p>60.1809084415</text:p>
          </table:table-cell>
          <table:table-cell table:formula="of:=[.C478]/([.D478]-[.D477])" office:value-type="float" office:value="79795.8060879369" calcext:value-type="float">
            <text:p>79795.8060879369</text:p>
          </table:table-cell>
          <table:table-cell/>
          <table:table-cell office:value-type="float" office:value="1443145820.43208" calcext:value-type="float">
            <text:p>1443145820.43208</text:p>
          </table:table-cell>
          <table:table-cell table:formula="of:=[.G478]-[.$B$2]" office:value-type="float" office:value="60.4319097995758" calcext:value-type="float">
            <text:p>60.4319097996</text:p>
          </table:table-cell>
          <table:table-cell table:formula="of:=[.C478]/([.H478]-[.H477])" office:value-type="float" office:value="79717.8688394766" calcext:value-type="float">
            <text:p>79717.8688394766</text:p>
          </table:table-cell>
          <table:table-cell table:formula="of:=[.G478]-[.$B478]" office:value-type="float" office:value="0.251001358032227" calcext:value-type="float">
            <text:p>0.25100135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5820.23522" calcext:value-type="float">
            <text:p>1443145820.23522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50513935089" calcext:value-type="float">
            <text:p>60.2350513935</text:p>
          </table:table-cell>
          <table:table-cell table:formula="of:=[.C479]/([.D479]-[.D478])" office:value-type="float" office:value="79788.7784686383" calcext:value-type="float">
            <text:p>79788.7784686383</text:p>
          </table:table-cell>
          <table:table-cell/>
          <table:table-cell office:value-type="float" office:value="1443145820.48617" calcext:value-type="float">
            <text:p>1443145820.48617</text:p>
          </table:table-cell>
          <table:table-cell table:formula="of:=[.G479]-[.$B$2]" office:value-type="float" office:value="60.4860024452209" calcext:value-type="float">
            <text:p>60.4860024452</text:p>
          </table:table-cell>
          <table:table-cell table:formula="of:=[.C479]/([.H479]-[.H478])" office:value-type="float" office:value="79862.9822682375" calcext:value-type="float">
            <text:p>79862.9822682375</text:p>
          </table:table-cell>
          <table:table-cell table:formula="of:=[.G479]-[.$B479]" office:value-type="float" office:value="0.250951051712036" calcext:value-type="float">
            <text:p>0.250951051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5820.2894" calcext:value-type="float">
            <text:p>1443145820.2894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92336845398" calcext:value-type="float">
            <text:p>60.2892336845</text:p>
          </table:table-cell>
          <table:table-cell table:formula="of:=[.C480]/([.D480]-[.D479])" office:value-type="float" office:value="79730.8478066682" calcext:value-type="float">
            <text:p>79730.8478066682</text:p>
          </table:table-cell>
          <table:table-cell/>
          <table:table-cell office:value-type="float" office:value="1443145820.54026" calcext:value-type="float">
            <text:p>1443145820.54026</text:p>
          </table:table-cell>
          <table:table-cell table:formula="of:=[.G480]-[.$B$2]" office:value-type="float" office:value="60.5400922298431" calcext:value-type="float">
            <text:p>60.5400922298</text:p>
          </table:table-cell>
          <table:table-cell table:formula="of:=[.C480]/([.H480]-[.H479])" office:value-type="float" office:value="79867.2065376936" calcext:value-type="float">
            <text:p>79867.2065376936</text:p>
          </table:table-cell>
          <table:table-cell table:formula="of:=[.G480]-[.$B480]" office:value-type="float" office:value="0.250858545303345" calcext:value-type="float">
            <text:p>0.250858545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5820.34354" calcext:value-type="float">
            <text:p>1443145820.34354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33697223663" calcext:value-type="float">
            <text:p>60.3433697224</text:p>
          </table:table-cell>
          <table:table-cell table:formula="of:=[.C481]/([.D481]-[.D480])" office:value-type="float" office:value="79798.9689205199" calcext:value-type="float">
            <text:p>79798.9689205199</text:p>
          </table:table-cell>
          <table:table-cell/>
          <table:table-cell office:value-type="float" office:value="1443145820.59446" calcext:value-type="float">
            <text:p>1443145820.59446</text:p>
          </table:table-cell>
          <table:table-cell table:formula="of:=[.G481]-[.$B$2]" office:value-type="float" office:value="60.5942947864533" calcext:value-type="float">
            <text:p>60.5942947865</text:p>
          </table:table-cell>
          <table:table-cell table:formula="of:=[.C481]/([.H481]-[.H480])" office:value-type="float" office:value="79701.037555753" calcext:value-type="float">
            <text:p>79701.037555753</text:p>
          </table:table-cell>
          <table:table-cell table:formula="of:=[.G481]-[.$B481]" office:value-type="float" office:value="0.250925064086914" calcext:value-type="float">
            <text:p>0.250925064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5820.39768" calcext:value-type="float">
            <text:p>1443145820.39768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75095748901" calcext:value-type="float">
            <text:p>60.3975095749</text:p>
          </table:table-cell>
          <table:table-cell table:formula="of:=[.C482]/([.D482]-[.D481])" office:value-type="float" office:value="79793.3462803694" calcext:value-type="float">
            <text:p>79793.3462803694</text:p>
          </table:table-cell>
          <table:table-cell/>
          <table:table-cell office:value-type="float" office:value="1443145820.64858" calcext:value-type="float">
            <text:p>1443145820.64858</text:p>
          </table:table-cell>
          <table:table-cell table:formula="of:=[.G482]-[.$B$2]" office:value-type="float" office:value="60.6484150886536" calcext:value-type="float">
            <text:p>60.6484150887</text:p>
          </table:table-cell>
          <table:table-cell table:formula="of:=[.C482]/([.H482]-[.H481])" office:value-type="float" office:value="79822.1706894805" calcext:value-type="float">
            <text:p>79822.1706894805</text:p>
          </table:table-cell>
          <table:table-cell table:formula="of:=[.G482]-[.$B482]" office:value-type="float" office:value="0.250905513763428" calcext:value-type="float">
            <text:p>0.250905513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5820.45186" calcext:value-type="float">
            <text:p>1443145820.45186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16983032227" calcext:value-type="float">
            <text:p>60.4516983032</text:p>
          </table:table-cell>
          <table:table-cell table:formula="of:=[.C483]/([.D483]-[.D482])" office:value-type="float" office:value="79721.3762517379" calcext:value-type="float">
            <text:p>79721.3762517379</text:p>
          </table:table-cell>
          <table:table-cell/>
          <table:table-cell office:value-type="float" office:value="1443145820.70269" calcext:value-type="float">
            <text:p>1443145820.70269</text:p>
          </table:table-cell>
          <table:table-cell table:formula="of:=[.G483]-[.$B$2]" office:value-type="float" office:value="60.7025237083435" calcext:value-type="float">
            <text:p>60.7025237083</text:p>
          </table:table-cell>
          <table:table-cell table:formula="of:=[.C483]/([.H483]-[.H482])" office:value-type="float" office:value="79839.4049738266" calcext:value-type="float">
            <text:p>79839.4049738266</text:p>
          </table:table-cell>
          <table:table-cell table:formula="of:=[.G483]-[.$B483]" office:value-type="float" office:value="0.25082540512085" calcext:value-type="float">
            <text:p>0.250825405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5820.506" calcext:value-type="float">
            <text:p>1443145820.506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58355331421" calcext:value-type="float">
            <text:p>60.5058355331</text:p>
          </table:table-cell>
          <table:table-cell table:formula="of:=[.C484]/([.D484]-[.D483])" office:value-type="float" office:value="79797.2117603537" calcext:value-type="float">
            <text:p>79797.2117603537</text:p>
          </table:table-cell>
          <table:table-cell/>
          <table:table-cell office:value-type="float" office:value="1443145820.75683" calcext:value-type="float">
            <text:p>1443145820.75683</text:p>
          </table:table-cell>
          <table:table-cell table:formula="of:=[.G484]-[.$B$2]" office:value-type="float" office:value="60.7566666603088" calcext:value-type="float">
            <text:p>60.7566666603</text:p>
          </table:table-cell>
          <table:table-cell table:formula="of:=[.C484]/([.H484]-[.H483])" office:value-type="float" office:value="79788.7784686383" calcext:value-type="float">
            <text:p>79788.7784686383</text:p>
          </table:table-cell>
          <table:table-cell table:formula="of:=[.G484]-[.$B484]" office:value-type="float" office:value="0.250831127166748" calcext:value-type="float">
            <text:p>0.250831127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5820.56015" calcext:value-type="float">
            <text:p>1443145820.56015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599827766419" calcext:value-type="float">
            <text:p>60.5599827766</text:p>
          </table:table-cell>
          <table:table-cell table:formula="of:=[.C485]/([.D485]-[.D484])" office:value-type="float" office:value="79782.4546695434" calcext:value-type="float">
            <text:p>79782.4546695434</text:p>
          </table:table-cell>
          <table:table-cell/>
          <table:table-cell office:value-type="float" office:value="1443145820.81091" calcext:value-type="float">
            <text:p>1443145820.81091</text:p>
          </table:table-cell>
          <table:table-cell table:formula="of:=[.G485]-[.$B$2]" office:value-type="float" office:value="60.8107397556305" calcext:value-type="float">
            <text:p>60.8107397556</text:p>
          </table:table-cell>
          <table:table-cell table:formula="of:=[.C485]/([.H485]-[.H484])" office:value-type="float" office:value="79891.8570187699" calcext:value-type="float">
            <text:p>79891.8570187699</text:p>
          </table:table-cell>
          <table:table-cell table:formula="of:=[.G485]-[.$B485]" office:value-type="float" office:value="0.250756978988647" calcext:value-type="float">
            <text:p>0.250756979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5820.61429" calcext:value-type="float">
            <text:p>1443145820.61429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41254901886" calcext:value-type="float">
            <text:p>60.6141254902</text:p>
          </table:table-cell>
          <table:table-cell table:formula="of:=[.C486]/([.D486]-[.D485])" office:value-type="float" office:value="79789.1298202042" calcext:value-type="float">
            <text:p>79789.1298202042</text:p>
          </table:table-cell>
          <table:table-cell/>
          <table:table-cell office:value-type="float" office:value="1443145820.86515" calcext:value-type="float">
            <text:p>1443145820.86515</text:p>
          </table:table-cell>
          <table:table-cell table:formula="of:=[.G486]-[.$B$2]" office:value-type="float" office:value="60.8649797439575" calcext:value-type="float">
            <text:p>60.864979744</text:p>
          </table:table-cell>
          <table:table-cell table:formula="of:=[.C486]/([.H486]-[.H485])" office:value-type="float" office:value="79646.0348397136" calcext:value-type="float">
            <text:p>79646.0348397136</text:p>
          </table:table-cell>
          <table:table-cell table:formula="of:=[.G486]-[.$B486]" office:value-type="float" office:value="0.250854253768921" calcext:value-type="float">
            <text:p>0.250854253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5820.66843" calcext:value-type="float">
            <text:p>1443145820.66843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82684421539" calcext:value-type="float">
            <text:p>60.6682684422</text:p>
          </table:table-cell>
          <table:table-cell table:formula="of:=[.C487]/([.D487]-[.D486])" office:value-type="float" office:value="79788.7784686383" calcext:value-type="float">
            <text:p>79788.7784686383</text:p>
          </table:table-cell>
          <table:table-cell/>
          <table:table-cell office:value-type="float" office:value="1443145820.91924" calcext:value-type="float">
            <text:p>1443145820.91924</text:p>
          </table:table-cell>
          <table:table-cell table:formula="of:=[.G487]-[.$B$2]" office:value-type="float" office:value="60.9190697669983" calcext:value-type="float">
            <text:p>60.919069767</text:p>
          </table:table-cell>
          <table:table-cell table:formula="of:=[.C487]/([.H487]-[.H486])" office:value-type="float" office:value="79866.8544981708" calcext:value-type="float">
            <text:p>79866.8544981708</text:p>
          </table:table-cell>
          <table:table-cell table:formula="of:=[.G487]-[.$B487]" office:value-type="float" office:value="0.25080132484436" calcext:value-type="float">
            <text:p>0.250801324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5820.72256" calcext:value-type="float">
            <text:p>1443145820.72256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23951816559" calcext:value-type="float">
            <text:p>60.7223951817</text:p>
          </table:table-cell>
          <table:table-cell table:formula="of:=[.C488]/([.D488]-[.D487])" office:value-type="float" office:value="79812.6774261752" calcext:value-type="float">
            <text:p>79812.6774261752</text:p>
          </table:table-cell>
          <table:table-cell/>
          <table:table-cell office:value-type="float" office:value="1443145820.97344" calcext:value-type="float">
            <text:p>1443145820.97344</text:p>
          </table:table-cell>
          <table:table-cell table:formula="of:=[.G488]-[.$B$2]" office:value-type="float" office:value="60.9732775688171" calcext:value-type="float">
            <text:p>60.9732775688</text:p>
          </table:table-cell>
          <table:table-cell table:formula="of:=[.C488]/([.H488]-[.H487])" office:value-type="float" office:value="79693.3255924421" calcext:value-type="float">
            <text:p>79693.3255924421</text:p>
          </table:table-cell>
          <table:table-cell table:formula="of:=[.G488]-[.$B488]" office:value-type="float" office:value="0.250882387161255" calcext:value-type="float">
            <text:p>0.250882387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5820.7767" calcext:value-type="float">
            <text:p>1443145820.7767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65297889709" calcext:value-type="float">
            <text:p>60.776529789</text:p>
          </table:table-cell>
          <table:table-cell table:formula="of:=[.C489]/([.D489]-[.D488])" office:value-type="float" office:value="79801.077614872" calcext:value-type="float">
            <text:p>79801.077614872</text:p>
          </table:table-cell>
          <table:table-cell/>
          <table:table-cell office:value-type="float" office:value="1443145821.02757" calcext:value-type="float">
            <text:p>1443145821.02757</text:p>
          </table:table-cell>
          <table:table-cell table:formula="of:=[.G489]-[.$B$2]" office:value-type="float" office:value="61.0274064540863" calcext:value-type="float">
            <text:p>61.0274064541</text:p>
          </table:table-cell>
          <table:table-cell table:formula="of:=[.C489]/([.H489]-[.H488])" office:value-type="float" office:value="79809.513506847" calcext:value-type="float">
            <text:p>79809.513506847</text:p>
          </table:table-cell>
          <table:table-cell table:formula="of:=[.G489]-[.$B489]" office:value-type="float" office:value="0.250876665115356" calcext:value-type="float">
            <text:p>0.250876665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5820.83084" calcext:value-type="float">
            <text:p>1443145820.83084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06703567505" calcext:value-type="float">
            <text:p>60.8306703568</text:p>
          </table:table-cell>
          <table:table-cell table:formula="of:=[.C490]/([.D490]-[.D489])" office:value-type="float" office:value="79792.2921235501" calcext:value-type="float">
            <text:p>79792.2921235501</text:p>
          </table:table-cell>
          <table:table-cell/>
          <table:table-cell office:value-type="float" office:value="1443145821.08172" calcext:value-type="float">
            <text:p>1443145821.08172</text:p>
          </table:table-cell>
          <table:table-cell table:formula="of:=[.G490]-[.$B$2]" office:value-type="float" office:value="61.0815501213074" calcext:value-type="float">
            <text:p>61.0815501213</text:p>
          </table:table-cell>
          <table:table-cell table:formula="of:=[.C490]/([.H490]-[.H489])" office:value-type="float" office:value="79787.7244325062" calcext:value-type="float">
            <text:p>79787.7244325062</text:p>
          </table:table-cell>
          <table:table-cell table:formula="of:=[.G490]-[.$B490]" office:value-type="float" office:value="0.250879764556885" calcext:value-type="float">
            <text:p>0.250879764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5820.88498" calcext:value-type="float">
            <text:p>1443145820.88498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48166465759" calcext:value-type="float">
            <text:p>60.8848166466</text:p>
          </table:table-cell>
          <table:table-cell table:formula="of:=[.C491]/([.D491]-[.D490])" office:value-type="float" office:value="79783.8598716018" calcext:value-type="float">
            <text:p>79783.8598716018</text:p>
          </table:table-cell>
          <table:table-cell/>
          <table:table-cell office:value-type="float" office:value="1443145821.13589" calcext:value-type="float">
            <text:p>1443145821.13589</text:p>
          </table:table-cell>
          <table:table-cell table:formula="of:=[.G491]-[.$B$2]" office:value-type="float" office:value="61.1357223987579" calcext:value-type="float">
            <text:p>61.1357223988</text:p>
          </table:table-cell>
          <table:table-cell table:formula="of:=[.C491]/([.H491]-[.H490])" office:value-type="float" office:value="79745.5858107959" calcext:value-type="float">
            <text:p>79745.5858107959</text:p>
          </table:table-cell>
          <table:table-cell table:formula="of:=[.G491]-[.$B491]" office:value-type="float" office:value="0.250905752182007" calcext:value-type="float">
            <text:p>0.25090575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5820.93912" calcext:value-type="float">
            <text:p>1443145820.93912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89591217041" calcext:value-type="float">
            <text:p>60.9389591217</text:p>
          </table:table-cell>
          <table:table-cell table:formula="of:=[.C492]/([.D492]-[.D491])" office:value-type="float" office:value="79789.4811748646" calcext:value-type="float">
            <text:p>79789.4811748646</text:p>
          </table:table-cell>
          <table:table-cell/>
          <table:table-cell office:value-type="float" office:value="1443145821.19001" calcext:value-type="float">
            <text:p>1443145821.19001</text:p>
          </table:table-cell>
          <table:table-cell table:formula="of:=[.G492]-[.$B$2]" office:value-type="float" office:value="61.1898462772369" calcext:value-type="float">
            <text:p>61.1898462772</text:p>
          </table:table-cell>
          <table:table-cell table:formula="of:=[.C492]/([.H492]-[.H491])" office:value-type="float" office:value="79816.896375522" calcext:value-type="float">
            <text:p>79816.896375522</text:p>
          </table:table-cell>
          <table:table-cell table:formula="of:=[.G492]-[.$B492]" office:value-type="float" office:value="0.250887155532837" calcext:value-type="float">
            <text:p>0.250887155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5820.99333" calcext:value-type="float">
            <text:p>1443145820.99333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31683540344" calcext:value-type="float">
            <text:p>60.993168354</text:p>
          </table:table-cell>
          <table:table-cell table:formula="of:=[.C493]/([.D493]-[.D492])" office:value-type="float" office:value="79691.222588732" calcext:value-type="float">
            <text:p>79691.222588732</text:p>
          </table:table-cell>
          <table:table-cell/>
          <table:table-cell office:value-type="float" office:value="1443145821.24131" calcext:value-type="float">
            <text:p>1443145821.24131</text:p>
          </table:table-cell>
          <table:table-cell table:formula="of:=[.G493]-[.$B$2]" office:value-type="float" office:value="61.2411432266235" calcext:value-type="float">
            <text:p>61.2411432266</text:p>
          </table:table-cell>
          <table:table-cell table:formula="of:=[.C493]/([.H493]-[.H492])" office:value-type="float" office:value="84215.5342892333" calcext:value-type="float">
            <text:p>84215.5342892333</text:p>
          </table:table-cell>
          <table:table-cell table:formula="of:=[.G493]-[.$B493]" office:value-type="float" office:value="0.247974872589111" calcext:value-type="float">
            <text:p>0.247974872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5821.04467" calcext:value-type="float">
            <text:p>1443145821.04467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4508934021" calcext:value-type="float">
            <text:p>61.044508934</text:p>
          </table:table-cell>
          <table:table-cell table:formula="of:=[.C494]/([.D494]-[.D493])" office:value-type="float" office:value="84143.9656725706" calcext:value-type="float">
            <text:p>84143.9656725706</text:p>
          </table:table-cell>
          <table:table-cell/>
          <table:table-cell office:value-type="float" office:value="1443145821.29228" calcext:value-type="float">
            <text:p>1443145821.29228</text:p>
          </table:table-cell>
          <table:table-cell table:formula="of:=[.G494]-[.$B$2]" office:value-type="float" office:value="61.2921178340912" calcext:value-type="float">
            <text:p>61.2921178341</text:p>
          </table:table-cell>
          <table:table-cell table:formula="of:=[.C494]/([.H494]-[.H493])" office:value-type="float" office:value="84748.0778099465" calcext:value-type="float">
            <text:p>84748.0778099465</text:p>
          </table:table-cell>
          <table:table-cell table:formula="of:=[.G494]-[.$B494]" office:value-type="float" office:value="0.24760890007019" calcext:value-type="float">
            <text:p>0.247608900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5821.09564" calcext:value-type="float">
            <text:p>1443145821.09564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54732894898" calcext:value-type="float">
            <text:p>61.0954732895</text:p>
          </table:table-cell>
          <table:table-cell table:formula="of:=[.C495]/([.D495]-[.D494])" office:value-type="float" office:value="84765.125748503" calcext:value-type="float">
            <text:p>84765.125748503</text:p>
          </table:table-cell>
          <table:table-cell/>
          <table:table-cell office:value-type="float" office:value="1443145821.34325" calcext:value-type="float">
            <text:p>1443145821.34325</text:p>
          </table:table-cell>
          <table:table-cell table:formula="of:=[.G495]-[.$B$2]" office:value-type="float" office:value="61.343079328537" calcext:value-type="float">
            <text:p>61.3430793285</text:p>
          </table:table-cell>
          <table:table-cell table:formula="of:=[.C495]/([.H495]-[.H494])" office:value-type="float" office:value="84769.8845369313" calcext:value-type="float">
            <text:p>84769.8845369313</text:p>
          </table:table-cell>
          <table:table-cell table:formula="of:=[.G495]-[.$B495]" office:value-type="float" office:value="0.247606039047241" calcext:value-type="float">
            <text:p>0.24760603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5821.14665" calcext:value-type="float">
            <text:p>1443145821.1466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64834213257" calcext:value-type="float">
            <text:p>61.1464834213</text:p>
          </table:table-cell>
          <table:table-cell table:formula="of:=[.C496]/([.D496]-[.D495])" office:value-type="float" office:value="84689.0577325755" calcext:value-type="float">
            <text:p>84689.0577325755</text:p>
          </table:table-cell>
          <table:table-cell/>
          <table:table-cell office:value-type="float" office:value="1443145821.3608" calcext:value-type="float">
            <text:p>1443145821.3608</text:p>
          </table:table-cell>
          <table:table-cell table:formula="of:=[.G496]-[.$B$2]" office:value-type="float" office:value="61.3606383800507" calcext:value-type="float">
            <text:p>61.3606383801</text:p>
          </table:table-cell>
          <table:table-cell table:formula="of:=[.C496]/([.H496]-[.H495])" office:value-type="float" office:value="246026.956332826" calcext:value-type="float">
            <text:p>246026.956332826</text:p>
          </table:table-cell>
          <table:table-cell table:formula="of:=[.G496]-[.$B496]" office:value-type="float" office:value="0.214154958724976" calcext:value-type="float">
            <text:p>0.214154958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5821.19761" calcext:value-type="float">
            <text:p>1443145821.19761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74442005158" calcext:value-type="float">
            <text:p>61.1974442005</text:p>
          </table:table-cell>
          <table:table-cell table:formula="of:=[.C497]/([.D497]-[.D496])" office:value-type="float" office:value="84771.0743175279" calcext:value-type="float">
            <text:p>84771.0743175279</text:p>
          </table:table-cell>
          <table:table-cell/>
          <table:table-cell office:value-type="float" office:value="1443145821.39609" calcext:value-type="float">
            <text:p>1443145821.39609</text:p>
          </table:table-cell>
          <table:table-cell table:formula="of:=[.G497]-[.$B$2]" office:value-type="float" office:value="61.3959197998047" calcext:value-type="float">
            <text:p>61.3959197998</text:p>
          </table:table-cell>
          <table:table-cell table:formula="of:=[.C497]/([.H497]-[.H496])" office:value-type="float" office:value="122444.052141829" calcext:value-type="float">
            <text:p>122444.052141829</text:p>
          </table:table-cell>
          <table:table-cell table:formula="of:=[.G497]-[.$B497]" office:value-type="float" office:value="0.19847559928894" calcext:value-type="float">
            <text:p>0.198475599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5821.24858" calcext:value-type="float">
            <text:p>1443145821.24858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84176158905" calcext:value-type="float">
            <text:p>61.2484176159</text:p>
          </table:table-cell>
          <table:table-cell table:formula="of:=[.C498]/([.D498]-[.D497])" office:value-type="float" office:value="84750.0597760503" calcext:value-type="float">
            <text:p>84750.0597760503</text:p>
          </table:table-cell>
          <table:table-cell/>
          <table:table-cell office:value-type="float" office:value="1443145821.44695" calcext:value-type="float">
            <text:p>1443145821.44695</text:p>
          </table:table-cell>
          <table:table-cell table:formula="of:=[.G498]-[.$B$2]" office:value-type="float" office:value="61.4467794895172" calcext:value-type="float">
            <text:p>61.4467794895</text:p>
          </table:table-cell>
          <table:table-cell table:formula="of:=[.C498]/([.H498]-[.H497])" office:value-type="float" office:value="84939.5665686923" calcext:value-type="float">
            <text:p>84939.5665686923</text:p>
          </table:table-cell>
          <table:table-cell table:formula="of:=[.G498]-[.$B498]" office:value-type="float" office:value="0.198361873626709" calcext:value-type="float">
            <text:p>0.198361873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5821.29957" calcext:value-type="float">
            <text:p>1443145821.29957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93998527527" calcext:value-type="float">
            <text:p>61.2993998528</text:p>
          </table:table-cell>
          <table:table-cell table:formula="of:=[.C499]/([.D499]-[.D498])" office:value-type="float" office:value="84735.3954217036" calcext:value-type="float">
            <text:p>84735.3954217036</text:p>
          </table:table-cell>
          <table:table-cell/>
          <table:table-cell office:value-type="float" office:value="1443145821.49799" calcext:value-type="float">
            <text:p>1443145821.49799</text:p>
          </table:table-cell>
          <table:table-cell table:formula="of:=[.G499]-[.$B$2]" office:value-type="float" office:value="61.4978244304657" calcext:value-type="float">
            <text:p>61.4978244305</text:p>
          </table:table-cell>
          <table:table-cell table:formula="of:=[.C499]/([.H499]-[.H498])" office:value-type="float" office:value="84631.3056637615" calcext:value-type="float">
            <text:p>84631.3056637615</text:p>
          </table:table-cell>
          <table:table-cell table:formula="of:=[.G499]-[.$B499]" office:value-type="float" office:value="0.198424577713013" calcext:value-type="float">
            <text:p>0.198424577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5821.35053" calcext:value-type="float">
            <text:p>1443145821.35053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03637313843" calcext:value-type="float">
            <text:p>61.3503637314</text:p>
          </table:table-cell>
          <table:table-cell table:formula="of:=[.C500]/([.D500]-[.D499])" office:value-type="float" office:value="84765.9188428036" calcext:value-type="float">
            <text:p>84765.9188428036</text:p>
          </table:table-cell>
          <table:table-cell/>
          <table:table-cell office:value-type="float" office:value="1443145821.59812" calcext:value-type="float">
            <text:p>1443145821.59812</text:p>
          </table:table-cell>
          <table:table-cell table:formula="of:=[.G500]-[.$B$2]" office:value-type="float" office:value="61.5979537963867" calcext:value-type="float">
            <text:p>61.5979537964</text:p>
          </table:table-cell>
          <table:table-cell table:formula="of:=[.C500]/([.H500]-[.H499])" office:value-type="float" office:value="43144.186126251" calcext:value-type="float">
            <text:p>43144.186126251</text:p>
          </table:table-cell>
          <table:table-cell table:formula="of:=[.G500]-[.$B500]" office:value-type="float" office:value="0.247590065002441" calcext:value-type="float">
            <text:p>0.24759006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5821.40149" calcext:value-type="float">
            <text:p>1443145821.40149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13290405273" calcext:value-type="float">
            <text:p>61.4013290405</text:p>
          </table:table-cell>
          <table:table-cell table:formula="of:=[.C501]/([.D501]-[.D500])" office:value-type="float" office:value="84763.5396044236" calcext:value-type="float">
            <text:p>84763.5396044236</text:p>
          </table:table-cell>
          <table:table-cell/>
          <table:table-cell office:value-type="float" office:value="1443145821.64906" calcext:value-type="float">
            <text:p>1443145821.64906</text:p>
          </table:table-cell>
          <table:table-cell table:formula="of:=[.G501]-[.$B$2]" office:value-type="float" office:value="61.6488916873932" calcext:value-type="float">
            <text:p>61.6488916874</text:p>
          </table:table-cell>
          <table:table-cell table:formula="of:=[.C501]/([.H501]-[.H500])" office:value-type="float" office:value="84809.1649387547" calcext:value-type="float">
            <text:p>84809.1649387547</text:p>
          </table:table-cell>
          <table:table-cell table:formula="of:=[.G501]-[.$B501]" office:value-type="float" office:value="0.247562646865845" calcext:value-type="float">
            <text:p>0.247562646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5821.45243" calcext:value-type="float">
            <text:p>1443145821.45243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22688388824" calcext:value-type="float">
            <text:p>61.4522688389</text:p>
          </table:table-cell>
          <table:table-cell table:formula="of:=[.C502]/([.D502]-[.D501])" office:value-type="float" office:value="84805.9894129376" calcext:value-type="float">
            <text:p>84805.9894129376</text:p>
          </table:table-cell>
          <table:table-cell/>
          <table:table-cell office:value-type="float" office:value="1443145821.70005" calcext:value-type="float">
            <text:p>1443145821.70005</text:p>
          </table:table-cell>
          <table:table-cell table:formula="of:=[.G502]-[.$B$2]" office:value-type="float" office:value="61.6998870372772" calcext:value-type="float">
            <text:p>61.6998870373</text:p>
          </table:table-cell>
          <table:table-cell table:formula="of:=[.C502]/([.H502]-[.H501])" office:value-type="float" office:value="84713.6064332133" calcext:value-type="float">
            <text:p>84713.6064332133</text:p>
          </table:table-cell>
          <table:table-cell table:formula="of:=[.G502]-[.$B502]" office:value-type="float" office:value="0.247618198394775" calcext:value-type="float">
            <text:p>0.247618198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5821.5034" calcext:value-type="float">
            <text:p>1443145821.5034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32329559326" calcext:value-type="float">
            <text:p>61.5032329559</text:p>
          </table:table-cell>
          <table:table-cell table:formula="of:=[.C503]/([.D503]-[.D502])" office:value-type="float" office:value="84765.5222937982" calcext:value-type="float">
            <text:p>84765.5222937982</text:p>
          </table:table-cell>
          <table:table-cell/>
          <table:table-cell office:value-type="float" office:value="1443145821.75087" calcext:value-type="float">
            <text:p>1443145821.75087</text:p>
          </table:table-cell>
          <table:table-cell table:formula="of:=[.G503]-[.$B$2]" office:value-type="float" office:value="61.7507019042969" calcext:value-type="float">
            <text:p>61.7507019043</text:p>
          </table:table-cell>
          <table:table-cell table:formula="of:=[.C503]/([.H503]-[.H502])" office:value-type="float" office:value="85014.48991944" calcext:value-type="float">
            <text:p>85014.48991944</text:p>
          </table:table-cell>
          <table:table-cell table:formula="of:=[.G503]-[.$B503]" office:value-type="float" office:value="0.247468948364258" calcext:value-type="float">
            <text:p>0.247468948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5821.55441" calcext:value-type="float">
            <text:p>1443145821.55441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42452335358" calcext:value-type="float">
            <text:p>61.5542452335</text:p>
          </table:table-cell>
          <table:table-cell table:formula="of:=[.C504]/([.D504]-[.D503])" office:value-type="float" office:value="84685.4953940204" calcext:value-type="float">
            <text:p>84685.4953940204</text:p>
          </table:table-cell>
          <table:table-cell/>
          <table:table-cell office:value-type="float" office:value="1443145821.80193" calcext:value-type="float">
            <text:p>1443145821.80193</text:p>
          </table:table-cell>
          <table:table-cell table:formula="of:=[.G504]-[.$B$2]" office:value-type="float" office:value="61.8017601966858" calcext:value-type="float">
            <text:p>61.8017601967</text:p>
          </table:table-cell>
          <table:table-cell table:formula="of:=[.C504]/([.H504]-[.H503])" office:value-type="float" office:value="84609.1750796156" calcext:value-type="float">
            <text:p>84609.1750796156</text:p>
          </table:table-cell>
          <table:table-cell table:formula="of:=[.G504]-[.$B504]" office:value-type="float" office:value="0.247514963150024" calcext:value-type="float">
            <text:p>0.247514963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5821.6054" calcext:value-type="float">
            <text:p>1443145821.6054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52308082581" calcext:value-type="float">
            <text:p>61.6052308083</text:p>
          </table:table-cell>
          <table:table-cell table:formula="of:=[.C505]/([.D505]-[.D504])" office:value-type="float" office:value="84729.8480703674" calcext:value-type="float">
            <text:p>84729.8480703674</text:p>
          </table:table-cell>
          <table:table-cell/>
          <table:table-cell office:value-type="float" office:value="1443145821.85292" calcext:value-type="float">
            <text:p>1443145821.85292</text:p>
          </table:table-cell>
          <table:table-cell table:formula="of:=[.G505]-[.$B$2]" office:value-type="float" office:value="61.8527510166168" calcext:value-type="float">
            <text:p>61.8527510166</text:p>
          </table:table-cell>
          <table:table-cell table:formula="of:=[.C505]/([.H505]-[.H504])" office:value-type="float" office:value="84721.1322713224" calcext:value-type="float">
            <text:p>84721.1322713224</text:p>
          </table:table-cell>
          <table:table-cell table:formula="of:=[.G505]-[.$B505]" office:value-type="float" office:value="0.247520208358765" calcext:value-type="float">
            <text:p>0.247520208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5821.65636" calcext:value-type="float">
            <text:p>1443145821.65636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61942100525" calcext:value-type="float">
            <text:p>61.6561942101</text:p>
          </table:table-cell>
          <table:table-cell table:formula="of:=[.C506]/([.D506]-[.D505])" office:value-type="float" office:value="84766.7119519452" calcext:value-type="float">
            <text:p>84766.7119519452</text:p>
          </table:table-cell>
          <table:table-cell/>
          <table:table-cell office:value-type="float" office:value="1443145821.90395" calcext:value-type="float">
            <text:p>1443145821.90395</text:p>
          </table:table-cell>
          <table:table-cell table:formula="of:=[.G506]-[.$B$2]" office:value-type="float" office:value="61.9037868976593" calcext:value-type="float">
            <text:p>61.9037868977</text:p>
          </table:table-cell>
          <table:table-cell table:formula="of:=[.C506]/([.H506]-[.H505])" office:value-type="float" office:value="84646.3294403438" calcext:value-type="float">
            <text:p>84646.3294403438</text:p>
          </table:table-cell>
          <table:table-cell table:formula="of:=[.G506]-[.$B506]" office:value-type="float" office:value="0.247592687606812" calcext:value-type="float">
            <text:p>0.247592687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5821.70733" calcext:value-type="float">
            <text:p>1443145821.70733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716547966" calcext:value-type="float">
            <text:p>61.7071654797</text:p>
          </table:table-cell>
          <table:table-cell table:formula="of:=[.C507]/([.D507]-[.D506])" office:value-type="float" office:value="84753.6275486578" calcext:value-type="float">
            <text:p>84753.6275486578</text:p>
          </table:table-cell>
          <table:table-cell/>
          <table:table-cell office:value-type="float" office:value="1443145821.95487" calcext:value-type="float">
            <text:p>1443145821.95487</text:p>
          </table:table-cell>
          <table:table-cell table:formula="of:=[.G507]-[.$B$2]" office:value-type="float" office:value="61.9547038078308" calcext:value-type="float">
            <text:p>61.9547038078</text:p>
          </table:table-cell>
          <table:table-cell table:formula="of:=[.C507]/([.H507]-[.H506])" office:value-type="float" office:value="84844.1114248388" calcext:value-type="float">
            <text:p>84844.1114248388</text:p>
          </table:table-cell>
          <table:table-cell table:formula="of:=[.G507]-[.$B507]" office:value-type="float" office:value="0.247538328170776" calcext:value-type="float">
            <text:p>0.247538328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5821.75831" calcext:value-type="float">
            <text:p>1443145821.75831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81412792206" calcext:value-type="float">
            <text:p>61.7581412792</text:p>
          </table:table-cell>
          <table:table-cell table:formula="of:=[.C508]/([.D508]-[.D507])" office:value-type="float" office:value="84746.0959365412" calcext:value-type="float">
            <text:p>84746.0959365412</text:p>
          </table:table-cell>
          <table:table-cell/>
          <table:table-cell office:value-type="float" office:value="1443145822.00582" calcext:value-type="float">
            <text:p>1443145822.00582</text:p>
          </table:table-cell>
          <table:table-cell table:formula="of:=[.G508]-[.$B$2]" office:value-type="float" office:value="62.0056533813477" calcext:value-type="float">
            <text:p>62.0056533813</text:p>
          </table:table-cell>
          <table:table-cell table:formula="of:=[.C508]/([.H508]-[.H507])" office:value-type="float" office:value="84789.7185748112" calcext:value-type="float">
            <text:p>84789.7185748112</text:p>
          </table:table-cell>
          <table:table-cell table:formula="of:=[.G508]-[.$B508]" office:value-type="float" office:value="0.247512102127075" calcext:value-type="float">
            <text:p>0.247512102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5821.80928" calcext:value-type="float">
            <text:p>1443145821.80928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91170787811" calcext:value-type="float">
            <text:p>61.8091170788</text:p>
          </table:table-cell>
          <table:table-cell table:formula="of:=[.C509]/([.D509]-[.D508])" office:value-type="float" office:value="84746.0959365412" calcext:value-type="float">
            <text:p>84746.0959365412</text:p>
          </table:table-cell>
          <table:table-cell/>
          <table:table-cell office:value-type="float" office:value="1443145822.05685" calcext:value-type="float">
            <text:p>1443145822.05685</text:p>
          </table:table-cell>
          <table:table-cell table:formula="of:=[.G509]-[.$B$2]" office:value-type="float" office:value="62.05668592453" calcext:value-type="float">
            <text:p>62.0566859245</text:p>
          </table:table-cell>
          <table:table-cell table:formula="of:=[.C509]/([.H509]-[.H508])" office:value-type="float" office:value="84651.8658606094" calcext:value-type="float">
            <text:p>84651.8658606094</text:p>
          </table:table-cell>
          <table:table-cell table:formula="of:=[.G509]-[.$B509]" office:value-type="float" office:value="0.247568845748901" calcext:value-type="float">
            <text:p>0.247568845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5821.86025" calcext:value-type="float">
            <text:p>1443145821.86025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00852489471" calcext:value-type="float">
            <text:p>61.8600852489</text:p>
          </table:table-cell>
          <table:table-cell table:formula="of:=[.C510]/([.D510]-[.D509])" office:value-type="float" office:value="84758.7815283287" calcext:value-type="float">
            <text:p>84758.7815283287</text:p>
          </table:table-cell>
          <table:table-cell/>
          <table:table-cell office:value-type="float" office:value="1443145822.10772" calcext:value-type="float">
            <text:p>1443145822.10772</text:p>
          </table:table-cell>
          <table:table-cell table:formula="of:=[.G510]-[.$B$2]" office:value-type="float" office:value="62.1075570583344" calcext:value-type="float">
            <text:p>62.1075570583</text:p>
          </table:table-cell>
          <table:table-cell table:formula="of:=[.C510]/([.H510]-[.H509])" office:value-type="float" office:value="84920.4583608678" calcext:value-type="float">
            <text:p>84920.4583608678</text:p>
          </table:table-cell>
          <table:table-cell table:formula="of:=[.G510]-[.$B510]" office:value-type="float" office:value="0.247471809387207" calcext:value-type="float">
            <text:p>0.247471809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5821.91122" calcext:value-type="float">
            <text:p>1443145821.91122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10524654388" calcext:value-type="float">
            <text:p>61.9110524654</text:p>
          </table:table-cell>
          <table:table-cell table:formula="of:=[.C511]/([.D511]-[.D510])" office:value-type="float" office:value="84760.3674943398" calcext:value-type="float">
            <text:p>84760.3674943398</text:p>
          </table:table-cell>
          <table:table-cell/>
          <table:table-cell office:value-type="float" office:value="1443145822.15878" calcext:value-type="float">
            <text:p>1443145822.15878</text:p>
          </table:table-cell>
          <table:table-cell table:formula="of:=[.G511]-[.$B$2]" office:value-type="float" office:value="62.1586136817932" calcext:value-type="float">
            <text:p>62.1586136818</text:p>
          </table:table-cell>
          <table:table-cell table:formula="of:=[.C511]/([.H511]-[.H510])" office:value-type="float" office:value="84611.9407696582" calcext:value-type="float">
            <text:p>84611.9407696582</text:p>
          </table:table-cell>
          <table:table-cell table:formula="of:=[.G511]-[.$B511]" office:value-type="float" office:value="0.24756121635437" calcext:value-type="float">
            <text:p>0.247561216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5821.96221" calcext:value-type="float">
            <text:p>1443145821.96221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20406627655" calcext:value-type="float">
            <text:p>61.9620406628</text:p>
          </table:table-cell>
          <table:table-cell table:formula="of:=[.C512]/([.D512]-[.D511])" office:value-type="float" office:value="84725.4899466941" calcext:value-type="float">
            <text:p>84725.4899466941</text:p>
          </table:table-cell>
          <table:table-cell/>
          <table:table-cell office:value-type="float" office:value="1443145822.1746" calcext:value-type="float">
            <text:p>1443145822.1746</text:p>
          </table:table-cell>
          <table:table-cell table:formula="of:=[.G512]-[.$B$2]" office:value-type="float" office:value="62.1744389533997" calcext:value-type="float">
            <text:p>62.1744389534</text:p>
          </table:table-cell>
          <table:table-cell table:formula="of:=[.C512]/([.H512]-[.H511])" office:value-type="float" office:value="272981.096781969" calcext:value-type="float">
            <text:p>272981.096781969</text:p>
          </table:table-cell>
          <table:table-cell table:formula="of:=[.G512]-[.$B512]" office:value-type="float" office:value="0.212398290634155" calcext:value-type="float">
            <text:p>0.212398290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5822.01095" calcext:value-type="float">
            <text:p>1443145822.01095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07834339142" calcext:value-type="float">
            <text:p>62.0107834339</text:p>
          </table:table-cell>
          <table:table-cell table:formula="of:=[.C513]/([.D513]-[.D512])" office:value-type="float" office:value="88628.5268193424" calcext:value-type="float">
            <text:p>88628.5268193424</text:p>
          </table:table-cell>
          <table:table-cell/>
          <table:table-cell office:value-type="float" office:value="1443145822.29199" calcext:value-type="float">
            <text:p>1443145822.29199</text:p>
          </table:table-cell>
          <table:table-cell table:formula="of:=[.G513]-[.$B$2]" office:value-type="float" office:value="62.2918248176575" calcext:value-type="float">
            <text:p>62.2918248177</text:p>
          </table:table-cell>
          <table:table-cell table:formula="of:=[.C513]/([.H513]-[.H512])" office:value-type="float" office:value="36801.7054465098" calcext:value-type="float">
            <text:p>36801.7054465098</text:p>
          </table:table-cell>
          <table:table-cell table:formula="of:=[.G513]-[.$B513]" office:value-type="float" office:value="0.281041383743286" calcext:value-type="float">
            <text:p>0.281041383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5822.05334" calcext:value-type="float">
            <text:p>1443145822.05334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31716346741" calcext:value-type="float">
            <text:p>62.0531716347</text:p>
          </table:table-cell>
          <table:table-cell table:formula="of:=[.C514]/([.D514]-[.D513])" office:value-type="float" office:value="101915.153805916" calcext:value-type="float">
            <text:p>101915.153805916</text:p>
          </table:table-cell>
          <table:table-cell/>
          <table:table-cell office:value-type="float" office:value="1443145822.33425" calcext:value-type="float">
            <text:p>1443145822.33425</text:p>
          </table:table-cell>
          <table:table-cell table:formula="of:=[.G514]-[.$B$2]" office:value-type="float" office:value="62.3340842723846" calcext:value-type="float">
            <text:p>62.3340842724</text:p>
          </table:table-cell>
          <table:table-cell table:formula="of:=[.C514]/([.H514]-[.H513])" office:value-type="float" office:value="102225.644601662" calcext:value-type="float">
            <text:p>102225.644601662</text:p>
          </table:table-cell>
          <table:table-cell table:formula="of:=[.G514]-[.$B514]" office:value-type="float" office:value="0.280912637710571" calcext:value-type="float">
            <text:p>0.280912637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5822.09567" calcext:value-type="float">
            <text:p>1443145822.09567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5502614975" calcext:value-type="float">
            <text:p>62.095502615</text:p>
          </table:table-cell>
          <table:table-cell table:formula="of:=[.C515]/([.D515]-[.D514])" office:value-type="float" office:value="102052.916546981" calcext:value-type="float">
            <text:p>102052.916546981</text:p>
          </table:table-cell>
          <table:table-cell/>
          <table:table-cell office:value-type="float" office:value="1443145822.37674" calcext:value-type="float">
            <text:p>1443145822.37674</text:p>
          </table:table-cell>
          <table:table-cell table:formula="of:=[.G515]-[.$B$2]" office:value-type="float" office:value="62.3765757083893" calcext:value-type="float">
            <text:p>62.3765757084</text:p>
          </table:table-cell>
          <table:table-cell table:formula="of:=[.C515]/([.H515]-[.H514])" office:value-type="float" office:value="101667.54542088" calcext:value-type="float">
            <text:p>101667.54542088</text:p>
          </table:table-cell>
          <table:table-cell table:formula="of:=[.G515]-[.$B515]" office:value-type="float" office:value="0.281073093414307" calcext:value-type="float">
            <text:p>0.281073093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5822.138" calcext:value-type="float">
            <text:p>1443145822.138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78300189972" calcext:value-type="float">
            <text:p>62.137830019</text:p>
          </table:table-cell>
          <table:table-cell table:formula="of:=[.C516]/([.D516]-[.D515])" office:value-type="float" office:value="102061.539085471" calcext:value-type="float">
            <text:p>102061.539085471</text:p>
          </table:table-cell>
          <table:table-cell/>
          <table:table-cell office:value-type="float" office:value="1443145822.41895" calcext:value-type="float">
            <text:p>1443145822.41895</text:p>
          </table:table-cell>
          <table:table-cell table:formula="of:=[.G516]-[.$B$2]" office:value-type="float" office:value="62.4187877178192" calcext:value-type="float">
            <text:p>62.4187877178</text:p>
          </table:table-cell>
          <table:table-cell table:formula="of:=[.C516]/([.H516]-[.H515])" office:value-type="float" office:value="102340.543801186" calcext:value-type="float">
            <text:p>102340.543801186</text:p>
          </table:table-cell>
          <table:table-cell table:formula="of:=[.G516]-[.$B516]" office:value-type="float" office:value="0.280957698822021" calcext:value-type="float">
            <text:p>0.280957698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5822.18033" calcext:value-type="float">
            <text:p>1443145822.18033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01636219025" calcext:value-type="float">
            <text:p>62.1801636219</text:p>
          </table:table-cell>
          <table:table-cell table:formula="of:=[.C517]/([.D517]-[.D516])" office:value-type="float" office:value="102046.594277991" calcext:value-type="float">
            <text:p>102046.594277991</text:p>
          </table:table-cell>
          <table:table-cell/>
          <table:table-cell office:value-type="float" office:value="1443145822.46127" calcext:value-type="float">
            <text:p>1443145822.46127</text:p>
          </table:table-cell>
          <table:table-cell table:formula="of:=[.G517]-[.$B$2]" office:value-type="float" office:value="62.4611089229584" calcext:value-type="float">
            <text:p>62.461108923</text:p>
          </table:table-cell>
          <table:table-cell table:formula="of:=[.C517]/([.H517]-[.H516])" office:value-type="float" office:value="102076.488270951" calcext:value-type="float">
            <text:p>102076.488270951</text:p>
          </table:table-cell>
          <table:table-cell table:formula="of:=[.G517]-[.$B517]" office:value-type="float" office:value="0.280945301055908" calcext:value-type="float">
            <text:p>0.280945301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5822.22265" calcext:value-type="float">
            <text:p>1443145822.22265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24857807159" calcext:value-type="float">
            <text:p>62.2224857807</text:p>
          </table:table-cell>
          <table:table-cell table:formula="of:=[.C518]/([.D518]-[.D517])" office:value-type="float" office:value="102074.188111226" calcext:value-type="float">
            <text:p>102074.188111226</text:p>
          </table:table-cell>
          <table:table-cell/>
          <table:table-cell office:value-type="float" office:value="1443145822.50367" calcext:value-type="float">
            <text:p>1443145822.50367</text:p>
          </table:table-cell>
          <table:table-cell table:formula="of:=[.G518]-[.$B$2]" office:value-type="float" office:value="62.5035035610199" calcext:value-type="float">
            <text:p>62.503503561</text:p>
          </table:table-cell>
          <table:table-cell table:formula="of:=[.C518]/([.H518]-[.H517])" office:value-type="float" office:value="101899.678769065" calcext:value-type="float">
            <text:p>101899.678769065</text:p>
          </table:table-cell>
          <table:table-cell table:formula="of:=[.G518]-[.$B518]" office:value-type="float" office:value="0.281017780303955" calcext:value-type="float">
            <text:p>0.281017780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5822.26498" calcext:value-type="float">
            <text:p>1443145822.26498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48186683655" calcext:value-type="float">
            <text:p>62.2648186684</text:p>
          </table:table-cell>
          <table:table-cell table:formula="of:=[.C519]/([.D519]-[.D518])" office:value-type="float" office:value="102048.318455482" calcext:value-type="float">
            <text:p>102048.318455482</text:p>
          </table:table-cell>
          <table:table-cell/>
          <table:table-cell office:value-type="float" office:value="1443145822.546" calcext:value-type="float">
            <text:p>1443145822.546</text:p>
          </table:table-cell>
          <table:table-cell table:formula="of:=[.G519]-[.$B$2]" office:value-type="float" office:value="62.5458374023438" calcext:value-type="float">
            <text:p>62.5458374023</text:p>
          </table:table-cell>
          <table:table-cell table:formula="of:=[.C519]/([.H519]-[.H518])" office:value-type="float" office:value="102046.019565107" calcext:value-type="float">
            <text:p>102046.019565107</text:p>
          </table:table-cell>
          <table:table-cell table:formula="of:=[.G519]-[.$B519]" office:value-type="float" office:value="0.281018733978271" calcext:value-type="float">
            <text:p>0.28101873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5822.30733" calcext:value-type="float">
            <text:p>1443145822.30733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1613311768" calcext:value-type="float">
            <text:p>62.3071613312</text:p>
          </table:table-cell>
          <table:table-cell table:formula="of:=[.C520]/([.D520]-[.D519])" office:value-type="float" office:value="102024.759738285" calcext:value-type="float">
            <text:p>102024.759738285</text:p>
          </table:table-cell>
          <table:table-cell/>
          <table:table-cell office:value-type="float" office:value="1443145822.58837" calcext:value-type="float">
            <text:p>1443145822.58837</text:p>
          </table:table-cell>
          <table:table-cell table:formula="of:=[.G520]-[.$B$2]" office:value-type="float" office:value="62.5882008075714" calcext:value-type="float">
            <text:p>62.5882008076</text:p>
          </table:table-cell>
          <table:table-cell table:formula="of:=[.C520]/([.H520]-[.H519])" office:value-type="float" office:value="101974.805301517" calcext:value-type="float">
            <text:p>101974.805301517</text:p>
          </table:table-cell>
          <table:table-cell table:formula="of:=[.G520]-[.$B520]" office:value-type="float" office:value="0.281039476394653" calcext:value-type="float">
            <text:p>0.281039476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5822.34966" calcext:value-type="float">
            <text:p>1443145822.34966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94968414307" calcext:value-type="float">
            <text:p>62.3494968414</text:p>
          </table:table-cell>
          <table:table-cell table:formula="of:=[.C521]/([.D521]-[.D520])" office:value-type="float" office:value="102041.996756172" calcext:value-type="float">
            <text:p>102041.996756172</text:p>
          </table:table-cell>
          <table:table-cell/>
          <table:table-cell office:value-type="float" office:value="1443145822.63069" calcext:value-type="float">
            <text:p>1443145822.63069</text:p>
          </table:table-cell>
          <table:table-cell table:formula="of:=[.G521]-[.$B$2]" office:value-type="float" office:value="62.6305260658264" calcext:value-type="float">
            <text:p>62.6305260658</text:p>
          </table:table-cell>
          <table:table-cell table:formula="of:=[.C521]/([.H521]-[.H520])" office:value-type="float" office:value="102066.713307985" calcext:value-type="float">
            <text:p>102066.713307985</text:p>
          </table:table-cell>
          <table:table-cell table:formula="of:=[.G521]-[.$B521]" office:value-type="float" office:value="0.281029224395752" calcext:value-type="float">
            <text:p>0.281029224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5822.39199" calcext:value-type="float">
            <text:p>1443145822.39199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18282985687" calcext:value-type="float">
            <text:p>62.3918282986</text:p>
          </table:table-cell>
          <table:table-cell table:formula="of:=[.C522]/([.D522]-[.D521])" office:value-type="float" office:value="102051.766985261" calcext:value-type="float">
            <text:p>102051.766985261</text:p>
          </table:table-cell>
          <table:table-cell/>
          <table:table-cell office:value-type="float" office:value="1443145822.675" calcext:value-type="float">
            <text:p>1443145822.675</text:p>
          </table:table-cell>
          <table:table-cell table:formula="of:=[.G522]-[.$B$2]" office:value-type="float" office:value="62.674831867218" calcext:value-type="float">
            <text:p>62.6748318672</text:p>
          </table:table-cell>
          <table:table-cell table:formula="of:=[.C522]/([.H522]-[.H521])" office:value-type="float" office:value="97504.1611778381" calcext:value-type="float">
            <text:p>97504.1611778381</text:p>
          </table:table-cell>
          <table:table-cell table:formula="of:=[.G522]-[.$B522]" office:value-type="float" office:value="0.283003568649292" calcext:value-type="float">
            <text:p>0.283003568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5822.43433" calcext:value-type="float">
            <text:p>1443145822.43433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1685771942" calcext:value-type="float">
            <text:p>62.4341685772</text:p>
          </table:table-cell>
          <table:table-cell table:formula="of:=[.C523]/([.D523]-[.D522])" office:value-type="float" office:value="102030.504763835" calcext:value-type="float">
            <text:p>102030.504763835</text:p>
          </table:table-cell>
          <table:table-cell/>
          <table:table-cell office:value-type="float" office:value="1443145822.75768" calcext:value-type="float">
            <text:p>1443145822.75768</text:p>
          </table:table-cell>
          <table:table-cell table:formula="of:=[.G523]-[.$B$2]" office:value-type="float" office:value="62.7575187683105" calcext:value-type="float">
            <text:p>62.7575187683</text:p>
          </table:table-cell>
          <table:table-cell table:formula="of:=[.C523]/([.H523]-[.H522])" office:value-type="float" office:value="52245.2763729261" calcext:value-type="float">
            <text:p>52245.2763729261</text:p>
          </table:table-cell>
          <table:table-cell table:formula="of:=[.G523]-[.$B523]" office:value-type="float" office:value="0.323350191116333" calcext:value-type="float">
            <text:p>0.32335019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5822.47667" calcext:value-type="float">
            <text:p>1443145822.47667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65026569366" calcext:value-type="float">
            <text:p>62.4765026569</text:p>
          </table:table-cell>
          <table:table-cell table:formula="of:=[.C524]/([.D524]-[.D523])" office:value-type="float" office:value="102045.444858697" calcext:value-type="float">
            <text:p>102045.444858697</text:p>
          </table:table-cell>
          <table:table-cell/>
          <table:table-cell office:value-type="float" office:value="1443145822.8001" calcext:value-type="float">
            <text:p>1443145822.8001</text:p>
          </table:table-cell>
          <table:table-cell table:formula="of:=[.G524]-[.$B$2]" office:value-type="float" office:value="62.7999317646027" calcext:value-type="float">
            <text:p>62.7999317646</text:p>
          </table:table-cell>
          <table:table-cell table:formula="of:=[.C524]/([.H524]-[.H523])" office:value-type="float" office:value="101855.57205736" calcext:value-type="float">
            <text:p>101855.57205736</text:p>
          </table:table-cell>
          <table:table-cell table:formula="of:=[.G524]-[.$B524]" office:value-type="float" office:value="0.323429107666016" calcext:value-type="float">
            <text:p>0.323429107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5822.51902" calcext:value-type="float">
            <text:p>1443145822.51902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88496112824" calcext:value-type="float">
            <text:p>62.5188496113</text:p>
          </table:table-cell>
          <table:table-cell table:formula="of:=[.C525]/([.D525]-[.D524])" office:value-type="float" office:value="102014.420322493" calcext:value-type="float">
            <text:p>102014.420322493</text:p>
          </table:table-cell>
          <table:table-cell/>
          <table:table-cell office:value-type="float" office:value="1443145822.84239" calcext:value-type="float">
            <text:p>1443145822.84239</text:p>
          </table:table-cell>
          <table:table-cell table:formula="of:=[.G525]-[.$B$2]" office:value-type="float" office:value="62.8422274589539" calcext:value-type="float">
            <text:p>62.842227459</text:p>
          </table:table-cell>
          <table:table-cell table:formula="of:=[.C525]/([.H525]-[.H524])" office:value-type="float" office:value="102138.056042525" calcext:value-type="float">
            <text:p>102138.056042525</text:p>
          </table:table-cell>
          <table:table-cell table:formula="of:=[.G525]-[.$B525]" office:value-type="float" office:value="0.323377847671509" calcext:value-type="float">
            <text:p>0.3233778477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5822.56134" calcext:value-type="float">
            <text:p>1443145822.56134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1746311188" calcext:value-type="float">
            <text:p>62.5611746311</text:p>
          </table:table-cell>
          <table:table-cell table:formula="of:=[.C526]/([.D526]-[.D525])" office:value-type="float" office:value="102067.288253983" calcext:value-type="float">
            <text:p>102067.288253983</text:p>
          </table:table-cell>
          <table:table-cell/>
          <table:table-cell office:value-type="float" office:value="1443145822.88482" calcext:value-type="float">
            <text:p>1443145822.88482</text:p>
          </table:table-cell>
          <table:table-cell table:formula="of:=[.G526]-[.$B$2]" office:value-type="float" office:value="62.8846528530121" calcext:value-type="float">
            <text:p>62.884652853</text:p>
          </table:table-cell>
          <table:table-cell table:formula="of:=[.C526]/([.H526]-[.H525])" office:value-type="float" office:value="101825.807300008" calcext:value-type="float">
            <text:p>101825.807300008</text:p>
          </table:table-cell>
          <table:table-cell table:formula="of:=[.G526]-[.$B526]" office:value-type="float" office:value="0.323478221893311" calcext:value-type="float">
            <text:p>0.323478221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5822.60368" calcext:value-type="float">
            <text:p>1443145822.60368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35163402557" calcext:value-type="float">
            <text:p>62.6035163403</text:p>
          </table:table-cell>
          <table:table-cell table:formula="of:=[.C527]/([.D527]-[.D526])" office:value-type="float" office:value="102027.057670867" calcext:value-type="float">
            <text:p>102027.057670867</text:p>
          </table:table-cell>
          <table:table-cell/>
          <table:table-cell office:value-type="float" office:value="1443145822.92706" calcext:value-type="float">
            <text:p>1443145822.92706</text:p>
          </table:table-cell>
          <table:table-cell table:formula="of:=[.G527]-[.$B$2]" office:value-type="float" office:value="62.9268989562988" calcext:value-type="float">
            <text:p>62.9268989563</text:p>
          </table:table-cell>
          <table:table-cell table:formula="of:=[.C527]/([.H527]-[.H526])" office:value-type="float" office:value="102257.951950698" calcext:value-type="float">
            <text:p>102257.951950698</text:p>
          </table:table-cell>
          <table:table-cell table:formula="of:=[.G527]-[.$B527]" office:value-type="float" office:value="0.323382616043091" calcext:value-type="float">
            <text:p>0.32338261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5822.64601" calcext:value-type="float">
            <text:p>1443145822.64601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5843744278" calcext:value-type="float">
            <text:p>62.6458437443</text:p>
          </table:table-cell>
          <table:table-cell table:formula="of:=[.C528]/([.D528]-[.D527])" office:value-type="float" office:value="102061.539085471" calcext:value-type="float">
            <text:p>102061.539085471</text:p>
          </table:table-cell>
          <table:table-cell/>
          <table:table-cell office:value-type="float" office:value="1443145822.96943" calcext:value-type="float">
            <text:p>1443145822.96943</text:p>
          </table:table-cell>
          <table:table-cell table:formula="of:=[.G528]-[.$B$2]" office:value-type="float" office:value="62.9692668914795" calcext:value-type="float">
            <text:p>62.9692668915</text:p>
          </table:table-cell>
          <table:table-cell table:formula="of:=[.C528]/([.H528]-[.H527])" office:value-type="float" office:value="101963.902219421" calcext:value-type="float">
            <text:p>101963.902219421</text:p>
          </table:table-cell>
          <table:table-cell table:formula="of:=[.G528]-[.$B528]" office:value-type="float" office:value="0.323423147201538" calcext:value-type="float">
            <text:p>0.323423147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5822.68835" calcext:value-type="float">
            <text:p>1443145822.68835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182592392" calcext:value-type="float">
            <text:p>62.6881825924</text:p>
          </table:table-cell>
          <table:table-cell table:formula="of:=[.C529]/([.D529]-[.D528])" office:value-type="float" office:value="102033.952089739" calcext:value-type="float">
            <text:p>102033.952089739</text:p>
          </table:table-cell>
          <table:table-cell/>
          <table:table-cell office:value-type="float" office:value="1443145823.05418" calcext:value-type="float">
            <text:p>1443145823.05418</text:p>
          </table:table-cell>
          <table:table-cell table:formula="of:=[.G529]-[.$B$2]" office:value-type="float" office:value="63.0540113449097" calcext:value-type="float">
            <text:p>63.0540113449</text:p>
          </table:table-cell>
          <table:table-cell table:formula="of:=[.C529]/([.H529]-[.H528])" office:value-type="float" office:value="50976.7875670992" calcext:value-type="float">
            <text:p>50976.7875670992</text:p>
          </table:table-cell>
          <table:table-cell table:formula="of:=[.G529]-[.$B529]" office:value-type="float" office:value="0.3658287525177" calcext:value-type="float">
            <text:p>0.365828752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5822.73068" calcext:value-type="float">
            <text:p>1443145822.73068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05183410645" calcext:value-type="float">
            <text:p>62.7305183411</text:p>
          </table:table-cell>
          <table:table-cell table:formula="of:=[.C530]/([.D530]-[.D529])" office:value-type="float" office:value="102041.422095073" calcext:value-type="float">
            <text:p>102041.422095073</text:p>
          </table:table-cell>
          <table:table-cell/>
          <table:table-cell office:value-type="float" office:value="1443145823.06861" calcext:value-type="float">
            <text:p>1443145823.06861</text:p>
          </table:table-cell>
          <table:table-cell table:formula="of:=[.G530]-[.$B$2]" office:value-type="float" office:value="63.0684490203857" calcext:value-type="float">
            <text:p>63.0684490204</text:p>
          </table:table-cell>
          <table:table-cell table:formula="of:=[.C530]/([.H530]-[.H529])" office:value-type="float" office:value="299217.142479688" calcext:value-type="float">
            <text:p>299217.142479688</text:p>
          </table:table-cell>
          <table:table-cell table:formula="of:=[.G530]-[.$B530]" office:value-type="float" office:value="0.337930679321289" calcext:value-type="float">
            <text:p>0.337930679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5822.77301" calcext:value-type="float">
            <text:p>1443145822.77301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28416919708" calcext:value-type="float">
            <text:p>62.772841692</text:p>
          </table:table-cell>
          <table:table-cell table:formula="of:=[.C531]/([.D531]-[.D530])" office:value-type="float" office:value="102071.313057341" calcext:value-type="float">
            <text:p>102071.313057341</text:p>
          </table:table-cell>
          <table:table-cell/>
          <table:table-cell office:value-type="float" office:value="1443145823.0964" calcext:value-type="float">
            <text:p>1443145823.0964</text:p>
          </table:table-cell>
          <table:table-cell table:formula="of:=[.G531]-[.$B$2]" office:value-type="float" office:value="63.0962369441986" calcext:value-type="float">
            <text:p>63.0962369442</text:p>
          </table:table-cell>
          <table:table-cell table:formula="of:=[.C531]/([.H531]-[.H530])" office:value-type="float" office:value="155463.215931223" calcext:value-type="float">
            <text:p>155463.215931223</text:p>
          </table:table-cell>
          <table:table-cell table:formula="of:=[.G531]-[.$B531]" office:value-type="float" office:value="0.323395252227783" calcext:value-type="float">
            <text:p>0.323395252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5822.81534" calcext:value-type="float">
            <text:p>1443145822.81534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1700496674" calcext:value-type="float">
            <text:p>62.8151700497</text:p>
          </table:table-cell>
          <table:table-cell table:formula="of:=[.C532]/([.D532]-[.D531])" office:value-type="float" office:value="102059.23959941" calcext:value-type="float">
            <text:p>102059.23959941</text:p>
          </table:table-cell>
          <table:table-cell/>
          <table:table-cell office:value-type="float" office:value="1443145823.13885" calcext:value-type="float">
            <text:p>1443145823.13885</text:p>
          </table:table-cell>
          <table:table-cell table:formula="of:=[.G532]-[.$B$2]" office:value-type="float" office:value="63.1386828422546" calcext:value-type="float">
            <text:p>63.1386828423</text:p>
          </table:table-cell>
          <table:table-cell table:formula="of:=[.C532]/([.H532]-[.H531])" office:value-type="float" office:value="101776.619128129" calcext:value-type="float">
            <text:p>101776.619128129</text:p>
          </table:table-cell>
          <table:table-cell table:formula="of:=[.G532]-[.$B532]" office:value-type="float" office:value="0.32351279258728" calcext:value-type="float">
            <text:p>0.323512792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5822.85772" calcext:value-type="float">
            <text:p>1443145822.85772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75563430786" calcext:value-type="float">
            <text:p>62.8575563431</text:p>
          </table:table-cell>
          <table:table-cell table:formula="of:=[.C533]/([.D533]-[.D532])" office:value-type="float" office:value="101919.739904714" calcext:value-type="float">
            <text:p>101919.739904714</text:p>
          </table:table-cell>
          <table:table-cell/>
          <table:table-cell office:value-type="float" office:value="1443145823.1812" calcext:value-type="float">
            <text:p>1443145823.1812</text:p>
          </table:table-cell>
          <table:table-cell table:formula="of:=[.G533]-[.$B$2]" office:value-type="float" office:value="63.1810350418091" calcext:value-type="float">
            <text:p>63.1810350418</text:p>
          </table:table-cell>
          <table:table-cell table:formula="of:=[.C533]/([.H533]-[.H532])" office:value-type="float" office:value="102001.786104325" calcext:value-type="float">
            <text:p>102001.786104325</text:p>
          </table:table-cell>
          <table:table-cell table:formula="of:=[.G533]-[.$B533]" office:value-type="float" office:value="0.323478698730469" calcext:value-type="float">
            <text:p>0.323478698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5822.90005" calcext:value-type="float">
            <text:p>1443145822.90005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899888753891" calcext:value-type="float">
            <text:p>62.8998887539</text:p>
          </table:table-cell>
          <table:table-cell table:formula="of:=[.C534]/([.D534]-[.D533])" office:value-type="float" office:value="102049.467939512" calcext:value-type="float">
            <text:p>102049.467939512</text:p>
          </table:table-cell>
          <table:table-cell/>
          <table:table-cell office:value-type="float" office:value="1443145823.22415" calcext:value-type="float">
            <text:p>1443145823.22415</text:p>
          </table:table-cell>
          <table:table-cell table:formula="of:=[.G534]-[.$B$2]" office:value-type="float" office:value="63.2239813804627" calcext:value-type="float">
            <text:p>63.2239813805</text:p>
          </table:table-cell>
          <table:table-cell table:formula="of:=[.C534]/([.H534]-[.H533])" office:value-type="float" office:value="100590.647199245" calcext:value-type="float">
            <text:p>100590.647199245</text:p>
          </table:table-cell>
          <table:table-cell table:formula="of:=[.G534]-[.$B534]" office:value-type="float" office:value="0.324092626571655" calcext:value-type="float">
            <text:p>0.32409262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5822.94238" calcext:value-type="float">
            <text:p>1443145822.94238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2125816345" calcext:value-type="float">
            <text:p>62.9422125816</text:p>
          </table:table-cell>
          <table:table-cell table:formula="of:=[.C535]/([.D535]-[.D534])" office:value-type="float" office:value="102070.163081135" calcext:value-type="float">
            <text:p>102070.163081135</text:p>
          </table:table-cell>
          <table:table-cell/>
          <table:table-cell office:value-type="float" office:value="1443145823.26766" calcext:value-type="float">
            <text:p>1443145823.26766</text:p>
          </table:table-cell>
          <table:table-cell table:formula="of:=[.G535]-[.$B$2]" office:value-type="float" office:value="63.2674942016602" calcext:value-type="float">
            <text:p>63.2674942017</text:p>
          </table:table-cell>
          <table:table-cell table:formula="of:=[.C535]/([.H535]-[.H534])" office:value-type="float" office:value="99281.0827041303" calcext:value-type="float">
            <text:p>99281.0827041303</text:p>
          </table:table-cell>
          <table:table-cell table:formula="of:=[.G535]-[.$B535]" office:value-type="float" office:value="0.325281620025635" calcext:value-type="float">
            <text:p>0.3252816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5822.9847" calcext:value-type="float">
            <text:p>1443145822.9847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45361709595" calcext:value-type="float">
            <text:p>62.984536171</text:p>
          </table:table-cell>
          <table:table-cell table:formula="of:=[.C536]/([.D536]-[.D535])" office:value-type="float" office:value="102070.738065999" calcext:value-type="float">
            <text:p>102070.738065999</text:p>
          </table:table-cell>
          <table:table-cell/>
          <table:table-cell office:value-type="float" office:value="1443145823.31091" calcext:value-type="float">
            <text:p>1443145823.31091</text:p>
          </table:table-cell>
          <table:table-cell table:formula="of:=[.G536]-[.$B$2]" office:value-type="float" office:value="63.3107454776764" calcext:value-type="float">
            <text:p>63.3107454777</text:p>
          </table:table-cell>
          <table:table-cell table:formula="of:=[.C536]/([.H536]-[.H535])" office:value-type="float" office:value="99881.4462347513" calcext:value-type="float">
            <text:p>99881.4462347513</text:p>
          </table:table-cell>
          <table:table-cell table:formula="of:=[.G536]-[.$B536]" office:value-type="float" office:value="0.326209306716919" calcext:value-type="float">
            <text:p>0.3262093067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5823.02771" calcext:value-type="float">
            <text:p>1443145823.02771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75404453278" calcext:value-type="float">
            <text:p>63.0275404453</text:p>
          </table:table-cell>
          <table:table-cell table:formula="of:=[.C537]/([.D537]-[.D536])" office:value-type="float" office:value="100455.130645939" calcext:value-type="float">
            <text:p>100455.130645939</text:p>
          </table:table-cell>
          <table:table-cell/>
          <table:table-cell office:value-type="float" office:value="1443145823.35422" calcext:value-type="float">
            <text:p>1443145823.35422</text:p>
          </table:table-cell>
          <table:table-cell table:formula="of:=[.G537]-[.$B$2]" office:value-type="float" office:value="63.3540558815002" calcext:value-type="float">
            <text:p>63.3540558815</text:p>
          </table:table-cell>
          <table:table-cell table:formula="of:=[.C537]/([.H537]-[.H536])" office:value-type="float" office:value="99745.0870596784" calcext:value-type="float">
            <text:p>99745.0870596784</text:p>
          </table:table-cell>
          <table:table-cell table:formula="of:=[.G537]-[.$B537]" office:value-type="float" office:value="0.326515436172485" calcext:value-type="float">
            <text:p>0.326515436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5823.07106" calcext:value-type="float">
            <text:p>1443145823.07106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08930492401" calcext:value-type="float">
            <text:p>63.0708930492</text:p>
          </table:table-cell>
          <table:table-cell table:formula="of:=[.C538]/([.D538]-[.D537])" office:value-type="float" office:value="99647.9936645512" calcext:value-type="float">
            <text:p>99647.9936645512</text:p>
          </table:table-cell>
          <table:table-cell/>
          <table:table-cell office:value-type="float" office:value="1443145823.39763" calcext:value-type="float">
            <text:p>1443145823.39763</text:p>
          </table:table-cell>
          <table:table-cell table:formula="of:=[.G538]-[.$B$2]" office:value-type="float" office:value="63.3974611759186" calcext:value-type="float">
            <text:p>63.3974611759</text:p>
          </table:table-cell>
          <table:table-cell table:formula="of:=[.C538]/([.H538]-[.H537])" office:value-type="float" office:value="99527.0290846173" calcext:value-type="float">
            <text:p>99527.0290846173</text:p>
          </table:table-cell>
          <table:table-cell table:formula="of:=[.G538]-[.$B538]" office:value-type="float" office:value="0.326568126678467" calcext:value-type="float">
            <text:p>0.326568126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5823.11441" calcext:value-type="float">
            <text:p>1443145823.11441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4241361618" calcext:value-type="float">
            <text:p>63.1142413616</text:p>
          </table:table-cell>
          <table:table-cell table:formula="of:=[.C539]/([.D539]-[.D538])" office:value-type="float" office:value="99657.8589343072" calcext:value-type="float">
            <text:p>99657.8589343072</text:p>
          </table:table-cell>
          <table:table-cell/>
          <table:table-cell office:value-type="float" office:value="1443145823.44106" calcext:value-type="float">
            <text:p>1443145823.44106</text:p>
          </table:table-cell>
          <table:table-cell table:formula="of:=[.G539]-[.$B$2]" office:value-type="float" office:value="63.440890789032" calcext:value-type="float">
            <text:p>63.440890789</text:p>
          </table:table-cell>
          <table:table-cell table:formula="of:=[.C539]/([.H539]-[.H538])" office:value-type="float" office:value="99471.2982756633" calcext:value-type="float">
            <text:p>99471.2982756633</text:p>
          </table:table-cell>
          <table:table-cell table:formula="of:=[.G539]-[.$B539]" office:value-type="float" office:value="0.32664942741394" calcext:value-type="float">
            <text:p>0.326649427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5823.1578" calcext:value-type="float">
            <text:p>1443145823.1578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76309204102" calcext:value-type="float">
            <text:p>63.1576309204</text:p>
          </table:table-cell>
          <table:table-cell table:formula="of:=[.C540]/([.D540]-[.D539])" office:value-type="float" office:value="99563.1234854854" calcext:value-type="float">
            <text:p>99563.1234854854</text:p>
          </table:table-cell>
          <table:table-cell/>
          <table:table-cell office:value-type="float" office:value="1443145823.48432" calcext:value-type="float">
            <text:p>1443145823.48432</text:p>
          </table:table-cell>
          <table:table-cell table:formula="of:=[.G540]-[.$B$2]" office:value-type="float" office:value="63.4841578006744" calcext:value-type="float">
            <text:p>63.4841578007</text:p>
          </table:table-cell>
          <table:table-cell table:formula="of:=[.C540]/([.H540]-[.H539])" office:value-type="float" office:value="99845.1207053313" calcext:value-type="float">
            <text:p>99845.1207053313</text:p>
          </table:table-cell>
          <table:table-cell table:formula="of:=[.G540]-[.$B540]" office:value-type="float" office:value="0.326526880264282" calcext:value-type="float">
            <text:p>0.326526880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5823.20115" calcext:value-type="float">
            <text:p>1443145823.20115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09794712067" calcext:value-type="float">
            <text:p>63.2009794712</text:p>
          </table:table-cell>
          <table:table-cell table:formula="of:=[.C541]/([.D541]-[.D540])" office:value-type="float" office:value="99657.3108125203" calcext:value-type="float">
            <text:p>99657.3108125203</text:p>
          </table:table-cell>
          <table:table-cell/>
          <table:table-cell office:value-type="float" office:value="1443145823.52758" calcext:value-type="float">
            <text:p>1443145823.52758</text:p>
          </table:table-cell>
          <table:table-cell table:formula="of:=[.G541]-[.$B$2]" office:value-type="float" office:value="63.5274178981781" calcext:value-type="float">
            <text:p>63.5274178982</text:p>
          </table:table-cell>
          <table:table-cell table:formula="of:=[.C541]/([.H541]-[.H540])" office:value-type="float" office:value="99861.0786680335" calcext:value-type="float">
            <text:p>99861.0786680335</text:p>
          </table:table-cell>
          <table:table-cell table:formula="of:=[.G541]-[.$B541]" office:value-type="float" office:value="0.326438426971436" calcext:value-type="float">
            <text:p>0.32643842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5823.24449" calcext:value-type="float">
            <text:p>1443145823.24449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43242073059" calcext:value-type="float">
            <text:p>63.2443242073</text:p>
          </table:table-cell>
          <table:table-cell table:formula="of:=[.C542]/([.D542]-[.D541])" office:value-type="float" office:value="99666.0814847003" calcext:value-type="float">
            <text:p>99666.0814847003</text:p>
          </table:table-cell>
          <table:table-cell/>
          <table:table-cell office:value-type="float" office:value="1443145823.57095" calcext:value-type="float">
            <text:p>1443145823.57095</text:p>
          </table:table-cell>
          <table:table-cell table:formula="of:=[.G542]-[.$B$2]" office:value-type="float" office:value="63.5707864761353" calcext:value-type="float">
            <text:p>63.5707864761</text:p>
          </table:table-cell>
          <table:table-cell table:formula="of:=[.C542]/([.H542]-[.H541])" office:value-type="float" office:value="99611.2900973607" calcext:value-type="float">
            <text:p>99611.2900973607</text:p>
          </table:table-cell>
          <table:table-cell table:formula="of:=[.G542]-[.$B542]" office:value-type="float" office:value="0.326462268829346" calcext:value-type="float">
            <text:p>0.326462268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5823.28782" calcext:value-type="float">
            <text:p>1443145823.28782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76586914063" calcext:value-type="float">
            <text:p>63.2876586914</text:p>
          </table:table-cell>
          <table:table-cell table:formula="of:=[.C543]/([.D543]-[.D542])" office:value-type="float" office:value="99689.6603175651" calcext:value-type="float">
            <text:p>99689.6603175651</text:p>
          </table:table-cell>
          <table:table-cell/>
          <table:table-cell office:value-type="float" office:value="1443145823.61432" calcext:value-type="float">
            <text:p>1443145823.61432</text:p>
          </table:table-cell>
          <table:table-cell table:formula="of:=[.G543]-[.$B$2]" office:value-type="float" office:value="63.6141591072083" calcext:value-type="float">
            <text:p>63.6141591072</text:p>
          </table:table-cell>
          <table:table-cell table:formula="of:=[.C543]/([.H543]-[.H542])" office:value-type="float" office:value="99601.9815521279" calcext:value-type="float">
            <text:p>99601.9815521279</text:p>
          </table:table-cell>
          <table:table-cell table:formula="of:=[.G543]-[.$B543]" office:value-type="float" office:value="0.326500415802002" calcext:value-type="float">
            <text:p>0.326500415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5823.33117" calcext:value-type="float">
            <text:p>1443145823.3311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10034275055" calcext:value-type="float">
            <text:p>63.3310034275</text:p>
          </table:table-cell>
          <table:table-cell table:formula="of:=[.C544]/([.D544]-[.D543])" office:value-type="float" office:value="99666.0814847003" calcext:value-type="float">
            <text:p>99666.0814847003</text:p>
          </table:table-cell>
          <table:table-cell/>
          <table:table-cell office:value-type="float" office:value="1443145823.65767" calcext:value-type="float">
            <text:p>1443145823.65767</text:p>
          </table:table-cell>
          <table:table-cell table:formula="of:=[.G544]-[.$B$2]" office:value-type="float" office:value="63.6575074195862" calcext:value-type="float">
            <text:p>63.6575074196</text:p>
          </table:table-cell>
          <table:table-cell table:formula="of:=[.C544]/([.H544]-[.H543])" office:value-type="float" office:value="99657.8589343072" calcext:value-type="float">
            <text:p>99657.8589343072</text:p>
          </table:table-cell>
          <table:table-cell table:formula="of:=[.G544]-[.$B544]" office:value-type="float" office:value="0.326503992080688" calcext:value-type="float">
            <text:p>0.326503992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5823.37451" calcext:value-type="float">
            <text:p>1443145823.37451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43438720703" calcext:value-type="float">
            <text:p>63.3743438721</text:p>
          </table:table-cell>
          <table:table-cell table:formula="of:=[.C545]/([.D545]-[.D544])" office:value-type="float" office:value="99675.9503363901" calcext:value-type="float">
            <text:p>99675.9503363901</text:p>
          </table:table-cell>
          <table:table-cell/>
          <table:table-cell office:value-type="float" office:value="1443145823.70095" calcext:value-type="float">
            <text:p>1443145823.70095</text:p>
          </table:table-cell>
          <table:table-cell table:formula="of:=[.G545]-[.$B$2]" office:value-type="float" office:value="63.7007808685303" calcext:value-type="float">
            <text:p>63.7007808685</text:p>
          </table:table-cell>
          <table:table-cell table:formula="of:=[.C545]/([.H545]-[.H544])" office:value-type="float" office:value="99830.2678758361" calcext:value-type="float">
            <text:p>99830.2678758361</text:p>
          </table:table-cell>
          <table:table-cell table:formula="of:=[.G545]-[.$B545]" office:value-type="float" office:value="0.326436996459961" calcext:value-type="float">
            <text:p>0.326436996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5823.41785" calcext:value-type="float">
            <text:p>1443145823.41785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7685508728" calcext:value-type="float">
            <text:p>63.4176855087</text:p>
          </table:table-cell>
          <table:table-cell table:formula="of:=[.C546]/([.D546]-[.D545])" office:value-type="float" office:value="99673.2087926596" calcext:value-type="float">
            <text:p>99673.2087926596</text:p>
          </table:table-cell>
          <table:table-cell/>
          <table:table-cell office:value-type="float" office:value="1443145823.74431" calcext:value-type="float">
            <text:p>1443145823.74431</text:p>
          </table:table-cell>
          <table:table-cell table:formula="of:=[.G546]-[.$B$2]" office:value-type="float" office:value="63.7441399097443" calcext:value-type="float">
            <text:p>63.7441399097</text:p>
          </table:table-cell>
          <table:table-cell table:formula="of:=[.C546]/([.H546]-[.H545])" office:value-type="float" office:value="99633.1994215362" calcext:value-type="float">
            <text:p>99633.1994215362</text:p>
          </table:table-cell>
          <table:table-cell table:formula="of:=[.G546]-[.$B546]" office:value-type="float" office:value="0.326454401016235" calcext:value-type="float">
            <text:p>0.32645440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5823.46119" calcext:value-type="float">
            <text:p>1443145823.46119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10254764557" calcext:value-type="float">
            <text:p>63.4610254765</text:p>
          </table:table-cell>
          <table:table-cell table:formula="of:=[.C547]/([.D547]-[.D546])" office:value-type="float" office:value="99677.0469961107" calcext:value-type="float">
            <text:p>99677.0469961107</text:p>
          </table:table-cell>
          <table:table-cell/>
          <table:table-cell office:value-type="float" office:value="1443145823.78762" calcext:value-type="float">
            <text:p>1443145823.78762</text:p>
          </table:table-cell>
          <table:table-cell table:formula="of:=[.G547]-[.$B$2]" office:value-type="float" office:value="63.787454366684" calcext:value-type="float">
            <text:p>63.7874543667</text:p>
          </table:table-cell>
          <table:table-cell table:formula="of:=[.C547]/([.H547]-[.H546])" office:value-type="float" office:value="99735.7534925196" calcext:value-type="float">
            <text:p>99735.7534925196</text:p>
          </table:table-cell>
          <table:table-cell table:formula="of:=[.G547]-[.$B547]" office:value-type="float" office:value="0.326428890228271" calcext:value-type="float">
            <text:p>0.3264288902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5823.50452" calcext:value-type="float">
            <text:p>1443145823.50452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43585300446" calcext:value-type="float">
            <text:p>63.50435853</text:p>
          </table:table-cell>
          <table:table-cell table:formula="of:=[.C548]/([.D548]-[.D547])" office:value-type="float" office:value="99692.9512742638" calcext:value-type="float">
            <text:p>99692.9512742638</text:p>
          </table:table-cell>
          <table:table-cell/>
          <table:table-cell office:value-type="float" office:value="1443145823.83102" calcext:value-type="float">
            <text:p>1443145823.83102</text:p>
          </table:table-cell>
          <table:table-cell table:formula="of:=[.G548]-[.$B$2]" office:value-type="float" office:value="63.8308529853821" calcext:value-type="float">
            <text:p>63.8308529854</text:p>
          </table:table-cell>
          <table:table-cell table:formula="of:=[.C548]/([.H548]-[.H547])" office:value-type="float" office:value="99542.3386640444" calcext:value-type="float">
            <text:p>99542.3386640444</text:p>
          </table:table-cell>
          <table:table-cell table:formula="of:=[.G548]-[.$B548]" office:value-type="float" office:value="0.326494455337524" calcext:value-type="float">
            <text:p>0.326494455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5823.54786" calcext:value-type="float">
            <text:p>1443145823.54786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76980209351" calcext:value-type="float">
            <text:p>63.5476980209</text:p>
          </table:table-cell>
          <table:table-cell table:formula="of:=[.C549]/([.D549]-[.D548])" office:value-type="float" office:value="99678.143679963" calcext:value-type="float">
            <text:p>99678.143679963</text:p>
          </table:table-cell>
          <table:table-cell/>
          <table:table-cell office:value-type="float" office:value="1443145823.87435" calcext:value-type="float">
            <text:p>1443145823.87435</text:p>
          </table:table-cell>
          <table:table-cell table:formula="of:=[.G549]-[.$B$2]" office:value-type="float" office:value="63.8741869926453" calcext:value-type="float">
            <text:p>63.8741869926</text:p>
          </table:table-cell>
          <table:table-cell table:formula="of:=[.C549]/([.H549]-[.H548])" office:value-type="float" office:value="99690.7572789894" calcext:value-type="float">
            <text:p>99690.7572789894</text:p>
          </table:table-cell>
          <table:table-cell table:formula="of:=[.G549]-[.$B549]" office:value-type="float" office:value="0.326488971710205" calcext:value-type="float">
            <text:p>0.326488971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5823.59123" calcext:value-type="float">
            <text:p>1443145823.59123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10642147064" calcext:value-type="float">
            <text:p>63.5910642147</text:p>
          </table:table-cell>
          <table:table-cell table:formula="of:=[.C550]/([.D550]-[.D549])" office:value-type="float" office:value="99616.7665250067" calcext:value-type="float">
            <text:p>99616.7665250067</text:p>
          </table:table-cell>
          <table:table-cell/>
          <table:table-cell office:value-type="float" office:value="1443145823.91767" calcext:value-type="float">
            <text:p>1443145823.91767</text:p>
          </table:table-cell>
          <table:table-cell table:formula="of:=[.G550]-[.$B$2]" office:value-type="float" office:value="63.9175024032593" calcext:value-type="float">
            <text:p>63.9175024033</text:p>
          </table:table-cell>
          <table:table-cell table:formula="of:=[.C550]/([.H550]-[.H549])" office:value-type="float" office:value="99733.5576129196" calcext:value-type="float">
            <text:p>99733.5576129196</text:p>
          </table:table-cell>
          <table:table-cell table:formula="of:=[.G550]-[.$B550]" office:value-type="float" office:value="0.326438188552856" calcext:value-type="float">
            <text:p>0.326438188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5823.63457" calcext:value-type="float">
            <text:p>1443145823.63457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44077587128" calcext:value-type="float">
            <text:p>63.6344077587</text:p>
          </table:table-cell>
          <table:table-cell table:formula="of:=[.C551]/([.D551]-[.D550])" office:value-type="float" office:value="99668.8226363616" calcext:value-type="float">
            <text:p>99668.8226363616</text:p>
          </table:table-cell>
          <table:table-cell/>
          <table:table-cell office:value-type="float" office:value="1443145823.96105" calcext:value-type="float">
            <text:p>1443145823.96105</text:p>
          </table:table-cell>
          <table:table-cell table:formula="of:=[.G551]-[.$B$2]" office:value-type="float" office:value="63.9608852863312" calcext:value-type="float">
            <text:p>63.9608852863</text:p>
          </table:table-cell>
          <table:table-cell table:formula="of:=[.C551]/([.H551]-[.H550])" office:value-type="float" office:value="99578.4441721028" calcext:value-type="float">
            <text:p>99578.4441721028</text:p>
          </table:table-cell>
          <table:table-cell table:formula="of:=[.G551]-[.$B551]" office:value-type="float" office:value="0.326477527618408" calcext:value-type="float">
            <text:p>0.326477527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5823.67792" calcext:value-type="float">
            <text:p>1443145823.67792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7750825882" calcext:value-type="float">
            <text:p>63.6777508259</text:p>
          </table:table-cell>
          <table:table-cell table:formula="of:=[.C552]/([.D552]-[.D551])" office:value-type="float" office:value="99669.9191392455" calcext:value-type="float">
            <text:p>99669.9191392455</text:p>
          </table:table-cell>
          <table:table-cell/>
          <table:table-cell office:value-type="float" office:value="1443145824.00432" calcext:value-type="float">
            <text:p>1443145824.00432</text:p>
          </table:table-cell>
          <table:table-cell table:formula="of:=[.G552]-[.$B$2]" office:value-type="float" office:value="64.0041587352753" calcext:value-type="float">
            <text:p>64.0041587353</text:p>
          </table:table-cell>
          <table:table-cell table:formula="of:=[.C552]/([.H552]-[.H551])" office:value-type="float" office:value="99830.2678758361" calcext:value-type="float">
            <text:p>99830.2678758361</text:p>
          </table:table-cell>
          <table:table-cell table:formula="of:=[.G552]-[.$B552]" office:value-type="float" office:value="0.326407909393311" calcext:value-type="float">
            <text:p>0.326407909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5823.7213" calcext:value-type="float">
            <text:p>1443145823.7213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11313247681" calcext:value-type="float">
            <text:p>63.7211313248</text:p>
          </table:table-cell>
          <table:table-cell table:formula="of:=[.C553]/([.D553]-[.D552])" office:value-type="float" office:value="99583.9169886398" calcext:value-type="float">
            <text:p>99583.9169886398</text:p>
          </table:table-cell>
          <table:table-cell/>
          <table:table-cell office:value-type="float" office:value="1443145824.01868" calcext:value-type="float">
            <text:p>1443145824.01868</text:p>
          </table:table-cell>
          <table:table-cell table:formula="of:=[.G553]-[.$B$2]" office:value-type="float" office:value="64.0185132026672" calcext:value-type="float">
            <text:p>64.0185132027</text:p>
          </table:table-cell>
          <table:table-cell table:formula="of:=[.C553]/([.H553]-[.H552])" office:value-type="float" office:value="300951.604962878" calcext:value-type="float">
            <text:p>300951.604962878</text:p>
          </table:table-cell>
          <table:table-cell table:formula="of:=[.G553]-[.$B553]" office:value-type="float" office:value="0.29738187789917" calcext:value-type="float">
            <text:p>0.297381877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5823.76464" calcext:value-type="float">
            <text:p>1443145823.76464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44746303558" calcext:value-type="float">
            <text:p>63.7644746304</text:p>
          </table:table-cell>
          <table:table-cell table:formula="of:=[.C554]/([.D554]-[.D553])" office:value-type="float" office:value="99669.3708847878" calcext:value-type="float">
            <text:p>99669.3708847878</text:p>
          </table:table-cell>
          <table:table-cell/>
          <table:table-cell office:value-type="float" office:value="1443145824.04773" calcext:value-type="float">
            <text:p>1443145824.04773</text:p>
          </table:table-cell>
          <table:table-cell table:formula="of:=[.G554]-[.$B$2]" office:value-type="float" office:value="64.0475642681122" calcext:value-type="float">
            <text:p>64.0475642681</text:p>
          </table:table-cell>
          <table:table-cell table:formula="of:=[.C554]/([.H554]-[.H553])" office:value-type="float" office:value="148703.668310778" calcext:value-type="float">
            <text:p>148703.668310778</text:p>
          </table:table-cell>
          <table:table-cell table:formula="of:=[.G554]-[.$B554]" office:value-type="float" office:value="0.283089637756348" calcext:value-type="float">
            <text:p>0.283089637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5823.808" calcext:value-type="float">
            <text:p>1443145823.808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78327178955" calcext:value-type="float">
            <text:p>63.8078327179</text:p>
          </table:table-cell>
          <table:table-cell table:formula="of:=[.C555]/([.D555]-[.D554])" office:value-type="float" office:value="99635.3908840463" calcext:value-type="float">
            <text:p>99635.3908840463</text:p>
          </table:table-cell>
          <table:table-cell/>
          <table:table-cell office:value-type="float" office:value="1443145824.09107" calcext:value-type="float">
            <text:p>1443145824.09107</text:p>
          </table:table-cell>
          <table:table-cell table:formula="of:=[.G555]-[.$B$2]" office:value-type="float" office:value="64.0909085273743" calcext:value-type="float">
            <text:p>64.0909085274</text:p>
          </table:table-cell>
          <table:table-cell table:formula="of:=[.C555]/([.H555]-[.H554])" office:value-type="float" office:value="99667.1779272713" calcext:value-type="float">
            <text:p>99667.1779272713</text:p>
          </table:table-cell>
          <table:table-cell table:formula="of:=[.G555]-[.$B555]" office:value-type="float" office:value="0.28307580947876" calcext:value-type="float">
            <text:p>0.283075809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5823.85135" calcext:value-type="float">
            <text:p>1443145823.85135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11822223663" calcext:value-type="float">
            <text:p>63.8511822224</text:p>
          </table:table-cell>
          <table:table-cell table:formula="of:=[.C556]/([.D556]-[.D555])" office:value-type="float" office:value="99655.118385665" calcext:value-type="float">
            <text:p>99655.118385665</text:p>
          </table:table-cell>
          <table:table-cell/>
          <table:table-cell office:value-type="float" office:value="1443145824.13448" calcext:value-type="float">
            <text:p>1443145824.13448</text:p>
          </table:table-cell>
          <table:table-cell table:formula="of:=[.G556]-[.$B$2]" office:value-type="float" office:value="64.1343190670013" calcext:value-type="float">
            <text:p>64.134319067</text:p>
          </table:table-cell>
          <table:table-cell table:formula="of:=[.C556]/([.H556]-[.H555])" office:value-type="float" office:value="99515.0034326137" calcext:value-type="float">
            <text:p>99515.0034326137</text:p>
          </table:table-cell>
          <table:table-cell table:formula="of:=[.G556]-[.$B556]" office:value-type="float" office:value="0.28313684463501" calcext:value-type="float">
            <text:p>0.283136844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5823.89469" calcext:value-type="float">
            <text:p>1443145823.89469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45243358612" calcext:value-type="float">
            <text:p>63.8945243359</text:p>
          </table:table-cell>
          <table:table-cell table:formula="of:=[.C557]/([.D557]-[.D556])" office:value-type="float" office:value="99672.1122173937" calcext:value-type="float">
            <text:p>99672.1122173937</text:p>
          </table:table-cell>
          <table:table-cell/>
          <table:table-cell office:value-type="float" office:value="1443145824.17775" calcext:value-type="float">
            <text:p>1443145824.17775</text:p>
          </table:table-cell>
          <table:table-cell table:formula="of:=[.G557]-[.$B$2]" office:value-type="float" office:value="64.1775879859924" calcext:value-type="float">
            <text:p>64.177587986</text:p>
          </table:table-cell>
          <table:table-cell table:formula="of:=[.C557]/([.H557]-[.H556])" office:value-type="float" office:value="99840.7194062254" calcext:value-type="float">
            <text:p>99840.7194062254</text:p>
          </table:table-cell>
          <table:table-cell table:formula="of:=[.G557]-[.$B557]" office:value-type="float" office:value="0.283063650131226" calcext:value-type="float">
            <text:p>0.283063650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5823.93805" calcext:value-type="float">
            <text:p>1443145823.93805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78838539124" calcext:value-type="float">
            <text:p>63.9378838539</text:p>
          </table:table-cell>
          <table:table-cell table:formula="of:=[.C558]/([.D558]-[.D557])" office:value-type="float" office:value="99632.1037264314" calcext:value-type="float">
            <text:p>99632.1037264314</text:p>
          </table:table-cell>
          <table:table-cell/>
          <table:table-cell office:value-type="float" office:value="1443145824.22092" calcext:value-type="float">
            <text:p>1443145824.22092</text:p>
          </table:table-cell>
          <table:table-cell table:formula="of:=[.G558]-[.$B$2]" office:value-type="float" office:value="64.2207517623901" calcext:value-type="float">
            <text:p>64.2207517624</text:p>
          </table:table-cell>
          <table:table-cell table:formula="of:=[.C558]/([.H558]-[.H557])" office:value-type="float" office:value="100083.92130003" calcext:value-type="float">
            <text:p>100083.92130003</text:p>
          </table:table-cell>
          <table:table-cell table:formula="of:=[.G558]-[.$B558]" office:value-type="float" office:value="0.282867908477783" calcext:value-type="float">
            <text:p>0.282867908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5823.98139" calcext:value-type="float">
            <text:p>1443145823.98139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12290668488" calcext:value-type="float">
            <text:p>63.9812290668</text:p>
          </table:table-cell>
          <table:table-cell table:formula="of:=[.C559]/([.D559]-[.D558])" office:value-type="float" office:value="99664.985066253" calcext:value-type="float">
            <text:p>99664.985066253</text:p>
          </table:table-cell>
          <table:table-cell/>
          <table:table-cell office:value-type="float" office:value="1443145824.26411" calcext:value-type="float">
            <text:p>1443145824.26411</text:p>
          </table:table-cell>
          <table:table-cell table:formula="of:=[.G559]-[.$B$2]" office:value-type="float" office:value="64.2639484405518" calcext:value-type="float">
            <text:p>64.2639484406</text:p>
          </table:table-cell>
          <table:table-cell table:formula="of:=[.C559]/([.H559]-[.H558])" office:value-type="float" office:value="100007.690032012" calcext:value-type="float">
            <text:p>100007.690032012</text:p>
          </table:table-cell>
          <table:table-cell table:formula="of:=[.G559]-[.$B559]" office:value-type="float" office:value="0.282719373703003" calcext:value-type="float">
            <text:p>0.282719373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5824.02464" calcext:value-type="float">
            <text:p>1443145824.02464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44717597961" calcext:value-type="float">
            <text:p>64.0244717598</text:p>
          </table:table-cell>
          <table:table-cell table:formula="of:=[.C560]/([.D560]-[.D559])" office:value-type="float" office:value="99901.2713027849" calcext:value-type="float">
            <text:p>99901.2713027849</text:p>
          </table:table-cell>
          <table:table-cell/>
          <table:table-cell office:value-type="float" office:value="1443145824.35034" calcext:value-type="float">
            <text:p>1443145824.35034</text:p>
          </table:table-cell>
          <table:table-cell table:formula="of:=[.G560]-[.$B$2]" office:value-type="float" office:value="64.3501718044281" calcext:value-type="float">
            <text:p>64.3501718044</text:p>
          </table:table-cell>
          <table:table-cell table:formula="of:=[.C560]/([.H560]-[.H559])" office:value-type="float" office:value="50102.4293855611" calcext:value-type="float">
            <text:p>50102.4293855611</text:p>
          </table:table-cell>
          <table:table-cell table:formula="of:=[.G560]-[.$B560]" office:value-type="float" office:value="0.325700044631958" calcext:value-type="float">
            <text:p>0.325700044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5824.06777" calcext:value-type="float">
            <text:p>1443145824.06777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76035881043" calcext:value-type="float">
            <text:p>64.0676035881</text:p>
          </table:table-cell>
          <table:table-cell table:formula="of:=[.C561]/([.D561]-[.D560])" office:value-type="float" office:value="100158.054259624" calcext:value-type="float">
            <text:p>100158.054259624</text:p>
          </table:table-cell>
          <table:table-cell/>
          <table:table-cell office:value-type="float" office:value="1443145824.39344" calcext:value-type="float">
            <text:p>1443145824.39344</text:p>
          </table:table-cell>
          <table:table-cell table:formula="of:=[.G561]-[.$B$2]" office:value-type="float" office:value="64.393275976181" calcext:value-type="float">
            <text:p>64.3932759762</text:p>
          </table:table-cell>
          <table:table-cell table:formula="of:=[.C561]/([.H561]-[.H560])" office:value-type="float" office:value="100222.317801673" calcext:value-type="float">
            <text:p>100222.317801673</text:p>
          </table:table-cell>
          <table:table-cell table:formula="of:=[.G561]-[.$B561]" office:value-type="float" office:value="0.325672388076782" calcext:value-type="float">
            <text:p>0.325672388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5824.1109" calcext:value-type="float">
            <text:p>1443145824.1109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07363700867" calcext:value-type="float">
            <text:p>64.1107363701</text:p>
          </table:table-cell>
          <table:table-cell table:formula="of:=[.C562]/([.D562]-[.D561])" office:value-type="float" office:value="100155.839745291" calcext:value-type="float">
            <text:p>100155.839745291</text:p>
          </table:table-cell>
          <table:table-cell/>
          <table:table-cell office:value-type="float" office:value="1443145824.43656" calcext:value-type="float">
            <text:p>1443145824.43656</text:p>
          </table:table-cell>
          <table:table-cell table:formula="of:=[.G562]-[.$B$2]" office:value-type="float" office:value="64.4363942146301" calcext:value-type="float">
            <text:p>64.4363942146</text:p>
          </table:table-cell>
          <table:table-cell table:formula="of:=[.C562]/([.H562]-[.H561])" office:value-type="float" office:value="100189.621732808" calcext:value-type="float">
            <text:p>100189.621732808</text:p>
          </table:table-cell>
          <table:table-cell table:formula="of:=[.G562]-[.$B562]" office:value-type="float" office:value="0.325657844543457" calcext:value-type="float">
            <text:p>0.325657844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5824.15403" calcext:value-type="float">
            <text:p>1443145824.15403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3861284256" calcext:value-type="float">
            <text:p>64.1538612843</text:p>
          </table:table-cell>
          <table:table-cell table:formula="of:=[.C563]/([.D563]-[.D562])" office:value-type="float" office:value="100174.112417694" calcext:value-type="float">
            <text:p>100174.112417694</text:p>
          </table:table-cell>
          <table:table-cell/>
          <table:table-cell office:value-type="float" office:value="1443145824.47967" calcext:value-type="float">
            <text:p>1443145824.47967</text:p>
          </table:table-cell>
          <table:table-cell table:formula="of:=[.G563]-[.$B$2]" office:value-type="float" office:value="64.4795036315918" calcext:value-type="float">
            <text:p>64.4795036316</text:p>
          </table:table-cell>
          <table:table-cell table:formula="of:=[.C563]/([.H563]-[.H562])" office:value-type="float" office:value="100210.12355238" calcext:value-type="float">
            <text:p>100210.12355238</text:p>
          </table:table-cell>
          <table:table-cell table:formula="of:=[.G563]-[.$B563]" office:value-type="float" office:value="0.325642347335815" calcext:value-type="float">
            <text:p>0.325642347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5824.19716" calcext:value-type="float">
            <text:p>1443145824.19716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69945430756" calcext:value-type="float">
            <text:p>64.1969945431</text:p>
          </table:table-cell>
          <table:table-cell table:formula="of:=[.C564]/([.D564]-[.D563])" office:value-type="float" office:value="100154.732524846" calcext:value-type="float">
            <text:p>100154.732524846</text:p>
          </table:table-cell>
          <table:table-cell/>
          <table:table-cell office:value-type="float" office:value="1443145824.52281" calcext:value-type="float">
            <text:p>1443145824.52281</text:p>
          </table:table-cell>
          <table:table-cell table:formula="of:=[.G564]-[.$B$2]" office:value-type="float" office:value="64.5226438045502" calcext:value-type="float">
            <text:p>64.5226438046</text:p>
          </table:table-cell>
          <table:table-cell table:formula="of:=[.C564]/([.H564]-[.H563])" office:value-type="float" office:value="100138.680578967" calcext:value-type="float">
            <text:p>100138.680578967</text:p>
          </table:table-cell>
          <table:table-cell table:formula="of:=[.G564]-[.$B564]" office:value-type="float" office:value="0.325649261474609" calcext:value-type="float">
            <text:p>0.325649261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5824.24029" calcext:value-type="float">
            <text:p>1443145824.24029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01275634766" calcext:value-type="float">
            <text:p>64.2401275635</text:p>
          </table:table-cell>
          <table:table-cell table:formula="of:=[.C565]/([.D565]-[.D564])" office:value-type="float" office:value="100155.286132008" calcext:value-type="float">
            <text:p>100155.286132008</text:p>
          </table:table-cell>
          <table:table-cell/>
          <table:table-cell office:value-type="float" office:value="1443145824.56594" calcext:value-type="float">
            <text:p>1443145824.56594</text:p>
          </table:table-cell>
          <table:table-cell table:formula="of:=[.G565]-[.$B$2]" office:value-type="float" office:value="64.565770149231" calcext:value-type="float">
            <text:p>64.5657701492</text:p>
          </table:table-cell>
          <table:table-cell table:formula="of:=[.C565]/([.H565]-[.H564])" office:value-type="float" office:value="100170.789617713" calcext:value-type="float">
            <text:p>100170.789617713</text:p>
          </table:table-cell>
          <table:table-cell table:formula="of:=[.G565]-[.$B565]" office:value-type="float" office:value="0.325642585754395" calcext:value-type="float">
            <text:p>0.3256425858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5824.28342" calcext:value-type="float">
            <text:p>1443145824.28342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32503318787" calcext:value-type="float">
            <text:p>64.2832503319</text:p>
          </table:table-cell>
          <table:table-cell table:formula="of:=[.C566]/([.D566]-[.D565])" office:value-type="float" office:value="100179.097031017" calcext:value-type="float">
            <text:p>100179.097031017</text:p>
          </table:table-cell>
          <table:table-cell/>
          <table:table-cell office:value-type="float" office:value="1443145824.60904" calcext:value-type="float">
            <text:p>1443145824.60904</text:p>
          </table:table-cell>
          <table:table-cell table:formula="of:=[.G566]-[.$B$2]" office:value-type="float" office:value="64.6088771820068" calcext:value-type="float">
            <text:p>64.608877182</text:p>
          </table:table-cell>
          <table:table-cell table:formula="of:=[.C566]/([.H566]-[.H565])" office:value-type="float" office:value="100215.666025088" calcext:value-type="float">
            <text:p>100215.666025088</text:p>
          </table:table-cell>
          <table:table-cell table:formula="of:=[.G566]-[.$B566]" office:value-type="float" office:value="0.325626850128174" calcext:value-type="float">
            <text:p>0.325626850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5824.32659" calcext:value-type="float">
            <text:p>1443145824.32659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6425075531" calcext:value-type="float">
            <text:p>64.3264250755</text:p>
          </table:table-cell>
          <table:table-cell table:formula="of:=[.C567]/([.D567]-[.D566])" office:value-type="float" office:value="100058.497967839" calcext:value-type="float">
            <text:p>100058.497967839</text:p>
          </table:table-cell>
          <table:table-cell/>
          <table:table-cell office:value-type="float" office:value="1443145824.65433" calcext:value-type="float">
            <text:p>1443145824.65433</text:p>
          </table:table-cell>
          <table:table-cell table:formula="of:=[.G567]-[.$B$2]" office:value-type="float" office:value="64.6541595458984" calcext:value-type="float">
            <text:p>64.6541595459</text:p>
          </table:table-cell>
          <table:table-cell table:formula="of:=[.C567]/([.H567]-[.H566])" office:value-type="float" office:value="95401.3798913272" calcext:value-type="float">
            <text:p>95401.3798913272</text:p>
          </table:table-cell>
          <table:table-cell table:formula="of:=[.G567]-[.$B567]" office:value-type="float" office:value="0.327734470367432" calcext:value-type="float">
            <text:p>0.327734470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5824.36973" calcext:value-type="float">
            <text:p>1443145824.36973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95595264435" calcext:value-type="float">
            <text:p>64.3695595264</text:p>
          </table:table-cell>
          <table:table-cell table:formula="of:=[.C568]/([.D568]-[.D567])" office:value-type="float" office:value="100151.964580835" calcext:value-type="float">
            <text:p>100151.964580835</text:p>
          </table:table-cell>
          <table:table-cell/>
          <table:table-cell office:value-type="float" office:value="1443145824.73851" calcext:value-type="float">
            <text:p>1443145824.73851</text:p>
          </table:table-cell>
          <table:table-cell table:formula="of:=[.G568]-[.$B$2]" office:value-type="float" office:value="64.7383482456207" calcext:value-type="float">
            <text:p>64.7383482456</text:p>
          </table:table-cell>
          <table:table-cell table:formula="of:=[.C568]/([.H568]-[.H567])" office:value-type="float" office:value="51313.2999351482" calcext:value-type="float">
            <text:p>51313.2999351482</text:p>
          </table:table-cell>
          <table:table-cell table:formula="of:=[.G568]-[.$B568]" office:value-type="float" office:value="0.368788719177246" calcext:value-type="float">
            <text:p>0.368788719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5824.41285" calcext:value-type="float">
            <text:p>1443145824.41285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26882553101" calcext:value-type="float">
            <text:p>64.4126882553</text:p>
          </table:table-cell>
          <table:table-cell table:formula="of:=[.C569]/([.D569]-[.D568])" office:value-type="float" office:value="100165.252107576" calcext:value-type="float">
            <text:p>100165.252107576</text:p>
          </table:table-cell>
          <table:table-cell/>
          <table:table-cell office:value-type="float" office:value="1443145824.82482" calcext:value-type="float">
            <text:p>1443145824.82482</text:p>
          </table:table-cell>
          <table:table-cell table:formula="of:=[.G569]-[.$B$2]" office:value-type="float" office:value="64.8246591091156" calcext:value-type="float">
            <text:p>64.8246591091</text:p>
          </table:table-cell>
          <table:table-cell table:formula="of:=[.C569]/([.H569]-[.H568])" office:value-type="float" office:value="50051.6368980205" calcext:value-type="float">
            <text:p>50051.6368980205</text:p>
          </table:table-cell>
          <table:table-cell table:formula="of:=[.G569]-[.$B569]" office:value-type="float" office:value="0.411970853805542" calcext:value-type="float">
            <text:p>0.411970853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5824.45599" calcext:value-type="float">
            <text:p>1443145824.45599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58217525482" calcext:value-type="float">
            <text:p>64.4558217525</text:p>
          </table:table-cell>
          <table:table-cell table:formula="of:=[.C570]/([.D570]-[.D569])" office:value-type="float" office:value="100154.178923804" calcext:value-type="float">
            <text:p>100154.178923804</text:p>
          </table:table-cell>
          <table:table-cell/>
          <table:table-cell office:value-type="float" office:value="1443145824.83917" calcext:value-type="float">
            <text:p>1443145824.83917</text:p>
          </table:table-cell>
          <table:table-cell table:formula="of:=[.G570]-[.$B$2]" office:value-type="float" office:value="64.8390049934387" calcext:value-type="float">
            <text:p>64.8390049934</text:p>
          </table:table-cell>
          <table:table-cell table:formula="of:=[.C570]/([.H570]-[.H569])" office:value-type="float" office:value="301131.662761131" calcext:value-type="float">
            <text:p>301131.662761131</text:p>
          </table:table-cell>
          <table:table-cell table:formula="of:=[.G570]-[.$B570]" office:value-type="float" office:value="0.383183240890503" calcext:value-type="float">
            <text:p>0.3831832409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5824.49912" calcext:value-type="float">
            <text:p>1443145824.49912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89511966705" calcext:value-type="float">
            <text:p>64.4989511967</text:p>
          </table:table-cell>
          <table:table-cell table:formula="of:=[.C571]/([.D571]-[.D570])" office:value-type="float" office:value="100163.590973919" calcext:value-type="float">
            <text:p>100163.590973919</text:p>
          </table:table-cell>
          <table:table-cell/>
          <table:table-cell office:value-type="float" office:value="1443145824.86795" calcext:value-type="float">
            <text:p>1443145824.86795</text:p>
          </table:table-cell>
          <table:table-cell table:formula="of:=[.G571]-[.$B$2]" office:value-type="float" office:value="64.8677880764008" calcext:value-type="float">
            <text:p>64.8677880764</text:p>
          </table:table-cell>
          <table:table-cell table:formula="of:=[.C571]/([.H571]-[.H570])" office:value-type="float" office:value="150088.161358459" calcext:value-type="float">
            <text:p>150088.161358459</text:p>
          </table:table-cell>
          <table:table-cell table:formula="of:=[.G571]-[.$B571]" office:value-type="float" office:value="0.368836879730225" calcext:value-type="float">
            <text:p>0.368836879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5824.54224" calcext:value-type="float">
            <text:p>1443145824.54224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20751571655" calcext:value-type="float">
            <text:p>64.5420751572</text:p>
          </table:table-cell>
          <table:table-cell table:formula="of:=[.C572]/([.D572]-[.D571])" office:value-type="float" office:value="100176.327740152" calcext:value-type="float">
            <text:p>100176.327740152</text:p>
          </table:table-cell>
          <table:table-cell/>
          <table:table-cell office:value-type="float" office:value="1443145824.91121" calcext:value-type="float">
            <text:p>1443145824.91121</text:p>
          </table:table-cell>
          <table:table-cell table:formula="of:=[.G572]-[.$B$2]" office:value-type="float" office:value="64.9110467433929" calcext:value-type="float">
            <text:p>64.9110467434</text:p>
          </table:table-cell>
          <table:table-cell table:formula="of:=[.C572]/([.H572]-[.H571])" office:value-type="float" office:value="99864.3809523809" calcext:value-type="float">
            <text:p>99864.3809523809</text:p>
          </table:table-cell>
          <table:table-cell table:formula="of:=[.G572]-[.$B572]" office:value-type="float" office:value="0.368971586227417" calcext:value-type="float">
            <text:p>0.368971586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5824.58536" calcext:value-type="float">
            <text:p>1443145824.58536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51950645447" calcext:value-type="float">
            <text:p>64.5851950645</text:p>
          </table:table-cell>
          <table:table-cell table:formula="of:=[.C573]/([.D573]-[.D572])" office:value-type="float" office:value="100185.74395382" calcext:value-type="float">
            <text:p>100185.74395382</text:p>
          </table:table-cell>
          <table:table-cell/>
          <table:table-cell office:value-type="float" office:value="1443145824.95427" calcext:value-type="float">
            <text:p>1443145824.95427</text:p>
          </table:table-cell>
          <table:table-cell table:formula="of:=[.G573]-[.$B$2]" office:value-type="float" office:value="64.9541077613831" calcext:value-type="float">
            <text:p>64.9541077614</text:p>
          </table:table-cell>
          <table:table-cell table:formula="of:=[.C573]/([.H573]-[.H572])" office:value-type="float" office:value="100322.755978318" calcext:value-type="float">
            <text:p>100322.755978318</text:p>
          </table:table-cell>
          <table:table-cell table:formula="of:=[.G573]-[.$B573]" office:value-type="float" office:value="0.368912696838379" calcext:value-type="float">
            <text:p>0.368912696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5824.6285" calcext:value-type="float">
            <text:p>1443145824.6285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83345222473" calcext:value-type="float">
            <text:p>64.6283345222</text:p>
          </table:table-cell>
          <table:table-cell table:formula="of:=[.C574]/([.D574]-[.D573])" office:value-type="float" office:value="100140.340886482" calcext:value-type="float">
            <text:p>100140.340886482</text:p>
          </table:table-cell>
          <table:table-cell/>
          <table:table-cell office:value-type="float" office:value="1443145824.9974" calcext:value-type="float">
            <text:p>1443145824.9974</text:p>
          </table:table-cell>
          <table:table-cell table:formula="of:=[.G574]-[.$B$2]" office:value-type="float" office:value="64.9972295761108" calcext:value-type="float">
            <text:p>64.9972295761</text:p>
          </table:table-cell>
          <table:table-cell table:formula="of:=[.C574]/([.H574]-[.H573])" office:value-type="float" office:value="100181.31257395" calcext:value-type="float">
            <text:p>100181.31257395</text:p>
          </table:table-cell>
          <table:table-cell table:formula="of:=[.G574]-[.$B574]" office:value-type="float" office:value="0.368895053863525" calcext:value-type="float">
            <text:p>0.3688950539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5824.67161" calcext:value-type="float">
            <text:p>1443145824.67161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1448469162" calcext:value-type="float">
            <text:p>64.6714484692</text:p>
          </table:table-cell>
          <table:table-cell table:formula="of:=[.C575]/([.D575]-[.D574])" office:value-type="float" office:value="100199.594543031" calcext:value-type="float">
            <text:p>100199.594543031</text:p>
          </table:table-cell>
          <table:table-cell/>
          <table:table-cell office:value-type="float" office:value="1443145825.01079" calcext:value-type="float">
            <text:p>1443145825.01079</text:p>
          </table:table-cell>
          <table:table-cell table:formula="of:=[.G575]-[.$B$2]" office:value-type="float" office:value="65.0106253623962" calcext:value-type="float">
            <text:p>65.0106253624</text:p>
          </table:table-cell>
          <table:table-cell table:formula="of:=[.C575]/([.H575]-[.H574])" office:value-type="float" office:value="322489.468550885" calcext:value-type="float">
            <text:p>322489.468550885</text:p>
          </table:table-cell>
          <table:table-cell table:formula="of:=[.G575]-[.$B575]" office:value-type="float" office:value="0.339176893234253" calcext:value-type="float">
            <text:p>0.339176893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5824.71475" calcext:value-type="float">
            <text:p>1443145824.71475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45807743073" calcext:value-type="float">
            <text:p>64.7145807743</text:p>
          </table:table-cell>
          <table:table-cell table:formula="of:=[.C576]/([.D576]-[.D575])" office:value-type="float" office:value="100156.946990216" calcext:value-type="float">
            <text:p>100156.946990216</text:p>
          </table:table-cell>
          <table:table-cell/>
          <table:table-cell office:value-type="float" office:value="1443145825.04043" calcext:value-type="float">
            <text:p>1443145825.04043</text:p>
          </table:table-cell>
          <table:table-cell table:formula="of:=[.G576]-[.$B$2]" office:value-type="float" office:value="65.0402617454529" calcext:value-type="float">
            <text:p>65.0402617455</text:p>
          </table:table-cell>
          <table:table-cell table:formula="of:=[.C576]/([.H576]-[.H575])" office:value-type="float" office:value="145766.775646801" calcext:value-type="float">
            <text:p>145766.775646801</text:p>
          </table:table-cell>
          <table:table-cell table:formula="of:=[.G576]-[.$B576]" office:value-type="float" office:value="0.32568097114563" calcext:value-type="float">
            <text:p>0.325680971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5824.75787" calcext:value-type="float">
            <text:p>1443145824.75787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77059268951" calcext:value-type="float">
            <text:p>64.7577059269</text:p>
          </table:table-cell>
          <table:table-cell table:formula="of:=[.C577]/([.D577]-[.D576])" office:value-type="float" office:value="100173.558602388" calcext:value-type="float">
            <text:p>100173.558602388</text:p>
          </table:table-cell>
          <table:table-cell/>
          <table:table-cell office:value-type="float" office:value="1443145825.08372" calcext:value-type="float">
            <text:p>1443145825.08372</text:p>
          </table:table-cell>
          <table:table-cell table:formula="of:=[.G577]-[.$B$2]" office:value-type="float" office:value="65.083553314209" calcext:value-type="float">
            <text:p>65.0835533142</text:p>
          </table:table-cell>
          <table:table-cell table:formula="of:=[.C577]/([.H577]-[.H576])" office:value-type="float" office:value="99788.4836268711" calcext:value-type="float">
            <text:p>99788.4836268711</text:p>
          </table:table-cell>
          <table:table-cell table:formula="of:=[.G577]-[.$B577]" office:value-type="float" office:value="0.325847387313843" calcext:value-type="float">
            <text:p>0.325847387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5824.801" calcext:value-type="float">
            <text:p>1443145824.801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08298873901" calcext:value-type="float">
            <text:p>64.8008298874</text:p>
          </table:table-cell>
          <table:table-cell table:formula="of:=[.C578]/([.D578]-[.D577])" office:value-type="float" office:value="100176.327740152" calcext:value-type="float">
            <text:p>100176.327740152</text:p>
          </table:table-cell>
          <table:table-cell/>
          <table:table-cell office:value-type="float" office:value="1443145825.12676" calcext:value-type="float">
            <text:p>1443145825.12676</text:p>
          </table:table-cell>
          <table:table-cell table:formula="of:=[.G578]-[.$B$2]" office:value-type="float" office:value="65.1265959739685" calcext:value-type="float">
            <text:p>65.126595974</text:p>
          </table:table-cell>
          <table:table-cell table:formula="of:=[.C578]/([.H578]-[.H577])" office:value-type="float" office:value="100365.544883512" calcext:value-type="float">
            <text:p>100365.544883512</text:p>
          </table:table-cell>
          <table:table-cell table:formula="of:=[.G578]-[.$B578]" office:value-type="float" office:value="0.325766086578369" calcext:value-type="float">
            <text:p>0.325766086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5824.84412" calcext:value-type="float">
            <text:p>1443145824.84412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39538478851" calcext:value-type="float">
            <text:p>64.8439538479</text:p>
          </table:table-cell>
          <table:table-cell table:formula="of:=[.C579]/([.D579]-[.D578])" office:value-type="float" office:value="100176.327740152" calcext:value-type="float">
            <text:p>100176.327740152</text:p>
          </table:table-cell>
          <table:table-cell/>
          <table:table-cell office:value-type="float" office:value="1443145825.16987" calcext:value-type="float">
            <text:p>1443145825.16987</text:p>
          </table:table-cell>
          <table:table-cell table:formula="of:=[.G579]-[.$B$2]" office:value-type="float" office:value="65.1697075366974" calcext:value-type="float">
            <text:p>65.1697075367</text:p>
          </table:table-cell>
          <table:table-cell table:formula="of:=[.C579]/([.H579]-[.H578])" office:value-type="float" office:value="100205.135851081" calcext:value-type="float">
            <text:p>100205.135851081</text:p>
          </table:table-cell>
          <table:table-cell table:formula="of:=[.G579]-[.$B579]" office:value-type="float" office:value="0.325753688812256" calcext:value-type="float">
            <text:p>0.325753688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5824.88723" calcext:value-type="float">
            <text:p>1443145824.88723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7068271637" calcext:value-type="float">
            <text:p>64.8870682716</text:p>
          </table:table-cell>
          <table:table-cell table:formula="of:=[.C580]/([.D580]-[.D579])" office:value-type="float" office:value="100198.486354964" calcext:value-type="float">
            <text:p>100198.486354964</text:p>
          </table:table-cell>
          <table:table-cell/>
          <table:table-cell office:value-type="float" office:value="1443145825.18306" calcext:value-type="float">
            <text:p>1443145825.18306</text:p>
          </table:table-cell>
          <table:table-cell table:formula="of:=[.G580]-[.$B$2]" office:value-type="float" office:value="65.1828961372376" calcext:value-type="float">
            <text:p>65.1828961372</text:p>
          </table:table-cell>
          <table:table-cell table:formula="of:=[.C580]/([.H580]-[.H579])" office:value-type="float" office:value="327555.602798416" calcext:value-type="float">
            <text:p>327555.602798416</text:p>
          </table:table-cell>
          <table:table-cell table:formula="of:=[.G580]-[.$B580]" office:value-type="float" office:value="0.295827865600586" calcext:value-type="float">
            <text:p>0.295827865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5824.93033" calcext:value-type="float">
            <text:p>1443145824.93033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01640987396" calcext:value-type="float">
            <text:p>64.9301640987</text:p>
          </table:table-cell>
          <table:table-cell table:formula="of:=[.C581]/([.D581]-[.D580])" office:value-type="float" office:value="100241.723861317" calcext:value-type="float">
            <text:p>100241.723861317</text:p>
          </table:table-cell>
          <table:table-cell/>
          <table:table-cell office:value-type="float" office:value="1443145825.21215" calcext:value-type="float">
            <text:p>1443145825.21215</text:p>
          </table:table-cell>
          <table:table-cell table:formula="of:=[.G581]-[.$B$2]" office:value-type="float" office:value="65.2119877338409" calcext:value-type="float">
            <text:p>65.2119877338</text:p>
          </table:table-cell>
          <table:table-cell table:formula="of:=[.C581]/([.H581]-[.H580])" office:value-type="float" office:value="148496.490546554" calcext:value-type="float">
            <text:p>148496.490546554</text:p>
          </table:table-cell>
          <table:table-cell table:formula="of:=[.G581]-[.$B581]" office:value-type="float" office:value="0.281823635101318" calcext:value-type="float">
            <text:p>0.281823635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5824.97345" calcext:value-type="float">
            <text:p>1443145824.97345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32890129089" calcext:value-type="float">
            <text:p>64.9732890129</text:p>
          </table:table-cell>
          <table:table-cell table:formula="of:=[.C582]/([.D582]-[.D581])" office:value-type="float" office:value="100174.112417694" calcext:value-type="float">
            <text:p>100174.112417694</text:p>
          </table:table-cell>
          <table:table-cell/>
          <table:table-cell office:value-type="float" office:value="1443145825.25346" calcext:value-type="float">
            <text:p>1443145825.25346</text:p>
          </table:table-cell>
          <table:table-cell table:formula="of:=[.G582]-[.$B$2]" office:value-type="float" office:value="65.2532963752747" calcext:value-type="float">
            <text:p>65.2532963753</text:p>
          </table:table-cell>
          <table:table-cell table:formula="of:=[.C582]/([.H582]-[.H581])" office:value-type="float" office:value="104578.602686121" calcext:value-type="float">
            <text:p>104578.602686121</text:p>
          </table:table-cell>
          <table:table-cell table:formula="of:=[.G582]-[.$B582]" office:value-type="float" office:value="0.280007362365723" calcext:value-type="float">
            <text:p>0.280007362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5825.01587" calcext:value-type="float">
            <text:p>1443145825.01587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57041549683" calcext:value-type="float">
            <text:p>65.015704155</text:p>
          </table:table-cell>
          <table:table-cell table:formula="of:=[.C583]/([.D583]-[.D582])" office:value-type="float" office:value="101850.41921957" calcext:value-type="float">
            <text:p>101850.41921957</text:p>
          </table:table-cell>
          <table:table-cell/>
          <table:table-cell office:value-type="float" office:value="1443145825.29479" calcext:value-type="float">
            <text:p>1443145825.29479</text:p>
          </table:table-cell>
          <table:table-cell table:formula="of:=[.G583]-[.$B$2]" office:value-type="float" office:value="65.2946214675903" calcext:value-type="float">
            <text:p>65.2946214676</text:p>
          </table:table-cell>
          <table:table-cell table:formula="of:=[.C583]/([.H583]-[.H582])" office:value-type="float" office:value="104536.971557145" calcext:value-type="float">
            <text:p>104536.971557145</text:p>
          </table:table-cell>
          <table:table-cell table:formula="of:=[.G583]-[.$B583]" office:value-type="float" office:value="0.27891731262207" calcext:value-type="float">
            <text:p>0.278917312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5825.05716" calcext:value-type="float">
            <text:p>1443145825.05716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69953918457" calcext:value-type="float">
            <text:p>65.0569953918</text:p>
          </table:table-cell>
          <table:table-cell table:formula="of:=[.C584]/([.D584]-[.D583])" office:value-type="float" office:value="104622.683326789" calcext:value-type="float">
            <text:p>104622.683326789</text:p>
          </table:table-cell>
          <table:table-cell/>
          <table:table-cell office:value-type="float" office:value="1443145825.33618" calcext:value-type="float">
            <text:p>1443145825.33618</text:p>
          </table:table-cell>
          <table:table-cell table:formula="of:=[.G584]-[.$B$2]" office:value-type="float" office:value="65.3360109329224" calcext:value-type="float">
            <text:p>65.3360109329</text:p>
          </table:table-cell>
          <table:table-cell table:formula="of:=[.C584]/([.H584]-[.H583])" office:value-type="float" office:value="104374.385253456" calcext:value-type="float">
            <text:p>104374.385253456</text:p>
          </table:table-cell>
          <table:table-cell table:formula="of:=[.G584]-[.$B584]" office:value-type="float" office:value="0.27901554107666" calcext:value-type="float">
            <text:p>0.279015541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5825.09843" calcext:value-type="float">
            <text:p>1443145825.09843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82687473297" calcext:value-type="float">
            <text:p>65.0982687473</text:p>
          </table:table-cell>
          <table:table-cell table:formula="of:=[.C585]/([.D585]-[.D584])" office:value-type="float" office:value="104668.010374726" calcext:value-type="float">
            <text:p>104668.010374726</text:p>
          </table:table-cell>
          <table:table-cell/>
          <table:table-cell office:value-type="float" office:value="1443145825.37733" calcext:value-type="float">
            <text:p>1443145825.37733</text:p>
          </table:table-cell>
          <table:table-cell table:formula="of:=[.G585]-[.$B$2]" office:value-type="float" office:value="65.3771667480469" calcext:value-type="float">
            <text:p>65.377166748</text:p>
          </table:table-cell>
          <table:table-cell table:formula="of:=[.C585]/([.H585]-[.H584])" office:value-type="float" office:value="104966.940563087" calcext:value-type="float">
            <text:p>104966.940563087</text:p>
          </table:table-cell>
          <table:table-cell table:formula="of:=[.G585]-[.$B585]" office:value-type="float" office:value="0.278898000717163" calcext:value-type="float">
            <text:p>0.278898000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5825.13975" calcext:value-type="float">
            <text:p>1443145825.13975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395823955536" calcext:value-type="float">
            <text:p>65.1395823956</text:p>
          </table:table-cell>
          <table:table-cell table:formula="of:=[.C586]/([.D586]-[.D585])" office:value-type="float" office:value="104565.92883277" calcext:value-type="float">
            <text:p>104565.92883277</text:p>
          </table:table-cell>
          <table:table-cell/>
          <table:table-cell office:value-type="float" office:value="1443145825.41865" calcext:value-type="float">
            <text:p>1443145825.41865</text:p>
          </table:table-cell>
          <table:table-cell table:formula="of:=[.G586]-[.$B$2]" office:value-type="float" office:value="65.4184854030609" calcext:value-type="float">
            <text:p>65.4184854031</text:p>
          </table:table-cell>
          <table:table-cell table:formula="of:=[.C586]/([.H586]-[.H585])" office:value-type="float" office:value="104553.258050928" calcext:value-type="float">
            <text:p>104553.258050928</text:p>
          </table:table-cell>
          <table:table-cell table:formula="of:=[.G586]-[.$B586]" office:value-type="float" office:value="0.278903007507324" calcext:value-type="float">
            <text:p>0.278903007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5825.18102" calcext:value-type="float">
            <text:p>1443145825.18102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08543205261" calcext:value-type="float">
            <text:p>65.1808543205</text:p>
          </table:table-cell>
          <table:table-cell table:formula="of:=[.C587]/([.D587]-[.D586])" office:value-type="float" office:value="104671.638235311" calcext:value-type="float">
            <text:p>104671.638235311</text:p>
          </table:table-cell>
          <table:table-cell/>
          <table:table-cell office:value-type="float" office:value="1443145825.46" calcext:value-type="float">
            <text:p>1443145825.46</text:p>
          </table:table-cell>
          <table:table-cell table:formula="of:=[.G587]-[.$B$2]" office:value-type="float" office:value="65.459832906723" calcext:value-type="float">
            <text:p>65.4598329067</text:p>
          </table:table-cell>
          <table:table-cell table:formula="of:=[.C587]/([.H587]-[.H586])" office:value-type="float" office:value="104480.309991697" calcext:value-type="float">
            <text:p>104480.309991697</text:p>
          </table:table-cell>
          <table:table-cell table:formula="of:=[.G587]-[.$B587]" office:value-type="float" office:value="0.278978586196899" calcext:value-type="float">
            <text:p>0.278978586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5825.22232" calcext:value-type="float">
            <text:p>1443145825.22232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21570014954" calcext:value-type="float">
            <text:p>65.2221570015</text:p>
          </table:table-cell>
          <table:table-cell table:formula="of:=[.C588]/([.D588]-[.D587])" office:value-type="float" office:value="104593.694613129" calcext:value-type="float">
            <text:p>104593.694613129</text:p>
          </table:table-cell>
          <table:table-cell/>
          <table:table-cell office:value-type="float" office:value="1443145825.50117" calcext:value-type="float">
            <text:p>1443145825.50117</text:p>
          </table:table-cell>
          <table:table-cell table:formula="of:=[.G588]-[.$B$2]" office:value-type="float" office:value="65.501003742218" calcext:value-type="float">
            <text:p>65.5010037422</text:p>
          </table:table-cell>
          <table:table-cell table:formula="of:=[.C588]/([.H588]-[.H587])" office:value-type="float" office:value="104928.645437015" calcext:value-type="float">
            <text:p>104928.645437015</text:p>
          </table:table-cell>
          <table:table-cell table:formula="of:=[.G588]-[.$B588]" office:value-type="float" office:value="0.278846740722656" calcext:value-type="float">
            <text:p>0.278846740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5825.26357" calcext:value-type="float">
            <text:p>1443145825.26357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34072303772" calcext:value-type="float">
            <text:p>65.2634072304</text:p>
          </table:table-cell>
          <table:table-cell table:formula="of:=[.C589]/([.D589]-[.D588])" office:value-type="float" office:value="104726.691635456" calcext:value-type="float">
            <text:p>104726.691635456</text:p>
          </table:table-cell>
          <table:table-cell/>
          <table:table-cell office:value-type="float" office:value="1443145825.54253" calcext:value-type="float">
            <text:p>1443145825.54253</text:p>
          </table:table-cell>
          <table:table-cell table:formula="of:=[.G589]-[.$B$2]" office:value-type="float" office:value="65.5423655509949" calcext:value-type="float">
            <text:p>65.542365551</text:p>
          </table:table-cell>
          <table:table-cell table:formula="of:=[.C589]/([.H589]-[.H588])" office:value-type="float" office:value="104444.175140071" calcext:value-type="float">
            <text:p>104444.175140071</text:p>
          </table:table-cell>
          <table:table-cell table:formula="of:=[.G589]-[.$B589]" office:value-type="float" office:value="0.278958320617676" calcext:value-type="float">
            <text:p>0.278958320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5825.30483" calcext:value-type="float">
            <text:p>1443145825.30483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46674728394" calcext:value-type="float">
            <text:p>65.3046674728</text:p>
          </table:table-cell>
          <table:table-cell table:formula="of:=[.C590]/([.D590]-[.D589])" office:value-type="float" office:value="104701.27517942" calcext:value-type="float">
            <text:p>104701.27517942</text:p>
          </table:table-cell>
          <table:table-cell/>
          <table:table-cell office:value-type="float" office:value="1443145825.5838" calcext:value-type="float">
            <text:p>1443145825.5838</text:p>
          </table:table-cell>
          <table:table-cell table:formula="of:=[.G590]-[.$B$2]" office:value-type="float" office:value="65.5836341381073" calcext:value-type="float">
            <text:p>65.5836341381</text:p>
          </table:table-cell>
          <table:table-cell table:formula="of:=[.C590]/([.H590]-[.H589])" office:value-type="float" office:value="104680.10422143" calcext:value-type="float">
            <text:p>104680.10422143</text:p>
          </table:table-cell>
          <table:table-cell table:formula="of:=[.G590]-[.$B590]" office:value-type="float" office:value="0.278966665267944" calcext:value-type="float">
            <text:p>0.278966665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5825.3461" calcext:value-type="float">
            <text:p>1443145825.3461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59386825562" calcext:value-type="float">
            <text:p>65.3459386826</text:p>
          </table:table-cell>
          <table:table-cell table:formula="of:=[.C591]/([.D591]-[.D590])" office:value-type="float" office:value="104673.452259913" calcext:value-type="float">
            <text:p>104673.452259913</text:p>
          </table:table-cell>
          <table:table-cell/>
          <table:table-cell office:value-type="float" office:value="1443145825.62508" calcext:value-type="float">
            <text:p>1443145825.62508</text:p>
          </table:table-cell>
          <table:table-cell table:formula="of:=[.G591]-[.$B$2]" office:value-type="float" office:value="65.6249182224274" calcext:value-type="float">
            <text:p>65.6249182224</text:p>
          </table:table-cell>
          <table:table-cell table:formula="of:=[.C591]/([.H591]-[.H590])" office:value-type="float" office:value="104640.809434158" calcext:value-type="float">
            <text:p>104640.809434158</text:p>
          </table:table-cell>
          <table:table-cell table:formula="of:=[.G591]-[.$B591]" office:value-type="float" office:value="0.278979539871216" calcext:value-type="float">
            <text:p>0.278979539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5825.38739" calcext:value-type="float">
            <text:p>1443145825.38739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7220621109" calcext:value-type="float">
            <text:p>65.3872206211</text:p>
          </table:table-cell>
          <table:table-cell table:formula="of:=[.C592]/([.D592]-[.D591])" office:value-type="float" office:value="104646.248491184" calcext:value-type="float">
            <text:p>104646.248491184</text:p>
          </table:table-cell>
          <table:table-cell/>
          <table:table-cell office:value-type="float" office:value="1443145825.66633" calcext:value-type="float">
            <text:p>1443145825.66633</text:p>
          </table:table-cell>
          <table:table-cell table:formula="of:=[.G592]-[.$B$2]" office:value-type="float" office:value="65.6661639213562" calcext:value-type="float">
            <text:p>65.6661639214</text:p>
          </table:table-cell>
          <table:table-cell table:formula="of:=[.C592]/([.H592]-[.H591])" office:value-type="float" office:value="104738.193610294" calcext:value-type="float">
            <text:p>104738.193610294</text:p>
          </table:table-cell>
          <table:table-cell table:formula="of:=[.G592]-[.$B592]" office:value-type="float" office:value="0.278943300247192" calcext:value-type="float">
            <text:p>0.278943300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5825.42866" calcext:value-type="float">
            <text:p>1443145825.42866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84975528717" calcext:value-type="float">
            <text:p>65.4284975529</text:p>
          </table:table-cell>
          <table:table-cell table:formula="of:=[.C593]/([.D593]-[.D592])" office:value-type="float" office:value="104658.941823391" calcext:value-type="float">
            <text:p>104658.941823391</text:p>
          </table:table-cell>
          <table:table-cell/>
          <table:table-cell office:value-type="float" office:value="1443145825.70769" calcext:value-type="float">
            <text:p>1443145825.70769</text:p>
          </table:table-cell>
          <table:table-cell table:formula="of:=[.G593]-[.$B$2]" office:value-type="float" office:value="65.7075212001801" calcext:value-type="float">
            <text:p>65.7075212002</text:p>
          </table:table-cell>
          <table:table-cell table:formula="of:=[.C593]/([.H593]-[.H592])" office:value-type="float" office:value="104455.615138501" calcext:value-type="float">
            <text:p>104455.615138501</text:p>
          </table:table-cell>
          <table:table-cell table:formula="of:=[.G593]-[.$B593]" office:value-type="float" office:value="0.27902364730835" calcext:value-type="float">
            <text:p>0.279023647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5825.46994" calcext:value-type="float">
            <text:p>1443145825.46994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69774723053" calcext:value-type="float">
            <text:p>65.4697747231</text:p>
          </table:table-cell>
          <table:table-cell table:formula="of:=[.C594]/([.D594]-[.D593])" office:value-type="float" office:value="104658.337309174" calcext:value-type="float">
            <text:p>104658.337309174</text:p>
          </table:table-cell>
          <table:table-cell/>
          <table:table-cell office:value-type="float" office:value="1443145825.74894" calcext:value-type="float">
            <text:p>1443145825.74894</text:p>
          </table:table-cell>
          <table:table-cell table:formula="of:=[.G594]-[.$B$2]" office:value-type="float" office:value="65.7487754821777" calcext:value-type="float">
            <text:p>65.7487754822</text:p>
          </table:table-cell>
          <table:table-cell table:formula="of:=[.C594]/([.H594]-[.H593])" office:value-type="float" office:value="104716.402535932" calcext:value-type="float">
            <text:p>104716.402535932</text:p>
          </table:table-cell>
          <table:table-cell table:formula="of:=[.G594]-[.$B594]" office:value-type="float" office:value="0.279000759124756" calcext:value-type="float">
            <text:p>0.279000759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5825.51122" calcext:value-type="float">
            <text:p>1443145825.51122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10590457916" calcext:value-type="float">
            <text:p>65.5110590458</text:p>
          </table:table-cell>
          <table:table-cell table:formula="of:=[.C595]/([.D595]-[.D594])" office:value-type="float" office:value="104640.20512939" calcext:value-type="float">
            <text:p>104640.20512939</text:p>
          </table:table-cell>
          <table:table-cell/>
          <table:table-cell office:value-type="float" office:value="1443145825.79013" calcext:value-type="float">
            <text:p>1443145825.79013</text:p>
          </table:table-cell>
          <table:table-cell table:formula="of:=[.G595]-[.$B$2]" office:value-type="float" office:value="65.7899596691132" calcext:value-type="float">
            <text:p>65.7899596691</text:p>
          </table:table-cell>
          <table:table-cell table:formula="of:=[.C595]/([.H595]-[.H594])" office:value-type="float" office:value="104894.628775204" calcext:value-type="float">
            <text:p>104894.628775204</text:p>
          </table:table-cell>
          <table:table-cell table:formula="of:=[.G595]-[.$B595]" office:value-type="float" office:value="0.278900623321533" calcext:value-type="float">
            <text:p>0.2789006233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5825.5525" calcext:value-type="float">
            <text:p>1443145825.5525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23335933685" calcext:value-type="float">
            <text:p>65.5523335934</text:p>
          </table:table-cell>
          <table:table-cell table:formula="of:=[.C596]/([.D596]-[.D595])" office:value-type="float" office:value="104664.987349669" calcext:value-type="float">
            <text:p>104664.987349669</text:p>
          </table:table-cell>
          <table:table-cell/>
          <table:table-cell office:value-type="float" office:value="1443145825.83153" calcext:value-type="float">
            <text:p>1443145825.83153</text:p>
          </table:table-cell>
          <table:table-cell table:formula="of:=[.G596]-[.$B$2]" office:value-type="float" office:value="65.8313655853272" calcext:value-type="float">
            <text:p>65.8313655853</text:p>
          </table:table-cell>
          <table:table-cell table:formula="of:=[.C596]/([.H596]-[.H595])" office:value-type="float" office:value="104332.916525114" calcext:value-type="float">
            <text:p>104332.916525114</text:p>
          </table:table-cell>
          <table:table-cell table:formula="of:=[.G596]-[.$B596]" office:value-type="float" office:value="0.279031991958618" calcext:value-type="float">
            <text:p>0.27903199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5825.5938" calcext:value-type="float">
            <text:p>1443145825.5938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36303138733" calcext:value-type="float">
            <text:p>65.5936303139</text:p>
          </table:table-cell>
          <table:table-cell table:formula="of:=[.C597]/([.D597]-[.D596])" office:value-type="float" office:value="104608.790896652" calcext:value-type="float">
            <text:p>104608.790896652</text:p>
          </table:table-cell>
          <table:table-cell/>
          <table:table-cell office:value-type="float" office:value="1443145825.87269" calcext:value-type="float">
            <text:p>1443145825.87269</text:p>
          </table:table-cell>
          <table:table-cell table:formula="of:=[.G597]-[.$B$2]" office:value-type="float" office:value="65.8725275993347" calcext:value-type="float">
            <text:p>65.8725275993</text:p>
          </table:table-cell>
          <table:table-cell table:formula="of:=[.C597]/([.H597]-[.H596])" office:value-type="float" office:value="104951.132838293" calcext:value-type="float">
            <text:p>104951.132838293</text:p>
          </table:table-cell>
          <table:table-cell table:formula="of:=[.G597]-[.$B597]" office:value-type="float" office:value="0.278897285461426" calcext:value-type="float">
            <text:p>0.278897285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5825.63509" calcext:value-type="float">
            <text:p>1443145825.63509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49241733551" calcext:value-type="float">
            <text:p>65.6349241734</text:p>
          </table:table-cell>
          <table:table-cell table:formula="of:=[.C598]/([.D598]-[.D597])" office:value-type="float" office:value="104616.038660731" calcext:value-type="float">
            <text:p>104616.038660731</text:p>
          </table:table-cell>
          <table:table-cell/>
          <table:table-cell office:value-type="float" office:value="1443145825.91408" calcext:value-type="float">
            <text:p>1443145825.91408</text:p>
          </table:table-cell>
          <table:table-cell table:formula="of:=[.G598]-[.$B$2]" office:value-type="float" office:value="65.913910150528" calcext:value-type="float">
            <text:p>65.9139101505</text:p>
          </table:table-cell>
          <table:table-cell table:formula="of:=[.C598]/([.H598]-[.H597])" office:value-type="float" office:value="104391.823979812" calcext:value-type="float">
            <text:p>104391.823979812</text:p>
          </table:table-cell>
          <table:table-cell table:formula="of:=[.G598]-[.$B598]" office:value-type="float" office:value="0.278985977172852" calcext:value-type="float">
            <text:p>0.2789859772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5825.67637" calcext:value-type="float">
            <text:p>1443145825.67637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62075424194" calcext:value-type="float">
            <text:p>65.6762075424</text:p>
          </table:table-cell>
          <table:table-cell table:formula="of:=[.C599]/([.D599]-[.D598])" office:value-type="float" office:value="104642.622390344" calcext:value-type="float">
            <text:p>104642.622390344</text:p>
          </table:table-cell>
          <table:table-cell/>
          <table:table-cell office:value-type="float" office:value="1443145825.95533" calcext:value-type="float">
            <text:p>1443145825.95533</text:p>
          </table:table-cell>
          <table:table-cell table:formula="of:=[.G599]-[.$B$2]" office:value-type="float" office:value="65.9551603794098" calcext:value-type="float">
            <text:p>65.9551603794</text:p>
          </table:table-cell>
          <table:table-cell table:formula="of:=[.C599]/([.H599]-[.H598])" office:value-type="float" office:value="104726.691635456" calcext:value-type="float">
            <text:p>104726.691635456</text:p>
          </table:table-cell>
          <table:table-cell table:formula="of:=[.G599]-[.$B599]" office:value-type="float" office:value="0.278952836990356" calcext:value-type="float">
            <text:p>0.27895283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5825.71764" calcext:value-type="float">
            <text:p>1443145825.71764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74785137177" calcext:value-type="float">
            <text:p>65.7174785137</text:p>
          </table:table-cell>
          <table:table-cell table:formula="of:=[.C600]/([.D600]-[.D599])" office:value-type="float" office:value="104674.056948753" calcext:value-type="float">
            <text:p>104674.056948753</text:p>
          </table:table-cell>
          <table:table-cell/>
          <table:table-cell office:value-type="float" office:value="1443145825.99672" calcext:value-type="float">
            <text:p>1443145825.99672</text:p>
          </table:table-cell>
          <table:table-cell table:formula="of:=[.G600]-[.$B$2]" office:value-type="float" office:value="65.9965562820435" calcext:value-type="float">
            <text:p>65.996556282</text:p>
          </table:table-cell>
          <table:table-cell table:formula="of:=[.C600]/([.H600]-[.H599])" office:value-type="float" office:value="104358.154434506" calcext:value-type="float">
            <text:p>104358.154434506</text:p>
          </table:table-cell>
          <table:table-cell table:formula="of:=[.G600]-[.$B600]" office:value-type="float" office:value="0.279077768325806" calcext:value-type="float">
            <text:p>0.279077768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5825.75893" calcext:value-type="float">
            <text:p>1443145825.75893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87630748749" calcext:value-type="float">
            <text:p>65.7587630749</text:p>
          </table:table-cell>
          <table:table-cell table:formula="of:=[.C601]/([.D601]-[.D600])" office:value-type="float" office:value="104639.600831601" calcext:value-type="float">
            <text:p>104639.600831601</text:p>
          </table:table-cell>
          <table:table-cell/>
          <table:table-cell office:value-type="float" office:value="1443145826.00913" calcext:value-type="float">
            <text:p>1443145826.00913</text:p>
          </table:table-cell>
          <table:table-cell table:formula="of:=[.G601]-[.$B$2]" office:value-type="float" office:value="66.0089688301086" calcext:value-type="float">
            <text:p>66.0089688301</text:p>
          </table:table-cell>
          <table:table-cell table:formula="of:=[.C601]/([.H601]-[.H600])" office:value-type="float" office:value="348034.906073528" calcext:value-type="float">
            <text:p>348034.906073528</text:p>
          </table:table-cell>
          <table:table-cell table:formula="of:=[.G601]-[.$B601]" office:value-type="float" office:value="0.250205755233765" calcext:value-type="float">
            <text:p>0.250205755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5825.80022" calcext:value-type="float">
            <text:p>1443145825.80022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00535964966" calcext:value-type="float">
            <text:p>65.8000535965</text:p>
          </table:table-cell>
          <table:table-cell table:formula="of:=[.C602]/([.D602]-[.D601])" office:value-type="float" office:value="104624.495654935" calcext:value-type="float">
            <text:p>104624.495654935</text:p>
          </table:table-cell>
          <table:table-cell/>
          <table:table-cell office:value-type="float" office:value="1443145826.03794" calcext:value-type="float">
            <text:p>1443145826.03794</text:p>
          </table:table-cell>
          <table:table-cell table:formula="of:=[.G602]-[.$B$2]" office:value-type="float" office:value="66.0377762317657" calcext:value-type="float">
            <text:p>66.0377762318</text:p>
          </table:table-cell>
          <table:table-cell table:formula="of:=[.C602]/([.H602]-[.H601])" office:value-type="float" office:value="149961.459607538" calcext:value-type="float">
            <text:p>149961.459607538</text:p>
          </table:table-cell>
          <table:table-cell table:formula="of:=[.G602]-[.$B602]" office:value-type="float" office:value="0.237722635269165" calcext:value-type="float">
            <text:p>0.237722635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5825.84151" calcext:value-type="float">
            <text:p>1443145825.84151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13460254669" calcext:value-type="float">
            <text:p>65.8413460255</text:p>
          </table:table-cell>
          <table:table-cell table:formula="of:=[.C603]/([.D603]-[.D602])" office:value-type="float" office:value="104619.662919402" calcext:value-type="float">
            <text:p>104619.662919402</text:p>
          </table:table-cell>
          <table:table-cell/>
          <table:table-cell office:value-type="float" office:value="1443145826.07928" calcext:value-type="float">
            <text:p>1443145826.07928</text:p>
          </table:table-cell>
          <table:table-cell table:formula="of:=[.G603]-[.$B$2]" office:value-type="float" office:value="66.0791184902191" calcext:value-type="float">
            <text:p>66.0791184902</text:p>
          </table:table-cell>
          <table:table-cell table:formula="of:=[.C603]/([.H603]-[.H602])" office:value-type="float" office:value="104493.565702818" calcext:value-type="float">
            <text:p>104493.565702818</text:p>
          </table:table-cell>
          <table:table-cell table:formula="of:=[.G603]-[.$B603]" office:value-type="float" office:value="0.237772464752197" calcext:value-type="float">
            <text:p>0.237772464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5825.88281" calcext:value-type="float">
            <text:p>1443145825.88281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26427459717" calcext:value-type="float">
            <text:p>65.882642746</text:p>
          </table:table-cell>
          <table:table-cell table:formula="of:=[.C604]/([.D604]-[.D603])" office:value-type="float" office:value="104608.790896652" calcext:value-type="float">
            <text:p>104608.790896652</text:p>
          </table:table-cell>
          <table:table-cell/>
          <table:table-cell office:value-type="float" office:value="1443145826.09142" calcext:value-type="float">
            <text:p>1443145826.09142</text:p>
          </table:table-cell>
          <table:table-cell table:formula="of:=[.G604]-[.$B$2]" office:value-type="float" office:value="66.0912580490112" calcext:value-type="float">
            <text:p>66.091258049</text:p>
          </table:table-cell>
          <table:table-cell table:formula="of:=[.C604]/([.H604]-[.H603])" office:value-type="float" office:value="355861.368108883" calcext:value-type="float">
            <text:p>355861.368108883</text:p>
          </table:table-cell>
          <table:table-cell table:formula="of:=[.G604]-[.$B604]" office:value-type="float" office:value="0.208615303039551" calcext:value-type="float">
            <text:p>0.20861530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5825.92409" calcext:value-type="float">
            <text:p>1443145825.92409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39268302918" calcext:value-type="float">
            <text:p>65.9239268303</text:p>
          </table:table-cell>
          <table:table-cell table:formula="of:=[.C605]/([.D605]-[.D604])" office:value-type="float" office:value="104640.809434158" calcext:value-type="float">
            <text:p>104640.809434158</text:p>
          </table:table-cell>
          <table:table-cell/>
          <table:table-cell office:value-type="float" office:value="1443145826.16178" calcext:value-type="float">
            <text:p>1443145826.16178</text:p>
          </table:table-cell>
          <table:table-cell table:formula="of:=[.G605]-[.$B$2]" office:value-type="float" office:value="66.1616127490997" calcext:value-type="float">
            <text:p>66.1616127491</text:p>
          </table:table-cell>
          <table:table-cell table:formula="of:=[.C605]/([.H605]-[.H604])" office:value-type="float" office:value="61403.147118327" calcext:value-type="float">
            <text:p>61403.147118327</text:p>
          </table:table-cell>
          <table:table-cell table:formula="of:=[.G605]-[.$B605]" office:value-type="float" office:value="0.237685918807983" calcext:value-type="float">
            <text:p>0.2376859188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5825.96538" calcext:value-type="float">
            <text:p>1443145825.96538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52171134949" calcext:value-type="float">
            <text:p>65.9652171135</text:p>
          </table:table-cell>
          <table:table-cell table:formula="of:=[.C606]/([.D606]-[.D605])" office:value-type="float" office:value="104625.099778271" calcext:value-type="float">
            <text:p>104625.099778271</text:p>
          </table:table-cell>
          <table:table-cell/>
          <table:table-cell office:value-type="float" office:value="1443145826.20274" calcext:value-type="float">
            <text:p>1443145826.20274</text:p>
          </table:table-cell>
          <table:table-cell table:formula="of:=[.G606]-[.$B$2]" office:value-type="float" office:value="66.202574968338" calcext:value-type="float">
            <text:p>66.2025749683</text:p>
          </table:table-cell>
          <table:table-cell table:formula="of:=[.C606]/([.H606]-[.H605])" office:value-type="float" office:value="105463.035947104" calcext:value-type="float">
            <text:p>105463.035947104</text:p>
          </table:table-cell>
          <table:table-cell table:formula="of:=[.G606]-[.$B606]" office:value-type="float" office:value="0.23735785484314" calcext:value-type="float">
            <text:p>0.237357854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5826.00633" calcext:value-type="float">
            <text:p>1443145826.00633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61678886414" calcext:value-type="float">
            <text:p>66.0061678886</text:p>
          </table:table-cell>
          <table:table-cell table:formula="of:=[.C607]/([.D607]-[.D606])" office:value-type="float" office:value="105492.508616674" calcext:value-type="float">
            <text:p>105492.508616674</text:p>
          </table:table-cell>
          <table:table-cell/>
          <table:table-cell office:value-type="float" office:value="1443145826.24218" calcext:value-type="float">
            <text:p>1443145826.24218</text:p>
          </table:table-cell>
          <table:table-cell table:formula="of:=[.G607]-[.$B$2]" office:value-type="float" office:value="66.2420146465302" calcext:value-type="float">
            <text:p>66.2420146465</text:p>
          </table:table-cell>
          <table:table-cell table:formula="of:=[.C607]/([.H607]-[.H606])" office:value-type="float" office:value="109534.362297639" calcext:value-type="float">
            <text:p>109534.362297639</text:p>
          </table:table-cell>
          <table:table-cell table:formula="of:=[.G607]-[.$B607]" office:value-type="float" office:value="0.235846757888794" calcext:value-type="float">
            <text:p>0.235846757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5826.04576" calcext:value-type="float">
            <text:p>1443145826.04576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55901622772" calcext:value-type="float">
            <text:p>66.0455901623</text:p>
          </table:table-cell>
          <table:table-cell table:formula="of:=[.C608]/([.D608]-[.D607])" office:value-type="float" office:value="109582.720669614" calcext:value-type="float">
            <text:p>109582.720669614</text:p>
          </table:table-cell>
          <table:table-cell/>
          <table:table-cell office:value-type="float" office:value="1443145826.28149" calcext:value-type="float">
            <text:p>1443145826.28149</text:p>
          </table:table-cell>
          <table:table-cell table:formula="of:=[.G608]-[.$B$2]" office:value-type="float" office:value="66.2813279628754" calcext:value-type="float">
            <text:p>66.2813279629</text:p>
          </table:table-cell>
          <table:table-cell table:formula="of:=[.C608]/([.H608]-[.H607])" office:value-type="float" office:value="109886.430390801" calcext:value-type="float">
            <text:p>109886.430390801</text:p>
          </table:table-cell>
          <table:table-cell table:formula="of:=[.G608]-[.$B608]" office:value-type="float" office:value="0.235737800598145" calcext:value-type="float">
            <text:p>0.2357378006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5826.08516" calcext:value-type="float">
            <text:p>1443145826.08516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49988460541" calcext:value-type="float">
            <text:p>66.0849988461</text:p>
          </table:table-cell>
          <table:table-cell table:formula="of:=[.C609]/([.D609]-[.D608])" office:value-type="float" office:value="109620.50964354" calcext:value-type="float">
            <text:p>109620.50964354</text:p>
          </table:table-cell>
          <table:table-cell/>
          <table:table-cell office:value-type="float" office:value="1443145826.32096" calcext:value-type="float">
            <text:p>1443145826.32096</text:p>
          </table:table-cell>
          <table:table-cell table:formula="of:=[.G609]-[.$B$2]" office:value-type="float" office:value="66.3207981586456" calcext:value-type="float">
            <text:p>66.3207981586</text:p>
          </table:table-cell>
          <table:table-cell table:formula="of:=[.C609]/([.H609]-[.H608])" office:value-type="float" office:value="109449.672485654" calcext:value-type="float">
            <text:p>109449.672485654</text:p>
          </table:table-cell>
          <table:table-cell table:formula="of:=[.G609]-[.$B609]" office:value-type="float" office:value="0.235799312591553" calcext:value-type="float">
            <text:p>0.235799312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5826.12458" calcext:value-type="float">
            <text:p>1443145826.12458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44144439697" calcext:value-type="float">
            <text:p>66.124414444</text:p>
          </table:table-cell>
          <table:table-cell table:formula="of:=[.C610]/([.D610]-[.D609])" office:value-type="float" office:value="109601.280418096" calcext:value-type="float">
            <text:p>109601.280418096</text:p>
          </table:table-cell>
          <table:table-cell/>
          <table:table-cell office:value-type="float" office:value="1443145826.36027" calcext:value-type="float">
            <text:p>1443145826.36027</text:p>
          </table:table-cell>
          <table:table-cell table:formula="of:=[.G610]-[.$B$2]" office:value-type="float" office:value="66.3601007461548" calcext:value-type="float">
            <text:p>66.3601007462</text:p>
          </table:table-cell>
          <table:table-cell table:formula="of:=[.C610]/([.H610]-[.H609])" office:value-type="float" office:value="109916.427232525" calcext:value-type="float">
            <text:p>109916.427232525</text:p>
          </table:table-cell>
          <table:table-cell table:formula="of:=[.G610]-[.$B610]" office:value-type="float" office:value="0.235686302185059" calcext:value-type="float">
            <text:p>0.235686302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5826.164" calcext:value-type="float">
            <text:p>1443145826.164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38295650482" calcext:value-type="float">
            <text:p>66.163829565</text:p>
          </table:table-cell>
          <table:table-cell table:formula="of:=[.C611]/([.D611]-[.D610])" office:value-type="float" office:value="109602.606354986" calcext:value-type="float">
            <text:p>109602.606354986</text:p>
          </table:table-cell>
          <table:table-cell/>
          <table:table-cell office:value-type="float" office:value="1443145826.39978" calcext:value-type="float">
            <text:p>1443145826.39978</text:p>
          </table:table-cell>
          <table:table-cell table:formula="of:=[.G611]-[.$B$2]" office:value-type="float" office:value="66.3996160030365" calcext:value-type="float">
            <text:p>66.399616003</text:p>
          </table:table-cell>
          <table:table-cell table:formula="of:=[.C611]/([.H611]-[.H610])" office:value-type="float" office:value="109324.861861119" calcext:value-type="float">
            <text:p>109324.861861119</text:p>
          </table:table-cell>
          <table:table-cell table:formula="of:=[.G611]-[.$B611]" office:value-type="float" office:value="0.235786437988281" calcext:value-type="float">
            <text:p>0.23578643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5826.2034" calcext:value-type="float">
            <text:p>1443145826.2034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32332420349" calcext:value-type="float">
            <text:p>66.203233242</text:p>
          </table:table-cell>
          <table:table-cell table:formula="of:=[.C612]/([.D612]-[.D611])" office:value-type="float" office:value="109634.438467729" calcext:value-type="float">
            <text:p>109634.438467729</text:p>
          </table:table-cell>
          <table:table-cell/>
          <table:table-cell office:value-type="float" office:value="1443145826.43925" calcext:value-type="float">
            <text:p>1443145826.43925</text:p>
          </table:table-cell>
          <table:table-cell table:formula="of:=[.G612]-[.$B$2]" office:value-type="float" office:value="66.4390888214111" calcext:value-type="float">
            <text:p>66.4390888214</text:p>
          </table:table-cell>
          <table:table-cell table:formula="of:=[.C612]/([.H612]-[.H611])" office:value-type="float" office:value="109442.400565351" calcext:value-type="float">
            <text:p>109442.400565351</text:p>
          </table:table-cell>
          <table:table-cell table:formula="of:=[.G612]-[.$B612]" office:value-type="float" office:value="0.235855579376221" calcext:value-type="float">
            <text:p>0.235855579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5826.24282" calcext:value-type="float">
            <text:p>1443145826.24282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26497936249" calcext:value-type="float">
            <text:p>66.2426497936</text:p>
          </table:table-cell>
          <table:table-cell table:formula="of:=[.C613]/([.D613]-[.D612])" office:value-type="float" office:value="109598.628640556" calcext:value-type="float">
            <text:p>109598.628640556</text:p>
          </table:table-cell>
          <table:table-cell/>
          <table:table-cell office:value-type="float" office:value="1443145826.47863" calcext:value-type="float">
            <text:p>1443145826.47863</text:p>
          </table:table-cell>
          <table:table-cell table:formula="of:=[.G613]-[.$B$2]" office:value-type="float" office:value="66.4784677028656" calcext:value-type="float">
            <text:p>66.4784677029</text:p>
          </table:table-cell>
          <table:table-cell table:formula="of:=[.C613]/([.H613]-[.H612])" office:value-type="float" office:value="109703.471516707" calcext:value-type="float">
            <text:p>109703.471516707</text:p>
          </table:table-cell>
          <table:table-cell table:formula="of:=[.G613]-[.$B613]" office:value-type="float" office:value="0.235817909240723" calcext:value-type="float">
            <text:p>0.235817909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5826.28222" calcext:value-type="float">
            <text:p>1443145826.28222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20494174957" calcext:value-type="float">
            <text:p>66.2820494175</text:p>
          </table:table-cell>
          <table:table-cell table:formula="of:=[.C614]/([.D614]-[.D613])" office:value-type="float" office:value="109645.716775388" calcext:value-type="float">
            <text:p>109645.716775388</text:p>
          </table:table-cell>
          <table:table-cell/>
          <table:table-cell office:value-type="float" office:value="1443145826.51825" calcext:value-type="float">
            <text:p>1443145826.51825</text:p>
          </table:table-cell>
          <table:table-cell table:formula="of:=[.G614]-[.$B$2]" office:value-type="float" office:value="66.5180819034576" calcext:value-type="float">
            <text:p>66.5180819035</text:p>
          </table:table-cell>
          <table:table-cell table:formula="of:=[.C614]/([.H614]-[.H613])" office:value-type="float" office:value="109051.803026108" calcext:value-type="float">
            <text:p>109051.803026108</text:p>
          </table:table-cell>
          <table:table-cell table:formula="of:=[.G614]-[.$B614]" office:value-type="float" office:value="0.236032485961914" calcext:value-type="float">
            <text:p>0.23603248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5826.32163" calcext:value-type="float">
            <text:p>1443145826.32163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14664459229" calcext:value-type="float">
            <text:p>66.3214664459</text:p>
          </table:table-cell>
          <table:table-cell table:formula="of:=[.C615]/([.D615]-[.D614])" office:value-type="float" office:value="109597.302799906" calcext:value-type="float">
            <text:p>109597.302799906</text:p>
          </table:table-cell>
          <table:table-cell/>
          <table:table-cell office:value-type="float" office:value="1443145826.53038" calcext:value-type="float">
            <text:p>1443145826.53038</text:p>
          </table:table-cell>
          <table:table-cell table:formula="of:=[.G615]-[.$B$2]" office:value-type="float" office:value="66.5302159786224" calcext:value-type="float">
            <text:p>66.5302159786</text:p>
          </table:table-cell>
          <table:table-cell table:formula="of:=[.C615]/([.H615]-[.H614])" office:value-type="float" office:value="356022.188863127" calcext:value-type="float">
            <text:p>356022.188863127</text:p>
          </table:table-cell>
          <table:table-cell table:formula="of:=[.G615]-[.$B615]" office:value-type="float" office:value="0.208749532699585" calcext:value-type="float">
            <text:p>0.208749532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5826.36105" calcext:value-type="float">
            <text:p>1443145826.36105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08860969543" calcext:value-type="float">
            <text:p>66.360886097</text:p>
          </table:table-cell>
          <table:table-cell table:formula="of:=[.C616]/([.D616]-[.D615])" office:value-type="float" office:value="109590.011249682" calcext:value-type="float">
            <text:p>109590.011249682</text:p>
          </table:table-cell>
          <table:table-cell/>
          <table:table-cell office:value-type="float" office:value="1443145826.59694" calcext:value-type="float">
            <text:p>1443145826.59694</text:p>
          </table:table-cell>
          <table:table-cell table:formula="of:=[.G616]-[.$B$2]" office:value-type="float" office:value="66.5967707633972" calcext:value-type="float">
            <text:p>66.5967707634</text:p>
          </table:table-cell>
          <table:table-cell table:formula="of:=[.C616]/([.H616]-[.H615])" office:value-type="float" office:value="64908.9320117069" calcext:value-type="float">
            <text:p>64908.9320117069</text:p>
          </table:table-cell>
          <table:table-cell table:formula="of:=[.G616]-[.$B616]" office:value-type="float" office:value="0.235884666442871" calcext:value-type="float">
            <text:p>0.235884666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5826.40046" calcext:value-type="float">
            <text:p>1443145826.40046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02964496613" calcext:value-type="float">
            <text:p>66.4002964497</text:p>
          </table:table-cell>
          <table:table-cell table:formula="of:=[.C617]/([.D617]-[.D616])" office:value-type="float" office:value="109615.867488612" calcext:value-type="float">
            <text:p>109615.867488612</text:p>
          </table:table-cell>
          <table:table-cell/>
          <table:table-cell office:value-type="float" office:value="1443145826.63636" calcext:value-type="float">
            <text:p>1443145826.63636</text:p>
          </table:table-cell>
          <table:table-cell table:formula="of:=[.G617]-[.$B$2]" office:value-type="float" office:value="66.636191368103" calcext:value-type="float">
            <text:p>66.6361913681</text:p>
          </table:table-cell>
          <table:table-cell table:formula="of:=[.C617]/([.H617]-[.H616])" office:value-type="float" office:value="109587.360017418" calcext:value-type="float">
            <text:p>109587.360017418</text:p>
          </table:table-cell>
          <table:table-cell table:formula="of:=[.G617]-[.$B617]" office:value-type="float" office:value="0.235894918441772" calcext:value-type="float">
            <text:p>0.235894918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5826.43988" calcext:value-type="float">
            <text:p>1443145826.43988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397106170654" calcext:value-type="float">
            <text:p>66.4397106171</text:p>
          </table:table-cell>
          <table:table-cell table:formula="of:=[.C618]/([.D618]-[.D617])" office:value-type="float" office:value="109605.258325016" calcext:value-type="float">
            <text:p>109605.258325016</text:p>
          </table:table-cell>
          <table:table-cell/>
          <table:table-cell office:value-type="float" office:value="1443145826.67576" calcext:value-type="float">
            <text:p>1443145826.67576</text:p>
          </table:table-cell>
          <table:table-cell table:formula="of:=[.G618]-[.$B$2]" office:value-type="float" office:value="66.6755890846252" calcext:value-type="float">
            <text:p>66.6755890846</text:p>
          </table:table-cell>
          <table:table-cell table:formula="of:=[.C618]/([.H618]-[.H617])" office:value-type="float" office:value="109651.025017247" calcext:value-type="float">
            <text:p>109651.025017247</text:p>
          </table:table-cell>
          <table:table-cell table:formula="of:=[.G618]-[.$B618]" office:value-type="float" office:value="0.235878467559814" calcext:value-type="float">
            <text:p>0.235878467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5826.47929" calcext:value-type="float">
            <text:p>1443145826.47929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791231155396" calcext:value-type="float">
            <text:p>66.4791231155</text:p>
          </table:table-cell>
          <table:table-cell table:formula="of:=[.C619]/([.D619]-[.D618])" office:value-type="float" office:value="109609.899581387" calcext:value-type="float">
            <text:p>109609.899581387</text:p>
          </table:table-cell>
          <table:table-cell/>
          <table:table-cell office:value-type="float" office:value="1443145826.71517" calcext:value-type="float">
            <text:p>1443145826.71517</text:p>
          </table:table-cell>
          <table:table-cell table:formula="of:=[.G619]-[.$B$2]" office:value-type="float" office:value="66.7149999141693" calcext:value-type="float">
            <text:p>66.7149999142</text:p>
          </table:table-cell>
          <table:table-cell table:formula="of:=[.C619]/([.H619]-[.H618])" office:value-type="float" office:value="109614.541230846" calcext:value-type="float">
            <text:p>109614.541230846</text:p>
          </table:table-cell>
          <table:table-cell table:formula="of:=[.G619]-[.$B619]" office:value-type="float" office:value="0.235876798629761" calcext:value-type="float">
            <text:p>0.235876798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5826.5187" calcext:value-type="float">
            <text:p>1443145826.5187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85329914093" calcext:value-type="float">
            <text:p>66.5185329914</text:p>
          </table:table-cell>
          <table:table-cell table:formula="of:=[.C620]/([.D620]-[.D619])" office:value-type="float" office:value="109617.193778471" calcext:value-type="float">
            <text:p>109617.193778471</text:p>
          </table:table-cell>
          <table:table-cell/>
          <table:table-cell office:value-type="float" office:value="1443145826.75456" calcext:value-type="float">
            <text:p>1443145826.75456</text:p>
          </table:table-cell>
          <table:table-cell table:formula="of:=[.G620]-[.$B$2]" office:value-type="float" office:value="66.7543933391571" calcext:value-type="float">
            <text:p>66.7543933392</text:p>
          </table:table-cell>
          <table:table-cell table:formula="of:=[.C620]/([.H620]-[.H619])" office:value-type="float" office:value="109662.970440845" calcext:value-type="float">
            <text:p>109662.970440845</text:p>
          </table:table-cell>
          <table:table-cell table:formula="of:=[.G620]-[.$B620]" office:value-type="float" office:value="0.235860347747803" calcext:value-type="float">
            <text:p>0.235860347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5826.55808" calcext:value-type="float">
            <text:p>1443145826.55808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79183101654" calcext:value-type="float">
            <text:p>66.5579183102</text:p>
          </table:table-cell>
          <table:table-cell table:formula="of:=[.C621]/([.D621]-[.D620])" office:value-type="float" office:value="109685.541121348" calcext:value-type="float">
            <text:p>109685.541121348</text:p>
          </table:table-cell>
          <table:table-cell/>
          <table:table-cell office:value-type="float" office:value="1443145826.79402" calcext:value-type="float">
            <text:p>1443145826.79402</text:p>
          </table:table-cell>
          <table:table-cell table:formula="of:=[.G621]-[.$B$2]" office:value-type="float" office:value="66.7938511371613" calcext:value-type="float">
            <text:p>66.7938511372</text:p>
          </table:table-cell>
          <table:table-cell table:formula="of:=[.C621]/([.H621]-[.H620])" office:value-type="float" office:value="109484.061922198" calcext:value-type="float">
            <text:p>109484.061922198</text:p>
          </table:table-cell>
          <table:table-cell table:formula="of:=[.G621]-[.$B621]" office:value-type="float" office:value="0.23593282699585" calcext:value-type="float">
            <text:p>0.23593282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5826.59749" calcext:value-type="float">
            <text:p>1443145826.59749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73284244537" calcext:value-type="float">
            <text:p>66.5973284245</text:p>
          </table:table-cell>
          <table:table-cell table:formula="of:=[.C622]/([.D622]-[.D621])" office:value-type="float" office:value="109616.53062953" calcext:value-type="float">
            <text:p>109616.53062953</text:p>
          </table:table-cell>
          <table:table-cell/>
          <table:table-cell office:value-type="float" office:value="1443145826.83331" calcext:value-type="float">
            <text:p>1443145826.83331</text:p>
          </table:table-cell>
          <table:table-cell table:formula="of:=[.G622]-[.$B$2]" office:value-type="float" office:value="66.8331477642059" calcext:value-type="float">
            <text:p>66.8331477642</text:p>
          </table:table-cell>
          <table:table-cell table:formula="of:=[.C622]/([.H622]-[.H621])" office:value-type="float" office:value="109933.099222191" calcext:value-type="float">
            <text:p>109933.099222191</text:p>
          </table:table-cell>
          <table:table-cell table:formula="of:=[.G622]-[.$B622]" office:value-type="float" office:value="0.235819339752197" calcext:value-type="float">
            <text:p>0.235819339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5826.63692" calcext:value-type="float">
            <text:p>1443145826.63692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67588043213" calcext:value-type="float">
            <text:p>66.6367588043</text:p>
          </table:table-cell>
          <table:table-cell table:formula="of:=[.C623]/([.D623]-[.D622])" office:value-type="float" office:value="109560.192280948" calcext:value-type="float">
            <text:p>109560.192280948</text:p>
          </table:table-cell>
          <table:table-cell/>
          <table:table-cell office:value-type="float" office:value="1443145826.87279" calcext:value-type="float">
            <text:p>1443145826.87279</text:p>
          </table:table-cell>
          <table:table-cell table:formula="of:=[.G623]-[.$B$2]" office:value-type="float" office:value="66.8726291656494" calcext:value-type="float">
            <text:p>66.8726291656</text:p>
          </table:table-cell>
          <table:table-cell table:formula="of:=[.C623]/([.H623]-[.H622])" office:value-type="float" office:value="109418.608308122" calcext:value-type="float">
            <text:p>109418.608308122</text:p>
          </table:table-cell>
          <table:table-cell table:formula="of:=[.G623]-[.$B623]" office:value-type="float" office:value="0.235870361328125" calcext:value-type="float">
            <text:p>0.23587036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5826.67635" calcext:value-type="float">
            <text:p>1443145826.67635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61882305145" calcext:value-type="float">
            <text:p>66.6761882305</text:p>
          </table:table-cell>
          <table:table-cell table:formula="of:=[.C624]/([.D624]-[.D623])" office:value-type="float" office:value="109562.842198828" calcext:value-type="float">
            <text:p>109562.842198828</text:p>
          </table:table-cell>
          <table:table-cell/>
          <table:table-cell office:value-type="float" office:value="1443145826.91228" calcext:value-type="float">
            <text:p>1443145826.91228</text:p>
          </table:table-cell>
          <table:table-cell table:formula="of:=[.G624]-[.$B$2]" office:value-type="float" office:value="66.912112236023" calcext:value-type="float">
            <text:p>66.912112236</text:p>
          </table:table-cell>
          <table:table-cell table:formula="of:=[.C624]/([.H624]-[.H623])" office:value-type="float" office:value="109413.98323712" calcext:value-type="float">
            <text:p>109413.98323712</text:p>
          </table:table-cell>
          <table:table-cell table:formula="of:=[.G624]-[.$B624]" office:value-type="float" office:value="0.235924005508423" calcext:value-type="float">
            <text:p>0.235924005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5826.71577" calcext:value-type="float">
            <text:p>1443145826.71577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56076431274" calcext:value-type="float">
            <text:p>66.7156076431</text:p>
          </table:table-cell>
          <table:table-cell table:formula="of:=[.C625]/([.D625]-[.D624])" office:value-type="float" office:value="109590.674077793" calcext:value-type="float">
            <text:p>109590.674077793</text:p>
          </table:table-cell>
          <table:table-cell/>
          <table:table-cell office:value-type="float" office:value="1443145826.95158" calcext:value-type="float">
            <text:p>1443145826.95158</text:p>
          </table:table-cell>
          <table:table-cell table:formula="of:=[.G625]-[.$B$2]" office:value-type="float" office:value="66.9514169692993" calcext:value-type="float">
            <text:p>66.9514169693</text:p>
          </table:table-cell>
          <table:table-cell table:formula="of:=[.C625]/([.H625]-[.H624])" office:value-type="float" office:value="109910.426554084" calcext:value-type="float">
            <text:p>109910.426554084</text:p>
          </table:table-cell>
          <table:table-cell table:formula="of:=[.G625]-[.$B625]" office:value-type="float" office:value="0.235809326171875" calcext:value-type="float">
            <text:p>0.235809326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5826.75519" calcext:value-type="float">
            <text:p>1443145826.75519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50213336945" calcext:value-type="float">
            <text:p>66.7550213337</text:p>
          </table:table-cell>
          <table:table-cell table:formula="of:=[.C626]/([.D626]-[.D625])" office:value-type="float" office:value="109606.584358157" calcext:value-type="float">
            <text:p>109606.584358157</text:p>
          </table:table-cell>
          <table:table-cell/>
          <table:table-cell office:value-type="float" office:value="1443145826.99098" calcext:value-type="float">
            <text:p>1443145826.99098</text:p>
          </table:table-cell>
          <table:table-cell table:formula="of:=[.G626]-[.$B$2]" office:value-type="float" office:value="66.9908125400543" calcext:value-type="float">
            <text:p>66.9908125401</text:p>
          </table:table-cell>
          <table:table-cell table:formula="of:=[.C626]/([.H626]-[.H625])" office:value-type="float" office:value="109656.997403729" calcext:value-type="float">
            <text:p>109656.997403729</text:p>
          </table:table-cell>
          <table:table-cell table:formula="of:=[.G626]-[.$B626]" office:value-type="float" office:value="0.235791206359863" calcext:value-type="float">
            <text:p>0.2357912064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5826.79461" calcext:value-type="float">
            <text:p>1443145826.79461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44400310516" calcext:value-type="float">
            <text:p>66.7944400311</text:p>
          </table:table-cell>
          <table:table-cell table:formula="of:=[.C627]/([.D627]-[.D626])" office:value-type="float" office:value="109592.662610231" calcext:value-type="float">
            <text:p>109592.662610231</text:p>
          </table:table-cell>
          <table:table-cell/>
          <table:table-cell office:value-type="float" office:value="1443145830.00464" calcext:value-type="float">
            <text:p>1443145830.00464</text:p>
          </table:table-cell>
          <table:table-cell table:formula="of:=[.G627]-[.$B$2]" office:value-type="float" office:value="70.0044703483582" calcext:value-type="float">
            <text:p>70.0044703484</text:p>
          </table:table-cell>
          <table:table-cell table:formula="of:=[.C627]/([.H627]-[.H626])" office:value-type="float" office:value="1433.47396247068" calcext:value-type="float">
            <text:p>1433.4739624707</text:p>
          </table:table-cell>
          <table:table-cell table:formula="of:=[.G627]-[.$B627]" office:value-type="float" office:value="3.21003031730652" calcext:value-type="float">
            <text:p>3.210030317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5826.83403" calcext:value-type="float">
            <text:p>1443145826.83403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38613510132" calcext:value-type="float">
            <text:p>66.833861351</text:p>
          </table:table-cell>
          <table:table-cell table:formula="of:=[.C628]/([.D628]-[.D627])" office:value-type="float" office:value="109585.371677402" calcext:value-type="float">
            <text:p>109585.371677402</text:p>
          </table:table-cell>
          <table:table-cell/>
          <table:table-cell office:value-type="float" office:value="1443145830.02279" calcext:value-type="float">
            <text:p>1443145830.02279</text:p>
          </table:table-cell>
          <table:table-cell table:formula="of:=[.G628]-[.$B$2]" office:value-type="float" office:value="70.0226204395294" calcext:value-type="float">
            <text:p>70.0226204395</text:p>
          </table:table-cell>
          <table:table-cell table:formula="of:=[.C628]/([.H628]-[.H627])" office:value-type="float" office:value="238015.333324576" calcext:value-type="float">
            <text:p>238015.333324576</text:p>
          </table:table-cell>
          <table:table-cell table:formula="of:=[.G628]-[.$B628]" office:value-type="float" office:value="3.18875908851624" calcext:value-type="float">
            <text:p>3.188759088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5826.8735" calcext:value-type="float">
            <text:p>1443145826.8735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33298778534" calcext:value-type="float">
            <text:p>66.8733298779</text:p>
          </table:table-cell>
          <table:table-cell table:formula="of:=[.C629]/([.D629]-[.D628])" office:value-type="float" office:value="109454.300574473" calcext:value-type="float">
            <text:p>109454.300574473</text:p>
          </table:table-cell>
          <table:table-cell/>
          <table:table-cell office:value-type="float" office:value="1443145830.99066" calcext:value-type="float">
            <text:p>1443145830.99066</text:p>
          </table:table-cell>
          <table:table-cell table:formula="of:=[.G629]-[.$B$2]" office:value-type="float" office:value="70.9904911518097" calcext:value-type="float">
            <text:p>70.9904911518</text:p>
          </table:table-cell>
          <table:table-cell table:formula="of:=[.C629]/([.H629]-[.H628])" office:value-type="float" office:value="4463.40605742911" calcext:value-type="float">
            <text:p>4463.4060574291</text:p>
          </table:table-cell>
          <table:table-cell table:formula="of:=[.G629]-[.$B629]" office:value-type="float" office:value="4.1171612739563" calcext:value-type="float">
            <text:p>4.11716127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5826.91291" calcext:value-type="float">
            <text:p>1443145826.91291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27464294434" calcext:value-type="float">
            <text:p>66.9127464294</text:p>
          </table:table-cell>
          <table:table-cell table:formula="of:=[.C630]/([.D630]-[.D629])" office:value-type="float" office:value="109598.628640556" calcext:value-type="float">
            <text:p>109598.628640556</text:p>
          </table:table-cell>
          <table:table-cell/>
          <table:table-cell office:value-type="float" office:value="1443145831.00851" calcext:value-type="float">
            <text:p>1443145831.00851</text:p>
          </table:table-cell>
          <table:table-cell table:formula="of:=[.G630]-[.$B$2]" office:value-type="float" office:value="71.0083463191986" calcext:value-type="float">
            <text:p>71.0083463192</text:p>
          </table:table-cell>
          <table:table-cell table:formula="of:=[.C630]/([.H630]-[.H629])" office:value-type="float" office:value="241946.765656296" calcext:value-type="float">
            <text:p>241946.765656296</text:p>
          </table:table-cell>
          <table:table-cell table:formula="of:=[.G630]-[.$B630]" office:value-type="float" office:value="4.09559988975525" calcext:value-type="float">
            <text:p>4.0955998898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5826.95236" calcext:value-type="float">
            <text:p>1443145826.95236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21894454956" calcext:value-type="float">
            <text:p>66.9521894455</text:p>
          </table:table-cell>
          <table:table-cell table:formula="of:=[.C631]/([.D631]-[.D630])" office:value-type="float" office:value="109525.092966464" calcext:value-type="float">
            <text:p>109525.092966464</text:p>
          </table:table-cell>
          <table:table-cell/>
          <table:table-cell office:value-type="float" office:value="1443145831.02609" calcext:value-type="float">
            <text:p>1443145831.02609</text:p>
          </table:table-cell>
          <table:table-cell table:formula="of:=[.G631]-[.$B$2]" office:value-type="float" office:value="71.0259244441986" calcext:value-type="float">
            <text:p>71.0259244442</text:p>
          </table:table-cell>
          <table:table-cell table:formula="of:=[.C631]/([.H631]-[.H630])" office:value-type="float" office:value="245760" calcext:value-type="float">
            <text:p>245760</text:p>
          </table:table-cell>
          <table:table-cell table:formula="of:=[.G631]-[.$B631]" office:value-type="float" office:value="4.073734998703" calcext:value-type="float">
            <text:p>4.073734998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5826.99176" calcext:value-type="float">
            <text:p>1443145826.99176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15952682495" calcext:value-type="float">
            <text:p>66.9915952682</text:p>
          </table:table-cell>
          <table:table-cell table:formula="of:=[.C632]/([.D632]-[.D631])" office:value-type="float" office:value="109628.468538238" calcext:value-type="float">
            <text:p>109628.468538238</text:p>
          </table:table-cell>
          <table:table-cell/>
          <table:table-cell office:value-type="float" office:value="1443145831.04366" calcext:value-type="float">
            <text:p>1443145831.04366</text:p>
          </table:table-cell>
          <table:table-cell table:formula="of:=[.G632]-[.$B$2]" office:value-type="float" office:value="71.0434968471527" calcext:value-type="float">
            <text:p>71.0434968472</text:p>
          </table:table-cell>
          <table:table-cell table:formula="of:=[.C632]/([.H632]-[.H631])" office:value-type="float" office:value="245840.026050147" calcext:value-type="float">
            <text:p>245840.026050147</text:p>
          </table:table-cell>
          <table:table-cell table:formula="of:=[.G632]-[.$B632]" office:value-type="float" office:value="4.0519015789032" calcext:value-type="float">
            <text:p>4.051901578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5840.04283" calcext:value-type="float">
            <text:p>1443145840.04283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26690578461" calcext:value-type="float">
            <text:p>80.0426690578</text:p>
          </table:table-cell>
          <table:table-cell table:formula="of:=[.C633]/([.D633]-[.D632])" office:value-type="float" office:value="313.843907867953" calcext:value-type="float">
            <text:p>313.843907868</text:p>
          </table:table-cell>
          <table:table-cell/>
          <table:table-cell office:value-type="float" office:value="1443145840.24126" calcext:value-type="float">
            <text:p>1443145840.24126</text:p>
          </table:table-cell>
          <table:table-cell table:formula="of:=[.G633]-[.$B$2]" office:value-type="float" office:value="80.2410955429077" calcext:value-type="float">
            <text:p>80.2410955429</text:p>
          </table:table-cell>
          <table:table-cell table:formula="of:=[.C633]/([.H633]-[.H632])" office:value-type="float" office:value="445.333628427433" calcext:value-type="float">
            <text:p>445.3336284274</text:p>
          </table:table-cell>
          <table:table-cell table:formula="of:=[.G633]-[.$B633]" office:value-type="float" office:value="0.198426485061646" calcext:value-type="float">
            <text:p>0.19842648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52:31.073699151</dc:date>
    <meta:editing-duration>PT33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